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24" style:family="paragraph" style:parent-style-name="Text_20_body">
      <style:text-properties officeooo:rsid="004e5c22" officeooo:paragraph-rsid="004e5c22"/>
    </style:style>
    <style:style style:name="P25" style:family="paragraph" style:parent-style-name="Text_20_body">
      <style:text-properties officeooo:rsid="0053061b" officeooo:paragraph-rsid="0053061b"/>
    </style:style>
    <style:style style:name="P26" style:family="paragraph" style:parent-style-name="Text_20_body">
      <style:text-properties officeooo:rsid="0054b74f" officeooo:paragraph-rsid="0054b74f"/>
    </style:style>
    <style:style style:name="P27" style:family="paragraph" style:parent-style-name="Text_20_body">
      <style:text-properties officeooo:rsid="0055594a" officeooo:paragraph-rsid="0055594a"/>
    </style:style>
    <style:style style:name="P28" style:family="paragraph" style:parent-style-name="Text_20_body">
      <style:text-properties officeooo:rsid="0057c10d" officeooo:paragraph-rsid="0064698b"/>
    </style:style>
    <style:style style:name="P29" style:family="paragraph" style:parent-style-name="Text_20_body">
      <style:text-properties officeooo:rsid="00581c75" officeooo:paragraph-rsid="00581c75"/>
    </style:style>
    <style:style style:name="P30" style:family="paragraph" style:parent-style-name="Text_20_body">
      <style:text-properties officeooo:paragraph-rsid="0064698b"/>
    </style:style>
    <style:style style:name="P31" style:family="paragraph" style:parent-style-name="Text_20_body">
      <style:text-properties officeooo:rsid="00664b99" officeooo:paragraph-rsid="00664b99"/>
    </style:style>
    <style:style style:name="P32" style:family="paragraph" style:parent-style-name="Text_20_body">
      <style:text-properties officeooo:rsid="00687a50" officeooo:paragraph-rsid="00687a50"/>
    </style:style>
    <style:style style:name="P33" style:family="paragraph" style:parent-style-name="Text_20_body">
      <style:text-properties officeooo:rsid="006c48d6" officeooo:paragraph-rsid="006c48d6"/>
    </style:style>
    <style:style style:name="P34" style:family="paragraph" style:parent-style-name="Text_20_body">
      <style:text-properties officeooo:rsid="006e0453" officeooo:paragraph-rsid="006e0453"/>
    </style:style>
    <style:style style:name="P35" style:family="paragraph" style:parent-style-name="Text_20_body">
      <style:text-properties officeooo:rsid="0071b47b" officeooo:paragraph-rsid="0071b47b"/>
    </style:style>
    <style:style style:name="P36" style:family="paragraph" style:parent-style-name="Text_20_body">
      <style:text-properties officeooo:rsid="0071ed16" officeooo:paragraph-rsid="0071ed16"/>
    </style:style>
    <style:style style:name="P37" style:family="paragraph" style:parent-style-name="Text_20_body">
      <style:text-properties officeooo:rsid="007429df" officeooo:paragraph-rsid="007429df"/>
    </style:style>
    <style:style style:name="P38" style:family="paragraph" style:parent-style-name="Text_20_body">
      <style:text-properties officeooo:rsid="0075c65d" officeooo:paragraph-rsid="0075c65d"/>
    </style:style>
    <style:style style:name="P39" style:family="paragraph" style:parent-style-name="Code">
      <style:paragraph-properties fo:margin-left="0.4925in" fo:margin-right="0in" fo:text-indent="0in" style:auto-text-indent="false"/>
    </style:style>
    <style:style style:name="P40" style:family="paragraph" style:parent-style-name="Standard">
      <style:text-properties officeooo:rsid="00b6a314" officeooo:paragraph-rsid="00b79604"/>
    </style:style>
    <style:style style:name="P41" style:family="paragraph" style:parent-style-name="Standard">
      <style:text-properties officeooo:rsid="00b79604" officeooo:paragraph-rsid="00b79604"/>
    </style:style>
    <style:style style:name="P42" style:family="paragraph" style:parent-style-name="Text_20_body">
      <style:text-properties officeooo:rsid="0076bedd" officeooo:paragraph-rsid="0076bedd"/>
    </style:style>
    <style:style style:name="P43" style:family="paragraph" style:parent-style-name="Text_20_body">
      <style:text-properties officeooo:rsid="0076bfc0" officeooo:paragraph-rsid="0076bfc0"/>
    </style:style>
    <style:style style:name="P44" style:family="paragraph" style:parent-style-name="Text_20_body">
      <style:text-properties officeooo:rsid="007854db" officeooo:paragraph-rsid="007854db"/>
    </style:style>
    <style:style style:name="P45" style:family="paragraph" style:parent-style-name="Text_20_body">
      <style:text-properties officeooo:rsid="00794ce2" officeooo:paragraph-rsid="00794ce2"/>
    </style:style>
    <style:style style:name="P46" style:family="paragraph" style:parent-style-name="Text_20_body">
      <style:text-properties officeooo:rsid="00794ce2" officeooo:paragraph-rsid="007c31b0"/>
    </style:style>
    <style:style style:name="P47" style:family="paragraph" style:parent-style-name="Text_20_body">
      <style:text-properties officeooo:rsid="007cf792" officeooo:paragraph-rsid="007cf792"/>
    </style:style>
    <style:style style:name="P48" style:family="paragraph" style:parent-style-name="Text_20_body">
      <style:text-properties officeooo:rsid="007f1244" officeooo:paragraph-rsid="007f1244"/>
    </style:style>
    <style:style style:name="P49" style:family="paragraph" style:parent-style-name="Text_20_body">
      <style:text-properties officeooo:rsid="00804161" officeooo:paragraph-rsid="00804161"/>
    </style:style>
    <style:style style:name="P50" style:family="paragraph" style:parent-style-name="Text_20_body">
      <style:text-properties officeooo:rsid="00826a3d" officeooo:paragraph-rsid="00826a3d"/>
    </style:style>
    <style:style style:name="P51" style:family="paragraph" style:parent-style-name="Text_20_body">
      <style:text-properties officeooo:rsid="0082ccfe" officeooo:paragraph-rsid="0082ccfe"/>
    </style:style>
    <style:style style:name="P52" style:family="paragraph" style:parent-style-name="Text_20_body">
      <style:text-properties officeooo:rsid="008374c9" officeooo:paragraph-rsid="008374c9"/>
    </style:style>
    <style:style style:name="P53" style:family="paragraph" style:parent-style-name="Text_20_body">
      <style:text-properties officeooo:rsid="00886cd4" officeooo:paragraph-rsid="00886cd4"/>
    </style:style>
    <style:style style:name="P54" style:family="paragraph" style:parent-style-name="Text_20_body">
      <style:paragraph-properties fo:margin-left="0.4925in" fo:margin-right="0in" fo:text-indent="0in" style:auto-text-indent="false"/>
      <style:text-properties officeooo:rsid="009e15b0" officeooo:paragraph-rsid="009e15b0"/>
    </style:style>
    <style:style style:name="P55" style:family="paragraph" style:parent-style-name="Text_20_body">
      <style:text-properties officeooo:rsid="00a25f6f" officeooo:paragraph-rsid="00a25f6f"/>
    </style:style>
    <style:style style:name="P56" style:family="paragraph" style:parent-style-name="Text_20_body">
      <style:text-properties officeooo:rsid="00a4e3ae" officeooo:paragraph-rsid="00a4e3ae"/>
    </style:style>
    <style:style style:name="P57" style:family="paragraph" style:parent-style-name="Text_20_body">
      <style:text-properties officeooo:rsid="00a6c7eb" officeooo:paragraph-rsid="00a6c7eb"/>
    </style:style>
    <style:style style:name="P58" style:family="paragraph" style:parent-style-name="Text_20_body">
      <style:text-properties officeooo:rsid="00a8da3f" officeooo:paragraph-rsid="00a8da3f"/>
    </style:style>
    <style:style style:name="P59" style:family="paragraph" style:parent-style-name="Text_20_body">
      <style:text-properties officeooo:rsid="00ae2b41" officeooo:paragraph-rsid="00ae2b41"/>
    </style:style>
    <style:style style:name="P60" style:family="paragraph" style:parent-style-name="Standard">
      <style:text-properties officeooo:rsid="00b7c7d3" officeooo:paragraph-rsid="00b7c7d3"/>
    </style:style>
    <style:style style:name="P61" style:family="paragraph" style:parent-style-name="Standard">
      <style:text-properties officeooo:rsid="00b918fe" officeooo:paragraph-rsid="00b918fe"/>
    </style:style>
    <style:style style:name="P62" style:family="paragraph" style:parent-style-name="Standard">
      <style:text-properties officeooo:rsid="00bacac3" officeooo:paragraph-rsid="00bacac3"/>
    </style:style>
    <style:style style:name="P63" style:family="paragraph" style:parent-style-name="Code">
      <style:text-properties officeooo:rsid="00c4e0a1" officeooo:paragraph-rsid="00c4e0a1"/>
    </style:style>
    <style:style style:name="P64" style:family="paragraph" style:parent-style-name="Text_20_body">
      <style:text-properties officeooo:rsid="00bb188e" officeooo:paragraph-rsid="00bb188e"/>
    </style:style>
    <style:style style:name="P65" style:family="paragraph" style:parent-style-name="Text_20_body">
      <style:text-properties officeooo:rsid="00bcf8a3" officeooo:paragraph-rsid="00bcf8a3"/>
    </style:style>
    <style:style style:name="P66" style:family="paragraph" style:parent-style-name="Text_20_body">
      <style:text-properties officeooo:rsid="00bf7e37" officeooo:paragraph-rsid="00bf7e37"/>
    </style:style>
    <style:style style:name="P67" style:family="paragraph" style:parent-style-name="Text_20_body">
      <style:text-properties officeooo:rsid="00c0b5c1" officeooo:paragraph-rsid="00c0b5c1"/>
    </style:style>
    <style:style style:name="P68" style:family="paragraph" style:parent-style-name="Text_20_body">
      <style:text-properties officeooo:rsid="00c3d9a6" officeooo:paragraph-rsid="00c3d9a6"/>
    </style:style>
    <style:style style:name="P69" style:family="paragraph" style:parent-style-name="Text_20_body">
      <style:text-properties officeooo:rsid="00c41cae" officeooo:paragraph-rsid="00c41cae"/>
    </style:style>
    <style:style style:name="P70" style:family="paragraph" style:parent-style-name="Text_20_body">
      <style:text-properties officeooo:rsid="00c72285" officeooo:paragraph-rsid="00c72285"/>
    </style:style>
    <style:style style:name="P71" style:family="paragraph" style:parent-style-name="Text_20_body">
      <style:text-properties officeooo:rsid="00c7a4ba" officeooo:paragraph-rsid="00c7a4ba"/>
    </style:style>
    <style:style style:name="P72" style:family="paragraph" style:parent-style-name="Text_20_body">
      <style:text-properties officeooo:rsid="00cbff58" officeooo:paragraph-rsid="00ced02a"/>
    </style:style>
    <style:style style:name="P73" style:family="paragraph" style:parent-style-name="Text_20_body">
      <style:text-properties officeooo:rsid="00d263a6" officeooo:paragraph-rsid="00d263a6"/>
    </style:style>
    <style:style style:name="P74" style:family="paragraph" style:parent-style-name="Text_20_body">
      <style:text-properties officeooo:rsid="00d440ac" officeooo:paragraph-rsid="00d440ac"/>
    </style:style>
    <style:style style:name="P75" style:family="paragraph" style:parent-style-name="Text_20_body">
      <style:text-properties officeooo:rsid="00d82c07" officeooo:paragraph-rsid="00d82c07"/>
    </style:style>
    <style:style style:name="P76" style:family="paragraph" style:parent-style-name="Text_20_body">
      <style:text-properties officeooo:rsid="00ced02a" officeooo:paragraph-rsid="00ced02a"/>
    </style:style>
    <style:style style:name="P77" style:family="paragraph" style:parent-style-name="Text_20_body">
      <style:text-properties officeooo:rsid="00daaba4" officeooo:paragraph-rsid="00daaba4"/>
    </style:style>
    <style:style style:name="P78" style:family="paragraph" style:parent-style-name="Text_20_body">
      <style:text-properties officeooo:rsid="00e9a0d4" officeooo:paragraph-rsid="00e9a0d4"/>
    </style:style>
    <style:style style:name="P79" style:family="paragraph" style:parent-style-name="Text_20_body">
      <style:text-properties officeooo:rsid="00e9fdd0" officeooo:paragraph-rsid="00e9fdd0"/>
    </style:style>
    <style:style style:name="P80" style:family="paragraph" style:parent-style-name="Text_20_body">
      <style:text-properties officeooo:rsid="00eb9a30" officeooo:paragraph-rsid="00eb9a30"/>
    </style:style>
    <style:style style:name="P81" style:family="paragraph" style:parent-style-name="Text_20_body">
      <style:text-properties officeooo:rsid="01014d19" officeooo:paragraph-rsid="01014d19"/>
    </style:style>
    <style:style style:name="P82" style:family="paragraph" style:parent-style-name="Text_20_body">
      <style:text-properties officeooo:rsid="01022ab7" officeooo:paragraph-rsid="01022ab7"/>
    </style:style>
    <style:style style:name="P83" style:family="paragraph" style:parent-style-name="Text_20_body">
      <style:text-properties officeooo:rsid="01028def" officeooo:paragraph-rsid="01028def"/>
    </style:style>
    <style:style style:name="P84" style:family="paragraph" style:parent-style-name="Text_20_body">
      <style:text-properties officeooo:rsid="01046c35" officeooo:paragraph-rsid="01046c35"/>
    </style:style>
    <style:style style:name="P85" style:family="paragraph" style:parent-style-name="Text_20_body">
      <style:text-properties officeooo:rsid="01055972" officeooo:paragraph-rsid="01055972"/>
    </style:style>
    <style:style style:name="P86" style:family="paragraph" style:parent-style-name="Text_20_body">
      <style:text-properties officeooo:rsid="010df742" officeooo:paragraph-rsid="010df742"/>
    </style:style>
    <style:style style:name="P87" style:family="paragraph" style:parent-style-name="Text_20_body">
      <style:text-properties officeooo:rsid="010fd651" officeooo:paragraph-rsid="010fd651"/>
    </style:style>
    <style:style style:name="P88" style:family="paragraph" style:parent-style-name="Text_20_body">
      <style:text-properties officeooo:rsid="01102ab2" officeooo:paragraph-rsid="01102ab2"/>
    </style:style>
    <style:style style:name="P89" style:family="paragraph" style:parent-style-name="Text_20_body">
      <style:text-properties officeooo:rsid="01136f79" officeooo:paragraph-rsid="01136f79"/>
    </style:style>
    <style:style style:name="P90" style:family="paragraph" style:parent-style-name="Text_20_body">
      <style:text-properties officeooo:rsid="01148a24" officeooo:paragraph-rsid="01148a24"/>
    </style:style>
    <style:style style:name="P91" style:family="paragraph" style:parent-style-name="Text_20_body">
      <style:text-properties officeooo:rsid="01232e24" officeooo:paragraph-rsid="012506b7"/>
    </style:style>
    <style:style style:name="P92" style:family="paragraph" style:parent-style-name="Text_20_body">
      <style:text-properties officeooo:rsid="011b71e1" officeooo:paragraph-rsid="011b71e1"/>
    </style:style>
    <style:style style:name="P93" style:family="paragraph" style:parent-style-name="Text_20_body">
      <style:text-properties officeooo:rsid="01203bd3" officeooo:paragraph-rsid="01203bd3"/>
    </style:style>
    <style:style style:name="P94" style:family="paragraph" style:parent-style-name="Text_20_body">
      <style:text-properties officeooo:rsid="01267bc1" officeooo:paragraph-rsid="01267bc1"/>
    </style:style>
    <style:style style:name="P95" style:family="paragraph" style:parent-style-name="Text_20_body">
      <style:text-properties officeooo:rsid="012938be" officeooo:paragraph-rsid="012938be"/>
    </style:style>
    <style:style style:name="P96" style:family="paragraph" style:parent-style-name="Text_20_body">
      <style:text-properties officeooo:rsid="012c8bce" officeooo:paragraph-rsid="012c8bce"/>
    </style:style>
    <style:style style:name="P97" style:family="paragraph" style:parent-style-name="Text_20_body">
      <style:text-properties officeooo:rsid="012f931d" officeooo:paragraph-rsid="012f931d"/>
    </style:style>
    <style:style style:name="P98" style:family="paragraph" style:parent-style-name="Text_20_body">
      <style:text-properties officeooo:paragraph-rsid="0130c393"/>
    </style:style>
    <style:style style:name="P99" style:family="paragraph" style:parent-style-name="Text_20_body">
      <style:text-properties officeooo:paragraph-rsid="0137e563"/>
    </style:style>
    <style:style style:name="P100" style:family="paragraph" style:parent-style-name="Text_20_body">
      <style:text-properties officeooo:rsid="013cace8" officeooo:paragraph-rsid="013cace8"/>
    </style:style>
    <style:style style:name="P101" style:family="paragraph" style:parent-style-name="Text_20_body">
      <style:text-properties officeooo:rsid="013efed0" officeooo:paragraph-rsid="013efed0"/>
    </style:style>
    <style:style style:name="P102" style:family="paragraph" style:parent-style-name="Text_20_body">
      <style:text-properties officeooo:rsid="0140e413" officeooo:paragraph-rsid="0140e413"/>
    </style:style>
    <style:style style:name="P103" style:family="paragraph" style:parent-style-name="Text_20_body">
      <style:text-properties officeooo:rsid="014283d9" officeooo:paragraph-rsid="014283d9"/>
    </style:style>
    <style:style style:name="P104" style:family="paragraph" style:parent-style-name="Text_20_body">
      <style:text-properties officeooo:rsid="0144afae" officeooo:paragraph-rsid="0144afae"/>
    </style:style>
    <style:style style:name="P105" style:family="paragraph" style:parent-style-name="Index">
      <style:text-properties officeooo:rsid="01523b09" officeooo:paragraph-rsid="01523b09"/>
    </style:style>
    <style:style style:name="P106" style:family="paragraph" style:parent-style-name="Table_20_Contents">
      <style:text-properties fo:font-size="10pt" style:font-size-asian="10pt" style:font-size-complex="10pt"/>
    </style:style>
    <style:style style:name="P107" style:family="paragraph" style:parent-style-name="Text_20_body">
      <style:text-properties officeooo:rsid="014709f0" officeooo:paragraph-rsid="014709f0"/>
    </style:style>
    <style:style style:name="P108" style:family="paragraph" style:parent-style-name="Text_20_body">
      <style:text-properties officeooo:rsid="01554aa8" officeooo:paragraph-rsid="01554aa8"/>
    </style:style>
    <style:style style:name="P109" style:family="paragraph" style:parent-style-name="Text_20_body">
      <style:text-properties officeooo:rsid="015746f9" officeooo:paragraph-rsid="015746f9"/>
    </style:style>
    <style:style style:name="P110" style:family="paragraph" style:parent-style-name="Text_20_body">
      <style:text-properties officeooo:rsid="01590689" officeooo:paragraph-rsid="01590689"/>
    </style:style>
    <style:style style:name="P111" style:family="paragraph" style:parent-style-name="Code">
      <style:text-properties officeooo:paragraph-rsid="01776f98"/>
    </style:style>
    <style:style style:name="P112" style:family="paragraph" style:parent-style-name="Text_20_body">
      <style:text-properties officeooo:rsid="015d630f" officeooo:paragraph-rsid="015d630f"/>
    </style:style>
    <style:style style:name="P113" style:family="paragraph" style:parent-style-name="Text_20_body">
      <style:text-properties officeooo:rsid="015ddb3f" officeooo:paragraph-rsid="015ddb3f"/>
    </style:style>
    <style:style style:name="P114" style:family="paragraph" style:parent-style-name="Text_20_body">
      <style:text-properties officeooo:rsid="015f9785" officeooo:paragraph-rsid="015f9785"/>
    </style:style>
    <style:style style:name="P115" style:family="paragraph" style:parent-style-name="Text_20_body">
      <style:text-properties officeooo:rsid="0161a8da" officeooo:paragraph-rsid="0161a8da"/>
    </style:style>
    <style:style style:name="P116" style:family="paragraph" style:parent-style-name="Text_20_body">
      <style:text-properties officeooo:rsid="0162cb2d" officeooo:paragraph-rsid="0162cb2d"/>
    </style:style>
    <style:style style:name="P117" style:family="paragraph" style:parent-style-name="Text_20_body">
      <style:text-properties officeooo:rsid="0173e898" officeooo:paragraph-rsid="0173e898"/>
    </style:style>
    <style:style style:name="P118" style:family="paragraph" style:parent-style-name="Text_20_body">
      <style:text-properties officeooo:rsid="0177f91b" officeooo:paragraph-rsid="0177f91b"/>
    </style:style>
    <style:style style:name="P119" style:family="paragraph" style:parent-style-name="Text_20_body">
      <style:text-properties officeooo:rsid="0179f30e" officeooo:paragraph-rsid="0179f30e"/>
    </style:style>
    <style:style style:name="P120" style:family="paragraph" style:parent-style-name="Text_20_body">
      <style:text-properties officeooo:rsid="017e4579" officeooo:paragraph-rsid="017e4579"/>
    </style:style>
    <style:style style:name="P121" style:family="paragraph" style:parent-style-name="Text_20_body">
      <style:text-properties officeooo:rsid="017e4fcd" officeooo:paragraph-rsid="017e4fcd"/>
    </style:style>
    <style:style style:name="P122" style:family="paragraph" style:parent-style-name="Code">
      <style:text-properties officeooo:rsid="0189e5bb" officeooo:paragraph-rsid="0189e5bb"/>
    </style:style>
    <style:style style:name="P123" style:family="paragraph" style:parent-style-name="Code">
      <style:text-properties officeooo:rsid="0189e5bb" officeooo:paragraph-rsid="018b75e3"/>
    </style:style>
    <style:style style:name="P124" style:family="paragraph" style:parent-style-name="Code">
      <style:text-properties officeooo:paragraph-rsid="018bfb15"/>
    </style:style>
    <style:style style:name="P125" style:family="paragraph" style:parent-style-name="Code">
      <style:text-properties officeooo:paragraph-rsid="018c8317"/>
    </style:style>
    <style:style style:name="P126" style:family="paragraph" style:parent-style-name="Code">
      <style:text-properties officeooo:rsid="018fbc3c" officeooo:paragraph-rsid="018fbc3c"/>
    </style:style>
    <style:style style:name="P127" style:family="paragraph" style:parent-style-name="Code">
      <style:text-properties officeooo:paragraph-rsid="018fbc3c"/>
    </style:style>
    <style:style style:name="P128" style:family="paragraph" style:parent-style-name="Code">
      <style:text-properties officeooo:paragraph-rsid="01938f7d"/>
    </style:style>
    <style:style style:name="P129" style:family="paragraph" style:parent-style-name="Code">
      <style:text-properties fo:background-color="transparent"/>
    </style:style>
    <style:style style:name="P130" style:family="paragraph" style:parent-style-name="Text_20_body">
      <style:text-properties officeooo:rsid="017fa5dc" officeooo:paragraph-rsid="017fa5dc"/>
    </style:style>
    <style:style style:name="P131" style:family="paragraph" style:parent-style-name="Standard">
      <style:text-properties officeooo:rsid="01970045" officeooo:paragraph-rsid="01970045"/>
    </style:style>
    <style:style style:name="P132" style:family="paragraph" style:parent-style-name="Text_20_body">
      <style:text-properties officeooo:rsid="018157b7" officeooo:paragraph-rsid="018157b7"/>
    </style:style>
    <style:style style:name="P133" style:family="paragraph" style:parent-style-name="Text_20_body">
      <style:text-properties officeooo:rsid="0181a417" officeooo:paragraph-rsid="0181a417"/>
    </style:style>
    <style:style style:name="P134" style:family="paragraph" style:parent-style-name="Text_20_body">
      <style:text-properties officeooo:rsid="0194289e" officeooo:paragraph-rsid="0194289e"/>
    </style:style>
    <style:style style:name="P135" style:family="paragraph" style:parent-style-name="Text_20_body">
      <style:text-properties officeooo:rsid="01940c5f" officeooo:paragraph-rsid="01940c5f"/>
    </style:style>
    <style:style style:name="P136" style:family="paragraph" style:parent-style-name="Text_20_body">
      <style:text-properties officeooo:rsid="019d0ac8" officeooo:paragraph-rsid="019d0ac8"/>
    </style:style>
    <style:style style:name="P137" style:family="paragraph" style:parent-style-name="Code">
      <style:text-properties officeooo:rsid="019fb546" officeooo:paragraph-rsid="019fb77e"/>
    </style:style>
    <style:style style:name="P138" style:family="paragraph" style:parent-style-name="Text_20_body">
      <style:text-properties officeooo:rsid="019fb546" officeooo:paragraph-rsid="019fb546"/>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1" style:family="paragraph" style:parent-style-name="Text_20_body">
      <style:text-properties officeooo:rsid="019d12ac" officeooo:paragraph-rsid="019d12ac"/>
    </style:style>
    <style:style style:name="P142" style:family="paragraph" style:parent-style-name="Text_20_body">
      <style:text-properties officeooo:rsid="019fb77e" officeooo:paragraph-rsid="019fb77e"/>
    </style:style>
    <style:style style:name="P143" style:family="paragraph" style:parent-style-name="Text_20_body">
      <style:text-properties officeooo:rsid="01a05fa7" officeooo:paragraph-rsid="01a05fa7"/>
    </style:style>
    <style:style style:name="P144" style:family="paragraph" style:parent-style-name="Text_20_body">
      <style:text-properties officeooo:rsid="01a23fe8" officeooo:paragraph-rsid="01a23fe8"/>
    </style:style>
    <style:style style:name="P145" style:family="paragraph" style:parent-style-name="Text_20_body">
      <style:text-properties officeooo:rsid="01a26eea" officeooo:paragraph-rsid="01a26eea"/>
    </style:style>
    <style:style style:name="P146" style:family="paragraph" style:parent-style-name="Text_20_body">
      <style:text-properties officeooo:rsid="01a7009d" officeooo:paragraph-rsid="01a7009d"/>
    </style:style>
    <style:style style:name="P147" style:family="paragraph" style:parent-style-name="Text_20_body">
      <style:text-properties officeooo:rsid="01ab85af" officeooo:paragraph-rsid="01ab85af"/>
    </style:style>
    <style:style style:name="P148" style:family="paragraph" style:parent-style-name="Text_20_body">
      <style:text-properties officeooo:rsid="01ad796d" officeooo:paragraph-rsid="01ad796d"/>
    </style:style>
    <style:style style:name="P149" style:family="paragraph" style:parent-style-name="Text_20_body">
      <style:text-properties officeooo:rsid="01ad965a" officeooo:paragraph-rsid="01ad965a"/>
    </style:style>
    <style:style style:name="P150" style:family="paragraph" style:parent-style-name="Text_20_body">
      <style:text-properties officeooo:rsid="01b14373" officeooo:paragraph-rsid="01b14373"/>
    </style:style>
    <style:style style:name="P151" style:family="paragraph" style:parent-style-name="Text_20_body">
      <style:text-properties officeooo:rsid="01b2377c" officeooo:paragraph-rsid="01b2377c"/>
    </style:style>
    <style:style style:name="P152" style:family="paragraph" style:parent-style-name="Text_20_body">
      <style:text-properties officeooo:rsid="01b2683a" officeooo:paragraph-rsid="01b2683a"/>
    </style:style>
    <style:style style:name="P153" style:family="paragraph" style:parent-style-name="Text_20_body">
      <style:text-properties officeooo:rsid="01b512c6" officeooo:paragraph-rsid="01b512c6"/>
    </style:style>
    <style:style style:name="P154" style:family="paragraph" style:parent-style-name="Text_20_body">
      <style:text-properties officeooo:rsid="01b68d53" officeooo:paragraph-rsid="01b68d53"/>
    </style:style>
    <style:style style:name="P155" style:family="paragraph" style:parent-style-name="Text_20_body">
      <style:text-properties officeooo:rsid="01ba2fab" officeooo:paragraph-rsid="01ba2fab"/>
    </style:style>
    <style:style style:name="P156" style:family="paragraph" style:parent-style-name="Text_20_body">
      <style:text-properties officeooo:rsid="01bb073d" officeooo:paragraph-rsid="01bb073d"/>
    </style:style>
    <style:style style:name="P157" style:family="paragraph" style:parent-style-name="Text_20_body">
      <style:text-properties officeooo:rsid="01bef3db" officeooo:paragraph-rsid="01bef3db"/>
    </style:style>
    <style:style style:name="P158" style:family="paragraph" style:parent-style-name="Text_20_body">
      <style:text-properties officeooo:rsid="01c07f9c" officeooo:paragraph-rsid="01c07f9c"/>
    </style:style>
    <style:style style:name="P159" style:family="paragraph" style:parent-style-name="Text_20_body">
      <style:text-properties officeooo:rsid="01c40084" officeooo:paragraph-rsid="01c40084"/>
    </style:style>
    <style:style style:name="P160" style:family="paragraph" style:parent-style-name="Text_20_body">
      <style:text-properties officeooo:rsid="01c54b7c" officeooo:paragraph-rsid="01c54b7c"/>
    </style:style>
    <style:style style:name="P161" style:family="paragraph" style:parent-style-name="Text_20_body">
      <style:text-properties officeooo:rsid="01c6eb7b" officeooo:paragraph-rsid="01c6eb7b"/>
    </style:style>
    <style:style style:name="P162" style:family="paragraph" style:parent-style-name="Text_20_body">
      <style:text-properties officeooo:rsid="01c7f131" officeooo:paragraph-rsid="01c7f131"/>
    </style:style>
    <style:style style:name="P163" style:family="paragraph" style:parent-style-name="Text_20_body">
      <style:text-properties officeooo:rsid="01c9acaa" officeooo:paragraph-rsid="01c9acaa"/>
    </style:style>
    <style:style style:name="P164" style:family="paragraph" style:parent-style-name="Text_20_body">
      <style:text-properties officeooo:rsid="01cad108" officeooo:paragraph-rsid="01cad108"/>
    </style:style>
    <style:style style:name="P165" style:family="paragraph" style:parent-style-name="Text_20_body">
      <style:text-properties officeooo:rsid="01ccb19a" officeooo:paragraph-rsid="01ccb19a"/>
    </style:style>
    <style:style style:name="P166" style:family="paragraph" style:parent-style-name="Text_20_body">
      <style:text-properties officeooo:rsid="01d2a969" officeooo:paragraph-rsid="01d2a969"/>
    </style:style>
    <style:style style:name="P167" style:family="paragraph" style:parent-style-name="Text_20_body">
      <style:text-properties officeooo:rsid="01d31e87" officeooo:paragraph-rsid="01d31e87"/>
    </style:style>
    <style:style style:name="P168" style:family="paragraph" style:parent-style-name="Text_20_body">
      <style:text-properties officeooo:rsid="01d4ff6f" officeooo:paragraph-rsid="01d4ff6f"/>
    </style:style>
    <style:style style:name="P169" style:family="paragraph" style:parent-style-name="Text_20_body">
      <style:text-properties officeooo:rsid="01d52a80" officeooo:paragraph-rsid="01d52a80"/>
    </style:style>
    <style:style style:name="P170" style:family="paragraph" style:parent-style-name="Text_20_body">
      <style:text-properties officeooo:rsid="01d8165b" officeooo:paragraph-rsid="01d8165b"/>
    </style:style>
    <style:style style:name="P171" style:family="paragraph" style:parent-style-name="Text_20_body">
      <style:text-properties officeooo:rsid="01d8d142" officeooo:paragraph-rsid="01d8d142"/>
    </style:style>
    <style:style style:name="P172" style:family="paragraph" style:parent-style-name="Text_20_body">
      <style:text-properties officeooo:rsid="00d60914" officeooo:paragraph-rsid="00d60914"/>
    </style:style>
    <style:style style:name="P173" style:family="paragraph" style:parent-style-name="Text_20_body">
      <style:text-properties officeooo:rsid="01da7a9d" officeooo:paragraph-rsid="01da7a9d"/>
    </style:style>
    <style:style style:name="P174" style:family="paragraph" style:parent-style-name="Text_20_body">
      <style:text-properties officeooo:rsid="01ddc7d7" officeooo:paragraph-rsid="01ddc7d7"/>
    </style:style>
    <style:style style:name="P175" style:family="paragraph" style:parent-style-name="Code">
      <style:text-properties officeooo:rsid="01e05fd8" officeooo:paragraph-rsid="01e05fd8"/>
    </style:style>
    <style:style style:name="P176" style:family="paragraph" style:parent-style-name="Text_20_body">
      <style:text-properties officeooo:rsid="01e05fd8" officeooo:paragraph-rsid="01e05fd8"/>
    </style:style>
    <style:style style:name="P177" style:family="paragraph" style:parent-style-name="Text_20_body">
      <style:text-properties officeooo:rsid="01dac2eb" officeooo:paragraph-rsid="01dac2eb"/>
    </style:style>
    <style:style style:name="P178" style:family="paragraph" style:parent-style-name="Text_20_body">
      <style:text-properties officeooo:rsid="01de7f16" officeooo:paragraph-rsid="01de7f16"/>
    </style:style>
    <style:style style:name="P179" style:family="paragraph" style:parent-style-name="Text_20_body">
      <style:text-properties officeooo:rsid="01df1bfa" officeooo:paragraph-rsid="01df1bfa"/>
    </style:style>
    <style:style style:name="P180" style:family="paragraph" style:parent-style-name="Text_20_body">
      <style:text-properties officeooo:rsid="01e4ffe2" officeooo:paragraph-rsid="01e4ffe2"/>
    </style:style>
    <style:style style:name="P181" style:family="paragraph" style:parent-style-name="Text_20_body">
      <style:text-properties officeooo:rsid="01e560ef" officeooo:paragraph-rsid="01e560ef"/>
    </style:style>
    <style:style style:name="P182" style:family="paragraph" style:parent-style-name="Text_20_body">
      <style:text-properties officeooo:rsid="01e59f80" officeooo:paragraph-rsid="01e59f80"/>
    </style:style>
    <style:style style:name="P183" style:family="paragraph" style:parent-style-name="Text_20_body">
      <style:text-properties officeooo:rsid="01e6fe6b" officeooo:paragraph-rsid="01e6fe6b"/>
    </style:style>
    <style:style style:name="P184" style:family="paragraph" style:parent-style-name="Text_20_body">
      <style:text-properties officeooo:rsid="01e8c02d" officeooo:paragraph-rsid="01e8c02d"/>
    </style:style>
    <style:style style:name="P185" style:family="paragraph" style:parent-style-name="Text_20_body">
      <style:text-properties officeooo:rsid="01e96f66" officeooo:paragraph-rsid="01e96f66"/>
    </style:style>
    <style:style style:name="P186" style:family="paragraph" style:parent-style-name="Code">
      <style:text-properties officeooo:paragraph-rsid="01fd19dd"/>
    </style:style>
    <style:style style:name="P187" style:family="paragraph" style:parent-style-name="Text_20_body">
      <style:text-properties officeooo:rsid="01eb4703" officeooo:paragraph-rsid="01eb4703"/>
    </style:style>
    <style:style style:name="P188" style:family="paragraph" style:parent-style-name="Text_20_body">
      <style:text-properties officeooo:rsid="01ebf51d" officeooo:paragraph-rsid="01ebf51d"/>
    </style:style>
    <style:style style:name="P189" style:family="paragraph" style:parent-style-name="Text_20_body">
      <style:text-properties officeooo:rsid="01ef07e5" officeooo:paragraph-rsid="01ef07e5"/>
    </style:style>
    <style:style style:name="P190" style:family="paragraph" style:parent-style-name="Text_20_body">
      <style:text-properties officeooo:rsid="01ef07e5" officeooo:paragraph-rsid="01f71d7b"/>
    </style:style>
    <style:style style:name="P191" style:family="paragraph" style:parent-style-name="Text_20_body">
      <style:text-properties officeooo:rsid="01f2cf68" officeooo:paragraph-rsid="01f2cf68"/>
    </style:style>
    <style:style style:name="P192" style:family="paragraph" style:parent-style-name="Text_20_body">
      <style:text-properties officeooo:rsid="01f5b780" officeooo:paragraph-rsid="01f5b780"/>
    </style:style>
    <style:style style:name="P193" style:family="paragraph" style:parent-style-name="Text_20_body">
      <style:text-properties officeooo:rsid="01f6517f" officeooo:paragraph-rsid="01f711d3"/>
    </style:style>
    <style:style style:name="P194" style:family="paragraph" style:parent-style-name="Text_20_body">
      <style:text-properties officeooo:rsid="01f71d7b" officeooo:paragraph-rsid="01f71d7b"/>
    </style:style>
    <style:style style:name="P195" style:family="paragraph" style:parent-style-name="Text_20_body">
      <style:text-properties officeooo:rsid="01f9ee86" officeooo:paragraph-rsid="01f9ee86"/>
    </style:style>
    <style:style style:name="P196" style:family="paragraph" style:parent-style-name="Text_20_body">
      <style:text-properties officeooo:rsid="01fd19dd" officeooo:paragraph-rsid="01fd19dd"/>
    </style:style>
    <style:style style:name="P197" style:family="paragraph" style:parent-style-name="Text_20_body">
      <style:text-properties officeooo:rsid="01fdda9b" officeooo:paragraph-rsid="01fdda9b"/>
    </style:style>
    <style:style style:name="P198" style:family="paragraph" style:parent-style-name="Text_20_body">
      <style:text-properties officeooo:rsid="01ff3c68" officeooo:paragraph-rsid="01ff3c68"/>
    </style:style>
    <style:style style:name="P199" style:family="paragraph" style:parent-style-name="Text_20_body">
      <style:text-properties officeooo:rsid="0204a187" officeooo:paragraph-rsid="0204a187"/>
    </style:style>
    <style:style style:name="P200" style:family="paragraph" style:parent-style-name="Text_20_body">
      <style:text-properties officeooo:rsid="0205c7f5" officeooo:paragraph-rsid="0205c7f5"/>
    </style:style>
    <style:style style:name="P201" style:family="paragraph" style:parent-style-name="Text_20_body">
      <style:text-properties officeooo:rsid="0206f285" officeooo:paragraph-rsid="0206f285"/>
    </style:style>
    <style:style style:name="P202" style:family="paragraph" style:parent-style-name="Text_20_body">
      <style:text-properties officeooo:rsid="02074ace" officeooo:paragraph-rsid="02074ace"/>
    </style:style>
    <style:style style:name="P203" style:family="paragraph" style:parent-style-name="Text_20_body">
      <style:text-properties officeooo:rsid="020a8062" officeooo:paragraph-rsid="020a8062"/>
    </style:style>
    <style:style style:name="P204" style:family="paragraph" style:parent-style-name="Text_20_body">
      <style:text-properties officeooo:rsid="020abf64" officeooo:paragraph-rsid="020abf64"/>
    </style:style>
    <style:style style:name="P205" style:family="paragraph" style:parent-style-name="Text_20_body">
      <style:text-properties officeooo:rsid="020abf64" officeooo:paragraph-rsid="020b0956"/>
    </style:style>
    <style:style style:name="P206" style:family="paragraph" style:parent-style-name="Text_20_body">
      <style:text-properties officeooo:rsid="020bfe60" officeooo:paragraph-rsid="020bfe60"/>
    </style:style>
    <style:style style:name="P207" style:family="paragraph" style:parent-style-name="Text_20_body">
      <style:text-properties officeooo:rsid="020ef1ba" officeooo:paragraph-rsid="020ef1ba"/>
    </style:style>
    <style:style style:name="P208" style:family="paragraph" style:parent-style-name="Text_20_body">
      <style:text-properties officeooo:rsid="020faea9" officeooo:paragraph-rsid="020faea9"/>
    </style:style>
    <style:style style:name="P209" style:family="paragraph" style:parent-style-name="Code">
      <style:text-properties fo:font-size="8pt" style:font-size-asian="8pt" style:font-size-complex="8pt"/>
    </style:style>
    <style:style style:name="P210" style:family="paragraph" style:parent-style-name="Code">
      <style:text-properties fo:font-size="8pt" officeooo:paragraph-rsid="021f1f0d" style:font-size-asian="8pt" style:font-size-complex="8pt"/>
    </style:style>
    <style:style style:name="P211" style:family="paragraph" style:parent-style-name="Code">
      <style:text-properties fo:font-size="8pt" officeooo:rsid="021f1f0d" officeooo:paragraph-rsid="0222f23e" style:font-size-asian="8pt" style:font-size-complex="8pt"/>
    </style:style>
    <style:style style:name="P212" style:family="paragraph" style:parent-style-name="Code">
      <style:text-properties fo:font-size="8pt" officeooo:rsid="021f1f0d" officeooo:paragraph-rsid="02fc9646" style:font-size-asian="8pt" style:font-size-complex="8pt"/>
    </style:style>
    <style:style style:name="P213" style:family="paragraph" style:parent-style-name="Text_20_body">
      <style:text-properties officeooo:rsid="0211605f" officeooo:paragraph-rsid="0211605f"/>
    </style:style>
    <style:style style:name="P214" style:family="paragraph" style:parent-style-name="Text_20_body">
      <style:text-properties officeooo:rsid="0212f4d6" officeooo:paragraph-rsid="0212f4d6"/>
    </style:style>
    <style:style style:name="P215" style:family="paragraph" style:parent-style-name="Text_20_body">
      <style:text-properties officeooo:rsid="021535e1" officeooo:paragraph-rsid="021535e1"/>
    </style:style>
    <style:style style:name="P216" style:family="paragraph" style:parent-style-name="Text_20_body">
      <style:text-properties officeooo:rsid="0215916a" officeooo:paragraph-rsid="0215916a"/>
    </style:style>
    <style:style style:name="P217" style:family="paragraph" style:parent-style-name="Text_20_body">
      <style:text-properties officeooo:rsid="0215a499" officeooo:paragraph-rsid="0215a499"/>
    </style:style>
    <style:style style:name="P218" style:family="paragraph" style:parent-style-name="Text_20_body">
      <style:text-properties officeooo:rsid="021f1f0d" officeooo:paragraph-rsid="021f1f0d"/>
    </style:style>
    <style:style style:name="P219" style:family="paragraph" style:parent-style-name="Text_20_body">
      <style:text-properties officeooo:rsid="0216e726" officeooo:paragraph-rsid="0216e726"/>
    </style:style>
    <style:style style:name="P220" style:family="paragraph" style:parent-style-name="Text_20_body">
      <style:text-properties officeooo:rsid="0219b57c" officeooo:paragraph-rsid="0219b57c"/>
    </style:style>
    <style:style style:name="P221" style:family="paragraph" style:parent-style-name="Text_20_body">
      <style:text-properties officeooo:rsid="021c4a24" officeooo:paragraph-rsid="021c4a24"/>
    </style:style>
    <style:style style:name="P222" style:family="paragraph" style:parent-style-name="Text_20_body">
      <style:text-properties officeooo:rsid="021cdb52" officeooo:paragraph-rsid="021cdb52"/>
    </style:style>
    <style:style style:name="P223" style:family="paragraph" style:parent-style-name="Text_20_body">
      <style:text-properties officeooo:rsid="021edef7" officeooo:paragraph-rsid="021edef7"/>
    </style:style>
    <style:style style:name="P224" style:family="paragraph" style:parent-style-name="Text_20_body">
      <style:text-properties officeooo:rsid="02236c9b" officeooo:paragraph-rsid="02236c9b"/>
    </style:style>
    <style:style style:name="P225" style:family="paragraph" style:parent-style-name="Text_20_body">
      <style:text-properties officeooo:rsid="022520ab" officeooo:paragraph-rsid="022520ab"/>
    </style:style>
    <style:style style:name="P226" style:family="paragraph" style:parent-style-name="Text_20_body">
      <style:text-properties officeooo:rsid="0226fc68" officeooo:paragraph-rsid="0226fc68"/>
    </style:style>
    <style:style style:name="P227" style:family="paragraph" style:parent-style-name="Text_20_body">
      <style:text-properties officeooo:rsid="022a5361" officeooo:paragraph-rsid="022a5361"/>
    </style:style>
    <style:style style:name="P228" style:family="paragraph" style:parent-style-name="Text_20_body">
      <style:text-properties officeooo:rsid="022b0cdb" officeooo:paragraph-rsid="022b0cdb"/>
    </style:style>
    <style:style style:name="P229" style:family="paragraph" style:parent-style-name="Text_20_body">
      <style:text-properties officeooo:rsid="0230f876" officeooo:paragraph-rsid="0230f876"/>
    </style:style>
    <style:style style:name="P230" style:family="paragraph" style:parent-style-name="Text_20_body">
      <style:text-properties officeooo:rsid="0232eaf4" officeooo:paragraph-rsid="0232eaf4"/>
    </style:style>
    <style:style style:name="P231" style:family="paragraph" style:parent-style-name="Text_20_body">
      <style:text-properties officeooo:rsid="0232fb16" officeooo:paragraph-rsid="0232fb16"/>
    </style:style>
    <style:style style:name="P232" style:family="paragraph" style:parent-style-name="Text_20_body">
      <style:text-properties officeooo:rsid="02332744" officeooo:paragraph-rsid="02332744"/>
    </style:style>
    <style:style style:name="P233" style:family="paragraph" style:parent-style-name="Text_20_body">
      <style:text-properties officeooo:rsid="02388783" officeooo:paragraph-rsid="02388783"/>
    </style:style>
    <style:style style:name="P234" style:family="paragraph" style:parent-style-name="Text_20_body">
      <style:text-properties officeooo:rsid="02393d9a" officeooo:paragraph-rsid="02393d9a"/>
    </style:style>
    <style:style style:name="P235" style:family="paragraph" style:parent-style-name="Text_20_body">
      <style:text-properties officeooo:rsid="0239c4e6" officeooo:paragraph-rsid="0239c4e6"/>
    </style:style>
    <style:style style:name="P236" style:family="paragraph" style:parent-style-name="Text_20_body">
      <style:text-properties officeooo:rsid="023bcfc2" officeooo:paragraph-rsid="023bcfc2"/>
    </style:style>
    <style:style style:name="P237" style:family="paragraph" style:parent-style-name="Text_20_body">
      <style:text-properties officeooo:rsid="023cfce7" officeooo:paragraph-rsid="023cfce7"/>
    </style:style>
    <style:style style:name="P238" style:family="paragraph" style:parent-style-name="Text_20_body">
      <style:text-properties officeooo:rsid="023f6ed0" officeooo:paragraph-rsid="023f6ed0"/>
    </style:style>
    <style:style style:name="P239" style:family="paragraph" style:parent-style-name="Text_20_body">
      <style:text-properties officeooo:rsid="023fef79" officeooo:paragraph-rsid="023fef79"/>
    </style:style>
    <style:style style:name="P240" style:family="paragraph" style:parent-style-name="Text_20_body">
      <style:text-properties officeooo:rsid="024195ba" officeooo:paragraph-rsid="024195ba"/>
    </style:style>
    <style:style style:name="P241" style:family="paragraph" style:parent-style-name="Text_20_body">
      <style:text-properties officeooo:rsid="0242457c" officeooo:paragraph-rsid="0242457c"/>
    </style:style>
    <style:style style:name="P242" style:family="paragraph" style:parent-style-name="Text_20_body">
      <style:text-properties officeooo:rsid="0242457c" officeooo:paragraph-rsid="02439f8d"/>
    </style:style>
    <style:style style:name="P243" style:family="paragraph" style:parent-style-name="Text_20_body">
      <style:text-properties officeooo:rsid="0242457c" officeooo:paragraph-rsid="02492d43"/>
    </style:style>
    <style:style style:name="P244" style:family="paragraph" style:parent-style-name="Text_20_body">
      <style:text-properties officeooo:rsid="0242457c" officeooo:paragraph-rsid="024ce876"/>
    </style:style>
    <style:style style:name="P245" style:family="paragraph" style:parent-style-name="Text_20_body">
      <style:text-properties officeooo:rsid="02453997" officeooo:paragraph-rsid="02453997"/>
    </style:style>
    <style:style style:name="P246" style:family="paragraph" style:parent-style-name="Text_20_body">
      <style:text-properties officeooo:rsid="0246786d" officeooo:paragraph-rsid="0246786d"/>
    </style:style>
    <style:style style:name="P247" style:family="paragraph" style:parent-style-name="Text_20_body">
      <style:text-properties officeooo:rsid="0246b484" officeooo:paragraph-rsid="0246b484"/>
    </style:style>
    <style:style style:name="P248" style:family="paragraph" style:parent-style-name="Code">
      <style:text-properties officeooo:rsid="02492d43" officeooo:paragraph-rsid="02492d43"/>
    </style:style>
    <style:style style:name="P249" style:family="paragraph" style:parent-style-name="Text_20_body">
      <style:text-properties officeooo:rsid="02492d43" officeooo:paragraph-rsid="02492d43"/>
    </style:style>
    <style:style style:name="P250" style:family="paragraph" style:parent-style-name="Code">
      <style:text-properties officeooo:paragraph-rsid="02492d43"/>
    </style:style>
    <style:style style:name="P251" style:family="paragraph" style:parent-style-name="Text_20_body">
      <style:text-properties officeooo:rsid="024eaa32" officeooo:paragraph-rsid="024eaa32"/>
    </style:style>
    <style:style style:name="P252" style:family="paragraph" style:parent-style-name="Text_20_body">
      <style:text-properties officeooo:rsid="02502693" officeooo:paragraph-rsid="02502693"/>
    </style:style>
    <style:style style:name="P253" style:family="paragraph" style:parent-style-name="Text_20_body">
      <style:text-properties officeooo:rsid="0252546d" officeooo:paragraph-rsid="0252546d"/>
    </style:style>
    <style:style style:name="P254" style:family="paragraph" style:parent-style-name="Text_20_body">
      <style:text-properties officeooo:rsid="0254e2a6" officeooo:paragraph-rsid="0254e2a6"/>
    </style:style>
    <style:style style:name="P255" style:family="paragraph" style:parent-style-name="Text_20_body">
      <style:text-properties officeooo:rsid="0257fea2" officeooo:paragraph-rsid="0257fea2"/>
    </style:style>
    <style:style style:name="P256" style:family="paragraph" style:parent-style-name="Text_20_body">
      <style:text-properties officeooo:rsid="0259a75d" officeooo:paragraph-rsid="0259a75d"/>
    </style:style>
    <style:style style:name="P257" style:family="paragraph" style:parent-style-name="Text_20_body">
      <style:text-properties officeooo:rsid="025bae72" officeooo:paragraph-rsid="025bae72"/>
    </style:style>
    <style:style style:name="P258" style:family="paragraph" style:parent-style-name="Text_20_body">
      <style:text-properties officeooo:rsid="025bd78d" officeooo:paragraph-rsid="025bd78d"/>
    </style:style>
    <style:style style:name="P259" style:family="paragraph" style:parent-style-name="Text_20_body">
      <style:text-properties officeooo:rsid="025da3ab" officeooo:paragraph-rsid="025da3ab"/>
    </style:style>
    <style:style style:name="P260" style:family="paragraph" style:parent-style-name="Text_20_body">
      <style:text-properties officeooo:rsid="025ebb9c" officeooo:paragraph-rsid="025ebb9c"/>
    </style:style>
    <style:style style:name="P261" style:family="paragraph" style:parent-style-name="Text_20_body">
      <style:text-properties officeooo:rsid="026205bc" officeooo:paragraph-rsid="026205bc"/>
    </style:style>
    <style:style style:name="P262" style:family="paragraph" style:parent-style-name="Text_20_body">
      <style:text-properties officeooo:rsid="02621201" officeooo:paragraph-rsid="02621201"/>
    </style:style>
    <style:style style:name="P263" style:family="paragraph" style:parent-style-name="Code" style:master-page-name="">
      <style:paragraph-properties fo:margin-top="0.0598in" fo:margin-bottom="0.1in" style:contextual-spacing="true" fo:line-height="100%" style:page-number="auto"/>
    </style:style>
    <style:style style:name="P264" style:family="paragraph" style:parent-style-name="Code" style:master-page-name="">
      <style:paragraph-properties fo:margin-top="0.0598in" fo:margin-bottom="0.1in" style:contextual-spacing="true" fo:line-height="100%" style:page-number="auto"/>
      <style:text-properties officeooo:paragraph-rsid="0270b0c4"/>
    </style:style>
    <style:style style:name="P265" style:family="paragraph" style:parent-style-name="Code">
      <style:paragraph-properties fo:margin-top="0.0598in" fo:margin-bottom="0.1in" style:contextual-spacing="true" fo:line-height="100%"/>
      <style:text-properties officeooo:paragraph-rsid="0270b0c4"/>
    </style:style>
    <style:style style:name="P266"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7" style:family="paragraph" style:parent-style-name="Standard">
      <style:text-properties style:font-name="Liberation Serif" fo:font-size="12pt" style:font-size-asian="12pt" style:font-size-complex="12pt"/>
    </style:style>
    <style:style style:name="P268" style:family="paragraph" style:parent-style-name="Text_20_body">
      <style:text-properties officeooo:rsid="0267f514" officeooo:paragraph-rsid="02914906"/>
    </style:style>
    <style:style style:name="P269" style:family="paragraph" style:parent-style-name="Text_20_body">
      <style:text-properties officeooo:rsid="02698f32" officeooo:paragraph-rsid="02698f32"/>
    </style:style>
    <style:style style:name="P270" style:family="paragraph" style:parent-style-name="Text_20_body">
      <style:text-properties officeooo:rsid="02771840" officeooo:paragraph-rsid="02771840"/>
    </style:style>
    <style:style style:name="P271" style:family="paragraph" style:parent-style-name="Text_20_body">
      <style:text-properties officeooo:rsid="027a9f64" officeooo:paragraph-rsid="027a9f64"/>
    </style:style>
    <style:style style:name="P272" style:family="paragraph" style:parent-style-name="Text_20_body">
      <style:text-properties officeooo:rsid="027f34ca" officeooo:paragraph-rsid="027f34ca"/>
    </style:style>
    <style:style style:name="P273" style:family="paragraph" style:parent-style-name="Text_20_body">
      <style:text-properties officeooo:rsid="0282b2a9" officeooo:paragraph-rsid="0282b2a9"/>
    </style:style>
    <style:style style:name="P274" style:family="paragraph" style:parent-style-name="Text_20_body">
      <style:text-properties officeooo:rsid="02873e25" officeooo:paragraph-rsid="02873e25"/>
    </style:style>
    <style:style style:name="P275" style:family="paragraph" style:parent-style-name="Text_20_body">
      <style:text-properties officeooo:rsid="028c8a42" officeooo:paragraph-rsid="028c8a42"/>
    </style:style>
    <style:style style:name="P276" style:family="paragraph" style:parent-style-name="Text_20_body">
      <style:text-properties officeooo:rsid="028e76d0" officeooo:paragraph-rsid="028e76d0"/>
    </style:style>
    <style:style style:name="P277"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8" style:family="paragraph" style:parent-style-name="Standard">
      <style:text-properties fo:color="#000000" loext:opacity="100%" style:font-name="Liberation Serif" fo:font-size="12pt" fo:background-color="#ffffff" style:font-size-asian="12pt" style:font-size-complex="12pt"/>
    </style:style>
    <style:style style:name="P279" style:family="paragraph" style:parent-style-name="Standard">
      <style:paragraph-properties style:line-height-at-least="0.198in"/>
      <style:text-properties fo:color="#000000" loext:opacity="100%" style:font-name="Consolas" fo:font-size="10.5pt" fo:font-weight="normal" fo:background-color="#ffffff"/>
    </style:style>
    <style:style style:name="P280" style:family="paragraph" style:parent-style-name="Code">
      <style:text-properties officeooo:paragraph-rsid="0298ac01"/>
    </style:style>
    <style:style style:name="P281" style:family="paragraph" style:parent-style-name="Code">
      <style:text-properties officeooo:rsid="029ddf11" officeooo:paragraph-rsid="029ddf11"/>
    </style:style>
    <style:style style:name="P282" style:family="paragraph" style:parent-style-name="Code">
      <style:text-properties officeooo:rsid="029ec060" officeooo:paragraph-rsid="029ec060"/>
    </style:style>
    <style:style style:name="P283" style:family="paragraph" style:parent-style-name="Code">
      <style:text-properties officeooo:paragraph-rsid="029ec060"/>
    </style:style>
    <style:style style:name="P284" style:family="paragraph" style:parent-style-name="Code">
      <style:text-properties officeooo:paragraph-rsid="029eeb17"/>
    </style:style>
    <style:style style:name="P285" style:family="paragraph" style:parent-style-name="Code">
      <style:text-properties officeooo:paragraph-rsid="02b61130"/>
    </style:style>
    <style:style style:name="P286" style:family="paragraph" style:parent-style-name="Text_20_body">
      <style:text-properties officeooo:rsid="0265bd5c" officeooo:paragraph-rsid="02621201"/>
    </style:style>
    <style:style style:name="P287" style:family="paragraph" style:parent-style-name="Text_20_body">
      <style:text-properties officeooo:rsid="0265bd5c" officeooo:paragraph-rsid="02942521"/>
    </style:style>
    <style:style style:name="P288" style:family="paragraph" style:parent-style-name="Text_20_body">
      <style:text-properties officeooo:rsid="02628f3c" officeooo:paragraph-rsid="02942521"/>
    </style:style>
    <style:style style:name="P289" style:family="paragraph" style:parent-style-name="Text_20_body">
      <style:text-properties officeooo:rsid="02942bc7" officeooo:paragraph-rsid="02942bc7"/>
    </style:style>
    <style:style style:name="P290" style:family="paragraph" style:parent-style-name="Text_20_body">
      <style:text-properties officeooo:rsid="02964e25" officeooo:paragraph-rsid="02964e25"/>
    </style:style>
    <style:style style:name="P291" style:family="paragraph" style:parent-style-name="Text_20_body">
      <style:text-properties officeooo:rsid="029a9f4f" officeooo:paragraph-rsid="029a9f4f"/>
    </style:style>
    <style:style style:name="P292" style:family="paragraph" style:parent-style-name="Text_20_body">
      <style:text-properties officeooo:rsid="029c7873" officeooo:paragraph-rsid="029c7873"/>
    </style:style>
    <style:style style:name="P293" style:family="paragraph" style:parent-style-name="Text_20_body">
      <style:text-properties officeooo:rsid="02a26f68" officeooo:paragraph-rsid="02a26f68"/>
    </style:style>
    <style:style style:name="P294" style:family="paragraph" style:parent-style-name="Text_20_body">
      <style:text-properties officeooo:rsid="02a3f88f" officeooo:paragraph-rsid="02a3f88f"/>
    </style:style>
    <style:style style:name="P295" style:family="paragraph" style:parent-style-name="Text_20_body">
      <style:text-properties officeooo:rsid="02a5598a" officeooo:paragraph-rsid="02a5598a"/>
    </style:style>
    <style:style style:name="P296" style:family="paragraph" style:parent-style-name="Text_20_body">
      <style:text-properties officeooo:rsid="02b4c775" officeooo:paragraph-rsid="02b4c775"/>
    </style:style>
    <style:style style:name="P297" style:family="paragraph" style:parent-style-name="Text_20_body">
      <style:text-properties officeooo:rsid="02b882b2" officeooo:paragraph-rsid="02b882b2"/>
    </style:style>
    <style:style style:name="P298" style:family="paragraph" style:parent-style-name="Text_20_body">
      <style:text-properties officeooo:rsid="02bae9df" officeooo:paragraph-rsid="02bae9df"/>
    </style:style>
    <style:style style:name="P299" style:family="paragraph" style:parent-style-name="Text_20_body">
      <style:text-properties officeooo:rsid="02bcc033" officeooo:paragraph-rsid="02bcc033"/>
    </style:style>
    <style:style style:name="P300" style:family="paragraph" style:parent-style-name="Text_20_body">
      <style:text-properties officeooo:rsid="02c206bd" officeooo:paragraph-rsid="02c206bd"/>
    </style:style>
    <style:style style:name="P301" style:family="paragraph" style:parent-style-name="Text_20_body">
      <style:text-properties officeooo:rsid="02c261dc" officeooo:paragraph-rsid="02c261dc"/>
    </style:style>
    <style:style style:name="P302" style:family="paragraph" style:parent-style-name="Text_20_body">
      <style:text-properties officeooo:rsid="02c440cb" officeooo:paragraph-rsid="02c440cb"/>
    </style:style>
    <style:style style:name="P303" style:family="paragraph" style:parent-style-name="Text_20_body">
      <style:text-properties officeooo:rsid="02c4c54d" officeooo:paragraph-rsid="02c4c54d"/>
    </style:style>
    <style:style style:name="P304" style:family="paragraph" style:parent-style-name="Text_20_body">
      <style:text-properties officeooo:rsid="02c5e54c" officeooo:paragraph-rsid="02c5e54c"/>
    </style:style>
    <style:style style:name="P305" style:family="paragraph" style:parent-style-name="Text_20_body">
      <style:text-properties officeooo:rsid="02c70a7e" officeooo:paragraph-rsid="02c70a7e"/>
    </style:style>
    <style:style style:name="P306" style:family="paragraph" style:parent-style-name="Text_20_body">
      <style:text-properties officeooo:rsid="02c8d6c8" officeooo:paragraph-rsid="02c8d6c8"/>
    </style:style>
    <style:style style:name="P307" style:family="paragraph" style:parent-style-name="Text_20_body">
      <style:text-properties officeooo:rsid="02ca6523" officeooo:paragraph-rsid="02ca6523"/>
    </style:style>
    <style:style style:name="P308" style:family="paragraph" style:parent-style-name="Text_20_body">
      <style:text-properties officeooo:rsid="02cc32c6" officeooo:paragraph-rsid="02cc32c6"/>
    </style:style>
    <style:style style:name="P309" style:family="paragraph" style:parent-style-name="Text_20_body">
      <style:text-properties officeooo:rsid="02cf24cb" officeooo:paragraph-rsid="02cf24cb"/>
    </style:style>
    <style:style style:name="P310" style:family="paragraph" style:parent-style-name="Text_20_body">
      <style:text-properties officeooo:rsid="02cfab88" officeooo:paragraph-rsid="02cfab88"/>
    </style:style>
    <style:style style:name="P311" style:family="paragraph" style:parent-style-name="Text_20_body">
      <style:text-properties officeooo:rsid="02cfb718" officeooo:paragraph-rsid="02cfb718"/>
    </style:style>
    <style:style style:name="P312" style:family="paragraph" style:parent-style-name="Text_20_body">
      <style:text-properties officeooo:rsid="02d5e091" officeooo:paragraph-rsid="02d5e091"/>
    </style:style>
    <style:style style:name="P313" style:family="paragraph" style:parent-style-name="Text_20_body">
      <style:text-properties officeooo:rsid="02d9f75d" officeooo:paragraph-rsid="02d9f75d"/>
    </style:style>
    <style:style style:name="P314" style:family="paragraph" style:parent-style-name="Text_20_body">
      <style:text-properties officeooo:rsid="02db5ca1" officeooo:paragraph-rsid="02db5ca1"/>
    </style:style>
    <style:style style:name="P315" style:family="paragraph" style:parent-style-name="Text_20_body">
      <style:text-properties officeooo:rsid="02dba142" officeooo:paragraph-rsid="02dba142"/>
    </style:style>
    <style:style style:name="P316" style:family="paragraph" style:parent-style-name="Text_20_body">
      <style:text-properties officeooo:rsid="02dd9f64" officeooo:paragraph-rsid="02dd9f64"/>
    </style:style>
    <style:style style:name="P317" style:family="paragraph" style:parent-style-name="Text_20_body">
      <style:text-properties officeooo:rsid="02df92ed" officeooo:paragraph-rsid="02df92ed"/>
    </style:style>
    <style:style style:name="P318" style:family="paragraph" style:parent-style-name="Text_20_body">
      <style:text-properties officeooo:rsid="02e11a05" officeooo:paragraph-rsid="02e11a05"/>
    </style:style>
    <style:style style:name="P319" style:family="paragraph" style:parent-style-name="Text_20_body">
      <style:text-properties officeooo:rsid="02e39597" officeooo:paragraph-rsid="02e39597"/>
    </style:style>
    <style:style style:name="P320" style:family="paragraph" style:parent-style-name="Text_20_body">
      <style:text-properties officeooo:rsid="02e4ff9b" officeooo:paragraph-rsid="02e4ff9b"/>
    </style:style>
    <style:style style:name="P321" style:family="paragraph" style:parent-style-name="Text_20_body">
      <style:text-properties officeooo:rsid="02e5fac4" officeooo:paragraph-rsid="02e5fac4"/>
    </style:style>
    <style:style style:name="P322" style:family="paragraph" style:parent-style-name="Text_20_body">
      <style:text-properties officeooo:rsid="02e8b598" officeooo:paragraph-rsid="02e8b598"/>
    </style:style>
    <style:style style:name="P323" style:family="paragraph" style:parent-style-name="Text_20_body">
      <style:text-properties officeooo:rsid="02e98a61" officeooo:paragraph-rsid="02e98a61"/>
    </style:style>
    <style:style style:name="P324" style:family="paragraph" style:parent-style-name="Text_20_body">
      <style:text-properties officeooo:rsid="02ecaa0d" officeooo:paragraph-rsid="02ecaa0d"/>
    </style:style>
    <style:style style:name="P325" style:family="paragraph" style:parent-style-name="Text_20_body">
      <style:text-properties officeooo:rsid="02ecfa4a" officeooo:paragraph-rsid="02ecfa4a"/>
    </style:style>
    <style:style style:name="P326" style:family="paragraph" style:parent-style-name="Text_20_body">
      <style:text-properties officeooo:rsid="02eef471" officeooo:paragraph-rsid="02eef471"/>
    </style:style>
    <style:style style:name="P327" style:family="paragraph" style:parent-style-name="Text_20_body">
      <style:text-properties officeooo:rsid="02f03c99" officeooo:paragraph-rsid="02f03c99"/>
    </style:style>
    <style:style style:name="P328" style:family="paragraph" style:parent-style-name="Text_20_body">
      <style:text-properties officeooo:rsid="02f1d4a2" officeooo:paragraph-rsid="02f1d4a2"/>
    </style:style>
    <style:style style:name="P329" style:family="paragraph" style:parent-style-name="Text_20_body">
      <style:text-properties officeooo:rsid="02f3cd4c" officeooo:paragraph-rsid="02f3cd4c"/>
    </style:style>
    <style:style style:name="P330" style:family="paragraph" style:parent-style-name="Footnote">
      <style:text-properties officeooo:rsid="02fb6cf5" officeooo:paragraph-rsid="02fb6cf5"/>
    </style:style>
    <style:style style:name="P331" style:family="paragraph" style:parent-style-name="Text_20_body">
      <style:text-properties officeooo:rsid="0301a524" officeooo:paragraph-rsid="0301a524"/>
    </style:style>
    <style:style style:name="P332" style:family="paragraph" style:parent-style-name="Text_20_body">
      <style:text-properties officeooo:rsid="03037282" officeooo:paragraph-rsid="03037282"/>
    </style:style>
    <style:style style:name="P333" style:family="paragraph" style:parent-style-name="Text_20_body">
      <style:text-properties officeooo:rsid="0305a76f" officeooo:paragraph-rsid="0305a76f"/>
    </style:style>
    <style:style style:name="P334" style:family="paragraph" style:parent-style-name="Text_20_body">
      <style:text-properties officeooo:rsid="0307067e" officeooo:paragraph-rsid="0307067e"/>
    </style:style>
    <style:style style:name="P335" style:family="paragraph" style:parent-style-name="Text_20_body">
      <style:text-properties officeooo:rsid="0309c2a8" officeooo:paragraph-rsid="0309c2a8"/>
    </style:style>
    <style:style style:name="P336" style:family="paragraph" style:parent-style-name="Text_20_body">
      <style:text-properties officeooo:rsid="030a589d" officeooo:paragraph-rsid="030a589d"/>
    </style:style>
    <style:style style:name="P337" style:family="paragraph" style:parent-style-name="Text_20_body">
      <style:text-properties officeooo:rsid="030a8849" officeooo:paragraph-rsid="030a8849"/>
    </style:style>
    <style:style style:name="P338" style:family="paragraph" style:parent-style-name="Text_20_body">
      <style:text-properties officeooo:rsid="030e6a04" officeooo:paragraph-rsid="030e6a04"/>
    </style:style>
    <style:style style:name="P339" style:family="paragraph" style:parent-style-name="Text_20_body">
      <style:text-properties officeooo:rsid="030efcf5" officeooo:paragraph-rsid="030efcf5"/>
    </style:style>
    <style:style style:name="P340" style:family="paragraph" style:parent-style-name="Text_20_body">
      <style:text-properties officeooo:rsid="0310dd70" officeooo:paragraph-rsid="0310dd70"/>
    </style:style>
    <style:style style:name="P341" style:family="paragraph" style:parent-style-name="Text_20_body">
      <style:text-properties officeooo:rsid="0310e85c" officeooo:paragraph-rsid="0310e85c"/>
    </style:style>
    <style:style style:name="P342" style:family="paragraph" style:parent-style-name="Text_20_body">
      <style:text-properties officeooo:rsid="03151b1d" officeooo:paragraph-rsid="03151b1d"/>
    </style:style>
    <style:style style:name="P343" style:family="paragraph" style:parent-style-name="Text_20_body">
      <style:text-properties officeooo:rsid="0315bf89" officeooo:paragraph-rsid="0315bf89"/>
    </style:style>
    <style:style style:name="P344" style:family="paragraph" style:parent-style-name="Text_20_body">
      <style:text-properties officeooo:rsid="03170687" officeooo:paragraph-rsid="03170687"/>
    </style:style>
    <style:style style:name="P345" style:family="paragraph" style:parent-style-name="Text_20_body">
      <style:text-properties officeooo:rsid="0319ca29" officeooo:paragraph-rsid="0319ca29"/>
    </style:style>
    <style:style style:name="P346" style:family="paragraph" style:parent-style-name="Text_20_body">
      <style:text-properties officeooo:rsid="031d8324" officeooo:paragraph-rsid="031d8324"/>
    </style:style>
    <style:style style:name="P347" style:family="paragraph" style:parent-style-name="Text_20_body">
      <style:text-properties officeooo:rsid="032079d9" officeooo:paragraph-rsid="032079d9"/>
    </style:style>
    <style:style style:name="P348" style:family="paragraph" style:parent-style-name="Text_20_body">
      <style:text-properties officeooo:rsid="032239a8" officeooo:paragraph-rsid="032239a8"/>
    </style:style>
    <style:style style:name="P349" style:family="paragraph" style:parent-style-name="Text_20_body">
      <style:text-properties officeooo:rsid="0322f8c5" officeooo:paragraph-rsid="0322f8c5"/>
    </style:style>
    <style:style style:name="P350" style:family="paragraph" style:parent-style-name="Code">
      <style:paragraph-properties fo:margin-left="0.4925in" fo:margin-right="0in" fo:text-indent="0in" style:auto-text-indent="false"/>
      <style:text-properties officeooo:rsid="033d6dca" officeooo:paragraph-rsid="033d6dca"/>
    </style:style>
    <style:style style:name="P351" style:family="paragraph" style:parent-style-name="Text_20_body">
      <style:text-properties officeooo:rsid="032d2329" officeooo:paragraph-rsid="032d2329"/>
    </style:style>
    <style:style style:name="P352" style:family="paragraph" style:parent-style-name="Text_20_body">
      <style:text-properties officeooo:rsid="032d2329" officeooo:paragraph-rsid="032f7d54"/>
    </style:style>
    <style:style style:name="P353" style:family="paragraph" style:parent-style-name="Text_20_body">
      <style:text-properties officeooo:rsid="032f7d54" officeooo:paragraph-rsid="032f7d54"/>
    </style:style>
    <style:style style:name="P354" style:family="paragraph" style:parent-style-name="Text_20_body">
      <style:text-properties officeooo:rsid="032ffc28" officeooo:paragraph-rsid="032ffc28"/>
    </style:style>
    <style:style style:name="P355" style:family="paragraph" style:parent-style-name="Text_20_body">
      <style:text-properties officeooo:rsid="0331df55" officeooo:paragraph-rsid="0331df55"/>
    </style:style>
    <style:style style:name="P356" style:family="paragraph" style:parent-style-name="Text_20_body">
      <style:text-properties officeooo:rsid="03337ba3" officeooo:paragraph-rsid="03337ba3"/>
    </style:style>
    <style:style style:name="P357" style:family="paragraph" style:parent-style-name="Text_20_body">
      <style:text-properties officeooo:rsid="0343c553" officeooo:paragraph-rsid="0343c553"/>
    </style:style>
    <style:style style:name="P358" style:family="paragraph" style:parent-style-name="Text_20_body">
      <style:text-properties officeooo:rsid="0343f0d7" officeooo:paragraph-rsid="0343f0d7"/>
    </style:style>
    <style:style style:name="P359" style:family="paragraph" style:parent-style-name="Code">
      <style:text-properties fo:background-color="#ffff00"/>
    </style:style>
    <style:style style:name="P360" style:family="paragraph" style:parent-style-name="Code">
      <style:text-properties officeooo:rsid="034fe6ab" officeooo:paragraph-rsid="034fe6ab"/>
    </style:style>
    <style:style style:name="P361" style:family="paragraph" style:parent-style-name="Code">
      <style:text-properties officeooo:paragraph-rsid="034fe6ab"/>
    </style:style>
    <style:style style:name="P362" style:family="paragraph" style:parent-style-name="Text_20_body">
      <style:text-properties officeooo:rsid="0346df04" officeooo:paragraph-rsid="0346df04"/>
    </style:style>
    <style:style style:name="P363" style:family="paragraph" style:parent-style-name="Text_20_body">
      <style:text-properties officeooo:rsid="0348a516" officeooo:paragraph-rsid="0348a516"/>
    </style:style>
    <style:style style:name="P364" style:family="paragraph" style:parent-style-name="Text_20_body">
      <style:text-properties officeooo:rsid="0349f108" officeooo:paragraph-rsid="0349f108"/>
    </style:style>
    <style:style style:name="P365" style:family="paragraph" style:parent-style-name="Text_20_body">
      <style:text-properties officeooo:rsid="034ba602" officeooo:paragraph-rsid="034ba602"/>
    </style:style>
    <style:style style:name="P366" style:family="paragraph" style:parent-style-name="Text_20_body">
      <style:text-properties officeooo:rsid="034e24bb" officeooo:paragraph-rsid="034e24bb"/>
    </style:style>
    <style:style style:name="P367" style:family="paragraph" style:parent-style-name="Text_20_body">
      <style:text-properties officeooo:rsid="035158aa" officeooo:paragraph-rsid="035158aa"/>
    </style:style>
    <style:style style:name="P368" style:family="paragraph" style:parent-style-name="Text_20_body">
      <style:text-properties officeooo:rsid="0352f74f" officeooo:paragraph-rsid="0352f74f"/>
    </style:style>
    <style:style style:name="P369" style:family="paragraph" style:parent-style-name="Text_20_body">
      <style:text-properties officeooo:rsid="0353eb68" officeooo:paragraph-rsid="0353eb68"/>
    </style:style>
    <style:style style:name="P370" style:family="paragraph" style:parent-style-name="Text_20_body">
      <style:text-properties officeooo:rsid="0355d5c3" officeooo:paragraph-rsid="0355d5c3"/>
    </style:style>
    <style:style style:name="P371" style:family="paragraph" style:parent-style-name="Text_20_body">
      <style:text-properties officeooo:rsid="03575412" officeooo:paragraph-rsid="0357df97"/>
    </style:style>
    <style:style style:name="P372" style:family="paragraph" style:parent-style-name="Text_20_body">
      <style:text-properties officeooo:rsid="03595552" officeooo:paragraph-rsid="03595552"/>
    </style:style>
    <style:style style:name="P373" style:family="paragraph" style:parent-style-name="Text_20_body">
      <style:text-properties officeooo:rsid="035ba0de" officeooo:paragraph-rsid="035ba0de"/>
    </style:style>
    <style:style style:name="P374" style:family="paragraph" style:parent-style-name="Text_20_body">
      <style:text-properties officeooo:rsid="035d687b" officeooo:paragraph-rsid="035d687b"/>
    </style:style>
    <style:style style:name="P375" style:family="paragraph" style:parent-style-name="Text_20_body">
      <style:text-properties officeooo:rsid="035f413a" officeooo:paragraph-rsid="035f413a"/>
    </style:style>
    <style:style style:name="P376" style:family="paragraph" style:parent-style-name="Text_20_body">
      <style:text-properties officeooo:rsid="03623854" officeooo:paragraph-rsid="03623854"/>
    </style:style>
    <style:style style:name="P377" style:family="paragraph" style:parent-style-name="Text_20_body">
      <style:text-properties officeooo:rsid="0365d21f" officeooo:paragraph-rsid="0365d21f"/>
    </style:style>
    <style:style style:name="P378" style:family="paragraph" style:parent-style-name="Text_20_body">
      <style:text-properties officeooo:paragraph-rsid="0365d21f"/>
    </style:style>
    <style:style style:name="P379" style:family="paragraph" style:parent-style-name="Text_20_body">
      <style:text-properties officeooo:rsid="036704f7" officeooo:paragraph-rsid="036704f7"/>
    </style:style>
    <style:style style:name="P380" style:family="paragraph" style:parent-style-name="Text_20_body">
      <style:text-properties officeooo:rsid="03687d57" officeooo:paragraph-rsid="036938ef"/>
    </style:style>
    <style:style style:name="P381" style:family="paragraph" style:parent-style-name="Text_20_body">
      <style:text-properties officeooo:rsid="036938ef" officeooo:paragraph-rsid="036938ef"/>
    </style:style>
    <style:style style:name="P382" style:family="paragraph" style:parent-style-name="Text_20_body">
      <style:text-properties officeooo:rsid="036965ed" officeooo:paragraph-rsid="036965ed"/>
    </style:style>
    <style:style style:name="P383" style:family="paragraph" style:parent-style-name="Text_20_body">
      <style:text-properties officeooo:rsid="036c3dc8" officeooo:paragraph-rsid="036c3dc8"/>
    </style:style>
    <style:style style:name="P384" style:family="paragraph" style:parent-style-name="Text_20_body">
      <style:text-properties officeooo:rsid="036c6e0f" officeooo:paragraph-rsid="036c6e0f"/>
    </style:style>
    <style:style style:name="P385" style:family="paragraph" style:parent-style-name="Text_20_body">
      <style:text-properties officeooo:rsid="036e6563" officeooo:paragraph-rsid="036e6563"/>
    </style:style>
    <style:style style:name="P386" style:family="paragraph" style:parent-style-name="Text_20_body">
      <style:text-properties officeooo:rsid="03731320" officeooo:paragraph-rsid="03731320"/>
    </style:style>
    <style:style style:name="P387" style:family="paragraph" style:parent-style-name="Text_20_body">
      <style:text-properties officeooo:rsid="037b78e8" officeooo:paragraph-rsid="037b78e8"/>
    </style:style>
    <style:style style:name="P388" style:family="paragraph" style:parent-style-name="Text_20_body">
      <style:text-properties officeooo:rsid="037f06f5" officeooo:paragraph-rsid="037f06f5"/>
    </style:style>
    <style:style style:name="P389" style:family="paragraph" style:parent-style-name="Code">
      <style:text-properties officeooo:paragraph-rsid="03a20225"/>
    </style:style>
    <style:style style:name="P390" style:family="paragraph" style:parent-style-name="Text_20_body">
      <style:text-properties officeooo:paragraph-rsid="03a20225"/>
    </style:style>
    <style:style style:name="P391" style:family="paragraph" style:parent-style-name="Text_20_body">
      <style:text-properties officeooo:rsid="03a20225" officeooo:paragraph-rsid="03a20225"/>
    </style:style>
    <style:style style:name="P392" style:family="paragraph" style:parent-style-name="Text_20_body">
      <style:text-properties officeooo:rsid="03811dcb" officeooo:paragraph-rsid="03a20225"/>
    </style:style>
    <style:style style:name="P393" style:family="paragraph" style:parent-style-name="Text_20_body">
      <style:text-properties officeooo:rsid="03977963" officeooo:paragraph-rsid="03a20225"/>
    </style:style>
    <style:style style:name="P394" style:family="paragraph" style:parent-style-name="Text_20_body">
      <style:text-properties officeooo:rsid="037626ff" officeooo:paragraph-rsid="03a20225"/>
    </style:style>
    <style:style style:name="P395" style:family="paragraph" style:parent-style-name="Text_20_body">
      <style:text-properties officeooo:rsid="0378c763" officeooo:paragraph-rsid="03a20225"/>
    </style:style>
    <style:style style:name="P396" style:family="paragraph" style:parent-style-name="Text_20_body">
      <style:text-properties officeooo:rsid="037ff6cc" officeooo:paragraph-rsid="03a20225"/>
    </style:style>
    <style:style style:name="P397" style:family="paragraph" style:parent-style-name="Text_20_body">
      <style:text-properties officeooo:rsid="038ad153" officeooo:paragraph-rsid="03a20225"/>
    </style:style>
    <style:style style:name="P398" style:family="paragraph" style:parent-style-name="Text_20_body">
      <style:text-properties officeooo:rsid="038316c7" officeooo:paragraph-rsid="03a20225"/>
    </style:style>
    <style:style style:name="P399" style:family="paragraph" style:parent-style-name="Text_20_body">
      <style:text-properties officeooo:rsid="03846770" officeooo:paragraph-rsid="03a20225"/>
    </style:style>
    <style:style style:name="P400" style:family="paragraph" style:parent-style-name="Text_20_body">
      <style:text-properties officeooo:rsid="0390898e" officeooo:paragraph-rsid="03a20225"/>
    </style:style>
    <style:style style:name="P401" style:family="paragraph" style:parent-style-name="Text_20_body">
      <style:text-properties officeooo:rsid="03925f06" officeooo:paragraph-rsid="03a20225"/>
    </style:style>
    <style:style style:name="P402" style:family="paragraph" style:parent-style-name="Text_20_body">
      <style:text-properties officeooo:rsid="039d6500" officeooo:paragraph-rsid="03a20225"/>
    </style:style>
    <style:style style:name="P403" style:family="paragraph" style:parent-style-name="Text_20_body">
      <style:text-properties officeooo:rsid="039a4a17" officeooo:paragraph-rsid="03a20225"/>
    </style:style>
    <style:style style:name="P404" style:family="paragraph" style:parent-style-name="Text_20_body">
      <style:text-properties officeooo:rsid="039c1249" officeooo:paragraph-rsid="03a20225"/>
    </style:style>
    <style:style style:name="P405" style:family="paragraph" style:parent-style-name="Text_20_body">
      <style:text-properties officeooo:rsid="039c9f5b" officeooo:paragraph-rsid="03a20225"/>
    </style:style>
    <style:style style:name="P406" style:family="paragraph" style:parent-style-name="Text_20_body">
      <style:text-properties officeooo:rsid="039ef2b9" officeooo:paragraph-rsid="03a20225"/>
    </style:style>
    <style:style style:name="P407" style:family="paragraph" style:parent-style-name="Text_20_body">
      <style:text-properties officeooo:rsid="03a46d51" officeooo:paragraph-rsid="03a46d51"/>
    </style:style>
    <style:style style:name="P408" style:family="paragraph" style:parent-style-name="Text_20_body">
      <style:text-properties officeooo:rsid="03a4af11" officeooo:paragraph-rsid="03a4af11"/>
    </style:style>
    <style:style style:name="P409" style:family="paragraph" style:parent-style-name="Text_20_body">
      <style:text-properties officeooo:rsid="03aa3b53" officeooo:paragraph-rsid="03aa3b53"/>
    </style:style>
    <style:style style:name="P410" style:family="paragraph" style:parent-style-name="Text_20_body">
      <style:text-properties officeooo:rsid="03ab1d1a" officeooo:paragraph-rsid="03ab1d1a"/>
    </style:style>
    <style:style style:name="P411" style:family="paragraph" style:parent-style-name="Text_20_body">
      <style:text-properties officeooo:rsid="03acea9c" officeooo:paragraph-rsid="03acea9c"/>
    </style:style>
    <style:style style:name="P412" style:family="paragraph" style:parent-style-name="Text_20_body">
      <style:text-properties officeooo:rsid="03b2b9f0" officeooo:paragraph-rsid="03b2b9f0"/>
    </style:style>
    <style:style style:name="P413" style:family="paragraph" style:parent-style-name="Text_20_body">
      <style:text-properties officeooo:rsid="03b3dfbd" officeooo:paragraph-rsid="03b3dfbd"/>
    </style:style>
    <style:style style:name="P414" style:family="paragraph" style:parent-style-name="Text_20_body">
      <style:text-properties officeooo:rsid="03b6520c" officeooo:paragraph-rsid="03b6520c"/>
    </style:style>
    <style:style style:name="P415" style:family="paragraph" style:parent-style-name="Text_20_body">
      <style:text-properties officeooo:rsid="03b699c7" officeooo:paragraph-rsid="03b699c7"/>
    </style:style>
    <style:style style:name="P416" style:family="paragraph" style:parent-style-name="Text_20_body">
      <style:text-properties officeooo:rsid="03b84ffa" officeooo:paragraph-rsid="03b84ffa"/>
    </style:style>
    <style:style style:name="P417" style:family="paragraph" style:parent-style-name="Text_20_body">
      <style:text-properties officeooo:rsid="03b92f13" officeooo:paragraph-rsid="03b92f13"/>
    </style:style>
    <style:style style:name="P418" style:family="paragraph" style:parent-style-name="Text_20_body">
      <style:text-properties officeooo:rsid="03bb8b80" officeooo:paragraph-rsid="03bb8b80"/>
    </style:style>
    <style:style style:name="P419" style:family="paragraph" style:parent-style-name="Text_20_body">
      <style:text-properties officeooo:rsid="03bc7b79" officeooo:paragraph-rsid="03bc7b79"/>
    </style:style>
    <style:style style:name="P420" style:family="paragraph" style:parent-style-name="Text_20_body">
      <style:text-properties officeooo:rsid="03be0d1a" officeooo:paragraph-rsid="03be0d1a"/>
    </style:style>
    <style:style style:name="P421" style:family="paragraph" style:parent-style-name="Text_20_body">
      <style:text-properties officeooo:rsid="03be4abc" officeooo:paragraph-rsid="03be4abc"/>
    </style:style>
    <style:style style:name="P422" style:family="paragraph" style:parent-style-name="Text_20_body">
      <style:text-properties officeooo:rsid="03bea2b8" officeooo:paragraph-rsid="03bea2b8"/>
    </style:style>
    <style:style style:name="P423" style:family="paragraph" style:parent-style-name="Text_20_body">
      <style:text-properties officeooo:rsid="03beeb1e" officeooo:paragraph-rsid="03beeb1e"/>
    </style:style>
    <style:style style:name="P424" style:family="paragraph" style:parent-style-name="Text_20_body">
      <style:text-properties officeooo:rsid="03c22b4b" officeooo:paragraph-rsid="03c22b4b"/>
    </style:style>
    <style:style style:name="P425" style:family="paragraph" style:parent-style-name="Text_20_body">
      <style:text-properties officeooo:rsid="03c8da6e" officeooo:paragraph-rsid="03c8da6e"/>
    </style:style>
    <style:style style:name="P426" style:family="paragraph" style:parent-style-name="Text_20_body">
      <style:text-properties officeooo:rsid="03ca588b" officeooo:paragraph-rsid="03ca588b"/>
    </style:style>
    <style:style style:name="P427" style:family="paragraph" style:parent-style-name="Text_20_body">
      <style:text-properties officeooo:rsid="03ce7bf7" officeooo:paragraph-rsid="03ce7bf7"/>
    </style:style>
    <style:style style:name="P428" style:family="paragraph" style:parent-style-name="Text_20_body">
      <style:text-properties officeooo:rsid="03d01574" officeooo:paragraph-rsid="03d01574"/>
    </style:style>
    <style:style style:name="P429" style:family="paragraph" style:parent-style-name="Text_20_body">
      <style:text-properties officeooo:rsid="03d184cf" officeooo:paragraph-rsid="03d184cf"/>
    </style:style>
    <style:style style:name="P430" style:family="paragraph" style:parent-style-name="Code">
      <style:text-properties officeooo:rsid="03d8e997" officeooo:paragraph-rsid="03da4ded"/>
    </style:style>
    <style:style style:name="P431" style:family="paragraph" style:parent-style-name="Text_20_body">
      <style:text-properties officeooo:rsid="03d8e997" officeooo:paragraph-rsid="03d8e997"/>
    </style:style>
    <style:style style:name="P432" style:family="paragraph" style:parent-style-name="Text_20_body">
      <style:text-properties officeooo:rsid="03d89dff" officeooo:paragraph-rsid="03d89dff"/>
    </style:style>
    <style:style style:name="P433" style:family="paragraph" style:parent-style-name="Text_20_body">
      <style:text-properties officeooo:rsid="03d37f2e" officeooo:paragraph-rsid="03d37f2e"/>
    </style:style>
    <style:style style:name="P434" style:family="paragraph" style:parent-style-name="Text_20_body">
      <style:text-properties officeooo:rsid="03da4ded" officeooo:paragraph-rsid="03da4ded"/>
    </style:style>
    <style:style style:name="P435" style:family="paragraph" style:parent-style-name="Text_20_body">
      <style:text-properties officeooo:rsid="03dd0707" officeooo:paragraph-rsid="03dd0707"/>
    </style:style>
    <style:style style:name="P436" style:family="paragraph" style:parent-style-name="Text_20_body">
      <style:text-properties officeooo:rsid="03dd7cc1" officeooo:paragraph-rsid="03dd7cc1"/>
    </style:style>
    <style:style style:name="P437" style:family="paragraph" style:parent-style-name="Text_20_body">
      <style:text-properties officeooo:rsid="03de2494" officeooo:paragraph-rsid="03de2494"/>
    </style:style>
    <style:style style:name="P438" style:family="paragraph" style:parent-style-name="Text_20_body">
      <style:text-properties officeooo:rsid="03e088a8" officeooo:paragraph-rsid="03e088a8"/>
    </style:style>
    <style:style style:name="P439" style:family="paragraph" style:parent-style-name="Text_20_body">
      <style:text-properties officeooo:rsid="03e471ab" officeooo:paragraph-rsid="03e471ab"/>
    </style:style>
    <style:style style:name="P440" style:family="paragraph" style:parent-style-name="Text_20_body">
      <style:text-properties officeooo:rsid="03e7290a" officeooo:paragraph-rsid="03e7290a"/>
    </style:style>
    <style:style style:name="P441" style:family="paragraph" style:parent-style-name="Text_20_body">
      <style:text-properties officeooo:rsid="03ed0c73" officeooo:paragraph-rsid="03ed0c73"/>
    </style:style>
    <style:style style:name="P442" style:family="paragraph" style:parent-style-name="Text_20_body">
      <style:text-properties officeooo:rsid="03eefd2c" officeooo:paragraph-rsid="03eefd2c"/>
    </style:style>
    <style:style style:name="P443" style:family="paragraph" style:parent-style-name="Text_20_body">
      <style:text-properties officeooo:rsid="03f0ffd0" officeooo:paragraph-rsid="03f0ffd0"/>
    </style:style>
    <style:style style:name="P444" style:family="paragraph" style:parent-style-name="Text_20_body">
      <style:text-properties officeooo:rsid="03f160cc" officeooo:paragraph-rsid="03f160cc"/>
    </style:style>
    <style:style style:name="P445" style:family="paragraph" style:parent-style-name="Text_20_body">
      <style:text-properties officeooo:rsid="03f32692" officeooo:paragraph-rsid="03f32692"/>
    </style:style>
    <style:style style:name="P446" style:family="paragraph" style:parent-style-name="Text_20_body">
      <style:text-properties officeooo:rsid="03f60605" officeooo:paragraph-rsid="03f60605"/>
    </style:style>
    <style:style style:name="P447" style:family="paragraph" style:parent-style-name="Text_20_body">
      <style:text-properties officeooo:rsid="04006317" officeooo:paragraph-rsid="04006317"/>
    </style:style>
    <style:style style:name="P448" style:family="paragraph" style:parent-style-name="Text_20_body">
      <style:text-properties officeooo:rsid="04021830" officeooo:paragraph-rsid="04021830"/>
    </style:style>
    <style:style style:name="P449" style:family="paragraph" style:parent-style-name="Text_20_body">
      <style:text-properties officeooo:rsid="040400c0" officeooo:paragraph-rsid="040400c0"/>
    </style:style>
    <style:style style:name="P450" style:family="paragraph" style:parent-style-name="Text_20_body">
      <style:text-properties officeooo:rsid="0404740b" officeooo:paragraph-rsid="0404740b"/>
    </style:style>
    <style:style style:name="P451" style:family="paragraph" style:parent-style-name="Text_20_body">
      <style:text-properties officeooo:rsid="0406a0f0" officeooo:paragraph-rsid="0406b35b"/>
    </style:style>
    <style:style style:name="P452" style:family="paragraph" style:parent-style-name="Text_20_body">
      <style:text-properties officeooo:rsid="040764fa" officeooo:paragraph-rsid="040764fa"/>
    </style:style>
    <style:style style:name="P453" style:family="paragraph" style:parent-style-name="Text_20_body">
      <style:text-properties officeooo:rsid="040909c6" officeooo:paragraph-rsid="040909c6"/>
    </style:style>
    <style:style style:name="P454" style:family="paragraph" style:parent-style-name="Text_20_body">
      <style:text-properties officeooo:rsid="040d3889" officeooo:paragraph-rsid="040d3889"/>
    </style:style>
    <style:style style:name="P455" style:family="paragraph" style:parent-style-name="Text_20_body">
      <style:text-properties officeooo:rsid="040f08ec" officeooo:paragraph-rsid="040f08ec"/>
    </style:style>
    <style:style style:name="P456" style:family="paragraph" style:parent-style-name="Text_20_body">
      <style:text-properties officeooo:rsid="0412592d" officeooo:paragraph-rsid="0412592d"/>
    </style:style>
    <style:style style:name="P457" style:family="paragraph" style:parent-style-name="Text_20_body">
      <style:text-properties officeooo:rsid="04152035" officeooo:paragraph-rsid="04152035"/>
    </style:style>
    <style:style style:name="P458" style:family="paragraph" style:parent-style-name="Text_20_body">
      <style:text-properties officeooo:rsid="04153164" officeooo:paragraph-rsid="04153164"/>
    </style:style>
    <style:style style:name="P459" style:family="paragraph" style:parent-style-name="Text_20_body">
      <style:text-properties officeooo:rsid="0417154d" officeooo:paragraph-rsid="0417154d"/>
    </style:style>
    <style:style style:name="P460" style:family="paragraph" style:parent-style-name="Text_20_body">
      <style:text-properties officeooo:rsid="04183cc5" officeooo:paragraph-rsid="04183cc5"/>
    </style:style>
    <style:style style:name="P461" style:family="paragraph" style:parent-style-name="Text_20_body">
      <style:text-properties officeooo:rsid="041bb395" officeooo:paragraph-rsid="041bb395"/>
    </style:style>
    <style:style style:name="P462" style:family="paragraph" style:parent-style-name="Text_20_body">
      <style:text-properties officeooo:rsid="041bb395" officeooo:paragraph-rsid="041c5438"/>
    </style:style>
    <style:style style:name="P463" style:family="paragraph" style:parent-style-name="Text_20_body">
      <style:text-properties officeooo:rsid="041af92e" officeooo:paragraph-rsid="041af92e"/>
    </style:style>
    <style:style style:name="P464" style:family="paragraph" style:parent-style-name="Text_20_body">
      <style:text-properties officeooo:rsid="041e160f" officeooo:paragraph-rsid="041e160f"/>
    </style:style>
    <style:style style:name="P465" style:family="paragraph" style:parent-style-name="Text_20_body">
      <style:text-properties officeooo:rsid="042063a6" officeooo:paragraph-rsid="042063a6"/>
    </style:style>
    <style:style style:name="P466" style:family="paragraph" style:parent-style-name="Text_20_body">
      <style:text-properties officeooo:rsid="04221293" officeooo:paragraph-rsid="04221293"/>
    </style:style>
    <style:style style:name="P467" style:family="paragraph" style:parent-style-name="Text_20_body">
      <style:text-properties officeooo:rsid="0422ba4b" officeooo:paragraph-rsid="0422ba4b"/>
    </style:style>
    <style:style style:name="P468" style:family="paragraph" style:parent-style-name="Text_20_body">
      <style:text-properties officeooo:rsid="0423f5da" officeooo:paragraph-rsid="0423f5da"/>
    </style:style>
    <style:style style:name="P469" style:family="paragraph" style:parent-style-name="Text_20_body">
      <style:text-properties officeooo:rsid="0423fa08" officeooo:paragraph-rsid="0423fa08"/>
    </style:style>
    <style:style style:name="P470" style:family="paragraph" style:parent-style-name="Text_20_body">
      <style:text-properties officeooo:rsid="0425da12" officeooo:paragraph-rsid="0425da12"/>
    </style:style>
    <style:style style:name="P471" style:family="paragraph" style:parent-style-name="Text_20_body">
      <style:text-properties officeooo:rsid="0428a80a" officeooo:paragraph-rsid="0428a80a"/>
    </style:style>
    <style:style style:name="P472" style:family="paragraph" style:parent-style-name="Text_20_body">
      <style:text-properties officeooo:rsid="042bb06a" officeooo:paragraph-rsid="042bb06a"/>
    </style:style>
    <style:style style:name="P473" style:family="paragraph" style:parent-style-name="Text_20_body">
      <style:text-properties officeooo:rsid="042ccf2c" officeooo:paragraph-rsid="042ccf2c"/>
    </style:style>
    <style:style style:name="P474" style:family="paragraph" style:parent-style-name="Text_20_body">
      <style:text-properties officeooo:rsid="042d3a2e" officeooo:paragraph-rsid="042d3a2e"/>
    </style:style>
    <style:style style:name="P475" style:family="paragraph" style:parent-style-name="Text_20_body">
      <style:text-properties officeooo:rsid="042e5097" officeooo:paragraph-rsid="042e5097"/>
    </style:style>
    <style:style style:name="P476" style:family="paragraph" style:parent-style-name="Text_20_body">
      <style:text-properties officeooo:rsid="0434630d" officeooo:paragraph-rsid="0434630d"/>
    </style:style>
    <style:style style:name="P477" style:family="paragraph" style:parent-style-name="Text_20_body">
      <style:text-properties officeooo:rsid="0434c08f" officeooo:paragraph-rsid="0434c08f"/>
    </style:style>
    <style:style style:name="P478" style:family="paragraph" style:parent-style-name="Text_20_body">
      <style:text-properties officeooo:rsid="0437ad03" officeooo:paragraph-rsid="0437ad03"/>
    </style:style>
    <style:style style:name="P479" style:family="paragraph" style:parent-style-name="Text_20_body">
      <style:text-properties officeooo:rsid="0439b318" officeooo:paragraph-rsid="0439b318"/>
    </style:style>
    <style:style style:name="P480" style:family="paragraph" style:parent-style-name="Text_20_body">
      <style:text-properties officeooo:rsid="0439b318" officeooo:paragraph-rsid="043b59ee"/>
    </style:style>
    <style:style style:name="P481" style:family="paragraph" style:parent-style-name="Text_20_body">
      <style:text-properties officeooo:rsid="0441bb93" officeooo:paragraph-rsid="0441bb93"/>
    </style:style>
    <style:style style:name="P482" style:family="paragraph" style:parent-style-name="Code">
      <style:text-properties fo:color="#009900" loext:opacity="100%"/>
    </style:style>
    <style:style style:name="P483" style:family="paragraph" style:parent-style-name="Code">
      <style:text-properties fo:color="#009900" loext:opacity="100%" style:font-name="Courier New1" fo:font-size="10pt" fo:background-color="transparent"/>
    </style:style>
    <style:style style:name="P484" style:family="paragraph" style:parent-style-name="Code">
      <style:text-properties officeooo:paragraph-rsid="04497190"/>
    </style:style>
    <style:style style:name="P485" style:family="paragraph" style:parent-style-name="Text_20_body">
      <style:text-properties officeooo:rsid="044389d6" officeooo:paragraph-rsid="044389d6"/>
    </style:style>
    <style:style style:name="P486" style:family="paragraph" style:parent-style-name="Text_20_body">
      <style:text-properties officeooo:rsid="0445585d" officeooo:paragraph-rsid="0445585d"/>
    </style:style>
    <style:style style:name="P487" style:family="paragraph" style:parent-style-name="Text_20_body">
      <style:text-properties officeooo:rsid="0445db42" officeooo:paragraph-rsid="0445db42"/>
    </style:style>
    <style:style style:name="P488" style:family="paragraph" style:parent-style-name="Text_20_body">
      <style:text-properties officeooo:rsid="044bf610" officeooo:paragraph-rsid="044bf610"/>
    </style:style>
    <style:style style:name="P489" style:family="paragraph" style:parent-style-name="Text_20_body">
      <style:text-properties officeooo:rsid="044c8b93" officeooo:paragraph-rsid="044c8b93"/>
    </style:style>
    <style:style style:name="P490" style:family="paragraph" style:parent-style-name="Text_20_body">
      <style:text-properties officeooo:rsid="044e7d85" officeooo:paragraph-rsid="044e7d85"/>
    </style:style>
    <style:style style:name="P491" style:family="paragraph" style:parent-style-name="Text_20_body">
      <style:text-properties officeooo:rsid="0452c4ed" officeooo:paragraph-rsid="0452c4ed"/>
    </style:style>
    <style:style style:name="P492" style:family="paragraph" style:parent-style-name="Text_20_body">
      <style:text-properties officeooo:rsid="0456a687" officeooo:paragraph-rsid="0456a687"/>
    </style:style>
    <style:style style:name="P493" style:family="paragraph" style:parent-style-name="Text_20_body">
      <style:text-properties officeooo:rsid="0458251c" officeooo:paragraph-rsid="0458251c"/>
    </style:style>
    <style:style style:name="P494" style:family="paragraph" style:parent-style-name="Text_20_body">
      <style:text-properties officeooo:rsid="045c4280" officeooo:paragraph-rsid="045c4280"/>
    </style:style>
    <style:style style:name="P495" style:family="paragraph" style:parent-style-name="Text_20_body">
      <style:text-properties officeooo:rsid="04618ff8" officeooo:paragraph-rsid="04618ff8"/>
    </style:style>
    <style:style style:name="P496" style:family="paragraph" style:parent-style-name="Text_20_body">
      <style:text-properties officeooo:rsid="04622ef6" officeooo:paragraph-rsid="04622ef6"/>
    </style:style>
    <style:style style:name="P497" style:family="paragraph" style:parent-style-name="Text_20_body">
      <style:text-properties officeooo:rsid="046954cb" officeooo:paragraph-rsid="046954cb"/>
    </style:style>
    <style:style style:name="P498" style:family="paragraph" style:parent-style-name="Code">
      <style:text-properties officeooo:rsid="047f70a1" officeooo:paragraph-rsid="047f70a1"/>
    </style:style>
    <style:style style:name="P499" style:family="paragraph" style:parent-style-name="Text_20_body">
      <style:text-properties officeooo:rsid="0469bd60" officeooo:paragraph-rsid="0469bd60"/>
    </style:style>
    <style:style style:name="P500" style:family="paragraph" style:parent-style-name="Text_20_body">
      <style:text-properties officeooo:rsid="046abdd7" officeooo:paragraph-rsid="046abdd7"/>
    </style:style>
    <style:style style:name="P501" style:family="paragraph" style:parent-style-name="Text_20_body">
      <style:text-properties officeooo:rsid="046b0eff" officeooo:paragraph-rsid="046b0eff"/>
    </style:style>
    <style:style style:name="P502" style:family="paragraph" style:parent-style-name="Text_20_body">
      <style:text-properties officeooo:rsid="046d4d8e" officeooo:paragraph-rsid="046d4d8e"/>
    </style:style>
    <style:style style:name="P503" style:family="paragraph" style:parent-style-name="Text_20_body">
      <style:text-properties officeooo:rsid="046d4d8e" officeooo:paragraph-rsid="04701ba2"/>
    </style:style>
    <style:style style:name="P504" style:family="paragraph" style:parent-style-name="Text_20_body">
      <style:text-properties officeooo:rsid="04701ba2" officeooo:paragraph-rsid="04701ba2"/>
    </style:style>
    <style:style style:name="P505" style:family="paragraph" style:parent-style-name="Text_20_body">
      <style:text-properties officeooo:rsid="04754833" officeooo:paragraph-rsid="04754833"/>
    </style:style>
    <style:style style:name="P506" style:family="paragraph" style:parent-style-name="Text_20_body">
      <style:text-properties officeooo:rsid="0479ebeb" officeooo:paragraph-rsid="0479ebeb"/>
    </style:style>
    <style:style style:name="P507" style:family="paragraph" style:parent-style-name="Text_20_body">
      <style:text-properties officeooo:rsid="047cb0ac" officeooo:paragraph-rsid="047f70a1"/>
    </style:style>
    <style:style style:name="P508" style:family="paragraph" style:parent-style-name="Text_20_body">
      <style:text-properties officeooo:rsid="047dee4f" officeooo:paragraph-rsid="047dee4f"/>
    </style:style>
    <style:style style:name="P509" style:family="paragraph" style:parent-style-name="Text_20_body">
      <style:text-properties officeooo:rsid="048158e2" officeooo:paragraph-rsid="048158e2"/>
    </style:style>
    <style:style style:name="P510" style:family="paragraph" style:parent-style-name="Text_20_body">
      <style:text-properties officeooo:rsid="0482305b" officeooo:paragraph-rsid="048263a4"/>
    </style:style>
    <style:style style:name="P511" style:family="paragraph" style:parent-style-name="Text_20_body">
      <style:text-properties officeooo:rsid="048263a4" officeooo:paragraph-rsid="048263a4"/>
    </style:style>
    <style:style style:name="P512" style:family="paragraph" style:parent-style-name="Text_20_body">
      <style:text-properties officeooo:rsid="04843b8e" officeooo:paragraph-rsid="04843b8e"/>
    </style:style>
    <style:style style:name="P513" style:family="paragraph" style:parent-style-name="Text_20_body">
      <style:text-properties officeooo:rsid="0486f700" officeooo:paragraph-rsid="0486f700"/>
    </style:style>
    <style:style style:name="P514" style:family="paragraph" style:parent-style-name="Text_20_body">
      <style:text-properties officeooo:rsid="0488780f" officeooo:paragraph-rsid="0488780f"/>
    </style:style>
    <style:style style:name="P515" style:family="paragraph" style:parent-style-name="Text_20_body">
      <style:text-properties officeooo:rsid="048c82ac" officeooo:paragraph-rsid="048c82ac"/>
    </style:style>
    <style:style style:name="P516" style:family="paragraph" style:parent-style-name="Text_20_body">
      <style:text-properties officeooo:rsid="048e9f7c" officeooo:paragraph-rsid="048e9f7c"/>
    </style:style>
    <style:style style:name="P517" style:family="paragraph" style:parent-style-name="Text_20_body">
      <style:text-properties officeooo:rsid="048ec5bd" officeooo:paragraph-rsid="048ec5bd"/>
    </style:style>
    <style:style style:name="P518" style:family="paragraph" style:parent-style-name="Text_20_body">
      <style:text-properties officeooo:rsid="048fc8db" officeooo:paragraph-rsid="048fc8db"/>
    </style:style>
    <style:style style:name="P519" style:family="paragraph" style:parent-style-name="Text_20_body">
      <style:text-properties officeooo:rsid="049282dd" officeooo:paragraph-rsid="049282dd"/>
    </style:style>
    <style:style style:name="P520" style:family="paragraph" style:parent-style-name="Text_20_body">
      <style:text-properties officeooo:rsid="04956318" officeooo:paragraph-rsid="04956318"/>
    </style:style>
    <style:style style:name="P521" style:family="paragraph" style:parent-style-name="Text_20_body">
      <style:text-properties officeooo:rsid="0498f257" officeooo:paragraph-rsid="0498f257"/>
    </style:style>
    <style:style style:name="P522" style:family="paragraph" style:parent-style-name="Text_20_body">
      <style:text-properties fo:font-style="normal" officeooo:rsid="048fc8db" officeooo:paragraph-rsid="048fc8db" style:font-style-asian="normal" style:font-style-complex="normal"/>
    </style:style>
    <style:style style:name="P523" style:family="paragraph" style:parent-style-name="Text_20_body">
      <style:text-properties officeooo:rsid="049bda4a" officeooo:paragraph-rsid="049bda4a"/>
    </style:style>
    <style:style style:name="P524" style:family="paragraph" style:parent-style-name="Text_20_body">
      <style:text-properties officeooo:rsid="049c69fe" officeooo:paragraph-rsid="049c69fe"/>
    </style:style>
    <style:style style:name="P525" style:family="paragraph" style:parent-style-name="Text_20_body">
      <style:text-properties officeooo:rsid="049c8204" officeooo:paragraph-rsid="049c8204"/>
    </style:style>
    <style:style style:name="P526" style:family="paragraph" style:parent-style-name="Text_20_body">
      <style:text-properties officeooo:rsid="049e26f5" officeooo:paragraph-rsid="049e26f5"/>
    </style:style>
    <style:style style:name="P527" style:family="paragraph" style:parent-style-name="Text_20_body">
      <style:text-properties officeooo:rsid="049eb83a" officeooo:paragraph-rsid="049eb83a"/>
    </style:style>
    <style:style style:name="P528" style:family="paragraph" style:parent-style-name="Text_20_body">
      <style:text-properties officeooo:rsid="04a15121" officeooo:paragraph-rsid="04a15121"/>
    </style:style>
    <style:style style:name="P529" style:family="paragraph" style:parent-style-name="Text_20_body">
      <style:text-properties officeooo:rsid="04a37b06" officeooo:paragraph-rsid="04a37b06"/>
    </style:style>
    <style:style style:name="P530" style:family="paragraph" style:parent-style-name="Text_20_body">
      <style:text-properties officeooo:rsid="04a7b567" officeooo:paragraph-rsid="04a7b567"/>
    </style:style>
    <style:style style:name="P531" style:family="paragraph" style:parent-style-name="Text_20_body">
      <style:text-properties officeooo:rsid="04ac0ed1" officeooo:paragraph-rsid="04ac0ed1"/>
    </style:style>
    <style:style style:name="P532" style:family="paragraph" style:parent-style-name="Text_20_body">
      <style:text-properties officeooo:rsid="04ae5253" officeooo:paragraph-rsid="04ae5253"/>
    </style:style>
    <style:style style:name="P533" style:family="paragraph" style:parent-style-name="Text_20_body">
      <style:text-properties officeooo:rsid="04b06789" officeooo:paragraph-rsid="04b06789"/>
    </style:style>
    <style:style style:name="P534" style:family="paragraph" style:parent-style-name="Text_20_body">
      <style:text-properties officeooo:rsid="04b2432a" officeooo:paragraph-rsid="04b2432a"/>
    </style:style>
    <style:style style:name="P535" style:family="paragraph" style:parent-style-name="Text_20_body">
      <style:text-properties officeooo:rsid="04b2e4f6" officeooo:paragraph-rsid="04b2e4f6"/>
    </style:style>
    <style:style style:name="P536" style:family="paragraph" style:parent-style-name="Text_20_body">
      <style:text-properties officeooo:rsid="04b36848" officeooo:paragraph-rsid="04b36848"/>
    </style:style>
    <style:style style:name="P537" style:family="paragraph" style:parent-style-name="Text_20_body">
      <style:text-properties officeooo:rsid="04b5611e" officeooo:paragraph-rsid="04b5611e"/>
    </style:style>
    <style:style style:name="P538" style:family="paragraph" style:parent-style-name="Text_20_body">
      <style:text-properties officeooo:rsid="04b67480" officeooo:paragraph-rsid="04b67480"/>
    </style:style>
    <style:style style:name="P539" style:family="paragraph" style:parent-style-name="Text_20_body">
      <style:text-properties officeooo:rsid="04b68ea1" officeooo:paragraph-rsid="04b68ea1"/>
    </style:style>
    <style:style style:name="P540" style:family="paragraph" style:parent-style-name="Text_20_body">
      <style:text-properties officeooo:rsid="04b822a3" officeooo:paragraph-rsid="04b822a3"/>
    </style:style>
    <style:style style:name="P541" style:family="paragraph" style:parent-style-name="Text_20_body">
      <style:text-properties officeooo:rsid="04b8d004" officeooo:paragraph-rsid="04b8d004"/>
    </style:style>
    <style:style style:name="P542" style:family="paragraph" style:parent-style-name="Text_20_body">
      <style:text-properties officeooo:rsid="04b8d004" officeooo:paragraph-rsid="04bed136"/>
    </style:style>
    <style:style style:name="P543" style:family="paragraph" style:parent-style-name="Text_20_body">
      <style:text-properties officeooo:rsid="04b9e5d3" officeooo:paragraph-rsid="04bbf1b6"/>
    </style:style>
    <style:style style:name="P544" style:family="paragraph" style:parent-style-name="Text_20_body">
      <style:text-properties officeooo:rsid="04bbf1b6" officeooo:paragraph-rsid="04bbf1b6"/>
    </style:style>
    <style:style style:name="P545" style:family="paragraph" style:parent-style-name="Text_20_body">
      <style:text-properties officeooo:rsid="04c07166" officeooo:paragraph-rsid="04c07166"/>
    </style:style>
    <style:style style:name="P546" style:family="paragraph" style:parent-style-name="Text_20_body">
      <style:text-properties officeooo:rsid="04c0c448" officeooo:paragraph-rsid="04c0c448"/>
    </style:style>
    <style:style style:name="P547" style:family="paragraph" style:parent-style-name="Text_20_body">
      <style:text-properties officeooo:rsid="04c37671" officeooo:paragraph-rsid="04c37671"/>
    </style:style>
    <style:style style:name="P548" style:family="paragraph" style:parent-style-name="Text_20_body">
      <style:text-properties officeooo:rsid="04c4e15a" officeooo:paragraph-rsid="04c4e15a"/>
    </style:style>
    <style:style style:name="P549" style:family="paragraph" style:parent-style-name="Text_20_body">
      <style:text-properties officeooo:rsid="04c55085" officeooo:paragraph-rsid="04c55085"/>
    </style:style>
    <style:style style:name="P550" style:family="paragraph" style:parent-style-name="Text_20_body">
      <style:text-properties officeooo:rsid="04c66885" officeooo:paragraph-rsid="04c66885"/>
    </style:style>
    <style:style style:name="P551" style:family="paragraph" style:parent-style-name="Text_20_body">
      <style:text-properties officeooo:rsid="04c95b69" officeooo:paragraph-rsid="04c95b69"/>
    </style:style>
    <style:style style:name="P552" style:family="paragraph" style:parent-style-name="Text_20_body">
      <style:text-properties officeooo:rsid="04ca5939" officeooo:paragraph-rsid="04ca5939"/>
    </style:style>
    <style:style style:name="P553" style:family="paragraph" style:parent-style-name="Text_20_body">
      <style:text-properties officeooo:rsid="04cc7c4c" officeooo:paragraph-rsid="04cc7c4c"/>
    </style:style>
    <style:style style:name="P554" style:family="paragraph" style:parent-style-name="Text_20_body">
      <style:text-properties officeooo:rsid="04ce4428" officeooo:paragraph-rsid="04ce4428"/>
    </style:style>
    <style:style style:name="P555" style:family="paragraph" style:parent-style-name="Text_20_body">
      <style:text-properties officeooo:rsid="04cf53de" officeooo:paragraph-rsid="04cf53de"/>
    </style:style>
    <style:style style:name="P556" style:family="paragraph" style:parent-style-name="Text_20_body">
      <style:text-properties officeooo:rsid="04d238f6" officeooo:paragraph-rsid="04d238f6"/>
    </style:style>
    <style:style style:name="P557" style:family="paragraph" style:parent-style-name="Text_20_body">
      <style:text-properties officeooo:rsid="04d57524" officeooo:paragraph-rsid="04d57524"/>
    </style:style>
    <style:style style:name="P558" style:family="paragraph" style:parent-style-name="Text_20_body">
      <style:text-properties officeooo:rsid="04d7b9a4" officeooo:paragraph-rsid="04d7b9a4"/>
    </style:style>
    <style:style style:name="P559" style:family="paragraph" style:parent-style-name="Code">
      <style:text-properties officeooo:paragraph-rsid="04da28c2"/>
    </style:style>
    <style:style style:name="P560" style:family="paragraph" style:parent-style-name="Text_20_body">
      <style:text-properties officeooo:rsid="04da28c2" officeooo:paragraph-rsid="04da28c2"/>
    </style:style>
    <style:style style:name="P561" style:family="paragraph" style:parent-style-name="Text_20_body">
      <style:text-properties officeooo:rsid="04db6846" officeooo:paragraph-rsid="04db6846"/>
    </style:style>
    <style:style style:name="P562" style:family="paragraph" style:parent-style-name="Text_20_body">
      <style:text-properties officeooo:rsid="04e45b2b" officeooo:paragraph-rsid="04e45b2b"/>
    </style:style>
    <style:style style:name="P563" style:family="paragraph" style:parent-style-name="Text_20_body">
      <style:text-properties officeooo:rsid="04e4e26a" officeooo:paragraph-rsid="04e4e26a"/>
    </style:style>
    <style:style style:name="P564" style:family="paragraph" style:parent-style-name="Text_20_body">
      <style:text-properties officeooo:rsid="04e5e723" officeooo:paragraph-rsid="04e5e723"/>
    </style:style>
    <style:style style:name="P565" style:family="paragraph" style:parent-style-name="Text_20_body">
      <style:text-properties officeooo:rsid="04eb7320" officeooo:paragraph-rsid="04eb7320"/>
    </style:style>
    <style:style style:name="P566" style:family="paragraph" style:parent-style-name="Text_20_body">
      <style:text-properties officeooo:rsid="04ef1be7" officeooo:paragraph-rsid="04ef1be7"/>
    </style:style>
    <style:style style:name="P567" style:family="paragraph" style:parent-style-name="Text_20_body">
      <style:text-properties officeooo:rsid="04f019fd" officeooo:paragraph-rsid="04f019fd"/>
    </style:style>
    <style:style style:name="P568" style:family="paragraph" style:parent-style-name="Text_20_body">
      <style:text-properties officeooo:rsid="04f3af19" officeooo:paragraph-rsid="04f3af19"/>
    </style:style>
    <style:style style:name="P569" style:family="paragraph" style:parent-style-name="Text_20_body">
      <style:text-properties officeooo:rsid="04f4c22f" officeooo:paragraph-rsid="04f4c22f"/>
    </style:style>
    <style:style style:name="P570" style:family="paragraph" style:parent-style-name="Text_20_body">
      <style:text-properties officeooo:rsid="04f72ded" officeooo:paragraph-rsid="04f72ded"/>
    </style:style>
    <style:style style:name="P571" style:family="paragraph" style:parent-style-name="Text_20_body">
      <style:text-properties officeooo:rsid="04f8d849" officeooo:paragraph-rsid="04f8d849"/>
    </style:style>
    <style:style style:name="P572" style:family="paragraph" style:parent-style-name="Text_20_body">
      <style:text-properties officeooo:rsid="04fd9d51" officeooo:paragraph-rsid="04fd9d51"/>
    </style:style>
    <style:style style:name="P573" style:family="paragraph" style:parent-style-name="Text_20_body">
      <style:text-properties officeooo:rsid="04ffaab9" officeooo:paragraph-rsid="04ffaab9"/>
    </style:style>
    <style:style style:name="P574" style:family="paragraph" style:parent-style-name="Text_20_body">
      <style:text-properties officeooo:rsid="04ffbbaf" officeooo:paragraph-rsid="04ffbbaf"/>
    </style:style>
    <style:style style:name="P575" style:family="paragraph" style:parent-style-name="Text_20_body">
      <style:text-properties officeooo:rsid="04ffbbaf" officeooo:paragraph-rsid="0505b521"/>
    </style:style>
    <style:style style:name="P576" style:family="paragraph" style:parent-style-name="Text_20_body">
      <style:text-properties officeooo:rsid="0504b458" officeooo:paragraph-rsid="0504b458"/>
    </style:style>
    <style:style style:name="P577" style:family="paragraph" style:parent-style-name="Text_20_body">
      <style:text-properties officeooo:rsid="050a4397" officeooo:paragraph-rsid="050a4397"/>
    </style:style>
    <style:style style:name="P578" style:family="paragraph" style:parent-style-name="Text_20_body">
      <style:text-properties officeooo:rsid="050de9f5" officeooo:paragraph-rsid="050de9f5"/>
    </style:style>
    <style:style style:name="P579" style:family="paragraph" style:parent-style-name="Text_20_body">
      <style:text-properties officeooo:rsid="050e967b" officeooo:paragraph-rsid="050e967b"/>
    </style:style>
    <style:style style:name="P580" style:family="paragraph" style:parent-style-name="Text_20_body">
      <style:text-properties officeooo:rsid="05101d4c" officeooo:paragraph-rsid="05101d4c"/>
    </style:style>
    <style:style style:name="P581" style:family="paragraph" style:parent-style-name="Text_20_body">
      <style:text-properties officeooo:rsid="0511dc31" officeooo:paragraph-rsid="0511dc31"/>
    </style:style>
    <style:style style:name="P582" style:family="paragraph" style:parent-style-name="Text_20_body">
      <style:text-properties officeooo:rsid="05160e6e" officeooo:paragraph-rsid="05160e6e"/>
    </style:style>
    <style:style style:name="P583" style:family="paragraph" style:parent-style-name="Text_20_body">
      <style:text-properties officeooo:rsid="0518c143" officeooo:paragraph-rsid="0518c143"/>
    </style:style>
    <style:style style:name="P584" style:family="paragraph" style:parent-style-name="Text_20_body">
      <style:text-properties officeooo:rsid="051b0bb3" officeooo:paragraph-rsid="051b0bb3"/>
    </style:style>
    <style:style style:name="P585" style:family="paragraph" style:parent-style-name="Text_20_body">
      <style:text-properties officeooo:rsid="051cfa8e" officeooo:paragraph-rsid="051cfa8e"/>
    </style:style>
    <style:style style:name="P586" style:family="paragraph" style:parent-style-name="Text_20_body">
      <style:text-properties officeooo:rsid="051e1a5b" officeooo:paragraph-rsid="051e1a5b"/>
    </style:style>
    <style:style style:name="P587" style:family="paragraph" style:parent-style-name="Text_20_body">
      <style:text-properties officeooo:rsid="051e1a5b" officeooo:paragraph-rsid="051ff1fd"/>
    </style:style>
    <style:style style:name="P588" style:family="paragraph" style:parent-style-name="Text_20_body">
      <style:text-properties officeooo:rsid="051e1a5b" officeooo:paragraph-rsid="0521c2a1"/>
    </style:style>
    <style:style style:name="P589" style:family="paragraph" style:parent-style-name="Text_20_body">
      <style:text-properties officeooo:rsid="051f8405" officeooo:paragraph-rsid="051f8405"/>
    </style:style>
    <style:style style:name="P590" style:family="paragraph" style:parent-style-name="Text_20_body">
      <style:text-properties officeooo:rsid="0522e295" officeooo:paragraph-rsid="0522e295"/>
    </style:style>
    <style:style style:name="P591" style:family="paragraph" style:parent-style-name="Text_20_body">
      <style:text-properties officeooo:rsid="05239c3d" officeooo:paragraph-rsid="05239c3d"/>
    </style:style>
    <style:style style:name="P592" style:family="paragraph" style:parent-style-name="Text_20_body">
      <style:text-properties officeooo:rsid="05242d6d" officeooo:paragraph-rsid="05242d6d"/>
    </style:style>
    <style:style style:name="P593" style:family="paragraph" style:parent-style-name="Text_20_body">
      <style:text-properties officeooo:rsid="05256859" officeooo:paragraph-rsid="05256859"/>
    </style:style>
    <style:style style:name="P594" style:family="paragraph" style:parent-style-name="Text_20_body">
      <style:text-properties officeooo:rsid="0527e324" officeooo:paragraph-rsid="0527e324"/>
    </style:style>
    <style:style style:name="P595" style:family="paragraph" style:parent-style-name="Text_20_body">
      <style:text-properties officeooo:rsid="052b2b5e" officeooo:paragraph-rsid="052b2b5e"/>
    </style:style>
    <style:style style:name="P596" style:family="paragraph" style:parent-style-name="Text_20_body">
      <style:paragraph-properties fo:margin-left="0.4925in" fo:margin-right="0in" fo:text-indent="0in" style:auto-text-indent="false"/>
      <style:text-properties officeooo:rsid="052e5e05" officeooo:paragraph-rsid="052e5e05"/>
    </style:style>
    <style:style style:name="P597" style:family="paragraph" style:parent-style-name="Text_20_body">
      <style:paragraph-properties fo:margin-left="0.4925in" fo:margin-right="0in" fo:text-indent="0in" style:auto-text-indent="false"/>
      <style:text-properties officeooo:rsid="053089cb" officeooo:paragraph-rsid="053089cb"/>
    </style:style>
    <style:style style:name="P598" style:family="paragraph" style:parent-style-name="Text_20_body">
      <style:paragraph-properties fo:margin-left="0.4925in" fo:margin-right="0in" fo:text-indent="0in" style:auto-text-indent="false"/>
      <style:text-properties officeooo:rsid="05324e99" officeooo:paragraph-rsid="05324e99"/>
    </style:style>
    <style:style style:name="P599" style:family="paragraph" style:parent-style-name="Text_20_body">
      <style:paragraph-properties fo:margin-left="0.4925in" fo:margin-right="0in" fo:text-indent="0in" style:auto-text-indent="false"/>
      <style:text-properties officeooo:rsid="0533944d" officeooo:paragraph-rsid="0533944d"/>
    </style:style>
    <style:style style:name="P600" style:family="paragraph" style:parent-style-name="Text_20_body">
      <style:paragraph-properties fo:margin-left="0.4925in" fo:margin-right="0in" fo:text-indent="0in" style:auto-text-indent="false"/>
      <style:text-properties officeooo:rsid="05341004" officeooo:paragraph-rsid="05341004"/>
    </style:style>
    <style:style style:name="P601" style:family="paragraph" style:parent-style-name="Text_20_body">
      <style:paragraph-properties fo:margin-left="0.4925in" fo:margin-right="0in" fo:text-indent="0in" style:auto-text-indent="false"/>
      <style:text-properties officeooo:rsid="05354103" officeooo:paragraph-rsid="05354103"/>
    </style:style>
    <style:style style:name="P602" style:family="paragraph" style:parent-style-name="Text_20_body">
      <style:paragraph-properties fo:margin-left="0.4925in" fo:margin-right="0in" fo:text-indent="0in" style:auto-text-indent="false"/>
      <style:text-properties officeooo:rsid="0536288a" officeooo:paragraph-rsid="0536288a"/>
    </style:style>
    <style:style style:name="P603" style:family="paragraph" style:parent-style-name="Text_20_body">
      <style:paragraph-properties fo:margin-left="0.4925in" fo:margin-right="0in" fo:text-indent="0in" style:auto-text-indent="false"/>
      <style:text-properties officeooo:rsid="05366d00" officeooo:paragraph-rsid="05366d00"/>
    </style:style>
    <style:style style:name="P604" style:family="paragraph" style:parent-style-name="Text_20_body">
      <style:paragraph-properties fo:margin-left="0.4925in" fo:margin-right="0in" fo:text-indent="0in" style:auto-text-indent="false"/>
      <style:text-properties officeooo:rsid="05378e40" officeooo:paragraph-rsid="05378e40"/>
    </style:style>
    <style:style style:name="P605" style:family="paragraph" style:parent-style-name="Text_20_body">
      <style:paragraph-properties fo:margin-left="0.4925in" fo:margin-right="0in" fo:text-indent="0in" style:auto-text-indent="false"/>
      <style:text-properties officeooo:rsid="0539b862" officeooo:paragraph-rsid="0539b862"/>
    </style:style>
    <style:style style:name="P606" style:family="paragraph" style:parent-style-name="Text_20_body">
      <style:paragraph-properties fo:margin-left="0.4925in" fo:margin-right="0in" fo:text-indent="0in" style:auto-text-indent="false"/>
      <style:text-properties officeooo:rsid="053abc8e" officeooo:paragraph-rsid="053abc8e"/>
    </style:style>
    <style:style style:name="P607" style:family="paragraph" style:parent-style-name="Text_20_body">
      <style:paragraph-properties fo:margin-left="0.4925in" fo:margin-right="0in" fo:text-indent="0in" style:auto-text-indent="false"/>
      <style:text-properties officeooo:rsid="053c6ce6" officeooo:paragraph-rsid="053c6ce6"/>
    </style:style>
    <style:style style:name="P608" style:family="paragraph" style:parent-style-name="Text_20_body">
      <style:paragraph-properties fo:margin-left="0.4925in" fo:margin-right="0in" fo:text-indent="0in" style:auto-text-indent="false"/>
      <style:text-properties officeooo:rsid="053f969d" officeooo:paragraph-rsid="053f969d"/>
    </style:style>
    <style:style style:name="P609" style:family="paragraph" style:parent-style-name="Text_20_body">
      <style:paragraph-properties fo:margin-left="0.4925in" fo:margin-right="0in" fo:text-indent="0in" style:auto-text-indent="false"/>
      <style:text-properties officeooo:rsid="05449760" officeooo:paragraph-rsid="05449760"/>
    </style:style>
    <style:style style:name="P610" style:family="paragraph" style:parent-style-name="Text_20_body">
      <style:text-properties officeooo:rsid="05469c89" officeooo:paragraph-rsid="05469c89"/>
    </style:style>
    <style:style style:name="P611" style:family="paragraph" style:parent-style-name="Text_20_body">
      <style:text-properties officeooo:rsid="0547ae82" officeooo:paragraph-rsid="0548faa7"/>
    </style:style>
    <style:style style:name="P612" style:family="paragraph" style:parent-style-name="Text_20_body">
      <style:text-properties officeooo:rsid="05498c0c" officeooo:paragraph-rsid="05498c0c"/>
    </style:style>
    <style:style style:name="P613" style:family="paragraph" style:parent-style-name="Text_20_body">
      <style:text-properties officeooo:rsid="054b65f9" officeooo:paragraph-rsid="054b65f9"/>
    </style:style>
    <style:style style:name="P614" style:family="paragraph" style:parent-style-name="Text_20_body">
      <style:text-properties officeooo:rsid="054c3a6f" officeooo:paragraph-rsid="054c3a6f"/>
    </style:style>
    <style:style style:name="P615" style:family="paragraph" style:parent-style-name="Text_20_body">
      <style:text-properties officeooo:rsid="054e053e" officeooo:paragraph-rsid="054e053e"/>
    </style:style>
    <style:style style:name="P616" style:family="paragraph" style:parent-style-name="Text_20_body">
      <style:text-properties officeooo:rsid="054fdbcb" officeooo:paragraph-rsid="054fdbcb"/>
    </style:style>
    <style:style style:name="P617" style:family="paragraph" style:parent-style-name="Text_20_body">
      <style:text-properties officeooo:rsid="0550daf5" officeooo:paragraph-rsid="0550daf5"/>
    </style:style>
    <style:style style:name="P618" style:family="paragraph" style:parent-style-name="Text_20_body">
      <style:text-properties officeooo:rsid="05543a22" officeooo:paragraph-rsid="05543a22"/>
    </style:style>
    <style:style style:name="P619" style:family="paragraph" style:parent-style-name="Text_20_body">
      <style:text-properties officeooo:rsid="0554b4a1" officeooo:paragraph-rsid="0554b4a1"/>
    </style:style>
    <style:style style:name="P620" style:family="paragraph" style:parent-style-name="Text_20_body">
      <style:text-properties officeooo:rsid="055a020d" officeooo:paragraph-rsid="055a020d"/>
    </style:style>
    <style:style style:name="P621" style:family="paragraph" style:parent-style-name="Text_20_body">
      <style:text-properties officeooo:rsid="055c79f8" officeooo:paragraph-rsid="055c79f8"/>
    </style:style>
    <style:style style:name="P622" style:family="paragraph" style:parent-style-name="Text_20_body">
      <style:text-properties officeooo:rsid="055e0136" officeooo:paragraph-rsid="055e0136"/>
    </style:style>
    <style:style style:name="P623" style:family="paragraph" style:parent-style-name="Code">
      <style:text-properties officeooo:paragraph-rsid="0564227e"/>
    </style:style>
    <style:style style:name="P624" style:family="paragraph" style:parent-style-name="Text_20_body">
      <style:text-properties officeooo:rsid="055ea5b5" officeooo:paragraph-rsid="055ea5b5"/>
    </style:style>
    <style:style style:name="P625" style:family="paragraph" style:parent-style-name="Text_20_body">
      <style:text-properties officeooo:rsid="05602117" officeooo:paragraph-rsid="05602117"/>
    </style:style>
    <style:style style:name="P626" style:family="paragraph" style:parent-style-name="Text_20_body">
      <style:text-properties officeooo:rsid="0565a090" officeooo:paragraph-rsid="0565a090"/>
    </style:style>
    <style:style style:name="P627" style:family="paragraph" style:parent-style-name="Text_20_body">
      <style:text-properties officeooo:rsid="0566bab1" officeooo:paragraph-rsid="0566bab1"/>
    </style:style>
    <style:style style:name="P628" style:family="paragraph" style:parent-style-name="Text_20_body">
      <style:text-properties officeooo:rsid="0566db5e" officeooo:paragraph-rsid="0566db5e"/>
    </style:style>
    <style:style style:name="P629" style:family="paragraph" style:parent-style-name="Text_20_body">
      <style:text-properties officeooo:rsid="05682f46" officeooo:paragraph-rsid="05682f46"/>
    </style:style>
    <style:style style:name="P630" style:family="paragraph" style:parent-style-name="Text_20_body">
      <style:text-properties officeooo:rsid="056aab14" officeooo:paragraph-rsid="056aab14"/>
    </style:style>
    <style:style style:name="P631" style:family="paragraph" style:parent-style-name="Text_20_body">
      <style:text-properties officeooo:rsid="056b8a7f" officeooo:paragraph-rsid="056b8a7f"/>
    </style:style>
    <style:style style:name="P632" style:family="paragraph" style:parent-style-name="Text_20_body">
      <style:text-properties officeooo:rsid="056d84a5" officeooo:paragraph-rsid="056d84a5"/>
    </style:style>
    <style:style style:name="P633" style:family="paragraph" style:parent-style-name="Text_20_body">
      <style:text-properties officeooo:rsid="056eeb30" officeooo:paragraph-rsid="056eeb30"/>
    </style:style>
    <style:style style:name="P634" style:family="paragraph" style:parent-style-name="Text_20_body">
      <style:text-properties officeooo:rsid="056eeb30" officeooo:paragraph-rsid="0598de49"/>
    </style:style>
    <style:style style:name="P635" style:family="paragraph" style:parent-style-name="Text_20_body">
      <style:text-properties officeooo:rsid="0572ed52" officeooo:paragraph-rsid="0572ed52"/>
    </style:style>
    <style:style style:name="P636" style:family="paragraph" style:parent-style-name="Text_20_body">
      <style:text-properties officeooo:rsid="057548b5" officeooo:paragraph-rsid="057548b5"/>
    </style:style>
    <style:style style:name="P637" style:family="paragraph" style:parent-style-name="Text_20_body">
      <style:text-properties officeooo:rsid="05761106" officeooo:paragraph-rsid="05761106"/>
    </style:style>
    <style:style style:name="P638" style:family="paragraph" style:parent-style-name="Text_20_body">
      <style:text-properties officeooo:rsid="05779600" officeooo:paragraph-rsid="05779600"/>
    </style:style>
    <style:style style:name="P639" style:family="paragraph" style:parent-style-name="Text_20_body">
      <style:text-properties officeooo:rsid="0579cc5a" officeooo:paragraph-rsid="0579cc5a"/>
    </style:style>
    <style:style style:name="P640" style:family="paragraph" style:parent-style-name="Text_20_body">
      <style:text-properties officeooo:rsid="05818774" officeooo:paragraph-rsid="05818774"/>
    </style:style>
    <style:style style:name="P641" style:family="paragraph" style:parent-style-name="Text_20_body">
      <style:text-properties officeooo:rsid="05851e82" officeooo:paragraph-rsid="05851e82"/>
    </style:style>
    <style:style style:name="P642" style:family="paragraph" style:parent-style-name="Text_20_body">
      <style:text-properties officeooo:rsid="05876412" officeooo:paragraph-rsid="05876412"/>
    </style:style>
    <style:style style:name="P643" style:family="paragraph" style:parent-style-name="Text_20_body">
      <style:text-properties officeooo:rsid="05876a56" officeooo:paragraph-rsid="05876a56"/>
    </style:style>
    <style:style style:name="P644" style:family="paragraph" style:parent-style-name="Text_20_body">
      <style:text-properties officeooo:rsid="058853d6" officeooo:paragraph-rsid="058853d6"/>
    </style:style>
    <style:style style:name="P645" style:family="paragraph" style:parent-style-name="Text_20_body">
      <style:text-properties officeooo:rsid="0589117c" officeooo:paragraph-rsid="0589117c"/>
    </style:style>
    <style:style style:name="P646" style:family="paragraph" style:parent-style-name="Text_20_body">
      <style:text-properties officeooo:rsid="058b0f5b" officeooo:paragraph-rsid="058b0f5b"/>
    </style:style>
    <style:style style:name="P647" style:family="paragraph" style:parent-style-name="Text_20_body">
      <style:text-properties officeooo:rsid="058b4cba" officeooo:paragraph-rsid="058b4cba"/>
    </style:style>
    <style:style style:name="P648" style:family="paragraph" style:parent-style-name="Text_20_body">
      <style:text-properties officeooo:rsid="058bb575" officeooo:paragraph-rsid="058bb575"/>
    </style:style>
    <style:style style:name="P649" style:family="paragraph" style:parent-style-name="Text_20_body">
      <style:text-properties officeooo:rsid="058f23e7" officeooo:paragraph-rsid="058f23e7"/>
    </style:style>
    <style:style style:name="P650" style:family="paragraph" style:parent-style-name="Text_20_body">
      <style:text-properties officeooo:rsid="059019cb" officeooo:paragraph-rsid="059019cb"/>
    </style:style>
    <style:style style:name="P651" style:family="paragraph" style:parent-style-name="Text_20_body">
      <style:text-properties officeooo:rsid="05908db2" officeooo:paragraph-rsid="05908db2"/>
    </style:style>
    <style:style style:name="P652" style:family="paragraph" style:parent-style-name="Text_20_body">
      <style:text-properties officeooo:rsid="0592798a" officeooo:paragraph-rsid="0592798a"/>
    </style:style>
    <style:style style:name="P653" style:family="paragraph" style:parent-style-name="Text_20_body">
      <style:text-properties officeooo:rsid="0593d532" officeooo:paragraph-rsid="0593d532"/>
    </style:style>
    <style:style style:name="P654" style:family="paragraph" style:parent-style-name="Text_20_body">
      <style:text-properties officeooo:rsid="0598de49" officeooo:paragraph-rsid="0598de49"/>
    </style:style>
    <style:style style:name="P655" style:family="paragraph" style:parent-style-name="Text_20_body">
      <style:text-properties officeooo:rsid="05942869" officeooo:paragraph-rsid="05942869"/>
    </style:style>
    <style:style style:name="P656" style:family="paragraph" style:parent-style-name="Text_20_body">
      <style:text-properties officeooo:rsid="0599a616" officeooo:paragraph-rsid="0599a616"/>
    </style:style>
    <style:style style:name="P657" style:family="paragraph" style:parent-style-name="Text_20_body">
      <style:text-properties officeooo:rsid="0599b09f" officeooo:paragraph-rsid="0599b09f"/>
    </style:style>
    <style:style style:name="P658" style:family="paragraph" style:parent-style-name="Text_20_body">
      <style:text-properties officeooo:rsid="059d445d" officeooo:paragraph-rsid="059d445d"/>
    </style:style>
    <style:style style:name="P659" style:family="paragraph" style:parent-style-name="Text_20_body">
      <style:text-properties officeooo:rsid="059e7a36" officeooo:paragraph-rsid="059e7a36"/>
    </style:style>
    <style:style style:name="P660" style:family="paragraph" style:parent-style-name="Text_20_body">
      <style:text-properties officeooo:rsid="059f0987" officeooo:paragraph-rsid="059f0987"/>
    </style:style>
    <style:style style:name="P661" style:family="paragraph" style:parent-style-name="Text_20_body">
      <style:text-properties officeooo:rsid="05a23813" officeooo:paragraph-rsid="05a23813"/>
    </style:style>
    <style:style style:name="P662" style:family="paragraph" style:parent-style-name="Text_20_body">
      <style:text-properties officeooo:rsid="05a273b6" officeooo:paragraph-rsid="05a273b6"/>
    </style:style>
    <style:style style:name="P663" style:family="paragraph" style:parent-style-name="Text_20_body">
      <style:text-properties officeooo:rsid="05a3a0d1" officeooo:paragraph-rsid="05a3a0d1"/>
    </style:style>
    <style:style style:name="P664" style:family="paragraph" style:parent-style-name="Text_20_body">
      <style:text-properties officeooo:rsid="05a4506e" officeooo:paragraph-rsid="05a4506e"/>
    </style:style>
    <style:style style:name="P665" style:family="paragraph" style:parent-style-name="Text_20_body">
      <style:text-properties officeooo:rsid="05a58e40" officeooo:paragraph-rsid="05a58e40"/>
    </style:style>
    <style:style style:name="P666" style:family="paragraph" style:parent-style-name="Text_20_body">
      <style:text-properties officeooo:rsid="05a61ac7" officeooo:paragraph-rsid="05a61ac7"/>
    </style:style>
    <style:style style:name="P667" style:family="paragraph" style:parent-style-name="Text_20_body">
      <style:text-properties officeooo:rsid="05a8e0dd" officeooo:paragraph-rsid="05a8e0dd"/>
    </style:style>
    <style:style style:name="P668" style:family="paragraph" style:parent-style-name="Text_20_body">
      <style:text-properties officeooo:rsid="05aa2243" officeooo:paragraph-rsid="05aa2243"/>
    </style:style>
    <style:style style:name="P669" style:family="paragraph" style:parent-style-name="Text_20_body">
      <style:text-properties officeooo:rsid="05adb1f8" officeooo:paragraph-rsid="05adb1f8"/>
    </style:style>
    <style:style style:name="P670" style:family="paragraph" style:parent-style-name="Text_20_body">
      <style:text-properties officeooo:rsid="05ae20bd" officeooo:paragraph-rsid="05ae20bd"/>
    </style:style>
    <style:style style:name="P671" style:family="paragraph" style:parent-style-name="Code">
      <style:text-properties officeooo:rsid="05c5a897" officeooo:paragraph-rsid="05c5a897"/>
    </style:style>
    <style:style style:name="P672" style:family="paragraph" style:parent-style-name="Text_20_body">
      <style:text-properties officeooo:rsid="05c5a897" officeooo:paragraph-rsid="05c5a897"/>
    </style:style>
    <style:style style:name="P673" style:family="paragraph" style:parent-style-name="Text_20_body">
      <style:text-properties officeooo:rsid="05b15a82" officeooo:paragraph-rsid="05b15a82"/>
    </style:style>
    <style:style style:name="P674" style:family="paragraph" style:parent-style-name="Text_20_body">
      <style:text-properties officeooo:rsid="05b42d7f" officeooo:paragraph-rsid="05b42d7f"/>
    </style:style>
    <style:style style:name="P675" style:family="paragraph" style:parent-style-name="Text_20_body">
      <style:text-properties officeooo:rsid="05b60547" officeooo:paragraph-rsid="05b60547"/>
    </style:style>
    <style:style style:name="P676" style:family="paragraph" style:parent-style-name="Text_20_body">
      <style:text-properties officeooo:rsid="05b7f8e2" officeooo:paragraph-rsid="05b7f8e2"/>
    </style:style>
    <style:style style:name="P677" style:family="paragraph" style:parent-style-name="Text_20_body">
      <style:text-properties officeooo:rsid="05ba6f76" officeooo:paragraph-rsid="05bde9dc"/>
    </style:style>
    <style:style style:name="P678" style:family="paragraph" style:parent-style-name="Text_20_body">
      <style:text-properties officeooo:rsid="05bf3816" officeooo:paragraph-rsid="05bf3816"/>
    </style:style>
    <style:style style:name="P679" style:family="paragraph" style:parent-style-name="Text_20_body">
      <style:text-properties officeooo:rsid="05c2b7cd" officeooo:paragraph-rsid="05c2b7cd"/>
    </style:style>
    <style:style style:name="P680" style:family="paragraph" style:parent-style-name="Text_20_body">
      <style:text-properties officeooo:rsid="05c47fdb" officeooo:paragraph-rsid="05c47fdb"/>
    </style:style>
    <style:style style:name="P681" style:family="paragraph" style:parent-style-name="Text_20_body">
      <style:text-properties officeooo:rsid="05c65c7a" officeooo:paragraph-rsid="05c65c7a"/>
    </style:style>
    <style:style style:name="P682" style:family="paragraph" style:parent-style-name="Text_20_body">
      <style:text-properties officeooo:rsid="05c6e6c3" officeooo:paragraph-rsid="05c6e6c3"/>
    </style:style>
    <style:style style:name="P683" style:family="paragraph" style:parent-style-name="Text_20_body">
      <style:text-properties officeooo:rsid="05c82ae0" officeooo:paragraph-rsid="05c82ae0"/>
    </style:style>
    <style:style style:name="P684" style:family="paragraph" style:parent-style-name="Code">
      <style:text-properties officeooo:paragraph-rsid="05d75ad3"/>
    </style:style>
    <style:style style:name="P685" style:family="paragraph" style:parent-style-name="Code">
      <style:text-properties officeooo:paragraph-rsid="05d8e992"/>
    </style:style>
    <style:style style:name="P686" style:family="paragraph" style:parent-style-name="Code">
      <style:text-properties officeooo:paragraph-rsid="05dc38b1"/>
    </style:style>
    <style:style style:name="P687" style:family="paragraph" style:parent-style-name="Code">
      <style:text-properties officeooo:paragraph-rsid="05e8e7c2"/>
    </style:style>
    <style:style style:name="P688" style:family="paragraph" style:parent-style-name="Code">
      <style:text-properties officeooo:paragraph-rsid="05ebb8f9"/>
    </style:style>
    <style:style style:name="P689" style:family="paragraph" style:parent-style-name="Text_20_body">
      <style:text-properties officeooo:rsid="05c96ad1" officeooo:paragraph-rsid="05d38de7"/>
    </style:style>
    <style:style style:name="P690" style:family="paragraph" style:parent-style-name="Text_20_body">
      <style:text-properties officeooo:rsid="05d4c2c3" officeooo:paragraph-rsid="05d4c2c3"/>
    </style:style>
    <style:style style:name="P691" style:family="paragraph" style:parent-style-name="Text_20_body">
      <style:text-properties officeooo:rsid="05d5e58f" officeooo:paragraph-rsid="05d5e58f"/>
    </style:style>
    <style:style style:name="P692" style:family="paragraph" style:parent-style-name="Text_20_body">
      <style:text-properties officeooo:rsid="05d75ad3" officeooo:paragraph-rsid="05d75ad3"/>
    </style:style>
    <style:style style:name="P693" style:family="paragraph" style:parent-style-name="Text_20_body">
      <style:text-properties officeooo:rsid="05d75ad3" officeooo:paragraph-rsid="05d8e992"/>
    </style:style>
    <style:style style:name="P694" style:family="paragraph" style:parent-style-name="Text_20_body">
      <style:text-properties officeooo:rsid="05dc38b1" officeooo:paragraph-rsid="05dc38b1"/>
    </style:style>
    <style:style style:name="P695" style:family="paragraph" style:parent-style-name="Text_20_body">
      <style:text-properties officeooo:rsid="05ddb056" officeooo:paragraph-rsid="05ddb056"/>
    </style:style>
    <style:style style:name="P696" style:family="paragraph" style:parent-style-name="Text_20_body">
      <style:text-properties officeooo:rsid="05dddda3" officeooo:paragraph-rsid="05dddda3"/>
    </style:style>
    <style:style style:name="P697" style:family="paragraph" style:parent-style-name="Text_20_body">
      <style:text-properties officeooo:rsid="05e2d995" officeooo:paragraph-rsid="05e2d995"/>
    </style:style>
    <style:style style:name="P698" style:family="paragraph" style:parent-style-name="Text_20_body">
      <style:text-properties officeooo:rsid="05e5513d" officeooo:paragraph-rsid="05e5513d"/>
    </style:style>
    <style:style style:name="P699" style:family="paragraph" style:parent-style-name="Text_20_body">
      <style:text-properties officeooo:rsid="05e70a0e" officeooo:paragraph-rsid="05e70a0e"/>
    </style:style>
    <style:style style:name="P700" style:family="paragraph" style:parent-style-name="Text_20_body">
      <style:text-properties officeooo:rsid="05e910be" officeooo:paragraph-rsid="05e910be"/>
    </style:style>
    <style:style style:name="P701" style:family="paragraph" style:parent-style-name="Code">
      <style:text-properties officeooo:rsid="05ec307d" officeooo:paragraph-rsid="05ec307d"/>
    </style:style>
    <style:style style:name="P702" style:family="paragraph" style:parent-style-name="Text_20_body">
      <style:text-properties officeooo:rsid="05ec307d" officeooo:paragraph-rsid="05ec307d"/>
    </style:style>
    <style:style style:name="P703" style:family="paragraph" style:parent-style-name="Text_20_body">
      <style:text-properties officeooo:rsid="05ebb8f9" officeooo:paragraph-rsid="05ebb8f9"/>
    </style:style>
    <style:style style:name="P704" style:family="paragraph" style:parent-style-name="Text_20_body">
      <style:text-properties officeooo:rsid="05ec0317" officeooo:paragraph-rsid="05ec0317"/>
    </style:style>
    <style:style style:name="P705" style:family="paragraph" style:parent-style-name="Text_20_body">
      <style:text-properties officeooo:rsid="05ef5cb6" officeooo:paragraph-rsid="05ef5cb6"/>
    </style:style>
    <style:style style:name="P706" style:family="paragraph" style:parent-style-name="Text_20_body">
      <style:text-properties officeooo:rsid="05f26887" officeooo:paragraph-rsid="05f26887"/>
    </style:style>
    <style:style style:name="P707" style:family="paragraph" style:parent-style-name="Text_20_body">
      <style:text-properties officeooo:rsid="05f57a1d" officeooo:paragraph-rsid="05f57a1d"/>
    </style:style>
    <style:style style:name="P708" style:family="paragraph" style:parent-style-name="Text_20_body">
      <style:text-properties officeooo:rsid="05f84285" officeooo:paragraph-rsid="05f84285"/>
    </style:style>
    <style:style style:name="P709" style:family="paragraph" style:parent-style-name="Text_20_body">
      <style:text-properties officeooo:rsid="05f9a998" officeooo:paragraph-rsid="05f9a998"/>
    </style:style>
    <style:style style:name="P710" style:family="paragraph" style:parent-style-name="Text_20_body">
      <style:text-properties officeooo:rsid="05fb7173" officeooo:paragraph-rsid="05fb7173"/>
    </style:style>
    <style:style style:name="P711" style:family="paragraph" style:parent-style-name="Text_20_body">
      <style:text-properties officeooo:rsid="05fb967a" officeooo:paragraph-rsid="05fb967a"/>
    </style:style>
    <style:style style:name="P712" style:family="paragraph" style:parent-style-name="Text_20_body">
      <style:text-properties officeooo:rsid="05fbb1b9" officeooo:paragraph-rsid="05fbb1b9"/>
    </style:style>
    <style:style style:name="P713" style:family="paragraph" style:parent-style-name="Text_20_body">
      <style:text-properties officeooo:rsid="05fdf7a3" officeooo:paragraph-rsid="05fdf7a3"/>
    </style:style>
    <style:style style:name="P714" style:family="paragraph" style:parent-style-name="Text_20_body">
      <style:text-properties officeooo:rsid="06018b16" officeooo:paragraph-rsid="06018b16"/>
    </style:style>
    <style:style style:name="P715" style:family="paragraph" style:parent-style-name="Text_20_body">
      <style:text-properties officeooo:rsid="0602f8bf" officeooo:paragraph-rsid="0602f8bf"/>
    </style:style>
    <style:style style:name="P716" style:family="paragraph" style:parent-style-name="Text_20_body">
      <style:text-properties officeooo:rsid="0604390c" officeooo:paragraph-rsid="0604390c"/>
    </style:style>
    <style:style style:name="P717" style:family="paragraph" style:parent-style-name="Text_20_body">
      <style:text-properties officeooo:rsid="060726da" officeooo:paragraph-rsid="060726da"/>
    </style:style>
    <style:style style:name="P718" style:family="paragraph" style:parent-style-name="Text_20_body">
      <style:text-properties officeooo:rsid="0607a76b" officeooo:paragraph-rsid="0607a76b"/>
    </style:style>
    <style:style style:name="P719" style:family="paragraph" style:parent-style-name="Text_20_body">
      <style:text-properties officeooo:rsid="0609881b" officeooo:paragraph-rsid="0609881b"/>
    </style:style>
    <style:style style:name="P720" style:family="paragraph" style:parent-style-name="Code">
      <style:text-properties officeooo:rsid="061ae74e" officeooo:paragraph-rsid="061ae74e"/>
    </style:style>
    <style:style style:name="P721" style:family="paragraph" style:parent-style-name="Text_20_body">
      <style:text-properties officeooo:rsid="061ae74e" officeooo:paragraph-rsid="061ae74e"/>
    </style:style>
    <style:style style:name="P722" style:family="paragraph" style:parent-style-name="Text_20_body">
      <style:text-properties officeooo:rsid="060a58f7" officeooo:paragraph-rsid="060a58f7"/>
    </style:style>
    <style:style style:name="P723" style:family="paragraph" style:parent-style-name="Text_20_body">
      <style:text-properties officeooo:rsid="060ecacb" officeooo:paragraph-rsid="060ecacb"/>
    </style:style>
    <style:style style:name="P724" style:family="paragraph" style:parent-style-name="Text_20_body">
      <style:text-properties officeooo:rsid="060f92a4" officeooo:paragraph-rsid="060f92a4"/>
    </style:style>
    <style:style style:name="P725" style:family="paragraph" style:parent-style-name="Text_20_body">
      <style:text-properties officeooo:rsid="06148e17" officeooo:paragraph-rsid="06148e17"/>
    </style:style>
    <style:style style:name="P726" style:family="paragraph" style:parent-style-name="Text_20_body">
      <style:text-properties officeooo:rsid="06165fc9" officeooo:paragraph-rsid="06165fc9"/>
    </style:style>
    <style:style style:name="P727" style:family="paragraph" style:parent-style-name="Text_20_body">
      <style:text-properties officeooo:rsid="06180fce" officeooo:paragraph-rsid="06180fce"/>
    </style:style>
    <style:style style:name="P728" style:family="paragraph" style:parent-style-name="Text_20_body">
      <style:text-properties officeooo:rsid="061986a3" officeooo:paragraph-rsid="061986a3"/>
    </style:style>
    <style:style style:name="P729" style:family="paragraph" style:parent-style-name="Text_20_body">
      <style:text-properties officeooo:rsid="061be72c" officeooo:paragraph-rsid="061be72c"/>
    </style:style>
    <style:style style:name="P730" style:family="paragraph" style:parent-style-name="Text_20_body">
      <style:text-properties officeooo:paragraph-rsid="061cbece"/>
    </style:style>
    <style:style style:name="P731" style:family="paragraph" style:parent-style-name="Code" style:list-style-name="L4"/>
    <style:style style:name="P732" style:family="paragraph" style:parent-style-name="Code" style:list-style-name="L4">
      <style:text-properties officeooo:paragraph-rsid="048c82ac"/>
    </style:style>
    <style:style style:name="P733" style:family="paragraph" style:parent-style-name="Code">
      <style:text-properties officeooo:paragraph-rsid="01776f98"/>
    </style:style>
    <style:style style:name="P734" style:family="paragraph" style:parent-style-name="Code">
      <style:text-properties officeooo:rsid="06290e66" officeooo:paragraph-rsid="06290e66"/>
    </style:style>
    <style:style style:name="P735" style:family="paragraph" style:parent-style-name="Heading_20_1">
      <style:text-properties officeooo:rsid="05ec307d" officeooo:paragraph-rsid="05ec307d"/>
    </style:style>
    <style:style style:name="P736" style:family="paragraph" style:parent-style-name="Heading_20_1">
      <style:text-properties officeooo:rsid="05c96ad1" officeooo:paragraph-rsid="05c96ad1"/>
    </style:style>
    <style:style style:name="P737" style:family="paragraph" style:parent-style-name="Heading_20_1">
      <style:text-properties officeooo:rsid="05ae20bd" officeooo:paragraph-rsid="05ae20bd"/>
    </style:style>
    <style:style style:name="P738" style:family="paragraph" style:parent-style-name="Heading_20_1">
      <style:text-properties officeooo:rsid="0598de49" officeooo:paragraph-rsid="0598de49"/>
    </style:style>
    <style:style style:name="P739" style:family="paragraph" style:parent-style-name="Heading_20_1">
      <style:text-properties officeooo:rsid="057dcffc" officeooo:paragraph-rsid="057dcffc"/>
    </style:style>
    <style:style style:name="P740" style:family="paragraph" style:parent-style-name="Heading_20_1">
      <style:text-properties officeooo:rsid="055ea5b5" officeooo:paragraph-rsid="055ea5b5"/>
    </style:style>
    <style:style style:name="P741" style:family="paragraph" style:parent-style-name="Heading_20_1">
      <style:text-properties officeooo:rsid="052b2b5e" officeooo:paragraph-rsid="052b2b5e"/>
    </style:style>
    <style:style style:name="P742" style:family="paragraph" style:parent-style-name="Heading_20_1">
      <style:text-properties officeooo:rsid="0527e324" officeooo:paragraph-rsid="0527e324"/>
    </style:style>
    <style:style style:name="P743" style:family="paragraph" style:parent-style-name="Heading_20_1">
      <style:text-properties officeooo:rsid="05256859" officeooo:paragraph-rsid="05256859"/>
    </style:style>
    <style:style style:name="P744" style:family="paragraph" style:parent-style-name="Heading_20_1">
      <style:text-properties officeooo:rsid="05101d4c" officeooo:paragraph-rsid="05101d4c"/>
    </style:style>
    <style:style style:name="P745" style:family="paragraph" style:parent-style-name="Heading_20_1">
      <style:text-properties officeooo:rsid="04fbbf35" officeooo:paragraph-rsid="0521c2a1"/>
    </style:style>
    <style:style style:name="P746" style:family="paragraph" style:parent-style-name="Heading_20_1">
      <style:text-properties officeooo:rsid="04d93ac2" officeooo:paragraph-rsid="04d93ac2"/>
    </style:style>
    <style:style style:name="P747" style:family="paragraph" style:parent-style-name="Heading_20_1">
      <style:text-properties officeooo:rsid="04c07166" officeooo:paragraph-rsid="04c07166"/>
    </style:style>
    <style:style style:name="P748" style:family="paragraph" style:parent-style-name="Heading_20_1">
      <style:text-properties officeooo:rsid="04b9e5d3" officeooo:paragraph-rsid="04b9e5d3"/>
    </style:style>
    <style:style style:name="P749" style:family="paragraph" style:parent-style-name="Heading_20_1">
      <style:text-properties officeooo:rsid="04b8d004" officeooo:paragraph-rsid="04bed136"/>
    </style:style>
    <style:style style:name="P750" style:family="paragraph" style:parent-style-name="Heading_20_1">
      <style:text-properties officeooo:rsid="04b67480" officeooo:paragraph-rsid="04b67480"/>
    </style:style>
    <style:style style:name="P751" style:family="paragraph" style:parent-style-name="Heading_20_1">
      <style:text-properties officeooo:rsid="04b5611e" officeooo:paragraph-rsid="04b5611e"/>
    </style:style>
    <style:style style:name="P752" style:family="paragraph" style:parent-style-name="Heading_20_1">
      <style:text-properties officeooo:rsid="04b2432a" officeooo:paragraph-rsid="04b2432a"/>
    </style:style>
    <style:style style:name="P753" style:family="paragraph" style:parent-style-name="Heading_20_1">
      <style:text-properties officeooo:rsid="04ae5253" officeooo:paragraph-rsid="04ae5253"/>
    </style:style>
    <style:style style:name="P754" style:family="paragraph" style:parent-style-name="Heading_20_1">
      <style:text-properties officeooo:rsid="049bda4a" officeooo:paragraph-rsid="049bda4a"/>
    </style:style>
    <style:style style:name="P755" style:family="paragraph" style:parent-style-name="Heading_20_1">
      <style:text-properties officeooo:rsid="0490ceba" officeooo:paragraph-rsid="0490ceba"/>
    </style:style>
    <style:style style:name="P756" style:family="paragraph" style:parent-style-name="Heading_20_1">
      <style:text-properties officeooo:rsid="0482305b" officeooo:paragraph-rsid="0482305b"/>
    </style:style>
    <style:style style:name="P757" style:family="paragraph" style:parent-style-name="Heading_20_1">
      <style:text-properties officeooo:rsid="0469bd60" officeooo:paragraph-rsid="0469bd60"/>
    </style:style>
    <style:style style:name="P758" style:family="paragraph" style:parent-style-name="Heading_20_1">
      <style:text-properties officeooo:rsid="044c8b93" officeooo:paragraph-rsid="044c8b93"/>
    </style:style>
    <style:style style:name="P759" style:family="paragraph" style:parent-style-name="Heading_20_1">
      <style:text-properties officeooo:rsid="044389d6" officeooo:paragraph-rsid="044389d6"/>
    </style:style>
    <style:style style:name="P760" style:family="paragraph" style:parent-style-name="Heading_20_1">
      <style:text-properties officeooo:rsid="0436189e" officeooo:paragraph-rsid="0436189e"/>
    </style:style>
    <style:style style:name="P761" style:family="paragraph" style:parent-style-name="Heading_20_1">
      <style:text-properties officeooo:rsid="0434630d" officeooo:paragraph-rsid="0434630d"/>
    </style:style>
    <style:style style:name="P762" style:family="paragraph" style:parent-style-name="Heading_20_1">
      <style:text-properties officeooo:rsid="042bb06a" officeooo:paragraph-rsid="042bb06a"/>
    </style:style>
    <style:style style:name="P763" style:family="paragraph" style:parent-style-name="Heading_20_1">
      <style:text-properties officeooo:rsid="041c5b66" officeooo:paragraph-rsid="041c5b66"/>
    </style:style>
    <style:style style:name="P764" style:family="paragraph" style:parent-style-name="Heading_20_1">
      <style:text-properties officeooo:rsid="041bb395" officeooo:paragraph-rsid="041bb395"/>
    </style:style>
    <style:style style:name="P765" style:family="paragraph" style:parent-style-name="Heading_20_1">
      <style:text-properties officeooo:rsid="04183cc5" officeooo:paragraph-rsid="04183cc5"/>
    </style:style>
    <style:style style:name="P766" style:family="paragraph" style:parent-style-name="Heading_20_1">
      <style:text-properties officeooo:rsid="040c5d43" officeooo:paragraph-rsid="040c5d43"/>
    </style:style>
    <style:style style:name="P767" style:family="paragraph" style:parent-style-name="Heading_20_1">
      <style:text-properties officeooo:rsid="03f0ffd0" officeooo:paragraph-rsid="03f0ffd0"/>
    </style:style>
    <style:style style:name="P768" style:family="paragraph" style:parent-style-name="Heading_20_1">
      <style:text-properties officeooo:rsid="03d89dff" officeooo:paragraph-rsid="03d89dff"/>
    </style:style>
    <style:style style:name="P769" style:family="paragraph" style:parent-style-name="Heading_20_1">
      <style:text-properties officeooo:rsid="03ce7bf7" officeooo:paragraph-rsid="03ce7bf7"/>
    </style:style>
    <style:style style:name="P770" style:family="paragraph" style:parent-style-name="Heading_20_1">
      <style:text-properties officeooo:rsid="03c8da6e" officeooo:paragraph-rsid="03c8da6e"/>
    </style:style>
    <style:style style:name="P771" style:family="paragraph" style:parent-style-name="Heading_20_1">
      <style:text-properties officeooo:rsid="03b6520c" officeooo:paragraph-rsid="03b6520c"/>
    </style:style>
    <style:style style:name="P772" style:family="paragraph" style:parent-style-name="Heading_20_1">
      <style:text-properties officeooo:rsid="03a20225" officeooo:paragraph-rsid="03a20225"/>
    </style:style>
    <style:style style:name="P773" style:family="paragraph" style:parent-style-name="Heading_20_1">
      <style:text-properties officeooo:rsid="037b78e8" officeooo:paragraph-rsid="037b78e8"/>
    </style:style>
    <style:style style:name="P774" style:family="paragraph" style:parent-style-name="Heading_20_1">
      <style:text-properties officeooo:rsid="0365d21f" officeooo:paragraph-rsid="03a20225"/>
    </style:style>
    <style:style style:name="P775" style:family="paragraph" style:parent-style-name="Heading_20_1">
      <style:text-properties officeooo:rsid="03623854" officeooo:paragraph-rsid="03623854"/>
    </style:style>
    <style:style style:name="P776" style:family="paragraph" style:parent-style-name="Heading_20_1">
      <style:text-properties officeooo:rsid="0346df04" officeooo:paragraph-rsid="0346df04"/>
    </style:style>
    <style:style style:name="P777" style:family="paragraph" style:parent-style-name="Heading_20_1">
      <style:text-properties officeooo:rsid="032d2329" officeooo:paragraph-rsid="032d2329"/>
    </style:style>
    <style:style style:name="P778" style:family="paragraph" style:parent-style-name="Heading_20_1">
      <style:text-properties officeooo:rsid="031d8324" officeooo:paragraph-rsid="031d8324"/>
    </style:style>
    <style:style style:name="P779" style:family="paragraph" style:parent-style-name="Heading_20_1">
      <style:text-properties officeooo:rsid="03170687" officeooo:paragraph-rsid="03170687"/>
    </style:style>
    <style:style style:name="P780" style:family="paragraph" style:parent-style-name="Heading_20_1">
      <style:text-properties officeooo:rsid="0310e85c" officeooo:paragraph-rsid="0310e85c"/>
    </style:style>
    <style:style style:name="P781" style:family="paragraph" style:parent-style-name="Heading_20_1">
      <style:text-properties officeooo:rsid="030e6a04" officeooo:paragraph-rsid="030e6a04"/>
    </style:style>
    <style:style style:name="P782" style:family="paragraph" style:parent-style-name="Heading_20_1">
      <style:text-properties officeooo:rsid="030a589d" officeooo:paragraph-rsid="030a589d"/>
    </style:style>
    <style:style style:name="P783" style:family="paragraph" style:parent-style-name="Heading_20_1">
      <style:text-properties officeooo:rsid="0307067e" officeooo:paragraph-rsid="0307067e"/>
    </style:style>
    <style:style style:name="P784" style:family="paragraph" style:parent-style-name="Heading_20_1">
      <style:text-properties officeooo:rsid="0300cfd1" officeooo:paragraph-rsid="0300cfd1"/>
    </style:style>
    <style:style style:name="P785" style:family="paragraph" style:parent-style-name="Heading_20_1">
      <style:text-properties officeooo:rsid="02f3cd4c" officeooo:paragraph-rsid="02f3cd4c"/>
    </style:style>
    <style:style style:name="P786" style:family="paragraph" style:parent-style-name="Heading_20_1">
      <style:text-properties officeooo:rsid="02f03c99" officeooo:paragraph-rsid="02f03c99"/>
    </style:style>
    <style:style style:name="P787" style:family="paragraph" style:parent-style-name="Heading_20_1">
      <style:text-properties officeooo:rsid="02ecfa4a" officeooo:paragraph-rsid="02ecfa4a"/>
    </style:style>
    <style:style style:name="P788" style:family="paragraph" style:parent-style-name="Heading_20_1">
      <style:text-properties officeooo:rsid="02e5fac4" officeooo:paragraph-rsid="02e5fac4"/>
    </style:style>
    <style:style style:name="P789" style:family="paragraph" style:parent-style-name="Heading_20_1">
      <style:text-properties officeooo:rsid="02df92ed" officeooo:paragraph-rsid="02df92ed"/>
    </style:style>
    <style:style style:name="P790" style:family="paragraph" style:parent-style-name="Heading_20_1">
      <style:text-properties officeooo:rsid="02db5ca1" officeooo:paragraph-rsid="02db5ca1"/>
    </style:style>
    <style:style style:name="P791" style:family="paragraph" style:parent-style-name="Heading_20_1">
      <style:text-properties officeooo:rsid="02d5e091" officeooo:paragraph-rsid="02d5e091"/>
    </style:style>
    <style:style style:name="P792" style:family="paragraph" style:parent-style-name="Heading_20_1">
      <style:text-properties officeooo:rsid="02cf24cb" officeooo:paragraph-rsid="02cf24cb"/>
    </style:style>
    <style:style style:name="P793" style:family="paragraph" style:parent-style-name="Heading_20_1">
      <style:text-properties officeooo:rsid="02c261dc" officeooo:paragraph-rsid="02c261dc"/>
    </style:style>
    <style:style style:name="P794" style:family="paragraph" style:parent-style-name="Heading_20_1">
      <style:text-properties officeooo:rsid="02bae9df" officeooo:paragraph-rsid="02bae9df"/>
    </style:style>
    <style:style style:name="P795" style:family="paragraph" style:parent-style-name="Heading_20_1">
      <style:text-properties officeooo:rsid="02942521" officeooo:paragraph-rsid="02942521"/>
    </style:style>
    <style:style style:name="P796" style:family="paragraph" style:parent-style-name="Heading_20_1">
      <style:text-properties officeooo:rsid="0259a75d" officeooo:paragraph-rsid="0259a75d"/>
    </style:style>
    <style:style style:name="P797" style:family="paragraph" style:parent-style-name="Heading_20_1">
      <style:text-properties officeooo:paragraph-rsid="02912f89"/>
    </style:style>
    <style:style style:name="P798" style:family="paragraph" style:parent-style-name="Heading_20_1">
      <style:text-properties officeooo:rsid="02475a5f" officeooo:paragraph-rsid="02475a5f"/>
    </style:style>
    <style:style style:name="P799" style:family="paragraph" style:parent-style-name="Heading_20_1">
      <style:text-properties officeooo:rsid="02421307" officeooo:paragraph-rsid="02421307"/>
    </style:style>
    <style:style style:name="P800" style:family="paragraph" style:parent-style-name="Heading_20_1">
      <style:text-properties officeooo:rsid="023f6ed0" officeooo:paragraph-rsid="023f6ed0"/>
    </style:style>
    <style:style style:name="P801" style:family="paragraph" style:parent-style-name="Heading_20_1">
      <style:text-properties officeooo:rsid="0239c4e6" officeooo:paragraph-rsid="0239c4e6"/>
    </style:style>
    <style:style style:name="P802" style:family="paragraph" style:parent-style-name="Heading_20_1">
      <style:text-properties officeooo:rsid="0216e726" officeooo:paragraph-rsid="0216e726"/>
    </style:style>
    <style:style style:name="P803" style:family="paragraph" style:parent-style-name="Heading_20_1">
      <style:text-properties officeooo:rsid="0211605f" officeooo:paragraph-rsid="0211605f"/>
    </style:style>
    <style:style style:name="P804" style:family="paragraph" style:parent-style-name="Heading_20_1">
      <style:text-properties officeooo:rsid="0209bf0f" officeooo:paragraph-rsid="0209bf0f"/>
    </style:style>
    <style:style style:name="P805" style:family="paragraph" style:parent-style-name="Heading_20_1">
      <style:text-properties officeooo:rsid="01eb4703" officeooo:paragraph-rsid="01eb4703"/>
    </style:style>
    <style:style style:name="P806" style:family="paragraph" style:parent-style-name="Heading_20_1">
      <style:text-properties officeooo:rsid="01de7f16" officeooo:paragraph-rsid="01de7f16"/>
    </style:style>
    <style:style style:name="P807" style:family="paragraph" style:parent-style-name="Heading_20_1">
      <style:text-properties officeooo:rsid="01dac2eb" officeooo:paragraph-rsid="01e05fd8"/>
    </style:style>
    <style:style style:name="P808" style:family="paragraph" style:parent-style-name="Heading_20_1">
      <style:text-properties officeooo:rsid="01cfe44c" officeooo:paragraph-rsid="01cfe44c"/>
    </style:style>
    <style:style style:name="P809" style:family="paragraph" style:parent-style-name="Heading_20_1">
      <style:text-properties officeooo:rsid="01c54b7c" officeooo:paragraph-rsid="01c54b7c"/>
    </style:style>
    <style:style style:name="P810" style:family="paragraph" style:parent-style-name="Heading_20_1">
      <style:text-properties officeooo:rsid="01b85821" officeooo:paragraph-rsid="01b85821"/>
    </style:style>
    <style:style style:name="P811" style:family="paragraph" style:parent-style-name="Heading_20_1">
      <style:text-properties officeooo:rsid="01b44072" officeooo:paragraph-rsid="01b44072"/>
    </style:style>
    <style:style style:name="P812" style:family="paragraph" style:parent-style-name="Heading_20_1">
      <style:text-properties officeooo:rsid="01a7009d" officeooo:paragraph-rsid="01a7009d"/>
    </style:style>
    <style:style style:name="P813" style:family="paragraph" style:parent-style-name="Heading_20_1">
      <style:text-properties officeooo:rsid="019d12ac" officeooo:paragraph-rsid="019d12ac"/>
    </style:style>
    <style:style style:name="P814" style:family="paragraph" style:parent-style-name="Heading_20_1">
      <style:text-properties officeooo:rsid="017fa5dc" officeooo:paragraph-rsid="019fb546"/>
    </style:style>
    <style:style style:name="P815" style:family="paragraph" style:parent-style-name="Heading_20_1">
      <style:text-properties officeooo:rsid="015d630f" officeooo:paragraph-rsid="01940c5f"/>
    </style:style>
    <style:style style:name="P816" style:family="paragraph" style:parent-style-name="Heading_20_1">
      <style:text-properties officeooo:rsid="0144afae" officeooo:paragraph-rsid="0144afae"/>
    </style:style>
    <style:style style:name="P817" style:family="paragraph" style:parent-style-name="Heading_20_1">
      <style:text-properties officeooo:rsid="01136f79" officeooo:paragraph-rsid="01136f79"/>
    </style:style>
    <style:style style:name="P818" style:family="paragraph" style:parent-style-name="Heading_20_1">
      <style:text-properties officeooo:rsid="00d82c07" officeooo:paragraph-rsid="00d82c07"/>
    </style:style>
    <style:style style:name="P819" style:family="paragraph" style:parent-style-name="Heading_20_1">
      <style:text-properties officeooo:rsid="00bb188e" officeooo:paragraph-rsid="00bb188e"/>
    </style:style>
    <style:style style:name="P820" style:family="paragraph" style:parent-style-name="Heading_20_1">
      <style:text-properties officeooo:rsid="007429df" officeooo:paragraph-rsid="007429df"/>
    </style:style>
    <style:style style:name="P821" style:family="paragraph" style:parent-style-name="Heading_20_1">
      <style:text-properties officeooo:rsid="0034ffb8" officeooo:paragraph-rsid="0034ffb8"/>
    </style:style>
    <style:style style:name="P822" style:family="paragraph" style:parent-style-name="Heading_20_1">
      <style:text-properties officeooo:rsid="002ddd9f" officeooo:paragraph-rsid="006c48d6"/>
    </style:style>
    <style:style style:name="P823" style:family="paragraph" style:parent-style-name="Heading_20_1">
      <style:text-properties officeooo:rsid="0022a503" officeooo:paragraph-rsid="0022a503"/>
    </style:style>
    <style:style style:name="P824" style:family="paragraph" style:parent-style-name="Heading_20_1">
      <style:text-properties officeooo:rsid="001d247e" officeooo:paragraph-rsid="00277837"/>
    </style:style>
    <style:style style:name="P825" style:family="paragraph" style:parent-style-name="Heading_20_1">
      <style:text-properties officeooo:rsid="06206f0c" officeooo:paragraph-rsid="06206f0c"/>
    </style:style>
    <style:style style:name="P826" style:family="paragraph" style:parent-style-name="Text_20_body" style:list-style-name="L1">
      <style:text-properties officeooo:rsid="0589117c" officeooo:paragraph-rsid="0589117c"/>
    </style:style>
    <style:style style:name="P827" style:family="paragraph" style:parent-style-name="Text_20_body" style:list-style-name="L1">
      <style:text-properties officeooo:rsid="058b0f5b" officeooo:paragraph-rsid="058b0f5b"/>
    </style:style>
    <style:style style:name="P828" style:family="paragraph" style:parent-style-name="Text_20_body" style:list-style-name="L2">
      <style:text-properties officeooo:rsid="052b2b5e" officeooo:paragraph-rsid="052b2b5e"/>
    </style:style>
    <style:style style:name="P829" style:family="paragraph" style:parent-style-name="Text_20_body" style:list-style-name="L2">
      <style:text-properties officeooo:rsid="052bd57b" officeooo:paragraph-rsid="052bd57b"/>
    </style:style>
    <style:style style:name="P830" style:family="paragraph" style:parent-style-name="Text_20_body" style:list-style-name="L2">
      <style:text-properties officeooo:rsid="052bd57b" officeooo:paragraph-rsid="052c2426"/>
    </style:style>
    <style:style style:name="P831" style:family="paragraph" style:parent-style-name="Text_20_body" style:list-style-name="L3">
      <style:text-properties officeooo:rsid="053089cb" officeooo:paragraph-rsid="053089cb"/>
    </style:style>
    <style:style style:name="P832" style:family="paragraph" style:parent-style-name="Text_20_body" style:list-style-name="L2">
      <style:text-properties officeooo:rsid="052dc74c" officeooo:paragraph-rsid="052dc74c"/>
    </style:style>
    <style:style style:name="P833" style:family="paragraph" style:parent-style-name="Text_20_body" style:list-style-name="L5">
      <style:text-properties officeooo:rsid="0439b318" officeooo:paragraph-rsid="043b59ee"/>
    </style:style>
    <style:style style:name="P834" style:family="paragraph" style:parent-style-name="Text_20_body" style:list-style-name="L5">
      <style:text-properties officeooo:rsid="043a2bf5" officeooo:paragraph-rsid="043b59ee"/>
    </style:style>
    <style:style style:name="P835" style:family="paragraph" style:parent-style-name="Text_20_body" style:list-style-name="L5">
      <style:text-properties officeooo:rsid="043b59ee" officeooo:paragraph-rsid="043b59ee"/>
    </style:style>
    <style:style style:name="P836" style:family="paragraph" style:parent-style-name="Text_20_body" style:list-style-name="L5">
      <style:text-properties officeooo:rsid="043d6f33" officeooo:paragraph-rsid="043d6f33"/>
    </style:style>
    <style:style style:name="P837" style:family="paragraph" style:parent-style-name="Text_20_body" style:list-style-name="L6">
      <style:text-properties officeooo:rsid="03337ba3" officeooo:paragraph-rsid="03337ba3"/>
    </style:style>
    <style:style style:name="P838" style:family="paragraph" style:parent-style-name="Text_20_body" style:list-style-name="L6">
      <style:text-properties officeooo:rsid="0336da10" officeooo:paragraph-rsid="0336da10"/>
    </style:style>
    <style:style style:name="P839" style:family="paragraph" style:parent-style-name="Text_20_body" style:list-style-name="L6">
      <style:text-properties officeooo:rsid="0337238d" officeooo:paragraph-rsid="0337238d"/>
    </style:style>
    <style:style style:name="P840" style:family="paragraph" style:parent-style-name="Text_20_body" style:list-style-name="L6">
      <style:text-properties officeooo:rsid="0337238d" officeooo:paragraph-rsid="03387584"/>
    </style:style>
    <style:style style:name="P841" style:family="paragraph" style:parent-style-name="Text_20_body" style:list-style-name="L6">
      <style:text-properties officeooo:rsid="033740c4" officeooo:paragraph-rsid="03387584"/>
    </style:style>
    <style:style style:name="P842" style:family="paragraph" style:parent-style-name="Text_20_body" style:list-style-name="L6">
      <style:text-properties officeooo:rsid="03387584" officeooo:paragraph-rsid="03387584"/>
    </style:style>
    <style:style style:name="P843" style:family="paragraph" style:parent-style-name="Text_20_body" style:list-style-name="L6">
      <style:text-properties officeooo:rsid="03392520" officeooo:paragraph-rsid="03392520"/>
    </style:style>
    <style:style style:name="P844" style:family="paragraph" style:parent-style-name="Text_20_body" style:list-style-name="L6">
      <style:text-properties officeooo:rsid="03392520" officeooo:paragraph-rsid="033c7c31"/>
    </style:style>
    <style:style style:name="P845" style:family="paragraph" style:parent-style-name="Text_20_body" style:list-style-name="L6">
      <style:text-properties officeooo:rsid="033a91d6" officeooo:paragraph-rsid="033a91d6"/>
    </style:style>
    <style:style style:name="P846" style:family="paragraph" style:parent-style-name="Text_20_body" style:list-style-name="L6">
      <style:text-properties officeooo:rsid="033a91d6" officeooo:paragraph-rsid="033c7c31"/>
    </style:style>
    <style:style style:name="P847" style:family="paragraph" style:parent-style-name="Text_20_body" style:list-style-name="L6">
      <style:text-properties officeooo:rsid="033c7c31" officeooo:paragraph-rsid="033c7c31"/>
    </style:style>
    <style:style style:name="P848" style:family="paragraph" style:parent-style-name="Text_20_body" style:list-style-name="L6">
      <style:text-properties officeooo:rsid="033d19b4" officeooo:paragraph-rsid="033d19b4"/>
    </style:style>
    <style:style style:name="P849" style:family="paragraph" style:parent-style-name="Text_20_body" style:list-style-name="L6">
      <style:text-properties officeooo:rsid="033ef8ea" officeooo:paragraph-rsid="033ef8ea"/>
    </style:style>
    <style:style style:name="P850" style:family="paragraph" style:parent-style-name="Text_20_body" style:list-style-name="L6">
      <style:text-properties officeooo:rsid="0342eba0" officeooo:paragraph-rsid="0342eba0"/>
    </style:style>
    <style:style style:name="P851" style:family="paragraph" style:parent-style-name="Text_20_body" style:list-style-name="L6">
      <style:text-properties officeooo:rsid="033f2163" officeooo:paragraph-rsid="033f2163"/>
    </style:style>
    <style:style style:name="P852" style:family="paragraph" style:parent-style-name="Text_20_body" style:list-style-name="L6">
      <style:text-properties officeooo:rsid="034108bd" officeooo:paragraph-rsid="034108bd"/>
    </style:style>
    <style:style style:name="P853" style:family="paragraph" style:parent-style-name="Text_20_body" style:list-style-name="L7">
      <style:text-properties officeooo:rsid="0343c553" officeooo:paragraph-rsid="0343c553"/>
    </style:style>
    <style:style style:name="P854" style:family="paragraph" style:parent-style-name="Text_20_body" style:list-style-name="L8">
      <style:text-properties officeooo:rsid="02e39597" officeooo:paragraph-rsid="02e39597"/>
    </style:style>
    <style:style style:name="P855" style:family="paragraph" style:parent-style-name="Text_20_body" style:list-style-name="L8">
      <style:text-properties officeooo:rsid="02e4fe42" officeooo:paragraph-rsid="02e4fe42"/>
    </style:style>
    <style:style style:name="P856" style:family="paragraph" style:parent-style-name="Text_20_body" style:list-style-name="L9">
      <style:text-properties officeooo:rsid="01267bc1" officeooo:paragraph-rsid="01267bc1"/>
    </style:style>
    <style:style style:name="P857" style:family="paragraph" style:parent-style-name="Text_20_body" style:list-style-name="L10">
      <style:text-properties officeooo:paragraph-rsid="0084ac1f"/>
    </style:style>
    <style:style style:name="P858" style:family="paragraph" style:parent-style-name="Text_20_body" style:list-style-name="L10">
      <style:text-properties officeooo:rsid="008374c9" officeooo:paragraph-rsid="008374c9"/>
    </style:style>
    <style:style style:name="P859" style:family="paragraph" style:parent-style-name="Text_20_body" style:list-style-name="L10">
      <style:text-properties officeooo:rsid="0086622e" officeooo:paragraph-rsid="0086622e"/>
    </style:style>
    <style:style style:name="P860" style:family="paragraph" style:parent-style-name="Text_20_body" style:list-style-name="L10">
      <style:text-properties officeooo:rsid="0086ebbe" officeooo:paragraph-rsid="0086ebbe"/>
    </style:style>
    <style:style style:name="P861" style:family="paragraph" style:parent-style-name="Text_20_body" style:list-style-name="L11">
      <style:text-properties officeooo:rsid="00886cd4" officeooo:paragraph-rsid="00886cd4"/>
    </style:style>
    <style:style style:name="P862" style:family="paragraph" style:parent-style-name="Text_20_body" style:list-style-name="L11">
      <style:text-properties officeooo:rsid="008baa08" officeooo:paragraph-rsid="008baa08"/>
    </style:style>
    <style:style style:name="P863" style:family="paragraph" style:parent-style-name="Text_20_body" style:list-style-name="L11">
      <style:text-properties officeooo:rsid="00981d50" officeooo:paragraph-rsid="00981d50"/>
    </style:style>
    <style:style style:name="P864" style:family="paragraph" style:parent-style-name="Text_20_body" style:list-style-name="L11">
      <style:text-properties officeooo:rsid="009c6041" officeooo:paragraph-rsid="009c6041"/>
    </style:style>
    <style:style style:name="P865" style:family="paragraph" style:parent-style-name="Text_20_body" style:list-style-name="L11">
      <style:text-properties officeooo:rsid="008f5ccb" officeooo:paragraph-rsid="008f5ccb"/>
    </style:style>
    <style:style style:name="P866" style:family="paragraph" style:parent-style-name="Text_20_body" style:list-style-name="L11">
      <style:text-properties officeooo:rsid="009d1f7b" officeooo:paragraph-rsid="009d1f7b"/>
    </style:style>
    <style:style style:name="P867" style:family="paragraph" style:parent-style-name="Text_20_body" style:list-style-name="L12">
      <style:text-properties officeooo:rsid="002ddd9f" officeooo:paragraph-rsid="002ddd9f"/>
    </style:style>
    <style:style style:name="P868" style:family="paragraph" style:parent-style-name="Text_20_body" style:list-style-name="L12">
      <style:text-properties officeooo:rsid="00311d8b" officeooo:paragraph-rsid="00311d8b"/>
    </style:style>
    <style:style style:name="P869" style:family="paragraph" style:parent-style-name="Text_20_body" style:list-style-name="L12">
      <style:text-properties officeooo:rsid="00327102" officeooo:paragraph-rsid="00327102"/>
    </style:style>
    <style:style style:name="P870" style:family="paragraph" style:parent-style-name="Text_20_body">
      <style:text-properties officeooo:rsid="06206f0c" officeooo:paragraph-rsid="06206f0c"/>
    </style:style>
    <style:style style:name="P871" style:family="paragraph" style:parent-style-name="Text_20_body">
      <style:text-properties officeooo:rsid="06223991" officeooo:paragraph-rsid="06223991"/>
    </style:style>
    <style:style style:name="P872" style:family="paragraph" style:parent-style-name="Text_20_body">
      <style:text-properties officeooo:rsid="0623d1d9" officeooo:paragraph-rsid="0623d1d9"/>
    </style:style>
    <style:style style:name="P873" style:family="paragraph" style:parent-style-name="Text_20_body">
      <style:text-properties officeooo:rsid="06264898" officeooo:paragraph-rsid="06264898"/>
    </style:style>
    <style:style style:name="P874" style:family="paragraph" style:parent-style-name="Text_20_body">
      <style:text-properties officeooo:rsid="06267b78" officeooo:paragraph-rsid="06267b78"/>
    </style:style>
    <style:style style:name="P875" style:family="paragraph" style:parent-style-name="Text_20_body">
      <style:text-properties officeooo:rsid="06290e66" officeooo:paragraph-rsid="06290e66"/>
    </style:style>
    <style:style style:name="P876" style:family="paragraph" style:parent-style-name="Text_20_body">
      <style:text-properties officeooo:rsid="062ada2b" officeooo:paragraph-rsid="062b3f6f"/>
    </style:style>
    <style:style style:name="P877" style:family="paragraph" style:parent-style-name="Text_20_body">
      <style:text-properties officeooo:rsid="062cbbaf" officeooo:paragraph-rsid="062cbbaf"/>
    </style:style>
    <style:style style:name="P878" style:family="paragraph" style:parent-style-name="Text_20_body">
      <style:text-properties officeooo:rsid="062f4d6c" officeooo:paragraph-rsid="062f4d6c"/>
    </style:style>
    <style:style style:name="P87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8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8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8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8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8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8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8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fo:font-style="italic" officeooo:rsid="05d38de7" style:font-style-asian="italic" style:font-style-complex="italic"/>
    </style:style>
    <style:style style:name="T247" style:family="text">
      <style:text-properties officeooo:rsid="01c7f131"/>
    </style:style>
    <style:style style:name="T248" style:family="text">
      <style:text-properties officeooo:rsid="01c8ac34"/>
    </style:style>
    <style:style style:name="T249" style:family="text">
      <style:text-properties officeooo:rsid="01cc467b"/>
    </style:style>
    <style:style style:name="T250" style:family="text">
      <style:text-properties officeooo:rsid="01ceaf45"/>
    </style:style>
    <style:style style:name="T251" style:family="text">
      <style:text-properties officeooo:rsid="01cfe44c"/>
    </style:style>
    <style:style style:name="T252" style:family="text">
      <style:text-properties officeooo:rsid="01d4451b"/>
    </style:style>
    <style:style style:name="T253" style:family="text">
      <style:text-properties officeooo:rsid="01d61a4f"/>
    </style:style>
    <style:style style:name="T254" style:family="text">
      <style:text-properties officeooo:rsid="01d8d142"/>
    </style:style>
    <style:style style:name="T255" style:family="text">
      <style:text-properties officeooo:rsid="01da8292"/>
    </style:style>
    <style:style style:name="T256" style:family="text">
      <style:text-properties officeooo:rsid="01dc1c1e"/>
    </style:style>
    <style:style style:name="T257" style:family="text">
      <style:text-properties officeooo:rsid="01e1d88e"/>
    </style:style>
    <style:style style:name="T258" style:family="text">
      <style:text-properties officeooo:rsid="01e3a08e"/>
    </style:style>
    <style:style style:name="T259" style:family="text">
      <style:text-properties officeooo:rsid="01e3b3ad"/>
    </style:style>
    <style:style style:name="T260" style:family="text">
      <style:text-properties officeooo:rsid="01e61a09"/>
    </style:style>
    <style:style style:name="T261" style:family="text">
      <style:text-properties officeooo:rsid="01e64065"/>
    </style:style>
    <style:style style:name="T262" style:family="text">
      <style:text-properties officeooo:rsid="01e694fd"/>
    </style:style>
    <style:style style:name="T263" style:family="text">
      <style:text-properties officeooo:rsid="01eaa4b7"/>
    </style:style>
    <style:style style:name="T264" style:family="text">
      <style:text-properties officeooo:rsid="01ed7224"/>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style:style>
    <style:style style:name="T383" style:family="text">
      <style:text-properties style:text-line-through-style="solid" style:text-line-through-type="single" officeooo:rsid="00bcf8a3"/>
    </style:style>
    <style:style style:name="T384" style:family="text">
      <style:text-properties officeooo:rsid="02fed915"/>
    </style:style>
    <style:style style:name="T385" style:family="text">
      <style:text-properties officeooo:rsid="0300a04c"/>
    </style:style>
    <style:style style:name="T386" style:family="text">
      <style:text-properties officeooo:rsid="03055b7d"/>
    </style:style>
    <style:style style:name="T387" style:family="text">
      <style:text-properties officeooo:rsid="030875eb"/>
    </style:style>
    <style:style style:name="T388" style:family="text">
      <style:text-properties officeooo:rsid="030c7780"/>
    </style:style>
    <style:style style:name="T389" style:family="text">
      <style:text-properties officeooo:rsid="0310dd70"/>
    </style:style>
    <style:style style:name="T390" style:family="text">
      <style:text-properties officeooo:rsid="0312c46d"/>
    </style:style>
    <style:style style:name="T391" style:family="text">
      <style:text-properties officeooo:rsid="03137c2f"/>
    </style:style>
    <style:style style:name="T392" style:family="text">
      <style:text-properties officeooo:rsid="03183782"/>
    </style:style>
    <style:style style:name="T393" style:family="text">
      <style:text-properties officeooo:rsid="0319544d"/>
    </style:style>
    <style:style style:name="T394" style:family="text">
      <style:text-properties officeooo:rsid="0319ca29"/>
    </style:style>
    <style:style style:name="T395" style:family="text">
      <style:text-properties officeooo:rsid="031a4d6b"/>
    </style:style>
    <style:style style:name="T396" style:family="text">
      <style:text-properties officeooo:rsid="031b48f8"/>
    </style:style>
    <style:style style:name="T397" style:family="text">
      <style:text-properties officeooo:rsid="031e9858"/>
    </style:style>
    <style:style style:name="T398" style:family="text">
      <style:text-properties officeooo:rsid="0322f8c5"/>
    </style:style>
    <style:style style:name="T399" style:family="text">
      <style:text-properties officeooo:rsid="0324df49"/>
    </style:style>
    <style:style style:name="T400" style:family="text">
      <style:text-properties officeooo:rsid="03267efa"/>
    </style:style>
    <style:style style:name="T401" style:family="text">
      <style:text-properties officeooo:rsid="0326ff6b"/>
    </style:style>
    <style:style style:name="T402" style:family="text">
      <style:text-properties officeooo:rsid="032a0552"/>
    </style:style>
    <style:style style:name="T403" style:family="text">
      <style:text-properties officeooo:rsid="032bbacd"/>
    </style:style>
    <style:style style:name="T404" style:family="text">
      <style:text-properties officeooo:rsid="032cde2f"/>
    </style:style>
    <style:style style:name="T405" style:family="text">
      <style:text-properties officeooo:rsid="032d719a"/>
    </style:style>
    <style:style style:name="T406" style:family="text">
      <style:text-properties officeooo:rsid="032f3253"/>
    </style:style>
    <style:style style:name="T407" style:family="text">
      <style:text-properties officeooo:rsid="032f7d54"/>
    </style:style>
    <style:style style:name="T408" style:family="text">
      <style:text-properties officeooo:rsid="033104fc"/>
    </style:style>
    <style:style style:name="T409" style:family="text">
      <style:text-properties officeooo:rsid="0336da10"/>
    </style:style>
    <style:style style:name="T410" style:family="text">
      <style:text-properties officeooo:rsid="0337238d"/>
    </style:style>
    <style:style style:name="T411" style:family="text">
      <style:text-properties officeooo:rsid="033740c4"/>
    </style:style>
    <style:style style:name="T412" style:family="text">
      <style:text-properties officeooo:rsid="03387584"/>
    </style:style>
    <style:style style:name="T413" style:family="text">
      <style:text-properties officeooo:rsid="033a91d6"/>
    </style:style>
    <style:style style:name="T414" style:family="text">
      <style:text-properties officeooo:rsid="033c7c31"/>
    </style:style>
    <style:style style:name="T415" style:family="text">
      <style:text-properties officeooo:rsid="033ef8ea"/>
    </style:style>
    <style:style style:name="T416" style:family="text">
      <style:text-properties officeooo:rsid="034da443"/>
    </style:style>
    <style:style style:name="T417" style:family="text">
      <style:text-properties officeooo:rsid="034edf2c"/>
    </style:style>
    <style:style style:name="T418" style:family="text">
      <style:text-properties officeooo:rsid="034fe6ab"/>
    </style:style>
    <style:style style:name="T419" style:family="text">
      <style:text-properties officeooo:rsid="03537587"/>
    </style:style>
    <style:style style:name="T420" style:family="text">
      <style:text-properties officeooo:rsid="0353eb68"/>
    </style:style>
    <style:style style:name="T421" style:family="text">
      <style:text-properties officeooo:rsid="03549a3d"/>
    </style:style>
    <style:style style:name="T422" style:family="text">
      <style:text-properties officeooo:rsid="03575412"/>
    </style:style>
    <style:style style:name="T423" style:family="text">
      <style:text-properties officeooo:rsid="0357df97"/>
    </style:style>
    <style:style style:name="T424" style:family="text">
      <style:text-properties officeooo:rsid="035ac4cd"/>
    </style:style>
    <style:style style:name="T425" style:family="text">
      <style:text-properties officeooo:rsid="035cbfa5"/>
    </style:style>
    <style:style style:name="T426" style:family="text">
      <style:text-properties officeooo:rsid="035eff67"/>
    </style:style>
    <style:style style:name="T427" style:family="text">
      <style:text-properties officeooo:rsid="03604a5c"/>
    </style:style>
    <style:style style:name="T428" style:family="text">
      <style:text-properties officeooo:rsid="036396f4"/>
    </style:style>
    <style:style style:name="T429" style:family="text">
      <style:text-properties officeooo:rsid="03644d23"/>
    </style:style>
    <style:style style:name="T430" style:family="text">
      <style:text-properties officeooo:rsid="036938ef"/>
    </style:style>
    <style:style style:name="T431" style:family="text">
      <style:text-properties officeooo:rsid="0369d719"/>
    </style:style>
    <style:style style:name="T432" style:family="text">
      <style:text-properties officeooo:rsid="036aaea8"/>
    </style:style>
    <style:style style:name="T433" style:family="text">
      <style:text-properties officeooo:rsid="036f02a3"/>
    </style:style>
    <style:style style:name="T434" style:family="text">
      <style:text-properties officeooo:rsid="03702f7d"/>
    </style:style>
    <style:style style:name="T435" style:family="text">
      <style:text-properties officeooo:rsid="03719cf1"/>
    </style:style>
    <style:style style:name="T436" style:family="text">
      <style:text-properties officeooo:rsid="03729dfb"/>
    </style:style>
    <style:style style:name="T437" style:family="text">
      <style:text-properties officeooo:rsid="03731320"/>
    </style:style>
    <style:style style:name="T438" style:family="text">
      <style:text-properties officeooo:rsid="03742432"/>
    </style:style>
    <style:style style:name="T439" style:family="text">
      <style:text-properties officeooo:rsid="037614cd"/>
    </style:style>
    <style:style style:name="T440" style:family="text">
      <style:text-properties officeooo:rsid="0377092c"/>
    </style:style>
    <style:style style:name="T441" style:family="text">
      <style:text-properties officeooo:rsid="0379c2f2"/>
    </style:style>
    <style:style style:name="T442" style:family="text">
      <style:text-properties officeooo:rsid="037da5f7"/>
    </style:style>
    <style:style style:name="T443" style:family="text">
      <style:text-properties officeooo:rsid="037f61c1"/>
    </style:style>
    <style:style style:name="T444" style:family="text">
      <style:text-properties officeooo:rsid="03811dcb"/>
    </style:style>
    <style:style style:name="T445" style:family="text">
      <style:text-properties officeooo:rsid="03865b13"/>
    </style:style>
    <style:style style:name="T446" style:family="text">
      <style:text-properties officeooo:rsid="03872915"/>
    </style:style>
    <style:style style:name="T447" style:family="text">
      <style:text-properties officeooo:rsid="038919cc"/>
    </style:style>
    <style:style style:name="T448" style:family="text">
      <style:text-properties officeooo:rsid="03891da5"/>
    </style:style>
    <style:style style:name="T449" style:family="text">
      <style:text-properties officeooo:rsid="038cdf5b"/>
    </style:style>
    <style:style style:name="T450" style:family="text">
      <style:text-properties officeooo:rsid="038d942a"/>
    </style:style>
    <style:style style:name="T451" style:family="text">
      <style:text-properties officeooo:rsid="038e684f"/>
    </style:style>
    <style:style style:name="T452" style:family="text">
      <style:text-properties officeooo:rsid="038e9451"/>
    </style:style>
    <style:style style:name="T453" style:family="text">
      <style:text-properties officeooo:rsid="038ecdc4"/>
    </style:style>
    <style:style style:name="T454" style:family="text">
      <style:text-properties officeooo:rsid="03911be4"/>
    </style:style>
    <style:style style:name="T455" style:family="text">
      <style:text-properties officeooo:rsid="03937edb"/>
    </style:style>
    <style:style style:name="T456" style:family="text">
      <style:text-properties officeooo:rsid="03948788"/>
    </style:style>
    <style:style style:name="T457" style:family="text">
      <style:text-properties officeooo:rsid="03965f44"/>
    </style:style>
    <style:style style:name="T458" style:family="text">
      <style:text-properties officeooo:rsid="0398a1f4"/>
    </style:style>
    <style:style style:name="T459" style:family="text">
      <style:text-properties officeooo:rsid="03a0b5b8"/>
    </style:style>
    <style:style style:name="T460" style:family="text">
      <style:text-properties officeooo:rsid="03a214de"/>
    </style:style>
    <style:style style:name="T461" style:family="text">
      <style:text-properties officeooo:rsid="03a38190"/>
    </style:style>
    <style:style style:name="T462" style:family="text">
      <style:text-properties officeooo:rsid="03a5bab3"/>
    </style:style>
    <style:style style:name="T463" style:family="text">
      <style:text-properties officeooo:rsid="03a73bd1"/>
    </style:style>
    <style:style style:name="T464" style:family="text">
      <style:text-properties officeooo:rsid="03a75605"/>
    </style:style>
    <style:style style:name="T465" style:family="text">
      <style:text-properties officeooo:rsid="03a8a49b"/>
    </style:style>
    <style:style style:name="T466" style:family="text">
      <style:text-properties officeooo:rsid="03ab50eb"/>
    </style:style>
    <style:style style:name="T467" style:family="text">
      <style:text-properties officeooo:rsid="03adb9f8"/>
    </style:style>
    <style:style style:name="T468" style:family="text">
      <style:text-properties officeooo:rsid="03af1432"/>
    </style:style>
    <style:style style:name="T469" style:family="text">
      <style:text-properties officeooo:rsid="03b0d58c"/>
    </style:style>
    <style:style style:name="T470" style:family="text">
      <style:text-properties officeooo:rsid="03b35d4f"/>
    </style:style>
    <style:style style:name="T471" style:family="text">
      <style:text-properties officeooo:rsid="03b52715"/>
    </style:style>
    <style:style style:name="T472" style:family="text">
      <style:text-properties officeooo:rsid="03b5e5f8"/>
    </style:style>
    <style:style style:name="T473" style:family="text">
      <style:text-properties officeooo:rsid="03b699c7"/>
    </style:style>
    <style:style style:name="T474" style:family="text">
      <style:text-properties officeooo:rsid="03baef05"/>
    </style:style>
    <style:style style:name="T475" style:family="text">
      <style:text-properties officeooo:rsid="03bfe20a"/>
    </style:style>
    <style:style style:name="T476" style:family="text">
      <style:text-properties officeooo:rsid="03c1b3d9"/>
    </style:style>
    <style:style style:name="T477" style:family="text">
      <style:text-properties officeooo:rsid="03c22b4b"/>
    </style:style>
    <style:style style:name="T478" style:family="text">
      <style:text-properties officeooo:rsid="03c2d640"/>
    </style:style>
    <style:style style:name="T479" style:family="text">
      <style:text-properties officeooo:rsid="03c479b7"/>
    </style:style>
    <style:style style:name="T480" style:family="text">
      <style:text-properties officeooo:rsid="03c56f9e"/>
    </style:style>
    <style:style style:name="T481" style:family="text">
      <style:text-properties officeooo:rsid="03c6c43a"/>
    </style:style>
    <style:style style:name="T482" style:family="text">
      <style:text-properties officeooo:rsid="03c78ed2"/>
    </style:style>
    <style:style style:name="T483" style:family="text">
      <style:text-properties officeooo:rsid="03c8af08"/>
    </style:style>
    <style:style style:name="T484" style:family="text">
      <style:text-properties officeooo:rsid="03cb5072"/>
    </style:style>
    <style:style style:name="T485" style:family="text">
      <style:text-properties officeooo:rsid="03ceaeb5"/>
    </style:style>
    <style:style style:name="T486" style:family="text">
      <style:text-properties officeooo:rsid="03d1cc29"/>
    </style:style>
    <style:style style:name="T487" style:family="text">
      <style:text-properties officeooo:rsid="03d52c40"/>
    </style:style>
    <style:style style:name="T488" style:family="text">
      <style:text-properties officeooo:rsid="03d68fe2"/>
    </style:style>
    <style:style style:name="T489" style:family="text">
      <style:text-properties officeooo:rsid="03d6e6e3"/>
    </style:style>
    <style:style style:name="T490" style:family="text">
      <style:text-properties officeooo:rsid="03da4ded"/>
    </style:style>
    <style:style style:name="T491" style:family="text">
      <style:text-properties officeooo:rsid="03dc09a7"/>
    </style:style>
    <style:style style:name="T492" style:family="text">
      <style:text-properties officeooo:rsid="03dd0707"/>
    </style:style>
    <style:style style:name="T493" style:family="text">
      <style:text-properties officeooo:rsid="03e150f3"/>
    </style:style>
    <style:style style:name="T494" style:family="text">
      <style:text-properties officeooo:rsid="03e26a5b"/>
    </style:style>
    <style:style style:name="T495" style:family="text">
      <style:text-properties officeooo:rsid="03e441f5"/>
    </style:style>
    <style:style style:name="T496" style:family="text">
      <style:text-properties officeooo:rsid="03e471ab"/>
    </style:style>
    <style:style style:name="T497" style:family="text">
      <style:text-properties officeooo:rsid="03e61510"/>
    </style:style>
    <style:style style:name="T498" style:family="text">
      <style:text-properties officeooo:rsid="03e69790"/>
    </style:style>
    <style:style style:name="T499" style:family="text">
      <style:text-properties officeooo:rsid="03e6b9cd"/>
    </style:style>
    <style:style style:name="T500" style:family="text">
      <style:text-properties officeooo:rsid="03e8d091"/>
    </style:style>
    <style:style style:name="T501" style:family="text">
      <style:text-properties officeooo:rsid="03e9f6f8"/>
    </style:style>
    <style:style style:name="T502" style:family="text">
      <style:text-properties officeooo:rsid="03f32692"/>
    </style:style>
    <style:style style:name="T503" style:family="text">
      <style:text-properties officeooo:rsid="03f44824"/>
    </style:style>
    <style:style style:name="T504" style:family="text">
      <style:text-properties officeooo:rsid="03f4cbd5"/>
    </style:style>
    <style:style style:name="T505" style:family="text">
      <style:text-properties officeooo:rsid="03f76456"/>
    </style:style>
    <style:style style:name="T506" style:family="text">
      <style:text-properties officeooo:rsid="03f79a34"/>
    </style:style>
    <style:style style:name="T507" style:family="text">
      <style:text-properties officeooo:rsid="03f969d8"/>
    </style:style>
    <style:style style:name="T508" style:family="text">
      <style:text-properties officeooo:rsid="03fb81a1"/>
    </style:style>
    <style:style style:name="T509" style:family="text">
      <style:text-properties officeooo:rsid="03ff8f21"/>
    </style:style>
    <style:style style:name="T510" style:family="text">
      <style:text-properties officeooo:rsid="04007e5c"/>
    </style:style>
    <style:style style:name="T511" style:family="text">
      <style:text-properties officeooo:rsid="0401b45a"/>
    </style:style>
    <style:style style:name="T512" style:family="text">
      <style:text-properties officeooo:rsid="04021830"/>
    </style:style>
    <style:style style:name="T513" style:family="text">
      <style:text-properties officeooo:rsid="040400c0"/>
    </style:style>
    <style:style style:name="T514" style:family="text">
      <style:text-properties officeooo:rsid="0404740b"/>
    </style:style>
    <style:style style:name="T515" style:family="text">
      <style:text-properties officeooo:rsid="040647e7"/>
    </style:style>
    <style:style style:name="T516" style:family="text">
      <style:text-properties officeooo:rsid="0406b35b"/>
    </style:style>
    <style:style style:name="T517" style:family="text">
      <style:text-properties officeooo:rsid="04079be7"/>
    </style:style>
    <style:style style:name="T518" style:family="text">
      <style:text-properties officeooo:rsid="04086393"/>
    </style:style>
    <style:style style:name="T519" style:family="text">
      <style:text-properties officeooo:rsid="040a1245"/>
    </style:style>
    <style:style style:name="T520" style:family="text">
      <style:text-properties officeooo:rsid="040b3e7a"/>
    </style:style>
    <style:style style:name="T521" style:family="text">
      <style:text-properties officeooo:rsid="040b45d1"/>
    </style:style>
    <style:style style:name="T522" style:family="text">
      <style:text-properties officeooo:rsid="040fb5ff"/>
    </style:style>
    <style:style style:name="T523" style:family="text">
      <style:text-properties officeooo:rsid="0413892d"/>
    </style:style>
    <style:style style:name="T524" style:family="text">
      <style:text-properties officeooo:rsid="0414c209"/>
    </style:style>
    <style:style style:name="T525" style:family="text">
      <style:text-properties officeooo:rsid="041967b8"/>
    </style:style>
    <style:style style:name="T526" style:family="text">
      <style:text-properties officeooo:rsid="041c5438"/>
    </style:style>
    <style:style style:name="T527" style:family="text">
      <style:text-properties officeooo:rsid="041e160f"/>
    </style:style>
    <style:style style:name="T528" style:family="text">
      <style:text-properties officeooo:rsid="041f793d"/>
    </style:style>
    <style:style style:name="T529" style:family="text">
      <style:text-properties officeooo:rsid="042063a6"/>
    </style:style>
    <style:style style:name="T530" style:family="text">
      <style:text-properties officeooo:rsid="042202c1"/>
    </style:style>
    <style:style style:name="T531" style:family="text">
      <style:text-properties officeooo:rsid="04271f18"/>
    </style:style>
    <style:style style:name="T532" style:family="text">
      <style:text-properties officeooo:rsid="042781ab"/>
    </style:style>
    <style:style style:name="T533" style:family="text">
      <style:text-properties officeooo:rsid="04279193"/>
    </style:style>
    <style:style style:name="T534" style:family="text">
      <style:text-properties officeooo:rsid="0428e931"/>
    </style:style>
    <style:style style:name="T535" style:family="text">
      <style:text-properties officeooo:rsid="042a7c2a"/>
    </style:style>
    <style:style style:name="T536" style:family="text">
      <style:text-properties fo:font-size="8pt" style:font-size-asian="8pt" style:font-size-complex="8pt"/>
    </style:style>
    <style:style style:name="T537" style:family="text">
      <style:text-properties officeooo:rsid="042e7ca8"/>
    </style:style>
    <style:style style:name="T538" style:family="text">
      <style:text-properties officeooo:rsid="043255bd"/>
    </style:style>
    <style:style style:name="T539" style:family="text">
      <style:text-properties officeooo:rsid="0433db35"/>
    </style:style>
    <style:style style:name="T540" style:family="text">
      <style:text-properties officeooo:rsid="0434819e"/>
    </style:style>
    <style:style style:name="T541" style:family="text">
      <style:text-properties officeooo:rsid="0434c08f"/>
    </style:style>
    <style:style style:name="T542" style:family="text">
      <style:text-properties officeooo:rsid="043b59ee"/>
    </style:style>
    <style:style style:name="T543" style:family="text">
      <style:text-properties officeooo:rsid="043ba613"/>
    </style:style>
    <style:style style:name="T544" style:family="text">
      <style:text-properties officeooo:rsid="043de977"/>
    </style:style>
    <style:style style:name="T545" style:family="text">
      <style:text-properties officeooo:rsid="043ea249"/>
    </style:style>
    <style:style style:name="T546" style:family="text">
      <style:text-properties officeooo:rsid="043f42a0"/>
    </style:style>
    <style:style style:name="T547" style:family="text">
      <style:text-properties officeooo:rsid="0440e63f"/>
    </style:style>
    <style:style style:name="T548" style:family="text">
      <style:text-properties officeooo:rsid="0441e502"/>
    </style:style>
    <style:style style:name="T549" style:family="text">
      <style:text-properties officeooo:rsid="04434686"/>
    </style:style>
    <style:style style:name="T550" style:family="text">
      <style:text-properties fo:color="#009900" loext:opacity="100%"/>
    </style:style>
    <style:style style:name="T551" style:family="text">
      <style:text-properties fo:color="#009900" loext:opacity="100%" style:font-name="Courier New1" fo:font-size="10pt" fo:background-color="transparent" loext:char-shading-value="0"/>
    </style:style>
    <style:style style:name="T552" style:family="text">
      <style:text-properties officeooo:rsid="044abffb"/>
    </style:style>
    <style:style style:name="T553" style:family="text">
      <style:text-properties officeooo:rsid="04504fe8"/>
    </style:style>
    <style:style style:name="T554" style:family="text">
      <style:text-properties officeooo:rsid="0453b80d"/>
    </style:style>
    <style:style style:name="T555" style:family="text">
      <style:text-properties fo:color="#ff3333" loext:opacity="100%"/>
    </style:style>
    <style:style style:name="T556" style:family="text">
      <style:text-properties officeooo:rsid="0459aa0e"/>
    </style:style>
    <style:style style:name="T557" style:family="text">
      <style:text-properties officeooo:rsid="045acbe3"/>
    </style:style>
    <style:style style:name="T558" style:family="text">
      <style:text-properties officeooo:rsid="045baca8"/>
    </style:style>
    <style:style style:name="T559" style:family="text">
      <style:text-properties officeooo:rsid="045c984a"/>
    </style:style>
    <style:style style:name="T560" style:family="text">
      <style:text-properties officeooo:rsid="045d7b40"/>
    </style:style>
    <style:style style:name="T561" style:family="text">
      <style:text-properties officeooo:rsid="045db205"/>
    </style:style>
    <style:style style:name="T562" style:family="text">
      <style:text-properties officeooo:rsid="045eaf84"/>
    </style:style>
    <style:style style:name="T563" style:family="text">
      <style:text-properties officeooo:rsid="045fdd32"/>
    </style:style>
    <style:style style:name="T564" style:family="text">
      <style:text-properties officeooo:rsid="0463de5a"/>
    </style:style>
    <style:style style:name="T565" style:family="text">
      <style:text-properties officeooo:rsid="0465d831"/>
    </style:style>
    <style:style style:name="T566" style:family="text">
      <style:text-properties officeooo:rsid="0468b308"/>
    </style:style>
    <style:style style:name="T567" style:family="text">
      <style:text-properties officeooo:rsid="046bbb8a"/>
    </style:style>
    <style:style style:name="T568" style:family="text">
      <style:text-properties officeooo:rsid="046dadbc"/>
    </style:style>
    <style:style style:name="T569" style:family="text">
      <style:text-properties officeooo:rsid="046e205c"/>
    </style:style>
    <style:style style:name="T570" style:family="text">
      <style:text-properties officeooo:rsid="046fc769"/>
    </style:style>
    <style:style style:name="T571" style:family="text">
      <style:text-properties officeooo:rsid="0470eddd"/>
    </style:style>
    <style:style style:name="T572" style:family="text">
      <style:text-properties officeooo:rsid="047284a6"/>
    </style:style>
    <style:style style:name="T573" style:family="text">
      <style:text-properties officeooo:rsid="0473ec1a"/>
    </style:style>
    <style:style style:name="T574" style:family="text">
      <style:text-properties officeooo:rsid="04754771"/>
    </style:style>
    <style:style style:name="T575" style:family="text">
      <style:text-properties officeooo:rsid="0475c483"/>
    </style:style>
    <style:style style:name="T576" style:family="text">
      <style:text-properties officeooo:rsid="04771ae3"/>
    </style:style>
    <style:style style:name="T577" style:family="text">
      <style:text-properties officeooo:rsid="0477693a"/>
    </style:style>
    <style:style style:name="T578" style:family="text">
      <style:text-properties officeooo:rsid="04784ed3"/>
    </style:style>
    <style:style style:name="T579" style:family="text">
      <style:text-properties officeooo:rsid="047ad88e"/>
    </style:style>
    <style:style style:name="T580" style:family="text">
      <style:text-properties officeooo:rsid="047b41ea"/>
    </style:style>
    <style:style style:name="T581" style:family="text">
      <style:text-properties officeooo:rsid="047c8af4"/>
    </style:style>
    <style:style style:name="T582" style:family="text">
      <style:text-properties officeooo:rsid="047dee4f"/>
    </style:style>
    <style:style style:name="T583" style:family="text">
      <style:text-properties officeooo:rsid="047f645b"/>
    </style:style>
    <style:style style:name="T584" style:family="text">
      <style:text-properties officeooo:rsid="047f70a1"/>
    </style:style>
    <style:style style:name="T585" style:family="text">
      <style:text-properties officeooo:rsid="04807573"/>
    </style:style>
    <style:style style:name="T586" style:family="text">
      <style:text-properties officeooo:rsid="048263a4"/>
    </style:style>
    <style:style style:name="T587" style:family="text">
      <style:text-properties officeooo:rsid="04850c0c"/>
    </style:style>
    <style:style style:name="T588" style:family="text">
      <style:text-properties fo:font-style="normal" style:font-style-asian="normal" style:font-style-complex="normal"/>
    </style:style>
    <style:style style:name="T589" style:family="text">
      <style:text-properties fo:font-style="normal" officeooo:rsid="04850c0c" style:font-style-asian="normal" style:font-style-complex="normal"/>
    </style:style>
    <style:style style:name="T590" style:family="text">
      <style:text-properties fo:font-style="normal" officeooo:rsid="04884edc" style:font-style-asian="normal" style:font-style-complex="normal"/>
    </style:style>
    <style:style style:name="T591" style:family="text">
      <style:text-properties fo:font-style="normal" officeooo:rsid="0488ab23" style:font-style-asian="normal" style:font-style-complex="normal"/>
    </style:style>
    <style:style style:name="T592" style:family="text">
      <style:text-properties fo:font-style="normal" officeooo:rsid="048cec31" style:font-style-asian="normal" style:font-style-complex="normal"/>
    </style:style>
    <style:style style:name="T593" style:family="text">
      <style:text-properties fo:font-style="normal" officeooo:rsid="048e22a2" style:font-style-asian="normal" style:font-style-complex="normal"/>
    </style:style>
    <style:style style:name="T594" style:family="text">
      <style:text-properties fo:font-style="normal" officeooo:rsid="048ec5bd" style:font-style-asian="normal" style:font-style-complex="normal"/>
    </style:style>
    <style:style style:name="T595" style:family="text">
      <style:text-properties fo:font-style="normal" officeooo:rsid="048f70be" style:font-style-asian="normal" style:font-style-complex="normal"/>
    </style:style>
    <style:style style:name="T596" style:family="text">
      <style:text-properties officeooo:rsid="049282dd"/>
    </style:style>
    <style:style style:name="T597" style:family="text">
      <style:text-properties officeooo:rsid="0493c985"/>
    </style:style>
    <style:style style:name="T598" style:family="text">
      <style:text-properties officeooo:rsid="0499f81f"/>
    </style:style>
    <style:style style:name="T599" style:family="text">
      <style:text-properties officeooo:rsid="04a318cb"/>
    </style:style>
    <style:style style:name="T600" style:family="text">
      <style:text-properties officeooo:rsid="04a36091"/>
    </style:style>
    <style:style style:name="T601" style:family="text">
      <style:text-properties officeooo:rsid="04a483b9"/>
    </style:style>
    <style:style style:name="T602" style:family="text">
      <style:text-properties officeooo:rsid="04a666c6"/>
    </style:style>
    <style:style style:name="T603" style:family="text">
      <style:text-properties officeooo:rsid="04ad771d"/>
    </style:style>
    <style:style style:name="T604" style:family="text">
      <style:text-properties officeooo:rsid="04af38de"/>
    </style:style>
    <style:style style:name="T605" style:family="text">
      <style:text-properties officeooo:rsid="04af9c68"/>
    </style:style>
    <style:style style:name="T606" style:family="text">
      <style:text-properties officeooo:rsid="04b5b239"/>
    </style:style>
    <style:style style:name="T607" style:family="text">
      <style:text-properties officeooo:rsid="04b99ed1"/>
    </style:style>
    <style:style style:name="T608" style:family="text">
      <style:text-properties officeooo:rsid="04bcf7c7"/>
    </style:style>
    <style:style style:name="T609" style:family="text">
      <style:text-properties officeooo:rsid="04c1931c"/>
    </style:style>
    <style:style style:name="T610" style:family="text">
      <style:text-properties officeooo:rsid="04c55085"/>
    </style:style>
    <style:style style:name="T611" style:family="text">
      <style:text-properties officeooo:rsid="04c66885"/>
    </style:style>
    <style:style style:name="T612" style:family="text">
      <style:text-properties officeooo:rsid="04c86375"/>
    </style:style>
    <style:style style:name="T613" style:family="text">
      <style:text-properties officeooo:rsid="04cb483d"/>
    </style:style>
    <style:style style:name="T614" style:family="text">
      <style:text-properties officeooo:rsid="04cbfc91"/>
    </style:style>
    <style:style style:name="T615" style:family="text">
      <style:text-properties officeooo:rsid="04cc7c4c"/>
    </style:style>
    <style:style style:name="T616" style:family="text">
      <style:text-properties officeooo:rsid="04ce55c5"/>
    </style:style>
    <style:style style:name="T617" style:family="text">
      <style:text-properties officeooo:rsid="04ce5cc8"/>
    </style:style>
    <style:style style:name="T618" style:family="text">
      <style:text-properties officeooo:rsid="04d12493"/>
    </style:style>
    <style:style style:name="T619" style:family="text">
      <style:text-properties officeooo:rsid="04d42e7d"/>
    </style:style>
    <style:style style:name="T620" style:family="text">
      <style:text-properties officeooo:rsid="04d4d203"/>
    </style:style>
    <style:style style:name="T621" style:family="text">
      <style:text-properties officeooo:rsid="04d728f1"/>
    </style:style>
    <style:style style:name="T622" style:family="text">
      <style:text-properties officeooo:rsid="04da28c2"/>
    </style:style>
    <style:style style:name="T623" style:family="text">
      <style:text-properties officeooo:rsid="04dbfde6"/>
    </style:style>
    <style:style style:name="T624" style:family="text">
      <style:text-properties officeooo:rsid="04dd77f0"/>
    </style:style>
    <style:style style:name="T625" style:family="text">
      <style:text-properties officeooo:rsid="04df2ccc"/>
    </style:style>
    <style:style style:name="T626" style:family="text">
      <style:text-properties officeooo:rsid="04dfba79"/>
    </style:style>
    <style:style style:name="T627" style:family="text">
      <style:text-properties officeooo:rsid="04e4c912"/>
    </style:style>
    <style:style style:name="T628" style:family="text">
      <style:text-properties officeooo:rsid="04e7d060"/>
    </style:style>
    <style:style style:name="T629" style:family="text">
      <style:text-properties officeooo:rsid="04e934f2"/>
    </style:style>
    <style:style style:name="T630" style:family="text">
      <style:text-properties officeooo:rsid="04e937ea"/>
    </style:style>
    <style:style style:name="T631" style:family="text">
      <style:text-properties officeooo:rsid="04e9d91d"/>
    </style:style>
    <style:style style:name="T632" style:family="text">
      <style:text-properties officeooo:rsid="04ea41ff"/>
    </style:style>
    <style:style style:name="T633" style:family="text">
      <style:text-properties officeooo:rsid="04ec2b83"/>
    </style:style>
    <style:style style:name="T634" style:family="text">
      <style:text-properties officeooo:rsid="04edf92c"/>
    </style:style>
    <style:style style:name="T635" style:family="text">
      <style:text-properties officeooo:rsid="04ef12f3"/>
    </style:style>
    <style:style style:name="T636" style:family="text">
      <style:text-properties officeooo:rsid="04ef45fc"/>
    </style:style>
    <style:style style:name="T637" style:family="text">
      <style:text-properties officeooo:rsid="04f43f10"/>
    </style:style>
    <style:style style:name="T638" style:family="text">
      <style:text-properties officeooo:rsid="04f609ea"/>
    </style:style>
    <style:style style:name="T639" style:family="text">
      <style:text-properties officeooo:rsid="04f66d95"/>
    </style:style>
    <style:style style:name="T640" style:family="text">
      <style:text-properties officeooo:rsid="04fea51b"/>
    </style:style>
    <style:style style:name="T641" style:family="text">
      <style:text-properties officeooo:rsid="04fef6fa"/>
    </style:style>
    <style:style style:name="T642" style:family="text">
      <style:text-properties officeooo:rsid="05018127"/>
    </style:style>
    <style:style style:name="T643" style:family="text">
      <style:text-properties officeooo:rsid="0502c247"/>
    </style:style>
    <style:style style:name="T644" style:family="text">
      <style:text-properties officeooo:rsid="0505b521"/>
    </style:style>
    <style:style style:name="T645" style:family="text">
      <style:text-properties officeooo:rsid="0506a367"/>
    </style:style>
    <style:style style:name="T646" style:family="text">
      <style:text-properties officeooo:rsid="0506d04f"/>
    </style:style>
    <style:style style:name="T647" style:family="text">
      <style:text-properties officeooo:rsid="0508b21b"/>
    </style:style>
    <style:style style:name="T648" style:family="text">
      <style:text-properties officeooo:rsid="0508bcaa"/>
    </style:style>
    <style:style style:name="T649" style:family="text">
      <style:text-properties officeooo:rsid="0508e95c"/>
    </style:style>
    <style:style style:name="T650" style:family="text">
      <style:text-properties officeooo:rsid="050a3d01"/>
    </style:style>
    <style:style style:name="T651" style:family="text">
      <style:text-properties officeooo:rsid="050a99d6"/>
    </style:style>
    <style:style style:name="T652" style:family="text">
      <style:text-properties officeooo:rsid="050c5c87"/>
    </style:style>
    <style:style style:name="T653" style:family="text">
      <style:text-properties officeooo:rsid="050e967b"/>
    </style:style>
    <style:style style:name="T654" style:family="text">
      <style:text-properties officeooo:rsid="0511719f"/>
    </style:style>
    <style:style style:name="T655" style:family="text">
      <style:text-properties officeooo:rsid="05126d74"/>
    </style:style>
    <style:style style:name="T656" style:family="text">
      <style:text-properties officeooo:rsid="0513a25d"/>
    </style:style>
    <style:style style:name="T657" style:family="text">
      <style:text-properties officeooo:rsid="05152ee6"/>
    </style:style>
    <style:style style:name="T658" style:family="text">
      <style:text-properties officeooo:rsid="05157d6d"/>
    </style:style>
    <style:style style:name="T659" style:family="text">
      <style:text-properties officeooo:rsid="05160103"/>
    </style:style>
    <style:style style:name="T660" style:family="text">
      <style:text-properties officeooo:rsid="051700dc"/>
    </style:style>
    <style:style style:name="T661" style:family="text">
      <style:text-properties officeooo:rsid="05189250"/>
    </style:style>
    <style:style style:name="T662" style:family="text">
      <style:text-properties officeooo:rsid="051a4996"/>
    </style:style>
    <style:style style:name="T663" style:family="text">
      <style:text-properties officeooo:rsid="051e9c07"/>
    </style:style>
    <style:style style:name="T664" style:family="text">
      <style:text-properties officeooo:rsid="051ff1fd"/>
    </style:style>
    <style:style style:name="T665" style:family="text">
      <style:text-properties officeooo:rsid="0521c2a1"/>
    </style:style>
    <style:style style:name="T666" style:family="text">
      <style:text-properties officeooo:rsid="05242d6d"/>
    </style:style>
    <style:style style:name="T667" style:family="text">
      <style:text-properties officeooo:rsid="0526d06d"/>
    </style:style>
    <style:style style:name="T668" style:family="text">
      <style:text-properties officeooo:rsid="052b421f"/>
    </style:style>
    <style:style style:name="T669" style:family="text">
      <style:text-properties officeooo:rsid="052bd57b"/>
    </style:style>
    <style:style style:name="T670" style:family="text">
      <style:text-properties officeooo:rsid="052c2426"/>
    </style:style>
    <style:style style:name="T671" style:family="text">
      <style:text-properties officeooo:rsid="052e3e27"/>
    </style:style>
    <style:style style:name="T672" style:family="text">
      <style:text-properties style:font-name="Liberation Mono" fo:font-size="9pt" style:font-size-asian="9pt" style:font-size-complex="9pt"/>
    </style:style>
    <style:style style:name="T673" style:family="text">
      <style:text-properties style:font-name="Liberation Mono" fo:font-size="9pt" officeooo:rsid="061de57d" style:font-size-asian="9pt" style:font-size-complex="9pt"/>
    </style:style>
    <style:style style:name="T674" style:family="text">
      <style:text-properties style:font-name="Liberation Mono" fo:font-size="9pt" fo:background-color="#ffff00" loext:char-shading-value="0" style:font-size-asian="9pt" style:font-size-complex="9pt"/>
    </style:style>
    <style:style style:name="T675" style:family="text">
      <style:text-properties officeooo:rsid="052f4db5"/>
    </style:style>
    <style:style style:name="T676" style:family="text">
      <style:text-properties officeooo:rsid="05384e83"/>
    </style:style>
    <style:style style:name="T677" style:family="text">
      <style:text-properties officeooo:rsid="053e2d4e"/>
    </style:style>
    <style:style style:name="T678" style:family="text">
      <style:text-properties officeooo:rsid="053fd880"/>
    </style:style>
    <style:style style:name="T679" style:family="text">
      <style:text-properties officeooo:rsid="05414fd3"/>
    </style:style>
    <style:style style:name="T680" style:family="text">
      <style:text-properties officeooo:rsid="0542ff79"/>
    </style:style>
    <style:style style:name="T681" style:family="text">
      <style:text-properties officeooo:rsid="0545d215"/>
    </style:style>
    <style:style style:name="T682" style:family="text">
      <style:text-properties officeooo:rsid="05469c89"/>
    </style:style>
    <style:style style:name="T683" style:family="text">
      <style:text-properties officeooo:rsid="0548c070"/>
    </style:style>
    <style:style style:name="T684" style:family="text">
      <style:text-properties officeooo:rsid="0548faa7"/>
    </style:style>
    <style:style style:name="T685" style:family="text">
      <style:text-properties officeooo:rsid="054f4a2e"/>
    </style:style>
    <style:style style:name="T686" style:family="text">
      <style:text-properties officeooo:rsid="0550b2b5"/>
    </style:style>
    <style:style style:name="T687" style:family="text">
      <style:text-properties officeooo:rsid="0550daf5"/>
    </style:style>
    <style:style style:name="T688" style:family="text">
      <style:text-properties officeooo:rsid="055253d9"/>
    </style:style>
    <style:style style:name="T689" style:family="text">
      <style:text-properties officeooo:rsid="0556365a"/>
    </style:style>
    <style:style style:name="T690" style:family="text">
      <style:text-properties officeooo:rsid="0559266a"/>
    </style:style>
    <style:style style:name="T691" style:family="text">
      <style:text-properties officeooo:rsid="055bbf97"/>
    </style:style>
    <style:style style:name="T692" style:family="text">
      <style:text-properties officeooo:rsid="056198a4"/>
    </style:style>
    <style:style style:name="T693" style:family="text">
      <style:text-properties officeooo:rsid="05622408"/>
    </style:style>
    <style:style style:name="T694" style:family="text">
      <style:text-properties officeooo:rsid="0564227e"/>
    </style:style>
    <style:style style:name="T695" style:family="text">
      <style:text-properties officeooo:rsid="05693e6e"/>
    </style:style>
    <style:style style:name="T696" style:family="text">
      <style:text-properties officeooo:rsid="056ca791"/>
    </style:style>
    <style:style style:name="T697" style:family="text">
      <style:text-properties officeooo:rsid="0570d7ec"/>
    </style:style>
    <style:style style:name="T698" style:family="text">
      <style:text-properties officeooo:rsid="0572ed52"/>
    </style:style>
    <style:style style:name="T699" style:family="text">
      <style:text-properties officeooo:rsid="05730520"/>
    </style:style>
    <style:style style:name="T700" style:family="text">
      <style:text-properties officeooo:rsid="0574681a"/>
    </style:style>
    <style:style style:name="T701" style:family="text">
      <style:text-properties officeooo:rsid="057a0eea"/>
    </style:style>
    <style:style style:name="T702" style:family="text">
      <style:text-properties officeooo:rsid="057b89fd"/>
    </style:style>
    <style:style style:name="T703" style:family="text">
      <style:text-properties officeooo:rsid="057c444e"/>
    </style:style>
    <style:style style:name="T704" style:family="text">
      <style:text-properties officeooo:rsid="057dcffc"/>
    </style:style>
    <style:style style:name="T705" style:family="text">
      <style:text-properties officeooo:rsid="05831309"/>
    </style:style>
    <style:style style:name="T706" style:family="text">
      <style:text-properties officeooo:rsid="058418be"/>
    </style:style>
    <style:style style:name="T707" style:family="text">
      <style:text-properties officeooo:rsid="058595d1"/>
    </style:style>
    <style:style style:name="T708" style:family="text">
      <style:text-properties officeooo:rsid="0585bdae"/>
    </style:style>
    <style:style style:name="T709" style:family="text">
      <style:text-properties officeooo:rsid="05876a56"/>
    </style:style>
    <style:style style:name="T710" style:family="text">
      <style:text-properties officeooo:rsid="0587dd77"/>
    </style:style>
    <style:style style:name="T711" style:family="text">
      <style:text-properties officeooo:rsid="058853d6"/>
    </style:style>
    <style:style style:name="T712" style:family="text">
      <style:text-properties officeooo:rsid="0589ad44"/>
    </style:style>
    <style:style style:name="T713" style:family="text">
      <style:text-properties officeooo:rsid="058b0f5b"/>
    </style:style>
    <style:style style:name="T714" style:family="text">
      <style:text-properties officeooo:rsid="058c8d9e"/>
    </style:style>
    <style:style style:name="T715" style:family="text">
      <style:text-properties officeooo:rsid="058caff5"/>
    </style:style>
    <style:style style:name="T716" style:family="text">
      <style:text-properties officeooo:rsid="05952f8a"/>
    </style:style>
    <style:style style:name="T717" style:family="text">
      <style:text-properties officeooo:rsid="0596cf3c"/>
    </style:style>
    <style:style style:name="T718" style:family="text">
      <style:text-properties officeooo:rsid="0598de49"/>
    </style:style>
    <style:style style:name="T719" style:family="text">
      <style:text-properties officeooo:rsid="0599b09f"/>
    </style:style>
    <style:style style:name="T720" style:family="text">
      <style:text-properties officeooo:rsid="05a043b5"/>
    </style:style>
    <style:style style:name="T721" style:family="text">
      <style:text-properties officeooo:rsid="05a6e1b8"/>
    </style:style>
    <style:style style:name="T722" style:family="text">
      <style:text-properties officeooo:rsid="05abc579"/>
    </style:style>
    <style:style style:name="T723" style:family="text">
      <style:text-properties officeooo:rsid="05af86fd"/>
    </style:style>
    <style:style style:name="T724" style:family="text">
      <style:text-properties officeooo:rsid="05b09cb8"/>
    </style:style>
    <style:style style:name="T725" style:family="text">
      <style:text-properties officeooo:rsid="05b249e4"/>
    </style:style>
    <style:style style:name="T726" style:family="text">
      <style:text-properties officeooo:rsid="05b7dc88"/>
    </style:style>
    <style:style style:name="T727" style:family="text">
      <style:text-properties officeooo:rsid="05bc00ef"/>
    </style:style>
    <style:style style:name="T728" style:family="text">
      <style:text-properties officeooo:rsid="05bde9dc"/>
    </style:style>
    <style:style style:name="T729" style:family="text">
      <style:text-properties officeooo:rsid="05c0212f"/>
    </style:style>
    <style:style style:name="T730" style:family="text">
      <style:text-properties officeooo:rsid="05c67ac2"/>
    </style:style>
    <style:style style:name="T731" style:family="text">
      <style:text-properties officeooo:rsid="056eeb30"/>
    </style:style>
    <style:style style:name="T732" style:family="text">
      <style:text-properties officeooo:rsid="05cc7079"/>
    </style:style>
    <style:style style:name="T733" style:family="text">
      <style:text-properties officeooo:rsid="05cff7ac"/>
    </style:style>
    <style:style style:name="T734" style:family="text">
      <style:text-properties officeooo:rsid="05d0a0e7"/>
    </style:style>
    <style:style style:name="T735" style:family="text">
      <style:text-properties officeooo:rsid="05d38de7"/>
    </style:style>
    <style:style style:name="T736" style:family="text">
      <style:text-properties officeooo:rsid="05d3ff01"/>
    </style:style>
    <style:style style:name="T737" style:family="text">
      <style:text-properties officeooo:rsid="05d75ad3"/>
    </style:style>
    <style:style style:name="T738" style:family="text">
      <style:text-properties officeooo:rsid="05d8e992"/>
    </style:style>
    <style:style style:name="T739" style:family="text">
      <style:text-properties officeooo:rsid="05da64c3"/>
    </style:style>
    <style:style style:name="T740" style:family="text">
      <style:text-properties officeooo:rsid="05df7ffe"/>
    </style:style>
    <style:style style:name="T741" style:family="text">
      <style:text-properties officeooo:rsid="05e17e4c"/>
    </style:style>
    <style:style style:name="T742" style:family="text">
      <style:text-properties officeooo:rsid="05e372a8"/>
    </style:style>
    <style:style style:name="T743" style:family="text">
      <style:text-properties officeooo:rsid="05e5513d"/>
    </style:style>
    <style:style style:name="T744" style:family="text">
      <style:text-properties officeooo:rsid="05e5b148"/>
    </style:style>
    <style:style style:name="T745" style:family="text">
      <style:text-properties officeooo:rsid="05e8e7c2"/>
    </style:style>
    <style:style style:name="T746" style:family="text">
      <style:text-properties officeooo:rsid="05e910be"/>
    </style:style>
    <style:style style:name="T747" style:family="text">
      <style:text-properties officeooo:rsid="05e9faae"/>
    </style:style>
    <style:style style:name="T748" style:family="text">
      <style:text-properties officeooo:rsid="05ebd83f"/>
    </style:style>
    <style:style style:name="T749" style:family="text">
      <style:text-properties officeooo:rsid="05f10a87"/>
    </style:style>
    <style:style style:name="T750" style:family="text">
      <style:text-properties officeooo:rsid="05f1790d"/>
    </style:style>
    <style:style style:name="T751" style:family="text">
      <style:text-properties officeooo:rsid="05f3c644"/>
    </style:style>
    <style:style style:name="T752" style:family="text">
      <style:text-properties officeooo:rsid="05f74149"/>
    </style:style>
    <style:style style:name="T753" style:family="text">
      <style:text-properties officeooo:rsid="06000afc"/>
    </style:style>
    <style:style style:name="T754" style:family="text">
      <style:text-properties officeooo:rsid="06013cfd"/>
    </style:style>
    <style:style style:name="T755" style:family="text">
      <style:text-properties officeooo:rsid="060270af"/>
    </style:style>
    <style:style style:name="T756" style:family="text">
      <style:text-properties officeooo:rsid="0605359f"/>
    </style:style>
    <style:style style:name="T757" style:family="text">
      <style:text-properties officeooo:rsid="06055947"/>
    </style:style>
    <style:style style:name="T758" style:family="text">
      <style:text-properties officeooo:rsid="0607f37f"/>
    </style:style>
    <style:style style:name="T759" style:family="text">
      <style:text-properties officeooo:rsid="0609881b"/>
    </style:style>
    <style:style style:name="T760" style:family="text">
      <style:text-properties officeooo:rsid="060b65ec"/>
    </style:style>
    <style:style style:name="T761" style:family="text">
      <style:text-properties officeooo:rsid="060c6136"/>
    </style:style>
    <style:style style:name="T762" style:family="text">
      <style:text-properties officeooo:rsid="060dff69"/>
    </style:style>
    <style:style style:name="T763" style:family="text">
      <style:text-properties officeooo:rsid="06110302"/>
    </style:style>
    <style:style style:name="T764" style:family="text">
      <style:text-properties officeooo:rsid="0612ba16"/>
    </style:style>
    <style:style style:name="T765" style:family="text">
      <style:text-properties officeooo:rsid="061cbece"/>
    </style:style>
    <style:style style:name="T766" style:family="text">
      <style:text-properties officeooo:rsid="061de57d"/>
    </style:style>
    <style:style style:name="T767" style:family="text">
      <style:text-properties officeooo:rsid="061eabaa"/>
    </style:style>
    <style:style style:name="T768" style:family="text">
      <style:text-properties officeooo:rsid="0625a7ea"/>
    </style:style>
    <style:style style:name="T769" style:family="text">
      <style:text-properties officeooo:rsid="06267b78"/>
    </style:style>
    <style:style style:name="T770" style:family="text">
      <style:text-properties officeooo:rsid="06273418"/>
    </style:style>
    <style:style style:name="T771" style:family="text">
      <style:text-properties officeooo:rsid="0627606d"/>
    </style:style>
    <style:style style:name="T772" style:family="text">
      <style:text-properties officeooo:rsid="062b3f6f"/>
    </style:style>
    <style:style style:name="T773" style:family="text">
      <style:text-properties officeooo:rsid="062cbbaf"/>
    </style:style>
    <style:style style:name="T774" style:family="text">
      <style:text-properties officeooo:rsid="062e30b6"/>
    </style:style>
    <style:style style:name="T77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7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77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825" text:outline-level="1" text:is-list-header="true">July 19, 2023</text:h>
      <text:p text:style-name="P870">Copied all CMake files from c:\work\DesignPatternExamples to c:\work\vs2022\DesignPatternExamples. <text:s/>Committed to version control with no additional changes. <text:s/><text:span text:style-name="T768">Oops. <text:s/>Forgot to copy over Adapter_BackEnd\CMakeList.txt. <text:s/>Fixed and committed.</text:span></text:p>
      <text:p text:style-name="P871">Copied over changes to CreateDocs\Doxyfile.</text:p>
      <text:p text:style-name="P871">Copied over changes to rust\design_pattern_examples_rust\build.rs.</text:p>
      <text:p text:style-name="P872">Build with cmake:</text:p>
      <text:p text:style-name="Code">md build</text:p>
      <text:p text:style-name="Code">cd build</text:p>
      <text:p text:style-name="Code">cmake ..\</text:p>
      <text:p text:style-name="Code">cmake --build . --config release</text:p>
      <text:p text:style-name="P873">Everything built.</text:p>
      <text:p text:style-name="P873">c\release\designpatternexamples_c.exe ran just fine.</text:p>
      <text:p text:style-name="P873">cplusplus\<text:span text:style-name="T769">release\</text:span>designpatternexamples_cpp.exe failed during the Command exercise, probably an unhandled exception. <text:s/><text:span text:style-name="T771">Also, the exercises do not appear to be in alphabetical order.</text:span></text:p>
      <text:p text:style-name="P874">csharp\release\designpatternexamples_csharp.exe ran just fine.</text:p>
      <text:p text:style-name="P874">python\DesignPatternExamples_python (py -m python.DesignPatternExamples_python) ran just fine, although the exercises are not in alphabetical order.</text:p>
      <text:p text:style-name="P874">rust\Release\design_pattern_examples_rust.exe <text:span text:style-name="T770">ran just fine.</text:span></text:p>
      <text:p text:style-name="P875">Rebuilding everything in debug configuration:</text:p>
      <text:p text:style-name="P734">cmake --build . --config debug</text:p>
      <text:p text:style-name="P876">Used Visual Studio 2022 to debug the problem. <text:s/>The root cause was in the Command class constructors where I didn't initialize the _two_parameter_operation and _no_parameter_operation fields. <text:s/><text:span text:style-name="T772">As a result, the Command::Execute() tried to execute the _two_parameter_operation because it was not a nullptr but instead was uninitialized memory, triggering an illegal memory access exception. <text:s/>Fixed. <text:s/></text:span><text:span text:style-name="T773">Committed.</text:span></text:p>
      <text:p text:style-name="P877"><text:soft-page-break/>Deleted all Visual project files and the Visual Studio solution file. <text:s/>Also deleted all the .vs directories (there were only two). <text:s/><text:span text:style-name="T774">WebPages still retains its project file for now. <text:s/>I should move this out of the DesignPatternExamples directory entirely.</text:span></text:p>
      <text:p text:style-name="P878">Moved WebPages out of DesignPatternExamples to c:\work\vs2022\WebPagesTest. <text:s/>Committed to version control.</text:p>
      <text:p text:style-name="P878"/>
      <text:h text:style-name="P735" text:outline-level="1" text:is-list-header="true">July 18, 2023</text:h>
      <text:p text:style-name="P702">In c:\work\DesignPatternExamples\rust\design_pattern_examples_rust\ directory, renamed build.rs to build.rs.bak. <text:s/>Then did the following:</text:p>
      <text:p text:style-name="Code">cd <text:s/>c:\work\DesignPatternExamples\build</text:p>
      <text:p text:style-name="P701">rd /s /q rust</text:p>
      <text:p text:style-name="Code">cmake ..</text:p>
      <text:p text:style-name="Code">cmake --build . --config=release</text:p>
      <text:p text:style-name="P702">This failed to build design_pattern_examples_rust.exe with a link error:</text:p>
      <text:p text:style-name="Code">= note: LINK : fatal error LNK1181: cannot open input file 'Adapter_BackEnd.lib'</text:p>
      <text:p text:style-name="P705">When I put build.rs back and redo the above sequence, the rust example build<text:span text:style-name="T749">s </text:span><text:span text:style-name="T750">successfully.</text:span></text:p>
      <text:p text:style-name="P706">Ah. <text:s/>Here are the relevant lines from build.rs that explains the problem:</text:p>
      <text:p text:style-name="Code"><text:s text:c="4"/>println!("cargo:rustc-link-lib=Adapter_BackEnd");</text:p>
      <text:p text:style-name="Code"><text:s text:c="4"/>println!("cargo:rustc-link-search={}", library_path.display());</text:p>
      <text:p text:style-name="P706">This is why build.rs was added in the first place. <text:s/>The copying of the Adapter_BackEnd.dll to the output directory was added later. <text:s/><text:span text:style-name="T751">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07">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52">Done. <text:s/>The build.rs script now looks like this:</text:span></text:p>
      <text:p text:style-name="Code">use std::env;</text:p>
      <text:p text:style-name="Code"/>
      <text:p text:style-name="Code">fn main() {</text:p>
      <text:p text:style-name="Code"><text:s text:c="4"/>let library_path = env::var("ADAPTER_BINARY_DIR").unwrap();</text:p>
      <text:p text:style-name="Code"/>
      <text:p text:style-name="Code"><text:s text:c="4"/>println!("cargo:rustc-link-lib=Adapter_BackEnd");</text:p>
      <text:p text:style-name="Code"><text:s text:c="4"/>println!("cargo:rustc-link-search={}", library_path);</text:p>
      <text:p text:style-name="Code">}</text:p>
      <text:p text:style-name="P708">This is only possible due to cmake.</text:p>
      <text:p text:style-name="P709">Next step is to make the copyfile_if_exists.cmake to be "global" instead of specific to rust, since the python example is going to need it as well.</text:p>
      <text:p text:style-name="P710"><text:soft-page-break/>Moved rust\copyfile_if_exists.cmake to the root directory of DesignPatternExamples.</text:p>
      <text:p text:style-name="P711">Change</text:p>
      <text:p text:style-name="Code">-P ${CMAKE_CURRENT_SOURCE_DIR}/copyfile_if_exists.cmake</text:p>
      <text:p text:style-name="P711">to</text:p>
      <text:p text:style-name="Code">-P ${CMAKE_SOURCE_DIR}/copyfile_if_exists.cmake</text:p>
      <text:p text:style-name="P712">That worked for rust. <text:s/>Copying that whole mess over to CMakeLists.txt for Python.</text:p>
      <text:p text:style-name="P713">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53">I suppose I can force the release version always into Python (basically, ignore the configuration setting), with an option to copy the debug version if desired. <text:s/></text:span><text:span text:style-name="T754">There is the option() command in CMake.</text:span></text:p>
      <text:p text:style-name="P714">The option() command adds a variable to the cache with the specified ON/OFF value as the default. <text:s/>For example, <text:span text:style-name="T755">the CMakeLists.txt file:</text:span></text:p>
      <text:p text:style-name="Code">option(MYOPTION <text:span text:style-name="T755">"Enable My Option" ON)</text:span></text:p>
      <text:p text:style-name="P714">This can be overridden from the command line like this:</text:p>
      <text:p text:style-name="Code">cmake ..\ -DMYOPTION=OFF</text:p>
      <text:p text:style-name="P715">Note that this override must occur during the configuration phase, not the build phase, as the variable is in the cache.</text:p>
      <text:p text:style-name="P716">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56">I think what I want is the ability to use the build phase to decide whether to use the debug version of the Adapter_BackEnd.dll. <text:s/></text:span><text:span text:style-name="T757">Could it be as simple as just always copying the debug version of the Adapter_BackEnd.dll when building a debug configuration, otherwise use the release version? <text:s/>In other words, nothing changes?</text:span></text:p>
      <text:p text:style-name="P717">Got it to work. <text:s/>The custom command I used is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P717">The copy_directory_if_different copies the contents of the given source directory into the output directory. <text:s/>Important distinction.</text:p>
      <text:p text:style-name="P718">DesignPatternExamples_python now works from cmake, including creating the Visual Studio project.</text:p>
      <text:p text:style-name="P718"><text:soft-page-break/>Problem: In both DesignPatternExamples_python and DesignPatternExamples_rust, the Visual Studio project shows <text:span text:style-name="T758">a </text:span>folder <text:span text:style-name="T758">called</text:span> "CMake Rules". <text:s/><text:span text:style-name="T758">Also, there is a file called DesignPatternExamples_python or DesignPatternExamples_rust (in each project, respectively). <text:s/>These are files that are designated as not to be built but they are files that don't exist. <text:s/></text:span><text:span text:style-name="T759">Double-clicking on one of them shows an error:</text:span></text:p>
      <text:p text:style-name="Code">Could not find the file 'C:\work\DesignPatternExamples\build\python\CMakeFiles\DesignPatterNExamples_python'</text:p>
      <text:p text:style-name="P719">I don't know why these are added or why CMake Rules is added. <text:s/>Those directories contain two auto-generated files that are empty.</text:p>
      <text:p text:style-name="P722">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60">(specifically, ADAPTER_BINARY_DIR). <text:s/></text:span><text:span text:style-name="T761">I'm not sure how to handle this. <text:s/></text:span><text:span text:style-name="T762">It would be nice for the rust analyzer to work; on the other hand I don't really need it to work as all normal editing should occur via the Visual Studio project files. <text:s/>Although that too is also not strictly necessary. <text:s/>Sigh.</text:span></text:p>
      <text:p text:style-name="P723">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3"/>
      <text:p text:style-name="P724">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763">However, all the paths to search for source code is also relative to the current directory. <text:s/></text:span><text:span text:style-name="T764">So I either change the output folder to the build folder relative to the Doxyfile folder, or I change all the input folders to be relative from the build folder.</text:span></text:p>
      <text:p text:style-name="P725">In Doxyfile, changed the following:</text:p>
      <text:p text:style-name="Code">OUTPUT_DIRECTORY = ../build/CreateDocs</text:p>
      <text:p text:style-name="Code">WARN_LOGFILE <text:s text:c="10"/>= ../build/CreateDocs/DoxyLog.err</text:p>
      <text:p text:style-name="Code">HTML_EXTRA_STYLESHEET <text:s/>= explain.css</text:p>
      <text:p text:style-name="P726">And copied C:\work\vs2022\DesignPatternExamples\WebPages\explain.css to c:\work\DesignPatternExamples\CreateDocs.</text:p>
      <text:p text:style-name="P727">In CMakeLists.txt file for CreateDocs, the custom command looks like this:</text:p>
      <text:p text:style-name="Code">add_custom_command(OUTPUT ${CREATEDOCS_OUTPUT_DIR}/doxy.out</text:p>
      <text:p text:style-name="Code"><text:s text:c="4"/>COMMAND ${CMAKE_COMMAND} -E echo ${DOXYGEN_EXECUTABLE} ${CREATEDOCS_SOURCE_DIR}/Doxyfile</text:p>
      <text:p text:style-name="Code"><text:s text:c="4"/>COMMAND ${CMAKE_COMMAND} -E env</text:p>
      <text:p text:style-name="Code"><text:soft-page-break/><text:s text:c="8"/>${DOXYGEN_EXECUTABLE} Doxyfile &gt;${CREATEDOCS_OUTPUT_DIR}/doxy.out</text:p>
      <text:p text:style-name="Code"><text:s text:c="4"/>WORKING_DIRECTORY ${CREATEDOCS_SOURCE_DIR}</text:p>
      <text:p text:style-name="Code">)</text:p>
      <text:p text:style-name="P727">I removed the "VERBATIM" keyword so the redirect worked.</text:p>
      <text:p text:style-name="P728">And I finally figured out how to use the Doxygen::doxygen target in a custom command. <text:s/>The FindDoxygen module already declares Doxygen::doxygen as an imported target:</text:p>
      <text:p text:style-name="Code">add_executable(Doxygen::doxygen IMPORTED GLOBAL)</text:p>
      <text:p text:style-name="Code">set_target_properties(Doxygen::doxygen PROPERTIES</text:p>
      <text:p text:style-name="Code"><text:s text:c="16"/>IMPORTED_LOCATION "${DOXYGEN_EXECUTABLE}"</text:p>
      <text:p text:style-name="P720">)</text:p>
      <text:p text:style-name="P721">Doxygen::doxygen can now be treated as a command, like this:</text:p>
      <text:p text:style-name="Code">add_custom_command(OUTPUT ${CREATEDOCS_OUTPUT_DIR}/doxy.out</text:p>
      <text:p text:style-name="Code"><text:s text:c="4"/>COMMAND Doxygen::doxygen Doxyfile &gt;${CREATEDOCS_OUTPUT_DIR}/doxy.out</text:p>
      <text:p text:style-name="Code"><text:s text:c="4"/>WORKING_DIRECTORY ${CREATEDOCS_SOURCE_DIR}</text:p>
      <text:p text:style-name="Code">)</text:p>
      <text:p text:style-name="P721">Note that the ${CMAKE_COMMAND} is not used here to invoke the target, the target is invoked directly and CMake knows how to get the binary to actually use.</text:p>
      <text:p text:style-name="P729">CreateDocs target is now working as desired.</text:p>
      <text:p text:style-name="P729">And this completes CMake functionality for DesignPatternExamples.</text:p>
      <text:p text:style-name="P730"><text:span text:style-name="T765">Some tweaks regarding use of REGULAR_EXPRESSION In source_group(). <text:s/>These are supposed to be a regular expression, not a file wildcard expression. <text:s/></text:span><text:span text:style-name="T766">So instead of </text:span><text:span text:style-name="T673">adapter/*.*</text:span><text:span text:style-name="T766">, I need to use </text:span><text:span text:style-name="T673">adapter/.*</text:span><text:span text:style-name="T766"> </text:span><text:span text:style-name="T767">(technically, it should </text:span><text:span text:style-name="T673">adapter/.+</text:span><text:span text:style-name="T767">).</text:span></text:p>
      <text:h text:style-name="P736" text:outline-level="1" text:is-list-header="true">July 17, 2023</text:h>
      <text:p text:style-name="P689">Time for the Python example to get the CMake treatment. <text:s/><text:span text:style-name="T731">For Python, I want to copy the Python code to the build directory. <text:s/>Then I can copy over the Adapter_BackEnd.dll to the Python directory, in the adapter directory.</text:span></text:p>
      <text:p text:style-name="P689"><text:span text:style-name="T704">Alternatively, I could create a script that sets up the PATH environment variable so I can leave the Python source where it is and hopefully only put the Adapter_BackEnd.dll in the build directory. <text:s/></text:span><text:span text:style-name="T735">However, this will work only if I use ctypes.util.find_library(), which, on Windows at least, searches only the PATH environment variable and also requires the full name of the DLL (this is </text:span><text:span text:style-name="T246">not</text:span><text:span text:style-name="T735"> how Windows locates DLL normally). <text:s/>On Linux, find_library() will automatically add the </text:span><text:span text:style-name="T246">lib</text:span><text:span text:style-name="T735"> prefix and </text:span><text:span text:style-name="T246">.so</text:span><text:span text:style-name="T735"> suffix if not already provided and will search for the library the same way as Linux does. </text:span><text:span text:style-name="T736">The find_library() documentation does recommend using LoadLibrary() with a hardcoded library name on Windows.</text:span></text:p>
      <text:p text:style-name="P689"><text:span text:style-name="T732">The ctypes.cdll.LoadLibrary() </text:span><text:span text:style-name="T733">method</text:span><text:span text:style-name="T732"> </text:span><text:span text:style-name="T734">expects a full path to the library to load, although on Windows, LoadLibrary() will add the extension of DLL (or EXE) while looking. <text:s/></text:span><text:span text:style-name="T735">This is the approach the adapter_backendfunctions.py currently works and it assumes the Adapter_BackEnd.dll is in the same directory as the adapter_backendfunctions.py module.</text:span></text:p>
      <text:p text:style-name="P690"><text:soft-page-break/>So copy the Python code to build/python so the Adapter_BackEnd.dll can be put in the adapter sub-directory.</text:p>
      <text:p text:style-name="P691">In cmake, generator expressions cannot be used in if() commands, or so my experiments reveal. <text:s/><text:span text:style-name="T737">Even if the generator expression is used indirectly through another variable.</text:span></text:p>
      <text:p text:style-name="P692">Example 1:</text:p>
      <text:p text:style-name="P692">uses the $&lt;TARGET_PDB&gt; generator expression in the variable:</text:p>
      <text:p text:style-name="Code">set(TARGET_PDB "$&lt;TARGET_PDB:Adapter_BackEnd&gt;")</text:p>
      <text:p text:style-name="Code">if(EXISTS "${TARGET_PDB}")</text:p>
      <text:p text:style-name="Code"><text:s text:c="2"/># This will never get hit</text:p>
      <text:p text:style-name="Code">else()</text:p>
      <text:p text:style-name="Code"><text:s text:c="2"/># This will get hit</text:p>
      <text:p text:style-name="Code">endif()</text:p>
      <text:p text:style-name="P692">Example 2:</text:p>
      <text:p text:style-name="P692">Uses $&lt;CONFIG&gt; generator expression in the variable:</text:p>
      <text:p text:style-name="P684">set(TARGET_PDB "${CMAKE_BINARY_DIR}/Adapter_BackEnd/$&lt;CONFIG&gt;/Adapter_BackEnd.pdb")</text:p>
      <text:p text:style-name="P684">if(EXISTS "${TARGET_PDB}")</text:p>
      <text:p text:style-name="P684"><text:s text:c="2"/># This will never get hit</text:p>
      <text:p text:style-name="P684">else()</text:p>
      <text:p text:style-name="P684"><text:s text:c="2"/># This will get hit</text:p>
      <text:p text:style-name="P684">endif()</text:p>
      <text:p text:style-name="P692">Example <text:span text:style-name="T738">3</text:span>:</text:p>
      <text:p text:style-name="P692">Does not use a generator expression in the variable (but the PDB file might exist even in a release build):</text:p>
      <text:p text:style-name="P684">set(TARGET_PDB "${CMAKE_BINARY_DIR}/Adapter_BackEnd/<text:span text:style-name="T737">Debug</text:span>/Adapter_BackEnd.pdb")</text:p>
      <text:p text:style-name="P684">if(EXISTS "${TARGET_PDB}")</text:p>
      <text:p text:style-name="P684"><text:s text:c="2"/># This will get hit</text:p>
      <text:p text:style-name="P684">else()</text:p>
      <text:p text:style-name="P684"><text:s text:c="2"/># This will never get hit</text:p>
      <text:p text:style-name="P684">endif()</text:p>
      <text:p text:style-name="P693">Example <text:span text:style-name="T738">4:</text:span></text:p>
      <text:p text:style-name="P693"><text:span text:style-name="T738">Using a generator in an if() command doesn't work either, </text:span><text:span text:style-name="T739">regardless of whether the PDB file exists:</text:span></text:p>
      <text:p text:style-name="P685">if(EXISTS "$&lt;TARGET_PDB:Adapter_BackEnd&gt;")</text:p>
      <text:p text:style-name="P685"><text:s text:c="2"/># This will never get hit</text:p>
      <text:p text:style-name="P685">else()</text:p>
      <text:p text:style-name="P685"><text:s text:c="2"/># This will get hit</text:p>
      <text:p text:style-name="P685">endif()</text:p>
      <text:p text:style-name="P694">Example 5:</text:p>
      <text:p text:style-name="P694">Technically, $&lt;TARGET_PDB&gt; should be empty when building in a release mode and the .pdb file is not generated. <text:s/>But since generator expressions don't work in if() statements, the following doesn't work either:</text:p>
      <text:p text:style-name="Code">if("$&lt;TARGET_PDB:Adapter_BackEnd&gt; " STREQUAL " ")</text:p>
      <text:p text:style-name="P686"><text:soft-page-break/><text:s text:c="2"/># This will never get hit</text:p>
      <text:p text:style-name="P686">else()</text:p>
      <text:p text:style-name="P686"><text:s text:c="2"/># This will get hit</text:p>
      <text:p text:style-name="P686">endif()</text:p>
      <text:p text:style-name="P695"/>
      <text:p text:style-name="P696">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40">are replaced by their cached values (I think that's how it works). <text:s/>The if()/endif() commands are used during the configure phase and not the build phase, </text:span><text:span text:style-name="T741">which is why generator expressions don't work in them.</text:span></text:p>
      <text:p text:style-name="P697">Searching online suggests that a separate script (a "copyfile_<text:span text:style-name="T742">i</text:span>f_exists.cmake") should be created and then used in a custom command like this:</text:p>
      <text:p text:style-name="P687">add_custom_command(<text:span text:style-name="T745">TARGET my_</text:span>target</text:p>
      <text:p text:style-name="P687"><text:s text:c="4"/>POST_BUILD </text:p>
      <text:p text:style-name="Code"><text:s text:c="4"/>COMMAND ${CMAKE_COMMAND}</text:p>
      <text:p text:style-name="Code"><text:s text:c="8"/><text:span text:style-name="T742">"-DFILE_TO_COPY=${path_to_file}"</text:span></text:p>
      <text:p text:style-name="Code"><text:s text:c="8"/><text:span text:style-name="T742">"-DDESTINATION=${output_directory}"</text:span></text:p>
      <text:p text:style-name="Code"><text:s text:c="8"/>-<text:span text:style-name="T742">P </text:span><text:span text:style-name="T743">${CMAKE_CURRENT_SOURCE_DIR}/</text:span><text:span text:style-name="T742">copyfile_if_exists.cmake</text:span></text:p>
      <text:p text:style-name="Code"><text:s text:c="4"/><text:span text:style-name="T743">COMMENT "Copying ${path_to_file} it if exists."</text:span></text:p>
      <text:p text:style-name="Code">)</text:p>
      <text:p text:style-name="P698">The copyfile_if_exists.cmake can look like this:</text:p>
      <text:p text:style-name="Code">if(EXISTS ${FILE_TO_COPY})</text:p>
      <text:p text:style-name="Code"><text:s text:c="4"/><text:span text:style-name="T744">file(COPY ${FILE_TO_COPY} </text:span><text:span text:style-name="T746">DESTINATION</text:span><text:span text:style-name="T744"> ${DESTINATION}</text:span><text:span text:style-name="T746">)</text:span></text:p>
      <text:p text:style-name="Code">endif()</text:p>
      <text:p text:style-name="P699">The if() command is evaluated at the time the script is executed, which during the build phase.</text:p>
      <text:p text:style-name="P700">I tried it and it worked. <text:s/><text:span text:style-name="T747">This is what I ended up with in the rust CMakeLists.txt file:</text:span></text:p>
      <text:p text:style-name="Code"># Since TARGET generators are not supported in custom commands, get the needed</text:p>
      <text:p text:style-name="Code"># file paths and directories first and pass those in simple variables.</text:p>
      <text:p text:style-name="Code">set(ADAPTER_LIBRARY "$&lt;TARGET_FILE:Adapter_BackEnd&gt;")</text:p>
      <text:p text:style-name="P688">set(ADAPTER_PDB "$&lt;TARGET_PDB_<text:a xlink:type="simple" xlink:href="../../../../../Adapter_BackEnd" text:style-name="Internet_20_link" text:visited-style-name="Visited_20_Internet_20_Link">FILE:Adapter_BackEnd</text:a>&gt;")</text:p>
      <text:p text:style-name="P688">set(RUST_OUTPUT_DIR "${CMAKE_BINARY_DIR}/rust/$&lt;CONFIG&gt;")</text:p>
      <text:p text:style-name="Code"/>
      <text:p text:style-name="Code">add_custom_command(TARGET DesignPatternExamples_rust POST_BUILD</text:p>
      <text:p text:style-name="Code"><text:s text:c="4"/>COMMAND ${CMAKE_COMMAND} -E copy ${ADAPTER_LIBRARY} ${RUST_OUTPUT_DIR}</text:p>
      <text:p text:style-name="Code"><text:s text:c="4"/>)</text:p>
      <text:p text:style-name="Code"/>
      <text:p text:style-name="Code">add_custom_command(TARGET DesignPatternExamples_rust POST_BUILD</text:p>
      <text:p text:style-name="Code"><text:s text:c="4"/>COMMAND ${CMAKE_COMMAND}</text:p>
      <text:p text:style-name="Code"><text:s text:c="8"/>"-DFILE_TO_COPY=${ADAPTER_PDB}"</text:p>
      <text:p text:style-name="Code"><text:s text:c="8"/>"-DDESTINATION=${RUST_OUTPUT_DIR}"</text:p>
      <text:p text:style-name="Code"><text:s text:c="8"/>-P ${CMAKE_CURRENT_SOURCE_DIR}/copyfile_if_exists.cmake</text:p>
      <text:p text:style-name="Code"><text:s text:c="4"/>COMMENT "Copying ${ADAPTER_PDB} it if exists."</text:p>
      <text:p text:style-name="Code">)</text:p>
      <text:p text:style-name="P703">I put the copyfile_if_exists.make in the rust source directory for now <text:span text:style-name="T748">but I should make this a more global script.</text:span></text:p>
      <text:p text:style-name="P704">This also means the build.rs script for rust is not needed.</text:p>
      <text:h text:style-name="P737" text:outline-level="1" text:is-list-header="true"><text:soft-page-break/>July 16, 2023</text:h>
      <text:p text:style-name="P670">Working on adding support for DesignPatternExamples_rust in cmake (in c:\work\DesignPatternExamples project). <text:s/>Trying to work out how to trigger a build of the rust stuff from cmake.</text:p>
      <text:p text:style-name="P670">Here is an example of how to do this: <text:a xlink:type="simple" xlink:href="https://github.com/ryankurte/rust-cmake" text:style-name="Internet_20_link" text:visited-style-name="Visited_20_Internet_20_Link">https://github.com/ryankurte/rust-cmake</text:a>.</text:p>
      <text:p text:style-name="P670">The above example shows how to add a custom target and a custom command to build that target. <text:s/>It is possible to pass environment variables to the <text:span text:style-name="T723">invocation of the cmake command while building the rust crate. <text:s/>I still need to unravel that code a bit, though. <text:s/></text:span><text:span text:style-name="T724">I'm not sure I follow it exactly.</text:span></text:p>
      <text:p text:style-name="P673">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
      <text:p text:style-name="Code">project(practice)</text:p>
      <text:p text:style-name="Code"/>
      <text:p text:style-name="Code">add_custom_target(practice</text:p>
      <text:p text:style-name="Code"><text:s text:c="4"/>DEPENDS practice.txt</text:p>
      <text:p text:style-name="Code"><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 text:c="4"/>WORKING_DIRECTORY ${CMAKE_SOURCE_DIR}</text:p>
      <text:p text:style-name="Code"><text:s text:c="4"/>COMMAND_EXPAND_LISTS</text:p>
      <text:p text:style-name="Code">)</text:p>
      <text:p text:style-name="P673">The only way I can get this custom target to build is with the following:</text:p>
      <text:p text:style-name="Code">cmake ..\</text:p>
      <text:p text:style-name="Code">cmake --build . --target=practice</text:p>
      <text:p text:style-name="P673">In other words, I need to explicitly tell which target to build. <text:s/><text:span text:style-name="T725">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25">from this StackOverflow question/answer</text:span></text:a><text:span text:style-name="T725">):</text:span></text:p>
      <text:p text:style-name="Code">function(get_all_targets var)</text:p>
      <text:p text:style-name="Code"><text:s text:c="4"/>set(targets)</text:p>
      <text:p text:style-name="Code"><text:s text:c="4"/>get_all_targets_recursive(targets ${CMAKE_CURRENT_SOURCE_DIR})</text:p>
      <text:p text:style-name="Code"><text:s text:c="4"/>set(${var} ${targets} PARENT_SCOPE)</text:p>
      <text:p text:style-name="Code">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oft-page-break/><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674">Ah. <text:s/>The answer is to add the keyword ALL after the name of the custom target:</text:p>
      <text:p text:style-name="Code">add_custom_target(practice ALL)</text:p>
      <text:p text:style-name="P675">Added that to the DesignPatternExamples_rust target and it now works as expected.</text:p>
      <text:p text:style-name="P675">New problem: Although I have the CMAKE_BUILD_TARGET_DIR environment variable being set in the custom command for DesignPatternExamples_rust, cargo is still building to the rust src/target location, as though the environment variable is not there. <text:s/><text:span text:style-name="T726">However, the build.rs file was being run – it's just failing:</text:span></text:p>
      <text:p text:style-name="Code">CUSTOMBUILD : warning : <text:span text:style-name="T265">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 text:c="4"/>cargo:warning=Copying Adapter_BackEnd files to C:\work\DesignPatternExamples\rust\design_pattern_examples_rust\target\debug</text:p>
      <text:p text:style-name="Code"/>
      <text:p text:style-name="Code"><text:s text:c="4"/>--- stderr</text:p>
      <text:p text:style-name="Code"><text:s text:c="4"/>thread 'main' panicked at 'called `Result::unwrap()` on an `Err` value: Os { code: 3, kind: NotFound, message: "<text:span text:style-name="T265">The system</text:span></text:p>
      <text:p text:style-name="Code"><text:span text:style-name="T265"><text:s text:c="2"/>cannot find the path specified.</text:span>" }', build.rs:35:29</text:p>
      <text:p text:style-name="Code"><text:s text:c="4"/>note: run with `RUST_BACKTRACE=1` environment variable to display a backtrace</text:p>
      <text:p text:style-name="Code">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676"><text:soft-page-break/>I don't know what file it is looking for, however.</text:p>
      <text:p text:style-name="P677">I added a line to build.rs to print out the CMAKE_BUILD_TARGET_DIR and it is correctly set:</text:p>
      <text:p text:style-name="Code">CMAKE_BUILD_TARGET_DIR = C:/work/DesignPatternExamples/build/rust</text:p>
      <text:p text:style-name="P677"><text:span text:style-name="T727">For some reason, cargo is ignoring it </text:span><text:span text:style-name="T728">because the metadata target_directory value is </text:span></text:p>
      <text:p text:style-name="Code">C:\work\DesignPatternExamples\rust\design_pattern_examples_rust\target\debug</text:p>
      <text:p text:style-name="P678">I tried replacing the directory in CMAKE_BUILD_TARGET_DIR with backslashes but I get the same error. <text:s/>The variable is being ignored. <text:s/><text:span text:style-name="T729">I changed the variable to this:</text:span></text:p>
      <text:p text:style-name="Code">"CMAKE_TARGET_DIR=${CMAKE_BINARY_DIR}\rust"</text:p>
      <text:p text:style-name="P679">But that didn't help either. <text:s/>Cargo just ignored it.</text:p>
      <text:p text:style-name="P680">Doh! <text:s/>The variable should be:</text:p>
      <text:p text:style-name="Code">"<text:span text:style-name="T265">CARGO</text:span>_BUILD_TARGET_DIR=${CMAKE_BINARY_DIR}/rust"</text:p>
      <text:p text:style-name="P680">Because I'm running cargo in a cmake environment, not cmake itself.</text:p>
      <text:p text:style-name="P672">Now I have a new and different problem:</text:p>
      <text:p text:style-name="Code">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672">For some reason, the output path is getting munged to:</text:p>
      <text:p text:style-name="P671">C:/work/DesignPatternExamples/buildust\debug</text:p>
      <text:p text:style-name="P681">that may be a bug in PathBuf::from().join(). <text:s/><text:span text:style-name="T730">Nope. <text:s/>I had \rust in the CMakeLists.txt file. <text:s/>Changed to /rust and that problem went away. <text:s/>However, the build.rs cannot find the Adapter_BackEnd.dll code.</text:span></text:p>
      <text:p text:style-name="P682">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83">So I now have C, C++, C#, and Rust all building in CMake.</text:p>
      <text:h text:style-name="P738" text:outline-level="1" text:is-list-header="true">July 15, 2023</text:h>
      <text:p text:style-name="P634"><text:span text:style-name="T718">Need to create a </text:span><text:span text:style-name="T697">.cargo/config.toml </text:span><text:span text:style-name="T718">that can specify the target-dir.</text:span></text:p>
      <text:p text:style-name="P656">In my practice_workspace, I did the following:</text:p>
      <text:p text:style-name="Code">md .cargo</text:p>
      <text:p text:style-name="Code">notepad .cargo\config.toml</text:p>
      <text:p text:style-name="P656"><text:soft-page-break/>In the new file, I added the following:</text:p>
      <text:p text:style-name="Code">[build]</text:p>
      <text:p text:style-name="Code">target-dir = "rust"</text:p>
      <text:p text:style-name="P656">I then ran the build with this:</text:p>
      <text:p text:style-name="Code">cargo run</text:p>
      <text:p text:style-name="P656">The program's output showed <text:span text:style-name="T722">the </text:span>target directory <text:span text:style-name="T722">(target_directory)</text:span> in the cargo metadata to be:</text:p>
      <text:p text:style-name="Code">target_dir = C:\work\rust\practice_workspace\rust</text:p>
      <text:p text:style-name="P656">So using the .cargo/config.toml to change the target directory so it can be read from the cargo metadata worked. <text:s/><text:span text:style-name="T719">Running the test with the following:</text:span></text:p>
      <text:p text:style-name="Code">cargo run --target-dir rust2</text:p>
      <text:p text:style-name="P657">Caused cargo to use rust2 for all file output but the program reported target<text:span text:style-name="T722">_</text:span>directory to be c:\work\rust\practice_workspace\rust.</text:p>
      <text:p text:style-name="P658">This will work for me on the DesignPatternExamples program because I don't otherwise use .cargo/config.toml.</text:p>
      <text:p text:style-name="P659">I also tried the following:</text:p>
      <text:p text:style-name="Code">cargo run --config "build.target-dir=\"rust2\""</text:p>
      <text:p text:style-name="P659">The files ended up in rust2 but the program still reported target<text:span text:style-name="T722">_</text:span>directory to be c:\work\rust\practice_workspace\rust.</text:p>
      <text:p text:style-name="P660">I deleted .cargo/config.toml and ran the same line above. <text:s/>It put the files in rust2 but the program reported target<text:span text:style-name="T722">_</text:span>directory to be c:\work\rust\practice_workspace\target <text:span text:style-name="T720">(in other words, back to the default).</text:span></text:p>
      <text:p text:style-name="P661">This tells me that, although the command line can override the defaults and the .cargo/config.toml, the metadata does not reflect this command line override.</text:p>
      <text:p text:style-name="P662">I can also use an environment variable to override the default target-dir, like this:</text:p>
      <text:p text:style-name="Code">set CARGO_BUILD_TARGET_DIR=rust2</text:p>
      <text:p text:style-name="Code">cargo run</text:p>
      <text:p text:style-name="P662">This put the files in rust2 and the program reported the target<text:span text:style-name="T722">_</text:span>directory to be c:\work\rust\practice_workspace\rust2.</text:p>
      <text:p text:style-name="P664">Note: I can also use CARGO_TARGET_DIR environment variable.</text:p>
      <text:p text:style-name="P663">I restored the above .cargo/config.toml and ran the program again, with the above environment variable. <text:s/>The file output when to rust2 and the program reported target<text:span text:style-name="T722">_</text:span>directory to be c:\work\rust\practice_workspace\rust2. <text:s/>So the environment variable, as expected, overrides the default and the config.toml file.</text:p>
      <text:p text:style-name="P665">The environment variable can hold a full path to an output directory.</text:p>
      <text:p text:style-name="P666"><text:soft-page-break/>I moved the practice code to c:\work\rust\rust-build-config <text:span text:style-name="T721">so I can preserve it.</text:span></text:p>
      <text:p text:style-name="P667">The upshot of all this experimentation is I can use an environment variable in CMake to get rust to build in a directory of my choice.</text:p>
      <text:p text:style-name="P669">(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8">Updated the build.rs file in the c:\work\vs2022\DesignPatternExamples to use cargo metadata, now that I know how to override the target_directory.</text:p>
      <text:h text:style-name="P739" text:outline-level="1" text:is-list-header="true">July 14, 2023</text:h>
      <text:p text:style-name="P640">The following command:</text:p>
      <text:p text:style-name="Code">cargo build --target-dir rust</text:p>
      <text:p text:style-name="P640">Does not set the <text:span text:style-name="T705">CARGO_BUILD_TARGET_DIR or CARGO_TARGET_DIR environment variable for the build.rs script. <text:s/>--target-dir switch d</text:span><text:span text:style-name="T706">irects all build output to the specified directory. <text:s/>However, there is no environment variable set to the contents of this switch.</text:span></text:p>
      <text:p text:style-name="P641"><text:span text:style-name="T708">The </text:span>CARGO_TARGET_DIR environment variable is expected to be set by the developer; cargo will not set that automatically. <text:s/>The --target-dir switch overrides the environment variable, <text:span text:style-name="T707">which in turn overrides the build.target-dir configuration option (if set).</text:span></text:p>
      <text:p text:style-name="P642">Apparently, running the command "cargo metadata" is the preferred way to discover all this stuff. <text:s/><text:span text:style-name="T709">This outputs a json-formatted block of metadata. <text:s/>The target directory is at "./target_directory" and contains the full path to the target directory.</text:span></text:p>
      <text:p text:style-name="P643">There is a crate, <text:a xlink:type="simple" xlink:href="https://crates.io/crates/cargo_metadata" text:style-name="Internet_20_link" text:visited-style-name="Visited_20_Internet_20_Link">cargo_<text:span text:style-name="T710">metadata</text:span></text:a><text:span text:style-name="T710">, that makes this metadata readable but </text:span><text:span text:style-name="T711">the </text:span><text:span text:style-name="T710">cargo_metadata </text:span><text:span text:style-name="T711">crate</text:span><text:span text:style-name="T710"> must be installed </text:span><text:span text:style-name="T711">as a dependency.</text:span></text:p>
      <text:p text:style-name="P644">In addition, to parse the json data, I need either the rustc_serialize crate or the (apparently preferred) serde crate (which covers a lot more formats), either of which needs to be installed as a dependency.</text:p>
      <text:p text:style-name="P645">So, apparently the build.rs script needs to do this:</text:p>
      <text:list text:style-name="L1">
        <text:list-item>
          <text:p text:style-name="P826">run "cargo metadata" to produce a json-formatted block of data <text:span text:style-name="T713">to standard output</text:span> <text:span text:style-name="T712">(this might install several other crates on first invocation: num_threads v0.1.6, </text:span>wasi v0.11.0+wasi-snapshot-preview1, winapi-i686-pc-windows-gnu v0.4.0, winapi-x86_64-pc-windows-gnu v0.4.0<text:span text:style-name="T713">).</text:span></text:p>
        </text:list-item>
        <text:list-item>
          <text:p text:style-name="P827">Capture the standard output into a variables</text:p>
        </text:list-item>
        <text:list-item>
          <text:p text:style-name="P827">Pass the contents of the variable to either rustc_serialize or serde</text:p>
        </text:list-item>
      </text:list>
      <text:p text:style-name="P646"/>
      <text:p text:style-name="P647">Here is an example of using rustc_serialize crate:</text:p>
      <text:p text:style-name="Code"><text:soft-page-break/>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9">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8">Serde documentation: <text:a xlink:type="simple" xlink:href="https://serde.rs/" text:style-name="Internet_20_link" text:visited-style-name="Visited_20_Internet_20_Link">https://serde.rs/</text:a>. <text:s/><text:span text:style-name="T714">Serde is significantly more complicated to use. <text:s/></text:span><text:span text:style-name="T715">There is nothing in the serde interfaces like the find_path() shown in the rustc_serialize example above.</text:span></text:p>
      <text:p text:style-name="P648"/>
      <text:p text:style-name="P650">Here is my example of using the rustc-serialize crate:</text:p>
      <text:p text:style-name="Code">extern crate rustc_serialize;</text:p>
      <text:p text:style-name="Code"/>
      <text:p text:style-name="Code">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50">And here is the output:</text:p>
      <text:p text:style-name="Code"><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9">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50">Note the highlighted line. <text:s/>So I really do need to use serde.</text:p>
      <text:p text:style-name="P653"><text:soft-page-break/>In Cargo.toml, add the following:</text:p>
      <text:p text:style-name="Code">serde_json = { version = "1.0.102" }</text:p>
      <text:p text:style-name="P653">This will bring in the serde crate as a dependency. <text:s/>The serde_json crate process JSON formatted data.</text:p>
      <text:p text:style-name="P651">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p>
      <text:p text:style-name="P652">Basically, use serde_json to read a JSON string, parse it, and return the values in a serde_json::Map&lt;String, serde_json::Value&gt;. <text:s/>Then retrieve the "target_directory" entry.</text:p>
      <text:p text:style-name="P655">Applied all my work to the build.rs script in c:\work\vs2022\DesignPatternExamples\rust\design_pattern_examples_rust. <text:s/>Successfully read the metadata. <text:s/>However, "target_directory" still contains the default setting. <text:s/><text:span text:style-name="T716">In other words, IT DOESN'T PAY ATTENTION TO THE --target-dir SWITCH!!! <text:s/></text:span><text:span text:style-name="T717">The advice from the Rust Library Team is useless here.</text:span></text:p>
      <text:p text:style-name="P654">Only solution I see is to create a <text:span text:style-name="T697">.cargo/config.toml </text:span>from a cmake template.</text:p>
      <text:h text:style-name="P740" text:outline-level="1" text:is-list-header="true">July 13, 2023</text:h>
      <text:p text:style-name="P624">Working on C# setup in cmake.</text:p>
      <text:p text:style-name="P625">Having trouble configuring the C# project to build with .Net 4.5. <text:s/>When I use the following <text:span text:style-name="T693">(based on </text:span><text:a xlink:type="simple" xlink:href="https://cmake.org/cmake/help/v3.26/prop_tgt/DOTNET_TARGET_FRAMEWORK_VERSION.html" text:style-name="Internet_20_link" text:visited-style-name="Visited_20_Internet_20_Link"><text:span text:style-name="T693">this documentation</text:span></text:a><text:span text:style-name="T693">)</text:span>:</text:p>
      <text:p text:style-name="Code">set_property(TARGET DesignPatternExamples_csharp PROPERTY</text:p>
      <text:p text:style-name="Code"><text:s text:c="13"/>DOTNET_TARGET_FRAMEWORK_VERSION v4.5</text:p>
      <text:p text:style-name="P623"><text:s text:c="13"/>PROPERTY VS_DOTNET_REFERENCES</text:p>
      <text:p text:style-name="P623"><text:s text:c="16"/>"Microsoft.CSharp"</text:p>
      <text:p text:style-name="P623"><text:s text:c="16"/>"System"</text:p>
      <text:p text:style-name="P623"><text:s text:c="16"/>"System.Core"</text:p>
      <text:p text:style-name="P623"><text:s text:c="16"/>"System.Data"</text:p>
      <text:p text:style-name="P623"><text:s text:c="16"/>"System.Data.DataSetExtensions"</text:p>
      <text:p text:style-name="P623"><text:s text:c="16"/>"System.Xml"</text:p>
      <text:p text:style-name="P623"><text:s text:c="16"/>"System.Xml.Linq" <text:s text:c="12"/>)</text:p>
      <text:p text:style-name="P625">The project ends up targeting the latest .Net <text:span text:style-name="T692">framework,</text:span> v<text:span text:style-name="T692">4.7.2. <text:s/></text:span><text:span text:style-name="T694">Ah. <text:s/>set_property() only takes one property at a time, so I need to separate the above into to calls:</text:span></text:p>
      <text:p text:style-name="Code"><text:soft-page-break/>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6">And it works. <text:s/>All patterns function in C#.</text:p>
      <text:p text:style-name="P627">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 text:c="22"/>PUBLIC Adapter_BackEnd</text:p>
      <text:p text:style-name="Code"><text:s text:c="22"/>)</text:p>
      <text:p text:style-name="P628">With this in place, Adapter_BackEnd is added to the References list, which shows an exclamation point because the DLL is not a .Net assembly. <text:s/>However, the Adapter_BackEnd.dll is copied into the C# output directory, which is what I want.</text:p>
      <text:p text:style-name="P629">The add_custom_command() I used in C++ and C doesn't work for C#. <text:s/><text:span text:style-name="T695">So I created a more explicit custom command, this one also copying the Adapter_BackEnd.pdb file:</text:span></text:p>
      <text:p text:style-name="Code">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30">And I added the following to make sure Adapter_BackEnd is built before DesignPatternExamples_csharp:</text:p>
      <text:p text:style-name="Code">add_dependencies(DesignPatternExamples_csharp Adapter_BackEnd)</text:p>
      <text:p text:style-name="P631">Last question is how to set the default namespace in the C# project. <text:s/>Currently it is empty. <text:s/><text:span text:style-name="T696">Answer (from </text:span><text:a xlink:type="simple" xlink:href="https://stackoverflow.com/questions/70541921/cmake-how-to-set-default-namespace-for-a-c-sharp-project" text:style-name="Internet_20_link" text:visited-style-name="Visited_20_Internet_20_Link"><text:span text:style-name="T696">this StackOverflow question</text:span></text:a><text:span text:style-name="T696">):</text:span></text:p>
      <text:p text:style-name="Code">set_property(TARGET DesignPatternExamples_csharp</text:p>
      <text:p text:style-name="Code"><text:s text:c="13"/>PROPERTY VS_GLOBAL_ROOTNAMESPACE DesignPatternExamples_csharp</text:p>
      <text:p text:style-name="Code"><text:s text:c="12"/>)</text:p>
      <text:p text:style-name="P632">C# conversion to CMake complete.</text:p>
      <text:p text:style-name="P633">For Rust, I want to build rust in the build directory. <text:s/>Then I can copy over the Adapter_BackEnd.dll to the Rust output directory. <text:s/><text:span text:style-name="T697">The default output directory is "target" in the root of the project where the </text:span><text:soft-page-break/><text:span text:style-name="T697">main cargo.toml file is. <text:s/>This can be overridden by creating .cargo/config.toml and adding the following line</text:span><text:span text:style-name="T698">s</text:span><text:span text:style-name="T697">:</text:span></text:p>
      <text:p text:style-name="Code">[build]</text:p>
      <text:p text:style-name="Code">target-dir = /<text:span text:style-name="T698">path/to/output-dir</text:span></text:p>
      <text:p text:style-name="P635">However, unless the path is absolute, the path is relative to the parent directory of .cargo/config.toml (in other words, usually the same directory as the Cargo.toml file). <text:s/><text:span text:style-name="T699">The alternative is to pass --</text:span><text:span text:style-name="T700">target-dir to cargo build:</text:span></text:p>
      <text:p text:style-name="Code">cargo build --target-dir &lt;path/to/output-dir&gt;</text:p>
      <text:p text:style-name="P636">The --target-dir switch also works for cargo run.</text:p>
      <text:p text:style-name="P637">In addition, it is possible to pass the path to the Cargo.toml file, using the --manifest-path switch.</text:p>
      <text:p text:style-name="P638">I tried the following as an experiment:</text:p>
      <text:p text:style-name="Code">cd c:\work\DesignPatternExamples\build</text:p>
      <text:p text:style-name="Code">cargo build --manifest-path ..\rust\design_pattern_examples_rust\Cargo.toml --target-dir rust</text:p>
      <text:p text:style-name="P638">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 text:c="2"/>thread 'main' panicked at 'called `Result::unwrap()` on an `Err` value: Os { code: 3, kind: NotFound, message: "The system cannot find the path specified." }', build.rs:34:29</text:p>
      <text:p text:style-name="P639">The error occurs in the build.rs code, which copies the Adapter_BackEnd files to the output directory. <text:s/>The code looks to the environment variable, CARGO_MANIFEST_DIR, for the output directory. <text:s/><text:span text:style-name="T701">The Debug or Release configuration is taken from the PROFILE environment variable. <text:s/></text:span><text:span text:style-name="T702">The build.rs code also knows where to find the Adapter_BackEnd files (..\..\lib\x64\Release) because that's where the Adapter_BackEnd project is configured to put them. <text:s/></text:span><text:span text:style-name="T703">I think I need to create a build.rs.in template file and create it as needed.</text:span></text:p>
      <text:h text:style-name="P741" text:outline-level="1" text:is-list-header="true"><text:soft-page-break/>July 12, 2023</text:h>
      <text:p text:style-name="P595">The next step for the Design Pattern Examples is to convert the build process to cmake. <text:s/>This is the first step towards getting it all to build under Linux. <text:s/>I have completed the cmake tutorial so I have at least some idea of what I'm doing.</text:p>
      <text:p text:style-name="P595">I have multiple projects:</text:p>
      <text:list xml:id="list4007526487" text:style-name="L2">
        <text:list-item>
          <text:p text:style-name="P828">Adapter<text:span text:style-name="T668">_BackEnd </text:span><text:span text:style-name="T669">(C Dynamic Library)</text:span></text:p>
        </text:list-item>
      </text:list>
      <text:p text:style-name="P609">Use add_library(&lt;<text:span text:style-name="T681">name&gt; SHARED &lt;source&gt;</text:span>).</text:p>
      <text:list xml:id="list195524684579314" text:continue-numbering="true" text:style-name="L2">
        <text:list-item>
          <text:p text:style-name="P829">CreateDocs (Doxygen-base<text:span text:style-name="T671">d</text:span> documentation)</text:p>
        </text:list-item>
      </text:list>
      <text:p text:style-name="P599">See <text:a xlink:type="simple" xlink:href="https://cmake.org/cmake/help/latest/module/FindDoxygen.html" text:style-name="Internet_20_link" text:visited-style-name="Visited_20_Internet_20_Link">this documentation</text:a> for the cmake doxygen package.</text:p>
      <text:p text:style-name="P600">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01"><text:a xlink:type="simple" xlink:href="https://www.codeintrinsic.com/integrate-doxygen-with-cmake/" text:style-name="Internet_20_link" text:visited-style-name="Visited_20_Internet_20_Link">This blog post</text:a> describes exactly how to do the above.</text:p>
      <text:p text:style-name="P596">There is a cmake doxygen package. <text:s/>Use <text:span text:style-name="T672">find_package(Doxygen REQUIRE dot OPTIONAL_COMPONENTS mscgen dia)</text:span>. <text:s/><text:span text:style-name="T675">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597">If doxygen is found, cmake creates a set of imported targets to run doxygen:</text:p>
      <text:list text:style-name="L3">
        <text:list-item>
          <text:p text:style-name="P831">Doxygen::doxygen</text:p>
        </text:list-item>
        <text:list-item>
          <text:p text:style-name="P831">Doxygen::dot</text:p>
        </text:list-item>
        <text:list-item>
          <text:p text:style-name="P831">Doxygen::mscgen</text:p>
        </text:list-item>
        <text:list-item>
          <text:p text:style-name="P831">Doxygen::dia</text:p>
        </text:list-item>
      </text:list>
      <text:p text:style-name="P598">These are preferred over the use of <text:span text:style-name="T680">(deprecated) </text:span>variables such as DOXYGEN_EXECUTABLE.</text:p>
      <text:list xml:id="list195524111735191" text:continue-list="list195524684579314" text:style-name="L2">
        <text:list-item>
          <text:p text:style-name="P830"><text:span text:style-name="T670">design_pattern_examples</text:span>_rust (Rust executable)</text:p>
        </text:list-item>
      </text:list>
      <text:p text:style-name="P60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76">Since Rust is still a rather immature eco-system, the documentation describes how to fetch Corrosion using the cmake FetchContent package to download the Corrosion source from github.com.</text:span></text:p>
      <text:p text:style-name="P605"><text:soft-page-break/>See also <text:a xlink:type="simple" xlink:href="https://cmake.org/cmake/help/latest/guide/using-dependencies/index.html#guide:Using%20Dependencies%20Guide" text:style-name="Internet_20_link" text:visited-style-name="Visited_20_Internet_20_Link">this cmake overview to using dependencies</text:a>.</text:p>
      <text:list xml:id="list195524472017151" text:continue-numbering="true" text:style-name="L2">
        <text:list-item>
          <text:p text:style-name="P830">DesignPatternExamples_c (C executable)</text:p>
        </text:list-item>
        <text:list-item>
          <text:p text:style-name="P829">DesignPatternExamples_cplusplus (C++ executable)</text:p>
        </text:list-item>
        <text:list-item>
          <text:p text:style-name="P829">DesignPatternExamples_csharp (C# executable)</text:p>
        </text:list-item>
      </text:list>
      <text:p text:style-name="P606">See <text:a xlink:type="simple" xlink:href="https://cmake.org/cmake/help/latest/module/CSharpUtilities.html" text:style-name="Internet_20_link" text:visited-style-name="Visited_20_Internet_20_Link">this documentation</text:a> for the cmake csharp package.</text:p>
      <text:p text:style-name="P607"><text:a xlink:type="simple" xlink:href="https://github.com/crud89/DotNetWithCMake" text:style-name="Internet_20_link" text:visited-style-name="Visited_20_Internet_20_Link">Here is a Github example</text:a> of using CMake to build csharp projects <text:span text:style-name="T677">on Windows.</text:span></text:p>
      <text:p text:style-name="P608">As of CMake 3.8, C# is supported as a first-class language <text:span text:style-name="T678">(see the </text:span><text:a xlink:type="simple" xlink:href="https://cmake.org/cmake/help/latest/release/3.8.html" text:style-name="Internet_20_link" text:visited-style-name="Visited_20_Internet_20_Link"><text:span text:style-name="T678">CMake version 3.8 release notes</text:span></text:a><text:span text:style-name="T678">), </text:span><text:span text:style-name="T679">so all the functionality used for C and C++ now works for C#.</text:span></text:p>
      <text:list xml:id="list195525044506872" text:continue-numbering="true" text:style-name="L2">
        <text:list-item>
          <text:p text:style-name="P829">DesignPatternExamples_python (Python "executable")</text:p>
        </text:list-item>
      </text:list>
      <text:p text:style-name="P603">See <text:a xlink:type="simple" xlink:href="https://cmake.org/cmake/help/latest/module/FindPython.html" text:style-name="Internet_20_link" text:visited-style-name="Visited_20_Internet_20_Link">this documentation</text:a> for the cmake python package.</text:p>
      <text:p text:style-name="P602">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95525579279667" text:continue-numbering="true" text:style-name="L2">
        <text:list-item>
          <text:p text:style-name="P832">Python_BuildEvents (copies the Adapter_BackEnd to the Python <text:span text:style-name="T671">adapter/ module </text:span>directory)</text:p>
        </text:list-item>
      </text:list>
      <text:p text:style-name="P610">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84">There is no facility to create a CMakeLists.txt file with any functionality; just create a new empty file called CMakeLists.txt and populate it manually.</text:span></text:p>
      <text:p text:style-name="P611">Visual Studio Code also supports CMake project <text:span text:style-name="T683">but it too must be pre-created</text:span>.<text:span text:style-name="T682"> <text:s/></text:span><text:span text:style-name="T684">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2">Exported the DesignPatternExamples source to c:\work\DesignPatternExamples. <text:s/>I will modify this to support CMake. <text:s/>I deleted all Visual Studio artifacts (*.sln, *.vcxproj, *.filters).</text:p>
      <text:p text:style-name="P614">I will build everything in c:\work\DesignPatternExamples\build.</text:p>
      <text:p text:style-name="P613">Loaded the c:\work\DesignPatternExamples into Visual Studio Code.</text:p>
      <text:p text:style-name="P615"/>
      <text:p text:style-name="P615">Adapter_BackEnd DLL</text:p>
      <text:p text:style-name="P615">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5"><text:soft-page-break/>I thought this occurred only on the BLOCK_NAME_0, BLOCK_NAME_1, and BLOCK_NAME_2 definitions but it turned out it was for all the exports. <text:s/>The problem was CMake created the Adapter_BackEnd_EXPORTS <text:span text:style-name="T685">macro when the code was expecting ADAPTER_BACKEND_EXPORTS (all uppercase). <text:s/>This caused the DllExport macro to always be __declspec(dllimport) instead of __declspec(dllexport).</text:span></text:p>
      <text:p text:style-name="P616">So how can I tell CMake to use ADAPTER_BACKEND_EXPORTS? <text:s/><text:span text:style-name="T686">This is a very difficult question to search for. <text:s/></text:span><text:span text:style-name="T687">Answer:</text:span></text:p>
      <text:p text:style-name="Code">set_target_properties(Adapter_BackEnd</text:p>
      <text:p text:style-name="Code"><text:s text:c="22"/>PROPERTIES</text:p>
      <text:p text:style-name="Code"><text:s text:c="22"/>DEFINE_SYMBOL "ADAPTERBACKEND_EXPORTS"</text:p>
      <text:p text:style-name="Code"><text:s text:c="22"/>)</text:p>
      <text:p text:style-name="P617">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88">while searching on "cmake how to change _EXPORTS macro name"</text:span>).</text:p>
      <text:p text:style-name="P618">Got Adapter_BackEnd project to look correct and to build correctly.</text:p>
      <text:p text:style-name="P619">Working on DesignPatternExamples_c. <text:s/>Two questions:</text:p>
      <text:p text:style-name="P619">How to get helpers separated into their own project "folder"? <text:s/><text:span text:style-name="T690">Answer:</text:span></text:p>
      <text:p text:style-name="Code"># Group all helper/ files in the project group "Helper Files"</text:p>
      <text:p text:style-name="Code">source_group("Helper Files" REGULAR_EXPRESSION <text:span text:style-name="T382">helpers/*.*</text:span>)</text:p>
      <text:p text:style-name="P23">[7/18/2023: Actually, the stuff after REGULAR_EXPRESSION is supposed to be a regular expression as in: <text:span text:style-name="T674">helpers/.*</text:span>. <text:s/>Fixed for all projects where I use REGULAR_EXPRESSION.]</text:p>
      <text:p text:style-name="P619">How to get the Adapter_BackEnd.dll into the output folder for DesignPatternExamples_c? <text:s/><text:span text:style-name="T689">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20"/>
      <text:p text:style-name="P620">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20">The __cplusplus macro holds 199711L. <text:s/><text:span text:style-name="T691">Ah. <text:s/>I needed to enable the __cplusplus macro with this:</text:span></text:p>
      <text:p text:style-name="Code">/Zc:__cplusplus</text:p>
      <text:p text:style-name="P621">Answer:</text:p>
      <text:p text:style-name="Code"><text:soft-page-break/># Need to tell Microsoft compiler to enable the __cplusplus macro to match</text:p>
      <text:p text:style-name="Code"># the C++ standard we are compiling against.</text:p>
      <text:p text:style-name="Code">target_compile_options(cxx_compiler_flags INTERFACE "/Zc:__cplusplus")</text:p>
      <text:p text:style-name="P622">The C++ version now works.</text:p>
      <text:p text:style-name="P620"/>
      <text:h text:style-name="P742" text:outline-level="1" text:is-list-header="true">July 6, 2023</text:h>
      <text:p text:style-name="P594">Uploaded the Design Pattern Examples for C, C++, C#, Python, and Rust to stephenlepisto.com.</text:p>
      <text:p text:style-name="P594">C/C++/C#/Python: <text:a xlink:type="simple" xlink:href="https://stephenlepisto.com/developer/designpatternexamples/general/" text:style-name="Internet_20_link" text:visited-style-name="Visited_20_Internet_20_Link">https://stephenlepisto.com/developer/designpatternexamples/general/</text:a></text:p>
      <text:p text:style-name="P594">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743" text:outline-level="1" text:is-list-header="true">July 5, 2023</text:h>
      <text:p text:style-name="P593">Added short write-ups for the Abstract Factory design pattern, the Builder design pattern, and the Prototype design pattern. <text:s/>These are three that I did not create examples for as I considered them too complicated and of little value to me.</text:p>
      <text:p text:style-name="P593">I completed the main page and organized the design pattern links into examples, indirect examples, and no examples.</text:p>
      <text:p text:style-name="P593">I also added links to factory.md, private.md, and singleton.md that point into various examples in various languages for those pattern<text:span text:style-name="T667">s.</text:span></text:p>
      <text:h text:style-name="P744" text:outline-level="1" text:is-list-header="true">July 4, 2023</text:h>
      <text:p text:style-name="P580">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4">This means recursion with a mutable borrow as a parameter is not allowed in Rust.</text:span></text:p>
      <text:p text:style-name="P581">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oft-page-break/><text:s text:c="4"/>println!("number = {}", test.number);</text:p>
      <text:p text:style-name="Code">}</text:p>
      <text:p text:style-name="P581">This worked: the output is "number = 10". <text:s/><text:span text:style-name="T655">So recursion is supported with a mutable borrow. <text:s/></text:span><text:span text:style-name="T656">So what's different with the Visitor pattern? <text:s/></text:span><text:span text:style-name="T657">The difference is I'm calling the Shop from the Village and I'm trying to pass in the Village to the Shop as a mutable borrow. <text:s/></text:span><text:span text:style-name="T658">But the visit() method on the Village is already passed a mutable borrow on the Village in the form of the "self" parameter. <text:s/></text:span><text:span text:style-name="T659">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2">Because the loop is in a static method, Village::visit() and it takes a mutable reference to the Village, the loop in visit() triggers the first use of the mutable borrow. <text:s/>However, in that context of the loop, attempting to pass the village to <text:span text:style-name="T660">shop.order() as a mutable borrow is the problem. <text:s/></text:span><text:span text:style-name="T661">Even if the contents of the visit() method were moved to main(), the same double mutable borrow occurs.</text:span></text:p>
      <text:p text:style-name="P583">However, if I clone the list of shops from the village in the visit() method and use the cloned list in the loop, the double mutable borrow does not occur. <text:s/><text:span text:style-name="T662">It's an expensive fix, however.</text:span></text:p>
      <text:p text:style-name="P584">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5">Completed the Visitor design pattern example in Rust.</text:p>
      <text:p text:style-name="P586">Fixed C version of Visitor design pattern example to properly deal with changes in inventory. <text:s/><text:span text:style-name="T663">Required adding ConstStringList_AreListsEqual() helper function.</text:span></text:p>
      <text:p text:style-name="P589">Modified C++ version of Visitor design pattern example, in the PickUpOrder() method, to show only those ingredients actually received from that shop.</text:p>
      <text:p text:style-name="P587">Fixed <text:span text:style-name="T664">Python</text:span> version of Visitor design pattern example to properly deal with changes in inventory.</text:p>
      <text:p text:style-name="P588">Fixed <text:span text:style-name="T665">C#</text:span> version of Visitor design pattern example to properly deal with changes in inventory.</text:p>
      <text:p text:style-name="P590">In the C and C++ projects, replaced all "@ref DESIGN_pattern "DESIGN pattern"" with "@ref DESIGN_pattern", as the part in quotes is actually taken from the title of the referred to page.</text:p>
      <text:p text:style-name="P591">Added write-ups for singleton and factory design patterns, <text:span text:style-name="T666">mainly to link to other patterns where those are implemented.</text:span></text:p>
      <text:p text:style-name="P592">I'm not sure about Abstract Factory, Builder, and Prototype design patterns.</text:p>
      <text:h text:style-name="P745" text:outline-level="1" text:is-list-header="true"><text:soft-page-break/>July 3, 2023</text:h>
      <text:p text:style-name="P572">Completed the Strategy design pattern in Rust. <text:s/><text:span text:style-name="T640">Followed the C++ implementation fairly closely. <text:s/>Straightforward implementation. <text:s/></text:span><text:span text:style-name="T641">I swapped the heights for Elaine and Myra so the sort by height (descending) did not produce the same list as sort by age (ascending).</text:span></text:p>
      <text:p text:style-name="P573">Modified the C, C++, and Python examples of the Strategy pattern to swap the heights of Elaine and Myra.</text:p>
      <text:p text:style-name="P574">Working on the Visitor design pattern example for Rust. <text:s/>First problem is I cannot store a reference to the Village in the shop structure as it would create a circular dependency for mutable references. <text:s/>So I skipped it for now.</text:p>
      <text:p text:style-name="P575">Ran into a second problem implementing the shop's place_order(): The code (as taken from the C++ version) always added an item to the inventory if it wasn't in the inventory. <text:s/>In other words, the recursive ordering was being short-circuited.</text:p>
      <text:p text:style-name="P575">So, <text:span text:style-name="T643">in the C++ code,</text:span> I moved the code for magically adding something to the inventory and the Visitor pattern in C++ stopped working. <text:s/><text:span text:style-name="T642">I am getting the following output:</text:span></text:p>
      <text:p text:style-name="Code">Error! <text:s/>Molly's Mustard Mart: Item fresh mustard is not in the inventory when it should be.</text:p>
      <text:p text:style-name="P576">It's as thoug<text:span text:style-name="T644">h Visitor_Shop::PlaceOrder() is not handling the circumstance of an ingredient list being empty. <text:s/></text:span><text:span text:style-name="T645">I think. <text:s/></text:span><text:span text:style-name="T646">Ah. <text:s/>The actual problem is the inventory for the item being ordered from the village is not being updated after the order is processed because I moved the AddItemToInventory() call to inside the else clause in PlaceOrder(). <text:s/></text:span><text:span text:style-name="T647">And since both clauses of that if statement end up calling AddItemToInventory(), that's why it appeared after the entire if statement. <text:s/></text:span><text:span text:style-name="T648">What I should do is verify the order received the necessary ingredients and if obtained, only then increment the inventory. <text:s/></text:span><text:span text:style-name="T649">Basically, if the items received is empty or the items received matches the needed items for the ingredient then add 1 to the inventory. <text:s/></text:span><text:span text:style-name="T650">If the items received do not match the needed items then an error has occurred somewhere.</text:span></text:p>
      <text:p text:style-name="P577">Added are_vector_contents_the_same() to Visitor_Element_Classes.cpp and used it in PlaceOrder(). <text:s/>I also modified PickupOrder() <text:span text:style-name="T651">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2">been picked up in a single round of visits. <text:s/>In other words, the recursive nature of the visitations seems to be accumulative instead of one shot per recursion. </text:span></text:p>
      <text:p text:style-name="P578"><text:span text:style-name="T653">Doh!</text:span> <text:s/>The items to be picked up matches correctly with what is being asked for, namely, all the ingredients needed to make a hamburger, so the removal of the itemsToBePickedUp.clear() was necessary.</text:p>
      <text:p text:style-name="P579">C++ code has been fixed. <text:s/>Need to migrate the fix to C, Python, C#, and Rust.</text:p>
      <text:h text:style-name="P746" text:outline-level="1" text:is-list-header="true"><text:soft-page-break/>Jul<text:span text:style-name="T622">y</text:span> 2, 2023</text:h>
      <text:p text:style-name="P560">As near as I can tell, it is not possible to mix writing fields with reading fields in the same context. <text:s/>For example:</text:p>
      <text:p text:style-name="P559"><text:s text:c="8"/><text:span text:style-name="T265">self.set_next_state(&amp;CurrentState::NormalText);</text:span></text:p>
      <text:p text:style-name="P559"><text:s text:c="8"/>while <text:span text:style-name="T265">self.current_state</text:span> != CurrentState::Done {</text:p>
      <text:p text:style-name="P559"><text:s text:c="12"/>let current_state = self.current_behavior.as_ref().unwrap().borrow_mut().go_next();</text:p>
      <text:p text:style-name="P559"><text:s text:c="12"/>self.set_next_state(&amp;current_state);</text:p>
      <text:p text:style-name="P560">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1">I tried moving the test into a function but it had the same borrowing issues. <text:s/><text:span text:style-name="T623">Basically, the borrow checker sees "self.current_state" as an immutable borrow that lasts for the entire while loop. <text:s/></text:span><text:span text:style-name="T624">I also tried using a helper method to r</text:span><text:span text:style-name="T625">eturn the current state instead of reading the state directly. <text:s/>Same problem. <text:s/></text:span><text:span text:style-name="T626">To call a method, I have to declare self as itself or as &amp;mut.</text:span></text:p>
      <text:p text:style-name="P562">Tried a simplified version of the problem, where a single struct moves through the states while calling a method that sets the state. <text:s/>No references to anything else. <text:s/>It worked as expected. <text:s/><text:span text:style-name="T627">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text:soft-page-break/>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3">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4">Hmm. <text:s/>After some fiddling, I got the latest experiment to work. <text:s/><text:span text:style-name="T628">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9">I then call go_next() on the returned behavior and store the result in a local variable, which I then pass by reference to set_state(). <text:s/></text:span><text:span text:style-name="T630">I also use only a Box&lt;dyn IStateBehavior&gt; for the various states and let the vector in the context own the Box. <text:s/></text:span><text:span text:style-name="T631">This does not allow the states to be mutable in the go_next() call but I don't need that functionality in th</text:span><text:span text:style-name="T632">e State example.</text:span></text:p>
      <text:p text:style-name="P564"/>
      <text:p text:style-name="P565">Modified the State design pattern example in Rust to match the latest experiment. <text:s/>Removed all lifetime markers. <text:s/>All errors are gone – except for one. <text:s/>I cannot pass "self" to go_next() because it is already a mutable borrow and cannot be bor<text:span text:style-name="T633">r</text:span>owed mutabl<text:span text:style-name="T633">y</text:span> again. <text:s/><text:span text:style-name="T634">Sigh. <text:s/></text:span><text:span text:style-name="T635">I don't have this little tidbit in the experiment.</text:span></text:p>
      <text:p text:style-name="P566">Added IStateContext to the experiment and modified the experiment to pass the Context struct as IStateContext to go_next(). <text:s/>It failed because of the double mutable borrow error. <text:s/><text:span text:style-name="T636">At least I can reproduce the error.</text:span></text:p>
      <text:p text:style-name="P567">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7">The problem is this:</text:p>
      <text:p text:style-name="Code">error[E0499]: cannot borrow `*self` as mutable more than once at a time</text:p>
      <text:p text:style-name="Code"><text:s text:c="3"/>--&gt; practice\src\main.rs:113:46</text:p>
      <text:p text:style-name="Code"><text:s text:c="4"/>|</text:p>
      <text:p text:style-name="Code"><text:soft-page-break/>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8">get_behavior() returns a reference to self.behaviors[n], so a mutable borrow is in effect while 'behavior' is alive. <text:s/><text:span text:style-name="T637">Again, a circular reference.</text:span></text:p>
      <text:p text:style-name="P569">The only option I can see is to introduce another struct that is used to track the input and output <text:span text:style-name="T638">and instantiate that struct in remove_comments() so it is entirely separate from the context. <text:s/></text:span><text:span text:style-name="T639">I applied InputOutput struct to the experiment and that worked.</text:span></text:p>
      <text:p text:style-name="P570">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1">Completed the State design pattern example for Rust.</text:p>
      <text:h text:style-name="P747" text:outline-level="1" text:is-list-header="true">July 1, 2023</text:h>
      <text:p text:style-name="P545">Started implementation of the State design pattern in Rust. <text:s/>Tricky stuff. <text:s/>Trying to work out how to instantiate state structs correctly that accept a reference to the StateContext struct.</text:p>
      <text:p text:style-name="P545"><text:a xlink:type="simple" xlink:href="https://doc.rust-lang.org/nomicon/subtyping.html" text:style-name="Internet_20_link" text:visited-style-name="Visited_20_Internet_20_Link">https://doc.rust-lang.org/nomicon/subtyping.html</text:a></text:p>
      <text:p text:style-name="P546">I have no idea why it is failing in state_context.rs, create_state_behavior(). <text:s/><text:span text:style-name="T609">Probably something to do with the lifetime interactions between the StateContext object and the IStateBehavior trait.</text:span></text:p>
      <text:p text:style-name="P547">Lifetime management in Rust is overly complicated, strongly indicating a problem in the whole design.</text:p>
      <text:p text:style-name="P548">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oft-page-break/><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8">The match statement starting at line 311 is intended to create a new state struct instance (currently, only the Initial state if active, the rest are commented out but they all get the same error). <text:s/><text:span text:style-name="T610">If I modify the signature of create_state_behavior to look like this (the highlighted part is the change):</text:span></text:p>
      <text:p text:style-name="Code">fn create_state_behavior(&amp;<text:span text:style-name="T265">'a </text:span>mut self, state: &amp;CurrentState) -&gt; Rc&lt;RefCell&lt;dyn IStateBehavior + 'a&gt;&gt; {</text:p>
      <text:p text:style-name="P549">Then I'm declaring the lifetime of self is the same as the lifetime of the IStateBehavior trait. <text:s/>And that clears the error – within create_state_behavior. <text:s/>However, errors crop up in the set_next_state() function that calls create_state_behavior. <text:s/><text:span text:style-name="T611">Specifically, the call to create_state_behavior returns an IStateBehavior object and the error indicates the lifetime of the might outlive the self. <text:s/></text:span><text:span text:style-name="T612">The other errors indicate a problem borrowing self again </text:span></text:p>
      <text:p text:style-name="P550">If I alter set_next_state() function signature in the same way:</text:p>
      <text:p text:style-name="Code">fn set_next_state(&amp;<text:span text:style-name="T265">'a </text:span>mut self, new_state: &amp;CurrentState) {</text:p>
      <text:p text:style-name="P551">Then the call to create_state_behavior() is fixed but the subsequent borrowing errors are not fixed. <text:s/>And if I repeat the same lifetime fix for remove_comments() (the entry point to these methods), I get the borrow errors.</text:p>
      <text:p text:style-name="P552">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5">self.set_next_state(&amp;CurrentState::NormalText);</text:span></text:p>
      <text:p text:style-name="Code"/>
      <text:p text:style-name="Code"><text:s text:c="8"/>while <text:span text:style-name="T265">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2">The first highlighted line is a mutable borrow (because self comes in as mutable <text:span text:style-name="T613">and </text:span><text:span text:style-name="T614">therefore is</text:span><text:span text:style-name="T613"> passed as mutable to set_next_state()</text:span>). <text:s/>However, the second highlighted line is an immutable borrow, which is not allowed here. <text:s/><text:span text:style-name="T615">I was expecting the mutable borrow to be released by the time set_next_state() returned.</text:span></text:p>
      <text:p text:style-name="P553">I tried wrapping the first 5 lines in braces to create a context around how long the mutable borrow lasted but it didn't help, indicating the mutable borrow is on-going.</text:p>
      <text:p text:style-name="P554">The same borrowing error occurs in set_next_state() as well.</text:p>
      <text:p text:style-name="P554"><text:soft-page-break/>It is my understanding that a public struct's fields are all mutable if the struct is mutable (more specifically, if the struct is stored in a variable as mutable). <text:s/><text:span text:style-name="T616">Mutability is bound to the variable </text:span><text:span text:style-name="T617">itself</text:span><text:span text:style-name="T616">, not the type of value the variable contains.</text:span></text:p>
      <text:p text:style-name="P555">I tried rewriting remove_comments() in such a way that set_next_state() and create_state_behavior() were folded directly into remove_comments. <text:s/>I didn't help as I still got the problem of doing an immutable borrow on a mutable borrow <text:span text:style-name="T618">when trying to add a behavior to the HashMap of behaviors.</text:span></text:p>
      <text:p text:style-name="P556">The reason for the lifetimes is because I have a reference to the StateContext struct in each of the State structs and I have to somehow indicate that lifetime of that reference is at least as long as the State structs. <text:s/>However, I also have a <text:span text:style-name="T619">Rc&lt;RefCell&lt;dyn IStateBehavior&gt;&gt; being held in the StateContext struct; technically a circular reference. <text:s/></text:span><text:span text:style-name="T620">That might be causing the problem. <text:s/>In C++, I pass the StateContext instance to the GoNext() method. <text:s/>Maybe I need to do the same here.</text:span></text:p>
      <text:p text:style-name="P557">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1">So the State struct initialization is cleaner but the circular reference wasn't the source of the problem.</text:span></text:p>
      <text:p text:style-name="P558">Do I really have to move to the C version of nothing but functions?</text:p>
      <text:h text:style-name="P748" text:outline-level="1" text:is-list-header="true">June 30, 2023</text:h>
      <text:p text:style-name="P543">Implemented the Proxy design pattern in Rust.</text:p>
      <text:p text:style-name="P544">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8">W</text:span>orkByProxy&gt;&gt;,</text:p>
      <text:p text:style-name="Code">}</text:p>
      <text:p text:style-name="Code"/>
      <text:p text:style-name="Code">impl ProxyEntity {</text:p>
      <text:p text:style-name="Code"><text:s text:c="4"/>pub fn new() -&gt; Bo<text:span text:style-name="T608">x&lt;dyn IworkByProxy&gt;{</text:span></text:p>
      <text:p text:style-name="Code"><text:s text:c="8"/>Box::new(ProxyEntity {</text:p>
      <text:p text:style-name="Code"><text:s text:c="12"/>real_entity: None,</text:p>
      <text:p text:style-name="Code"><text:s text:c="8"/><text:span text:style-name="T608">})</text:span></text:p>
      <text:p text:style-name="Code"><text:s text:c="4"/><text:span text:style-name="T608">}</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2"/>
      <text:h text:style-name="P749" text:outline-level="1" text:is-list-header="true"><text:soft-page-break/>June 29, 2023</text:h>
      <text:p text:style-name="P541">Implemented the Observer design pattern in Rust. <text:s/>Straightforward implementation. <text:s/>I used a combination of trait (interface) and push model for the observers, mainly to keep the number of traits <text:span text:style-name="T607">to a minimum</text:span>.</text:p>
      <text:h text:style-name="P750" text:outline-level="1" text:is-list-header="true">June 28, 2023</text:h>
      <text:p text:style-name="P538">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9">Modified Command design pattern example in Rust to use a context structure, just like the one I created in the Memento example.</text:p>
      <text:p text:style-name="P540">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751" text:outline-level="1" text:is-list-header="true">June 27, 2023</text:h>
      <text:p text:style-name="P537">Implemented the Mediator design pattern in Rust. <text:s/>I ended up modeling the example after the C++ code. <text:s/><text:span text:style-name="T606">Straightforward implementation.</text:span></text:p>
      <text:h text:style-name="P752" text:outline-level="1" text:is-list-header="true">June 26, 2023</text:h>
      <text:p text:style-name="P534">Implemented the Iterator design pattern in Rust.</text:p>
      <text:p text:style-name="P534">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5">Here is an iterator declaration:</text:p>
      <text:p text:style-name="Code">pub struct ItemIterator&lt;'a&gt; {</text:p>
      <text:p text:style-name="Code"><text:s text:c="4"/>items: &amp;'a Items,</text:p>
      <text:p text:style-name="Code"><text:s text:c="4"/>iterator: usize,</text:p>
      <text:p text:style-name="Code">}</text:p>
      <text:p text:style-name="P535">The explicit lifetime indicator ('a) is required since a reference is being held in the struct.</text:p>
      <text:p text:style-name="P535">Here is how the function for returning the above iterator looks:</text:p>
      <text:p text:style-name="Code"><text:soft-page-break/>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536">The impl&lt;'a&gt; introduces the explicit lifetime. <text:s/>The &amp;'a on self says this lifetime needs to be applied to the self parameter. <text:s/>The "+ 'a" means the return type gets the same lifetime as the self, so the return type lives at least as long as the self.</text:p>
      <text:h text:style-name="P753" text:outline-level="1" text:is-list-header="true">June 25, 2023</text:h>
      <text:p text:style-name="P532">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2"><text:span text:style-name="T604">Theoretically, I should be able to declare the arrays as nested instead of separate arrays but I didn't try that </text:span><text:span text:style-name="T605">as the above worked.</text:span></text:p>
      <text:p text:style-name="P533">Added helpers::titlecase::titlecase(), to create a proper title-cased word given a string.</text:p>
      <text:h text:style-name="P754" text:outline-level="1" text:is-list-header="true">June 24, 2023</text:h>
      <text:p text:style-name="P523">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5">Of course, the problem with using Box&lt;&gt; is it can contain only an immutable reference.</text:p>
      <text:p text:style-name="P526">On the other hand, I can store a Box&lt;RefCell&lt;dyn IMessageHandler&gt;&gt;, allowing the borrow type to be determined at runtime.</text:p>
      <text:p text:style-name="P527">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oft-page-break/><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8">The highlighted parts are were I must deal with borrowing from the RefCell as appropriate. <text:s/><text:span text:style-name="T599">I'm passing the window to HandlerChain::add_handler() as "impl IMessageHandler+'static", which throws away all of the MessageWindow type as far as HandlerChain is concerned (and the rest of the program). <text:s/></text:span><text:span text:style-name="T600">If I were to pass "dyn IMessageHandler", I could theoretically pass the pointer to a function that takes a reference to a MessageWindow, but I don't need that in the experiment nor in the HandlerChain design example.</text:span></text:p>
      <text:p text:style-name="P529">I still need to let HandlerChain manage the list and therefore process_message() must return a code indicating what to do with the handler afterwards. <text:s/>This does not allow for nested calls back into the <text:soft-page-break/>HandlerC<text:span text:style-name="T601">hain as it would result in multiple mutable borrows on the HandlerChain object. <text:s/>I also cannot duplicate the list of handlers guarded by a mutex for the same reason, unless I were to use Rc&lt;RefCell&lt;&gt;&gt; instead of Box&lt;RefCell&lt;&gt;&gt;. <text:s/></text:span><text:span text:style-name="T602">And that would put me back at the overly complicated approach I started with.</text:span></text:p>
      <text:p text:style-name="P530">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30"/>
      <text:p text:style-name="P531">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1">The problem was HandlerChain_AddWindow() was always returning false (failure) instead of the value in the success variable. <text:s/><text:span text:style-name="T603">I have no idea how I missed that one. <text:s/>Fixed.</text:span></text:p>
      <text:h text:style-name="P755" text:outline-level="1" text:is-list-header="true">June 20, 2023</text:h>
      <text:p text:style-name="P519">Traits can be used as types for parameters to functions, like this:</text:p>
      <text:p text:style-name="Code">fn foo(<text:span text:style-name="T596">handler</text:span>: &amp;impl IMessageHandler) { }</text:p>
      <text:p text:style-name="P519">This defines a function that takes any entity that implements the IMessageHandler trait. <text:s/><text:span text:style-name="T597">The more formal declaration of the above would look like this:</text:span></text:p>
      <text:p text:style-name="Code">fn foo&lt;T: IMessageHandler&gt;(handler: &amp;T) {}</text:p>
      <text:p text:style-name="P520"><text:soft-page-break/>The same approach for a return type as trait is available, like this:</text:p>
      <text:p text:style-name="Code">fn new_handler() -&gt; impl IMessageHandler {}</text:p>
      <text:p text:style-name="P520">or</text:p>
      <text:p text:style-name="Code">fn new_handler&lt;T:IMessageHandler&gt;() -&gt; impl T {}</text:p>
      <text:p text:style-name="P521">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1">This tells the lifetime checker that the field <text:span text:style-name="T598">references</text:span> will last at least as long as the structure itself.</text:p>
      <text:p text:style-name="P519"/>
      <text:h text:style-name="P756" text:outline-level="1" text:is-list-header="true">June 19, 2023</text:h>
      <text:p text:style-name="P510">So the problem in the experiment is I cannot borrow a dyn IMessageHandler as mutable. <text:s/>The error <text:span text:style-name="T586">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1">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1">In the HandlerChain class, the declaration of the handlers list is this:</text:p>
      <text:p text:style-name="Code">struct HandlerChain&lt;'a&gt; {</text:p>
      <text:p text:style-name="Code"><text:s text:c="4"/>handlers: Vec&lt;&amp;'a dyn IMessageHandler&gt;,</text:p>
      <text:p text:style-name="Code">}</text:p>
      <text:p text:style-name="P511"><text:soft-page-break/>The handlers field is a list of immutable IMessageHandlers. <text:s/>That's why the error occurs.</text:p>
      <text:p text:style-name="P512">Hmm. <text:s/>I can use the following:</text:p>
      <text:p text:style-name="Code">handlers: Vec&lt;&amp;'a mut dyn IMessageHandler&gt;,</text:p>
      <text:p text:style-name="P512">And make sure I pass in a mutable instance of the window to the HandlerChain::add_handler(). <text:s/><text:span text:style-name="T587">This works but requires</text:span><text:span text:style-name="T589"> I reference the IMessageHandler as mutable everywhere including in all IMessageHandler methods. <text:s/></text:span><text:span text:style-name="T590">And I need to explicitly declare lifetimes for HandlerChain.</text:span></text:p>
      <text:p text:style-name="P513"><text:span text:style-name="T589">T</text:span><text:span text:style-name="T588">his experiment's package is in c:\work\rust\handler_chain_experiment.</text:span></text:p>
      <text:p text:style-name="P514"><text:span text:style-name="T588">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1">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4">
        <text:list-item>
          <text:p text:style-name="P731">fn _handlerchain_construct_window_chain&lt;'a&gt;(windows: &amp;'a mut Vec&lt;MessageWindow&gt;, handler_chain: &amp;mut HandlerChain&lt;'a&gt;) {</text:p>
        </text:list-item>
        <text:list-item>
          <text:p text:style-name="P731"><text:s text:c="4"/>// Note: This creates each window and adds the new window to the given</text:p>
        </text:list-item>
        <text:list-item>
          <text:p text:style-name="P731"><text:s text:c="4"/>// HandlerChain object.</text:p>
          <text:p text:style-name="P731"><text:s text:c="4"/>windows.clear();</text:p>
        </text:list-item>
        <text:list-item>
          <text:p text:style-name="P731"><text:s text:c="4"/>{</text:p>
        </text:list-item>
        <text:list-item>
          <text:p text:style-name="P731"><text:s text:c="8"/>let window = MessageWindow::new("Window 1", 0, 0, 10, 10);</text:p>
        </text:list-item>
        <text:list-item>
          <text:p text:style-name="P731"><text:s text:c="8"/>windows.push(window);</text:p>
        </text:list-item>
        <text:list-item>
          <text:p text:style-name="P732"><text:s text:c="8"/>handler_chain.add_handler(windows.last_mut().unwrap());</text:p>
        </text:list-item>
        <text:list-item>
          <text:p text:style-name="P732"><text:s text:c="4"/>}</text:p>
        </text:list-item>
        <text:list-item>
          <text:p text:style-name="P732"><text:s text:c="4"/>{</text:p>
        </text:list-item>
        <text:list-item>
          <text:p text:style-name="P732"><text:s text:c="8"/>let window = MessageWindow::new("Window 2", 20, 0, 5, 5);</text:p>
        </text:list-item>
        <text:list-item>
          <text:p text:style-name="P732"><text:s text:c="8"/>windows.push(window);</text:p>
        </text:list-item>
        <text:list-item>
          <text:p text:style-name="P732"><text:s text:c="8"/>handler_chain.add_handler(windows.last_mut().unwrap());</text:p>
        </text:list-item>
        <text:list-item>
          <text:p text:style-name="P732"><text:s text:c="4"/>}</text:p>
        </text:list-item>
        <text:list-item>
          <text:p text:style-name="P732"><text:s text:c="4"/>{</text:p>
        </text:list-item>
        <text:list-item>
          <text:p text:style-name="P732"><text:s text:c="8"/>let window = MessageWindow::new("Window 3", 30, 10, 15, 15);</text:p>
        </text:list-item>
        <text:list-item>
          <text:p text:style-name="P732"><text:s text:c="8"/>windows.push(window);</text:p>
        </text:list-item>
        <text:list-item>
          <text:p text:style-name="P732"><text:s text:c="8"/>handler_chain.add_handler(windows.last_mut().unwrap());</text:p>
        </text:list-item>
        <text:list-item>
          <text:p text:style-name="P732"><text:s text:c="4"/>}</text:p>
        </text:list-item>
        <text:list-item>
          <text:p text:style-name="P731">}</text:p>
        </text:list-item>
      </text:list>
      <text:p text:style-name="P515"><text:span text:style-name="T591">T</text:span><text:span text:style-name="T588">he problem is line 11, where I get error that "windows" is being borrowed for the second time – despite the braces providing a limited context. <text:s/>The problem is </text:span><text:span text:style-name="T592">the call in line 7 that adds the MessageWindow to the handler chain as IMessageHandler: That call, "windows.last_mut().unwrap()", causes a reference to windows to occur and that reference does not go away </text:span><text:span text:style-name="T593">(I could use &amp;windows[0], &amp;window[1], etc. but that causes the same error). </text:span></text:p>
      <text:p text:style-name="P516"><text:span text:style-name="T593">I</text:span><text:span text:style-name="T588">f I separate out the creation of the windows and the adding of handlers, the windows creation and storage works just fine in a function. <text:s/>However, if I use a function to add all the windows as handlers to the HandlerChain, it fails </text:span><text:span text:style-name="T594">(along the lines of a mismatch between a non-mutable and mutable reference). <text:s/>However, if I move the contents of that second function to main(), it works.</text:span></text:p>
      <text:p text:style-name="P517"><text:soft-page-break/><text:span text:style-name="T588">But there is a more insidious problem. <text:s/>The Display::fmt() method (for HandlerChain) takes an immutable reference to self but the call the IMessageHandler::to_string() requires a mutable reference. <text:s/></text:span><text:span text:style-name="T595">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8"><text:span text:style-name="T595">S</text:span><text:span text:style-name="T588">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2">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757" text:outline-level="1" text:is-list-header="true">June 15, 2023</text:h>
      <text:p text:style-name="P499">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oft-page-break/><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500">The vector in DataList struct holds references to instances of the Data struct. <text:s/>As long as dataitem1 and dataitem2 exist for as long as data_list, this works.</text:p>
      <text:p text:style-name="P501">Note that the lifetime marker, 'a, needds to be used <text:span text:style-name="T567">for all declarations involving the DataList struct (declaration, implementation, and implementation for the Display trait).</text:span></text:p>
      <text:p text:style-name="P501">If I were to move, for example, the "let dataitem2 = …" line into the following brace, dataitem2 as passed to add_list() would trigger an error, that the lifetime of dataitem2 doesn't last long enough.</text:p>
      <text:p text:style-name="P502">This suggests I can store a reference to <text:span text:style-name="T568">an instance of the</text:span> HandlerChain <text:span text:style-name="T568">struct</text:span> in the MessageWindow <text:span text:style-name="T568">struct</text:span> (of the HandlerChain example) instead of a reference-counted smart pointer.</text:p>
      <text:p text:style-name="P503">Next question then is whether I can use that reference to HandlerChain as a mutable reference by using a mutable re<text:span text:style-name="T569">f</text:span>e<text:span text:style-name="T569">r</text:span>ence to the instance of MessageWindow <text:span text:style-name="T570">struct</text:span>.</text:p>
      <text:p text:style-name="P504">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1">M</text:span>essageHandler") <text:span text:style-name="T572">that would successfully compile. <text:s/></text:span><text:span text:style-name="T573">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4">HandlerChain).</text:span></text:p>
      <text:p text:style-name="P505">The only way I can see around this is to treat the HandlerChain instance stored in the MessageWindow as a pointer. <text:s/>But that gets back to the original problem I had of borrowing an already borrowed pointer (the HandlerChain pointer <text:span text:style-name="T576">is used to call into the HandlerChain which is already in the process of calling into the message handler that calls into the HandlerChain</text:span>). <text:s/><text:span text:style-name="T576">In C++, this isn't a problem because HandlerChain is stored via a pointer, which does not attach any ownership information to it. <text:s/>In C, the HandlerChain is a global static, which also gets around the problem. <text:s/></text:span><text:span text:style-name="T577">Same as in Python </text:span><text:span text:style-name="T578">and C#.</text:span></text:p>
      <text:p text:style-name="P506"><text:soft-page-break/>I could modify the message handling to return an enumerated value: Stop, Continue, Close, <text:span text:style-name="T579">and let the HandlerChain::send_message() deal with removing the I</text:span><text:span text:style-name="T580">M</text:span><text:span text:style-name="T579">essageHandler when Close is seen. <text:s/></text:span><text:span text:style-name="T581">That should get around the nested calls to HandlerChain.</text:span></text:p>
      <text:p text:style-name="P507">Tried that experiment but ran into a problem in send_message(): Trying to loop over the "&amp;dyn IMessageHandler" objects and calling process_message() on each one failed to compile. <text:s/><text:span text:style-name="T582">Here is the loop:</text:span></text:p>
      <text:p text:style-name="P498">impl HandlerChain {</text:p>
      <text:p text:style-name="Code"><text:span text:style-name="T584"><text:s text:c="4"/>fn </text:span><text:span text:style-name="T582">send_message(&amp;mut self, message: &amp;Message) </text:span><text:span text:style-name="T584">{</text:span></text:p>
      <text:p text:style-name="Code"><text:s text:c="8"/>for window in self.handlers.iter_mut() {</text:p>
      <text:p text:style-name="Code"><text:s text:c="12"/>let result = window.process_message(message);</text:p>
      <text:p text:style-name="Code"><text:s text:c="8"/>}</text:p>
      <text:p text:style-name="P498"><text:s text:c="4"/>}</text:p>
      <text:p text:style-name="P498">}</text:p>
      <text:p text:style-name="P508">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3">for some reason. <text:s/></text:span><text:span text:style-name="T585">I require the process_message() to be able to change the object on which it is called so I must pass as "&amp;mut self".</text:span></text:p>
      <text:p text:style-name="P509">The only other experiment I can think of is to eliminate the IMessageHandler trait and work directly with MessageWindow objects, but I think I will run into the same issue with process_message().</text:p>
      <text:h text:style-name="P758" text:outline-level="1" text:is-list-header="true">June 14, 2023</text:h>
      <text:p text:style-name="P489">Started work on the Handler Chain design pattern for Rust.</text:p>
      <text:p text:style-name="P490">Note: In the <text:span text:style-name="T575">C++</text:span> HandlerChain class (cplusplus/HandlerChain_Class.h), the _messageHandlers and _messageHandlersLock fields should be private, not public. <text:s/><text:span text:style-name="T553">Fixed.</text:span></text:p>
      <text:p text:style-name="P491">More or less completed implementation of Handler Chain design pattern in Rust. <text:s/><text:span text:style-name="T554">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5">error</text:span>: process didn't exit successfully: `target\debug\design_pattern_examples_rust.exe HandlerChain` (exit code: 101)</text:p>
      <text:p text:style-name="P492">I had to resort to Rc&lt;RefCell&lt;&gt;&gt; as "pointers" to I<text:span text:style-name="T563">M</text:span>essageHandler and HandlerChain objects but obviously I have gotten myself into trouble over that.</text:p>
      <text:p text:style-name="P493"><text:soft-page-break/>There are two problems: <text:span text:style-name="T556">First is the button down in "Window 1" should </text:span><text:span text:style-name="T557">be button down in "Window 2". <text:s/></text:span><text:span text:style-name="T558">The second is the above panic.</text:span></text:p>
      <text:p text:style-name="P494">I think the problem is caused by my doing a <text:span text:style-name="T559">borrow_mut() on the handlerchain in hand</text:span><text:span text:style-name="T560">lerchain_exercise() </text:span><text:span text:style-name="T561">when calling send_message(). <text:s/></text:span><text:span text:style-name="T562">And the above panic is occurring in one of the handlers for the MessageWindow.</text:span></text:p>
      <text:p text:style-name="P495">Need to rethink this approach.</text:p>
      <text:p text:style-name="P496">Also, I don't know how to cast a MessageWindow inst<text:span text:style-name="T564">ance to </text:span><text:span text:style-name="T565">an Rc&lt;RefCell&lt;dyn I</text:span><text:span text:style-name="T566">m</text:span><text:span text:style-name="T565">essageHandler&gt;&gt;.</text:span></text:p>
      <text:p text:style-name="P497">I think one approach is to have a vector own all the windows and then expose those windows as references to the IMessageHandler trait. <text:s/>Can a struct or a vector in a struct hold references to a trait?</text:p>
      <text:h text:style-name="P759" text:outline-level="1" text:is-list-header="true">June 13, 2023</text:h>
      <text:p text:style-name="P485">Trying out some of the windows crates in c:\work\rust\practice_workspace. <text:s/><text:span text:style-name="T552">Decided on winconsole as it meets both output and input needs.</text:span></text:p>
      <text:h text:style-name="Heading_20_2" text:outline-level="2" text:is-list-header="true">winconsole v0.11.1</text:h>
      <text:p text:style-name="P486">Brings in the following dependencies:</text:p>
      <text:p text:style-name="Code">bytemuck v1.13.1</text:p>
      <text:p text:style-name="Code">lazy_static v1.4.0</text:p>
      <text:p text:style-name="Code">winapi v0.3.9</text:p>
      <text:p text:style-name="Code">rgb v0.8.36</text:p>
      <text:p text:style-name="P487">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0">// winconsole::console returns the position in the console' buffer, not</text:span></text:p>
      <text:p text:style-name="P482"><text:s text:c="4"/>// the screen, so remove the scroll position to create a screen-oriented</text:p>
      <text:p text:style-name="P482"><text:s text:c="4"/>// position (technically, I should subtract out the horizontal scroll</text:p>
      <text:p text:style-name="P482"><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1">// Remember to convert screen-oriented position to scroll buffer-</text:span></text:p>
      <text:p text:style-name="P483"><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soft-page-break/>}</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1">// Line 1</text:span></text:p>
      <text:p text:style-name="Code"><text:s text:c="4"/>println!(<text:span text:style-name="T149">"Line 1"</text:span>); <text:s text:c="24"/><text:span text:style-name="T551">// Line 2</text:span></text:p>
      <text:p text:style-name="Code"><text:s text:c="4"/>println!(<text:span text:style-name="T149">"Line 2"</text:span>); <text:s text:c="24"/><text:span text:style-name="T551">// Line 3</text:span></text:p>
      <text:p text:style-name="Code"><text:s text:c="4"/>(position_x, position_y) = get_cursor_position();</text:p>
      <text:p text:style-name="Code"><text:s text:c="4"/><text:span text:style-name="T551">// Back up 3 lines as the screen might have scrolled and the original</text:span></text:p>
      <text:p text:style-name="P483"><text:s text:c="4"/>// position won't be accurate anymore.</text:p>
      <text:p text:style-name="Code"><text:s text:c="4"/>position_y -= 3;</text:p>
      <text:p text:style-name="Code"><text:s text:c="4"/>set_cursor_position(position_x, position_y);</text:p>
      <text:p text:style-name="P484"><text:s text:c="4"/><text:span text:style-name="T551">// Overwrite Line 1</text:span></text:p>
      <text:p text:style-name="Code"><text:s text:c="4"/>println!(<text:span text:style-name="T149">"Back to original line: {},{}"</text:span>, position_x, position_y);</text:p>
      <text:p text:style-name="Code"><text:s text:c="4"/>println!(); <text:span text:style-name="T551">// skip Line 2</text:span></text:p>
      <text:p text:style-name="Code"><text:s text:c="4"/>println!(); <text:span text:style-name="T551">// skip Line 3</text:span></text:p>
      <text:p text:style-name="Code"/>
      <text:p text:style-name="Code"><text:s text:c="4"/><text:span text:style-name="T551">//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1">// Erase counter.</text:span></text:p>
      <text:p text:style-name="Code"><text:s text:c="4"/>set_cursor_position(position_x, position_y);</text:p>
      <text:p text:style-name="Code"><text:s text:c="4"/>println!(<text:span text:style-name="T149">" <text:s text:c="8"/>"</text:span>);</text:p>
      <text:p text:style-name="Code">}</text:p>
      <text:p text:style-name="P279"/>
      <text:p text:style-name="P488">Completed implementation of the Flyweight design pattern in Rust.</text:p>
      <text:h text:style-name="P760" text:outline-level="1" text:is-list-header="true">June 12, 2023</text:h>
      <text:p text:style-name="P478">Started work on the Flyweight pattern in Rust.</text:p>
      <text:p text:style-name="P478">While implementing, I determined that the 'width' and 'height' attributes of the BigResource structure in C were not used, so I removed them.</text:p>
      <text:p text:style-name="P479">I'm at the point were I need to implement get/set cursor position and keyboard input.</text:p>
      <text:p text:style-name="P480">Did a little searching for rust crates and found <text:span text:style-name="T542">several</text:span>:</text:p>
      <text:list text:style-name="L5">
        <text:list-item>
          <text:p text:style-name="P833"><text:a xlink:type="simple" xlink:href="https://omarkmu.github.io/docs/winconsole/index.html" text:style-name="Internet_20_link" text:visited-style-name="Visited_20_Internet_20_Link">winconsole</text:a> (0.11.1)</text:p>
          <text:list>
            <text:list-item>
              <text:p text:style-name="P834">winconsole appears to be more mature but provides more functionality than I need.</text:p>
            </text:list-item>
          </text:list>
        </text:list-item>
        <text:list-item>
          <text:p text:style-name="P833"><text:a xlink:type="simple" xlink:href="https://docs.rs/win32console/latest/win32console/index.html" text:style-name="Internet_20_link" text:visited-style-name="Visited_20_Internet_20_Link">win32console</text:a> (v0.1.5)</text:p>
          <text:list>
            <text:list-item>
              <text:p text:style-name="P834"><text:soft-page-break/>win32console appears to target the Windows Console API, so everything is expressed as though it was a Windows application as opposed to a console application.</text:p>
            </text:list-item>
          </text:list>
        </text:list-item>
        <text:list-item>
          <text:p text:style-name="P833"><text:a xlink:type="simple" xlink:href="https://docs.rs/console/latest/console/index.html" text:style-name="Internet_20_link" text:visited-style-name="Visited_20_Internet_20_Link"><text:span text:style-name="T542">console</text:span></text:a><text:span text:style-name="T542"> (v0.15.7)</text:span></text:p>
          <text:list>
            <text:list-item>
              <text:p text:style-name="P835">console has the ability to set the cursor, show/hide the cursor, but no apparent way to read the cursor. <text:s/>Although the crate does support ANSI sequences. <text:s/><text:span text:style-name="T543">The advantage of console is it is cross-platform compatible.</text:span></text:p>
            </text:list-item>
          </text:list>
        </text:list-item>
        <text:list-item>
          <text:p text:style-name="P836"><text:a xlink:type="simple" xlink:href="https://lib.rs/crates/windows" text:style-name="Internet_20_link" text:visited-style-name="Visited_20_Internet_20_Link">windows</text:a> (v0.48.0)</text:p>
          <text:list>
            <text:list-item>
              <text:p text:style-name="P836">This <text:span text:style-name="T547">crate </text:span>provide<text:span text:style-name="T545">s </text:span>access <text:span text:style-name="T545">to</text:span> most of the Windows API, which would include the Console A<text:span text:style-name="T544">PI. <text:s/></text:span><text:span text:style-name="T546">Microsoft supports this crate (see </text:span><text:a xlink:type="simple" xlink:href="https://learn.microsoft.com/en-us/windows/dev-environment/rust/rust-for-windows" text:style-name="Internet_20_link" text:visited-style-name="Visited_20_Internet_20_Link"><text:span text:style-name="T546">here</text:span></text:a><text:span text:style-name="T546">).</text:span></text:p>
            </text:list-item>
          </text:list>
        </text:list-item>
      </text:list>
      <text:p text:style-name="P481">Need to think about this. <text:s/><text:span text:style-name="T548">Note that I did have to add the rand crate for random numbers because a random number generator is not part of the Rust standard library </text:span><text:span text:style-name="T549">(and I don't want to roll my own generator).</text:span></text:p>
      <text:h text:style-name="P761" text:outline-level="1" text:is-list-header="true">June 11, 2023</text:h>
      <text:p text:style-name="P476"><text:span text:style-name="T540">Implemented</text:span> the Facade pattern in Rust. <text:s/><text:span text:style-name="T541">I think I'm getting the hang of traits.</text:span></text:p>
      <text:p text:style-name="P477">Also, I was having trouble getting an iterator to a list of objects that could be altered. <text:s/>Turns out all I need to do is call iter_mut() on the list.</text:p>
      <text:h text:style-name="P762" text:outline-level="1" text:is-list-header="true">June 8, 2023</text:h>
      <text:p text:style-name="P47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3">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4">Globally, I have installed bindgen.</text:p>
      <text:p text:style-name="P474">Locally, in the Design Pattern Examples for Rust project, I have:</text:p>
      <text:p text:style-name="Code">itoa</text:p>
      <text:p text:style-name="Code">libc</text:p>
      <text:p text:style-name="Code">num_threads</text:p>
      <text:p text:style-name="Code">serde</text:p>
      <text:p text:style-name="Code">time <text:span text:style-name="T536">(which has the dependencies itoa, libc, num_threads, serde, time-core, and time-macros)</text:span></text:p>
      <text:p text:style-name="Code">time-core</text:p>
      <text:p text:style-name="Code">time-macros</text:p>
      <text:p text:style-name="P475">I tried an ANSI control sequence in c:\work\rust\practice_workspace and it worked. <text:s/>That workspace has none of the above local dependencies, leaving only bindgen at the global level. <text:s/><text:span text:style-name="T537">Unless I uninstall </text:span><text:soft-page-break/><text:span text:style-name="T537">bindgen, I won't know for sure if it automatically sets the virtual terminal suppo</text:span><text:span text:style-name="T538">rt. <text:s/></text:span><text:span text:style-name="T539">I will leave that as an experiment for next time.</text:span></text:p>
      <text:h text:style-name="P763" text:outline-level="1" text:is-list-header="true">June <text:span text:style-name="T527">7</text:span>, 2023</text:h>
      <text:p text:style-name="P464">The result of String::split() is a Split object, which provides support for iterating over the contents. <text:s/>However, it does not provide a way to access the elements by index. <text:s/><text:span text:style-name="T528">Instead, there is a wide range of iterator types. <text:s/></text:span><text:span text:style-name="T529">The problem with iterators is they consume the elements in the list as the iterator moves through the list, so there is no going back.</text:span></text:p>
      <text:p text:style-name="P465">The algorithm I wrote for matching a path in a hierarchy requires being able to look ahead to see if there is a match for a child node. <text:s/>The only iterator that is available that allows a single look-ahead is peekable(). <text:s/><text:span text:style-name="T530">On the peekable() iterator, the peek() method returns a double reference to the underlying value.</text:span></text:p>
      <text:p text:style-name="P466">The by_ref() method is used to return an iterator that provides references to each element without consuming the element of the original iterator.</text:p>
      <text:p text:style-name="P468">There is the try_for_each(), which applies a closure on each element. <text:s/>The closure is expected to return ControlFlow::break() to exit the loop and ControlFlow::continue() to continue the loop.</text:p>
      <text:p text:style-name="P467">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9">There are all kinds of iterators and it might be possible to redesign the algorithm in terms of one or more iterators. <text:s/>However, I'm just interested in getting it function right now, so I will be using collect().</text:p>
      <text:p text:style-name="P470">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1">not the </text:span><text:span text:style-name="T532">Rc&lt;&gt; object itself. <text:s/></text:span><text:span text:style-name="T533">But if I use a reference, then I can't use the children() result in a recursive way.</text:span></text:p>
      <text:p text:style-name="P471">Look at RefCell for interior mutability. <text:s/><text:span text:style-name="T534">Done. <text:s/>Messy code. <text:s/>But it works! <text:s/></text:span><text:span text:style-name="T535">Stopping here, although there might be better ways of doing this. <text:s/>Documented code. <text:s/>Committed.</text:span></text:p>
      <text:h text:style-name="P764" text:outline-level="1" text:is-list-header="true">June 3, 2023</text:h>
      <text:p text:style-name="P461">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2">Every node is represented with Box&lt;dyn FileDirEntry&gt;, including the list of children in the DirEntry, which could be a Vec&lt;Box&lt;dyn FileDirEntry&gt;&gt;.</text:p>
      <text:p text:style-name="P462"><text:soft-page-break/><text:span text:style-name="T526">The hierarchy can only be constructed at runtime, which is the same limitation I ran into in C, so use that as the model.</text:span> </text:p>
      <text:h text:style-name="P765" text:outline-level="1" text:is-list-header="true">June 2, 2023</text:h>
      <text:p text:style-name="P460">Starting on Composite pattern in rust.</text:p>
      <text:p text:style-name="P460">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60"/>
      <text:p text:style-name="P460">When it came to using these, I needed to cast the FileDirEntry pointer to either FileEntry or DirEntry. <text:s/>Since the FileDirEntry structure is the first part of the structure, this is a valid thing to do – as long as the type field is paid attention to.</text:p>
      <text:p text:style-name="P460">In C++, I used inherited classes, which allowed for polymorphic casting from a FileDirEntry class.</text:p>
      <text:p text:style-name="P460">Rust cannot pull off polymorphic behavior except through Traits and even then, it does not affect how the structure is viewed.</text:p>
      <text:p text:style-name="P460">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5">The only way I can think of making this work is if FileDirEntry contains a pointer to a FileEntry and pointer to a DirEntry and which pointer is used is based on the type field. <text:s/>That is stretching the concept of a composite.</text:span></text:p>
      <text:p text:style-name="P463">Rust supports unions but unions can only be made up of types that do not need to be allocated/dropped.</text:p>
      <text:h text:style-name="P766" text:outline-level="1" text:is-list-header="true">May 31, 2023</text:h>
      <text:p text:style-name="P454">Working the Command pattern in rust.</text:p>
      <text:p text:style-name="P45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5">In implementing the Command pattern in rust, I'm running into a problem of creating a global static vector (or stack) for the ICommand objects. <text:s/>There doesn't seem to be a way to create an empty vector of <text:span text:style-name="T522">Rc</text:span>&lt;dyn I<text:span text:style-name="T522">C</text:span>ommand&gt; objects. <text:s/><text:span text:style-name="T522">"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6">The main issue is <text:span text:style-name="T523">that static shared values must implement the </text:span><text:span text:style-name="T524">Sync trait.</text:span></text:p>
      <text:p text:style-name="P457">The alternative is to create the command list in command_exercise() and pass it to the functions that alter the command list.</text:p>
      <text:p text:style-name="P458">Note: The command list (for undo) can own the Command objects. <text:s/>Removing a command object is done through Undo.</text:p>
      <text:p text:style-name="P459">So I made the undo list a local to command_exercise() and then passed it to all the functions that access the undo list. <text:s/>Looks ugly but it works.</text:p>
      <text:p text:style-name="P459">Completed the Command pattern in rust.</text:p>
      <text:h text:style-name="P767" text:outline-level="1" text:is-list-header="true">May 30, 2023</text:h>
      <text:p text:style-name="P443">On to the Bridge pattern in rust!</text:p>
      <text:p text:style-name="P444">The C version of the Bridge pattern uses only an interface as the bridge, getting the specific type of logger from a factory function that accepts the type of logger to create. <text:s/>What is returned is an interface representing the logger <text:span text:style-name="T502">(specifically, a structure containing pointers to the general logging features that are pointing to a different set of functions depending on the type of logger).</text:span></text:p>
      <text:p text:style-name="P445">In Rust, an interface is defined as Traits. <text:s/>A struct can implement a Trait. <text:s/>So different loggers would have different structs but all those structs would implement the ILogger Trait (technically, <text:span text:style-name="T504">it would be spelled as</text:span> the Logger Trait <text:span text:style-name="T503">but that trait already exists in Rust as part of a complex logging framework</text:span>).</text:p>
      <text:p text:style-name="P446">So I will need three structs: ConsoleLogger, FileLogger, NullLogger. <text:s/>I will then need an ILogger Trait. <text:s/><text:span text:style-name="T505">The three default functions, LogTrace(), LogInfo(), and LogError(), are implemented in terms of </text:span><text:span text:style-name="T506">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7">(however that works in Rust).</text:span></text:p>
      <text:p text:style-name="Code">public trait ILogger {</text:p>
      <text:p text:style-name="Code"><text:s text:c="4"/>fn WriteLine(&amp;mut self, line: &amp;String); // <text:span text:style-name="T509">TO BE IMPLEMENTED BY INHERITOR</text:span></text:p>
      <text:p text:style-name="Code"/>
      <text:p text:style-name="Code"><text:s text:c="4"/>fn LogTrace(&amp;mut self, line: &amp;String) <text:span text:style-name="T508">{</text:span></text:p>
      <text:p text:style-name="Code"><text:s text:c="8"/><text:span text:style-name="T508">self.WriteLine(line);</text:span></text:p>
      <text:p text:style-name="Code"><text:s text:c="4"/><text:span text:style-name="T508">}</text:span></text:p>
      <text:p text:style-name="Code"><text:soft-page-break/><text:s text:c="4"/><text:span text:style-name="T508">fn LogInfo(&amp;mut self, line: &amp;String) {</text:span></text:p>
      <text:p text:style-name="Code"><text:s text:c="8"/><text:span text:style-name="T508">self.WriteLine(line);</text:span></text:p>
      <text:p text:style-name="Code"><text:s text:c="4"/><text:span text:style-name="T508">}</text:span></text:p>
      <text:p text:style-name="Code"><text:s text:c="4"/><text:span text:style-name="T508">fn LogError(&amp;mut self, line: &amp;String) {</text:span></text:p>
      <text:p text:style-name="Code"><text:s text:c="8"/><text:span text:style-name="T508">self.WriteLine(line);</text:span></text:p>
      <text:p text:style-name="Code"><text:s text:c="4"/><text:span text:style-name="T508">}</text:span></text:p>
      <text:p text:style-name="Code">}</text:p>
      <text:p text:style-name="P447">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0">If I create the file at the time the FileLogger struct is instantiated, what do I do with any creation errors? <text:s/></text:span><text:span text:style-name="T511">Just panic, since they are unrecoverable? <text:s/></text:span><text:span text:style-name="T512">Okay, I broke down and initialized the file attribute with </text:span><text:a xlink:type="simple" xlink:href="../../../../../:create().unwrap" text:style-name="Internet_20_link" text:visited-style-name="Visited_20_Internet_20_Link"><text:span text:style-name="T512">File::create().unwrap</text:span></text:a><text:span text:style-name="T512">().</text:span></text:p>
      <text:p text:style-name="P448">Next problem is how to propagate an ILogger trait as an object to be called on? <text:s/><text:span text:style-name="T513">Fixed. <text:s/>Needed propagate reference to Box&lt;dyn ILogger&gt;.</text:span></text:p>
      <text:p text:style-name="P449">Next problem is getting a time stamp. <text:s/>Rust does not support formatting time, <text:span text:style-name="T514">so I need the time crate. <text:s/>To get the time crate, I needed to add the following to Cargo.toml as the dependency:</text:span></text:p>
      <text:p text:style-name="Code">time = { version = "0.3.21", features = ["formatting", "local-offset", <text:span text:style-name="T516">"macros"</text:span>] }</text:p>
      <text:p text:style-name="P450">The version I took from the time crate documentation (<text:a xlink:type="simple" xlink:href="https://docs.rs/time/0.3.21/time/" text:style-name="Internet_20_link" text:visited-style-name="Visited_20_Internet_20_Link">here</text:a>). <text:s/><text:span text:style-name="T515">The documentation for certain methods will specify which features are needed, hence the "features=" list above. <text:s/>These control how the time module is compiled locally, to include those features.</text:span></text:p>
      <text:p text:style-name="P451">The time crate is needlessly complicated for creating a constant string used in the formatting of the time data. <text:s/><text:span text:style-name="T516">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2">The "version = 2" is necessary to <text:span text:style-name="T517">use the latest version of the formatting language </text:span><text:span text:style-name="T518">(shown above).</text:span></text:p>
      <text:p text:style-name="P453"><text:span text:style-name="T521">Completed t</text:span>he bridge pattern <text:span text:style-name="T521">in rust.</text:span></text:p>
      <text:p text:style-name="P453">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9">I used the first line to be a title of each module </text:span><text:span text:style-name="T520">(it shows up as a collapsable field in the documentation but otherwise no other formatting, unlike the title of the crate, which shows up in larger text).</text:span></text:p>
      <text:p text:style-name="P453">The first line in the main.rs file is essentially the title of the crate. <text:s/>Additional text is the description of the crate.</text:p>
      <text:h text:style-name="P768" text:outline-level="1" text:is-list-header="true">May 29, 2023</text:h>
      <text:p text:style-name="P432">I have an aesthetic concern in Rust, in regards to my implementation of the Adapter exercise. <text:s/>Here is part of the code that bothers me:</text:p>
      <text:p text:style-name="Code">let data_handle = match adapter_open_memory(MemoryBlockNumber::MemoryBlock0) {</text:p>
      <text:p text:style-name="Code"><text:soft-page-break/><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1">I never cared for the early return approach in programming, preferring a single exit from a function to match the single entrance to that function. <text:s/>There is also a lot of redundancy. <text:s/><text:span text:style-name="T490">I could use the shorthand of the '?' at the end of the function call, like this:</text:span></text:p>
      <text:p text:style-name="P430">let data_handle = adapter_open_memory(MemoryBlockNumber::MemoryBlock0)?;</text:p>
      <text:p text:style-name="P434">But that puts specific constraints on <text:span text:style-name="T491">the Err() being returned from the called function as well as on the function containing the call. <text:s/>The '?' replaces the above match statement </text:span><text:span text:style-name="T492">but does not actually handle the Err() arm, only returning the Err() from the enclosing function. <text:s/>And since the enclosing function does not return errors (it's adapter_exercise() and therefore self-contained), that shortcut is meaningless.</text:span></text:p>
      <text:p text:style-name="P435">Unless I move the guts of adapter_exercise() to another function and let adapter_exercise() receive the Err() and print the result. <text:s/>Or have the main() function capture errors and report them.</text:p>
      <text:p text:style-name="P436">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7">In a lot of the design pattern examples, the errors being detected are technically unrecoverable, since they are detecting bad parameters and therefore the only thing the program can do is exit gracefully. <text:s/><text:soft-page-break/>Attempting to retry the call will result in the same error over and over unless the faulty parameter is somehow changed.</text:p>
      <text:p text:style-name="P438">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8">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3">In Rust, the '?' triggers an early return. <text:s/>However, that doesn't necessarily mean clean-up code gets automatically executed on the way out. <text:s/></text:span><text:span text:style-name="T494">Well, actually, anything owned by the function at the time of exit i</text:span><text:span text:style-name="T495">s</text:span><text:span text:style-name="T494"> cleaned up as the ownership goes out of scope. <text:s/></text:span><text:span text:style-name="T495">That would include any user-defined struct that implements the Drop </text:span><text:span text:style-name="T496">t</text:span><text:span text:style-name="T495">rait.</text:span></text:p>
      <text:p text:style-name="P439">For the Adapter example, I could create a DataReaderWriter struct (similar to C# and C++) that has the current functions as methods. <text:s/>The struct could implement the Drop trait so the ddr_close<text:span text:style-name="T497">_memory_block() is called on ownership exit. <text:s/>And then I could use the '?' </text:span><text:span text:style-name="T498">to exit adapter_exercise() early (modifying the main() function to capture any errors and report them </text:span><text:span text:style-name="T499">before moving on to the next example).</text:span></text:p>
      <text:p text:style-name="P440">So, created the DataReaderWriter struct and added new(), open(), close(), read(), and write() methods. <text:s/><text:span text:style-name="T500">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1">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oft-page-break/><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1">So I have now established a basic framework for all of the design pattern examples as expressed in Rust.</text:p>
      <text:p text:style-name="P441"/>
      <text:p text:style-name="P442">In other news, I moved all the exercise functions from C#'s Program.cs to their own individual files (Adapter_Exercise.cs, Bridge_Exercise.cs, etc.) so as to match all the other languages' project layout.</text:p>
      <text:p text:style-name="P442"/>
      <text:h text:style-name="P769" text:outline-level="1" text:is-list-header="true">May 28, 2023</text:h>
      <text:p text:style-name="P427">Updated Adapter write-up to include information about the Adapter_BackEnd DLL. <text:s/>Also added code snippet for Rust version of the Adapter.</text:p>
      <text:p text:style-name="P428">In the process of changing the Adapter exercise in Python to better illustrate what is going on, I f<text:span text:style-name="T485">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9">The rewrite of the Adapter exercise is to use the DDR_GetMemorySize() to get the size of a block, read that block and show its initial contents (which have been init<text:span text:style-name="T489">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6">Finished writing it in Python, need to change the other languages' version of the Adapter exercise.</text:span></text:p>
      <text:p text:style-name="P433">Updated Adapter exercise for C#, C++, C, and <text:span text:style-name="T488">R</text:span>ust. <text:s/><text:span text:style-name="T487">All now match Python.</text:span></text:p>
      <text:h text:style-name="P770" text:outline-level="1" text:is-list-header="true">May 27, 2023</text:h>
      <text:p text:style-name="P425">Finished modifying the python example for Adapter pattern to use the Adapter_BackEnd DLL. <text:s/>Lots of fiddling about with Doxygen comments to point to the correct elements. <text:s/>I had to duplicate the <text:soft-page-break/>documentation for the functions in Adapter_BackEnd.h into the adapter_backendfunctions.py as @copydoc failed with an internal error:</text:p>
      <text:p text:style-name="Code">warning: invalid argument for command '\iline'</text:p>
      <text:p text:style-name="P426">So all language projects have build event scripts that copy the Adapter_BackEnd.dll to their respective execution directories (for Python, that's in python/DesignPatternExamples_python/adapter). <text:s/><text:span text:style-name="T484">I can now move on to the rest of the rust examples.</text:span></text:p>
      <text:h text:style-name="P771" text:outline-level="1" text:is-list-header="true">May 26, 2023</text:h>
      <text:p text:style-name="P414">Added build.rs to always copy the Adapter_BackEnd.dll and Adapter_BackEnd.pdb files to the rust target directory where the executable can find it. <text:s/><text:span text:style-name="T473">I also added the following to the build.rs file:</text:span></text:p>
      <text:p text:style-name="Code"><text:s text:c="4"/>println!("cargo:rustc-link-lib=Adapter_BackEnd");</text:p>
      <text:p text:style-name="Code"><text:s text:c="4"/>println!("cargo:rustc-link-search={}", library_path.display());</text:p>
      <text:p text:style-name="P415">This allowed me to remove the #[link("Adapter_BackEnd")] attributes from all the functions defined in adapter_backend.rs. <text:s/>However, I still need that attribute on the BLOCK_NAME_0, BLOCK_NAME_1, and BLOCK_NAME_2 externs (I couldn't find out why).</text:p>
      <text:p text:style-name="P416">I also couldn't find a good way to have rust copy the Adapter_BackEnd files only if they were changed.</text:p>
      <text:p text:style-name="P416">Basically, the rust build script is intended to just set up the build environment and is not intended as a formal build process. <text:s/>All the recommendations I've seen for more complex scenarios is to use a platform-specific build or make script.</text:p>
      <text:p text:style-name="P417">In any event, the build.rs file works very fast, as the files to be copied are quite small. <text:s/><text:span text:style-name="T474">It's good enough for now.</text:span></text:p>
      <text:p text:style-name="P418">Incidentally, to test this, I built everything in release mode. <text:s/>It all worked.</text:p>
      <text:p text:style-name="P419">Added the Adapter_BackEnd project directory to DoxyFile so the files show up in the documentation.</text:p>
      <text:p text:style-name="P420">Modified the DesignPatternExamples.sln to make sure Adapter_BackEnd project is built before everything else, especially the rust project (I can do this because I created a make project file for building rust).</text:p>
      <text:p text:style-name="P421">Modified C++ Adapter pattern design example to use the Adapter_BackEnd dll.</text:p>
      <text:p text:style-name="P422">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3">Looking at modifying the Python project to also use the Adapter_BackEnd.dll. <text:s/>However, in Visual Studio, the python project does not support post-build events. <text:s/><text:span text:style-name="T475">The implication is I need to create a new </text:span><text:span text:style-name="T476">empty (not make, which does not have build events)</text:span><text:span text:style-name="T475"> project dedicated to the python project and use its </text:span><text:soft-page-break/><text:span text:style-name="T475">build event to copy the Adapter_BackEnd files to the Python folder. <text:s/>The new make project would be declared a dependency of the python project. <text:s/></text:span><text:span text:style-name="T477">Create</text:span><text:span text:style-name="T482">d </text:span><text:span text:style-name="T483">the</text:span><text:span text:style-name="T477"> Python_BuildEvents empty C++ project.</text:span></text:p>
      <text:p text:style-name="P424">Next problem is the DesignPatternExamples_python project <text:span text:style-name="T478">does not participate in the build order/dependencies. <text:s/></text:span><text:span text:style-name="T479">Ah. <text:s/>The problem is there is no build step with the python project. <text:s/></text:span><text:span text:style-name="T480">However, if I make the Python_BuildEvents project depend on the Adapter_BackEnd project, the Python_BuildEvents project is "built" and its post-build event gets execute</text:span><text:span text:style-name="T481">d.</text:span></text:p>
      <text:p text:style-name="P422"/>
      <text:h text:style-name="P772" text:outline-level="1" text:is-list-header="true">May 25, 2023</text:h>
      <text:p text:style-name="P391">So my conversion from the *const ::std::os::raw::c_char <text:span text:style-name="T460">(BLOCK_NAME_0) to (rust) String caused the error, probably because the String went out of scope too soon. <text:s/>I modified _</text:span><text:span text:style-name="T462">block_number_to_name</text:span><text:span text:style-name="T461">() to look like the following, eliminating the transformation to a full String, and instead returning a reference to a string slice:</text:span></text:p>
      <text:p text:style-name="Code">fn _block_number_to_name<text:span text:style-name="T265">&lt;'a&gt;</text:span>(block_number: MemoryBlockNumber) -&gt; &amp;<text:span text:style-name="T265">'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7">The following part <text:span text:style-name="T463">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7">Apparently, this bypasses any lifetime issues, allowing the block name to work as expected.</text:p>
      <text:p text:style-name="P408">Completed the functionality in adapter_function.rs and the <text:span text:style-name="T464">Adapter </text:span><text:span text:style-name="T465">design pattern</text:span> example now works.</text:p>
      <text:p text:style-name="P409">In the adapter_backend.rs file generated by bindgen, added the following to the top of the file to address the various warnings about style:</text:p>
      <text:p text:style-name="Code">#![allow(non_snake_case, non_camel_case_types, non_upper_case_globals)]</text:p>
      <text:p text:style-name="P409">The '!' in the declaration means the attribute applies to everything in the file. <text:s/>Without the '!', the attribute would apply to only the next statement.</text:p>
      <text:p text:style-name="P410"><text:soft-page-break/>I also removed the "mut" keyword after the "static" keyword for the BLOCK_NAME_0, BLOCK_NAME_1, and BLOCK_NAME_2 <text:span text:style-name="T466">variable</text:span>s, <text:span text:style-name="T466">as those variables are supposed to be read-only.</text:span></text:p>
      <text:p text:style-name="P411">Next step is to add a build step to get the latest Adapter_Back<text:span text:style-name="T467">E</text:span>nd.dll/.lib file. <text:s/>I have to decide whether I want to always generate adapter_backend.rs or to manually keep it up-to-date. <text:s/><text:span text:style-name="T467">I don't anticipate making any further changes to the Adapter_BackEnd.dll. <text:s/></text:span><text:span text:style-name="T468">I think I will continue with a manual update of the adapter_backend.rs; that way, I can make a number of changes to the symbols </text:span><text:span text:style-name="T469">to create rust-appropriate names for the DLL's symbols.</text:span></text:p>
      <text:p text:style-name="P412">In adater_backend.rs, converted all extern types to use #[link_name=""] to specify the actual name of each type and then renamed each type to be rust-compliant. <text:s/><text:span text:style-name="T470">I still need #![allow()] statements at the top of adapter_backend.rs and adapter_functions.rs to deal with the few remaining exceptions.</text:span></text:p>
      <text:p text:style-name="P413">Cleaned up the Adapter code a bit. <text:s/><text:span text:style-name="T471">Can't connect it to Doxygen, unfortunately. <text:s/></text:span><text:span text:style-name="T472">Committed changes so far.</text:span></text:p>
      <text:h text:style-name="P773" text:outline-level="1" text:is-list-header="true">May 24, 2023</text:h>
      <text:p text:style-name="P387">Created Adapter_BackEnd project in the DesignPatternExamples solution that is written in C and produces a DLL called Adapter_BackEnd.dll. <text:s/><text:span text:style-name="T442">The project output goes to &lt;solutiondirectory&gt;\lib\&lt;platform&gt;\&lt;configuration&gt;\Adapter_BackEnd.dll/.lib. <text:s/>The header file for the DLL goes to &lt;solutiondirectory&gt;\lib\include. <text:s/></text:span><text:span text:style-name="T443">Required a post-build step in the Adapter_BackEnd project to copy the Adapter_BackEnd.h file to the lib\include directory.</text:span></text:p>
      <text:p text:style-name="P388">Modified the DesignPatternExamples_c project to use the Adapter_BackEnd.dll, removing the locally defined Adapter_BackEndFunctions.* files. <text:s/>Works like a charm – <text:span text:style-name="T443">once I added a post-build step to the DesignPatternExamples_c project to copy the Adapter_BackEnd.dll to the DesignPatternExamples_c's output directory.</text:span></text:p>
      <text:p text:style-name="P394">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0">keep</text:span> in C, though, as I already have that code completed.</text:p>
      <text:p text:style-name="P395">Note that only the C version uses the data chunk style of back end, the others use the DataReadWrite class <text:span text:style-name="T441">and would their adapters would have to be rewritten. <text:s/>On the other hand, I already have an adapter that works so I can more or less copy it to the other languages.</text:span></text:p>
      <text:p text:style-name="P396">For rust, I need to create Foreign <text:span text:style-name="T444">Function Interface (FFI) bindings to the contents of the Adapter_BackEnd.dll. <text:s/></text:span><text:a xlink:type="simple" xlink:href="https://doc.rust-lang.org/nomicon/ffi.html" text:style-name="Internet_20_link" text:visited-style-name="Visited_20_Internet_20_Link"><text:span text:style-name="T445">Here is the latest documentation for FFI</text:span></text:a><text:span text:style-name="T445">.</text:span></text:p>
      <text:p text:style-name="P392">Apparently, the bindgen tool can do that – but I need to install it. <text:s/>Like this:</text:p>
      <text:p text:style-name="P389">cargo install bindgen-cli</text:p>
      <text:p text:style-name="P397"><text:soft-page-break/><text:span text:style-name="T449">Unfortunately, t</text:span>his installed a total of 25 crates, including bindgen-cli:</text:p>
      <text:p text:style-name="P389">bindgen-cli v0.65.1</text:p>
      <text:p text:style-name="P389">heck v0.4.1</text:p>
      <text:p text:style-name="P389">winapi-util v0.1.5</text:p>
      <text:p text:style-name="P389">windows-targets v0.48.0</text:p>
      <text:p text:style-name="P389">clap_lex v0.5.0</text:p>
      <text:p text:style-name="P389">humantime v2.1.0</text:p>
      <text:p text:style-name="P389">termcolor v1.2.0</text:p>
      <text:p text:style-name="P389">is-terminal v0.4.7</text:p>
      <text:p text:style-name="P389">io-lifetimes v1.0.11</text:p>
      <text:p text:style-name="P389">clap_derive v4.3.0</text:p>
      <text:p text:style-name="P389">anstyle-wincon v1.0.1</text:p>
      <text:p text:style-name="P389">colorchoice v1.0.0</text:p>
      <text:p text:style-name="P389">yansi-term v0.1.2</text:p>
      <text:p text:style-name="P389">utf8parse v0.2.1</text:p>
      <text:p text:style-name="P389">strsim v0.10.0</text:p>
      <text:p text:style-name="P389">anstyle-parse v0.2.0</text:p>
      <text:p text:style-name="P389">anstyle-query v1.0.0</text:p>
      <text:p text:style-name="P389">anstyle v1.0.0</text:p>
      <text:p text:style-name="P389">env_logger v0.10.0</text:p>
      <text:p text:style-name="P389">anstream v0.3.2</text:p>
      <text:p text:style-name="P389">clap v4.3.0</text:p>
      <text:p text:style-name="P389">annotate-snippets v0.9.1</text:p>
      <text:p text:style-name="P389">aho-corasick v1.0.1</text:p>
      <text:p text:style-name="P389">clap_builder v4.3.0</text:p>
      <text:p text:style-name="P389">windows_x86_64_msvc v0.48.0</text:p>
      <text:p text:style-name="P389">windows-sys v0.48.0</text:p>
      <text:p text:style-name="P392">I can then use <text:span text:style-name="T450">bindgen</text:span> like this:</text:p>
      <text:p text:style-name="P389">cd c:\work\vs2022\DesignPatternExamples\rust\design_pattern_examples_rust</text:p>
      <text:p text:style-name="P389">bindgen ..\..\lib\include\Adapter_BackEnd.h</text:p>
      <text:p text:style-name="P392"><text:span text:style-name="T445">This failed. <text:s/></text:span>bindgen requires clang (LLVM) to be available. <text:s/>Well, it is in the Visual Studio environment. <text:s/>So open a 64-bit VS2022 Developers Command Prompt and enter the following:</text:p>
      <text:p text:style-name="P389">which clang.exe</text:p>
      <text:p text:style-name="P398">This shows:</text:p>
      <text:p text:style-name="P389">C:\Program Files\Microsoft Visual Studio\2022\Community\VC\Tools\Llvm\x64\bin\clang.exe</text:p>
      <text:p text:style-name="P398">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6">So back to the normal Windows Command Prompt:</text:span></text:p>
      <text:p text:style-name="P389">set LIBCLANG_PATH=C:\Program Files\Microsoft Visual Studio\2022\Community\VC\Tools\Llvm\x64\bin\</text:p>
      <text:p text:style-name="P398">Now bindgen will run correctly:</text:p>
      <text:p text:style-name="P389">bindgen ..\..\lib\include\Adapter_BackEnd.h --<text:span text:style-name="T447">output src\</text:span><text:span text:style-name="T448">adapter\</text:span><text:span text:style-name="T447">adapter_backend.rs</text:span></text:p>
      <text:p text:style-name="P399"><text:soft-page-break/>This dumps the bin<text:span text:style-name="T451">dings to the specified file. <text:s/></text:span><text:span text:style-name="T452">Unfortunately, there are some additional stuff in the file that doesn't need to be there. <text:s/></text:span><text:span text:style-name="T453">A lot of stuff:</text:span></text:p>
      <text:p text:style-name="P389">pub const _VCRT_COMPILER_PREPROCESSOR: u32 = 1;</text:p>
      <text:p text:style-name="P389">pub const _SAL_VERSION: u32 = 20;</text:p>
      <text:p text:style-name="P389">pub const __SAL_H_VERSION: u32 = 180000000;</text:p>
      <text:p text:style-name="P389">pub const _USE_DECLSPECS_FOR_SAL: u32 = 0;</text:p>
      <text:p text:style-name="P389">pub const _USE_ATTRIBUTES_FOR_SAL: u32 = 0;</text:p>
      <text:p text:style-name="P389">pub const _CRT_PACKING: u32 = 8;</text:p>
      <text:p text:style-name="P389">pub const _HAS_EXCEPTIONS: u32 = 1;</text:p>
      <text:p text:style-name="P389">pub const _STL_LANG: u32 = 0;</text:p>
      <text:p text:style-name="P389">pub const _HAS_CXX17: u32 = 0;</text:p>
      <text:p text:style-name="P389">pub const _HAS_CXX20: u32 = 0;</text:p>
      <text:p text:style-name="P389">pub const _HAS_CXX23: u32 = 0;</text:p>
      <text:p text:style-name="P389">pub const _HAS_NODISCARD: u32 = 0;</text:p>
      <text:p text:style-name="P389">pub const WCHAR_MIN: u32 = 0;</text:p>
      <text:p text:style-name="P389">pub const WCHAR_MAX: u32 = 65535;</text:p>
      <text:p text:style-name="P389">pub const WINT_MIN: u32 = 0;</text:p>
      <text:p text:style-name="P389">pub const WINT_MAX: u32 = 65535;</text:p>
      <text:p text:style-name="P389">pub type va_list = *mut ::std::os::raw::c_char;</text:p>
      <text:p text:style-name="P389">extern "C" {</text:p>
      <text:p text:style-name="P389"><text:s text:c="4"/>pub fn __va_start(arg1: *mut *mut ::std::os::raw::c_char, ...);</text:p>
      <text:p text:style-name="P389">}</text:p>
      <text:p text:style-name="P389">pub type __vcrt_bool = bool;</text:p>
      <text:p text:style-name="P389">pub type wchar_t = ::std::os::raw::c_ushort;</text:p>
      <text:p text:style-name="P389">extern "C" {</text:p>
      <text:p text:style-name="P389"><text:s text:c="4"/>pub fn __security_init_cookie();</text:p>
      <text:p text:style-name="P389">}</text:p>
      <text:p text:style-name="P389">extern "C" {</text:p>
      <text:p text:style-name="P389"><text:s text:c="4"/>pub fn __security_check_cookie(_StackCookie: usize);</text:p>
      <text:p text:style-name="P389">}</text:p>
      <text:p text:style-name="P389">extern "C" {</text:p>
      <text:p text:style-name="P389"><text:s text:c="4"/>pub fn __report_gsfailure(_StackCookie: usize) -&gt; !;</text:p>
      <text:p text:style-name="P389">}</text:p>
      <text:p text:style-name="P389">extern "C" {</text:p>
      <text:p text:style-name="P389"><text:s text:c="4"/>pub static mut __security_cookie: usize;</text:p>
      <text:p text:style-name="P389">}</text:p>
      <text:p text:style-name="P389">pub type int_least8_t = ::std::os::raw::c_schar;</text:p>
      <text:p text:style-name="P389">pub type int_least16_t = ::std::os::raw::c_short;</text:p>
      <text:p text:style-name="P389">pub type int_least32_t = ::std::os::raw::c_int;</text:p>
      <text:p text:style-name="P389">pub type int_least64_t = ::std::os::raw::c_longlong;</text:p>
      <text:p text:style-name="P389">pub type uint_least8_t = ::std::os::raw::c_uchar;</text:p>
      <text:p text:style-name="P389">pub type uint_least16_t = ::std::os::raw::c_ushort;</text:p>
      <text:p text:style-name="P389">pub type uint_least32_t = ::std::os::raw::c_uint;</text:p>
      <text:p text:style-name="P389">pub type uint_least64_t = ::std::os::raw::c_ulonglong;</text:p>
      <text:p text:style-name="P389">pub type int_fast8_t = ::std::os::raw::c_schar;</text:p>
      <text:p text:style-name="P389">pub type int_fast16_t = ::std::os::raw::c_int;</text:p>
      <text:p text:style-name="P389">pub type int_fast32_t = ::std::os::raw::c_int;</text:p>
      <text:p text:style-name="P389">pub type int_fast64_t = ::std::os::raw::c_longlong;</text:p>
      <text:p text:style-name="P389">pub type uint_fast8_t = ::std::os::raw::c_uchar;</text:p>
      <text:p text:style-name="P389">pub type uint_fast16_t = ::std::os::raw::c_uint;</text:p>
      <text:p text:style-name="P389">pub type uint_fast32_t = ::std::os::raw::c_uint;</text:p>
      <text:p text:style-name="P389">pub type uint_fast64_t = ::std::os::raw::c_ulonglong;</text:p>
      <text:p text:style-name="P389">pub type intmax_t = ::std::os::raw::c_longlong;</text:p>
      <text:p text:style-name="P389">pub type uintmax_t = ::std::os::raw::c_ulonglong;</text:p>
      <text:p text:style-name="P400">Fortunately(!?), there are a lot of options for bindgen. <text:s/><text:span text:style-name="T454">And I mean a</text:span> <text:span text:style-name="T242">lot</text:span> of options.</text:p>
      <text:p text:style-name="P401">[2 hours later, and it's well after 1:30 am] I finally got it to sort of work.</text:p>
      <text:p text:style-name="P401"><text:soft-page-break/>I commented out the above code from the adapter_backend.rs file generated by bindgen. <text:s/>I also had to add the following before every single extern "C":</text:p>
      <text:p text:style-name="P140">#[link(name="Adapter_BackEnd", kind="dylib")]</text:p>
      <text:p text:style-name="P390">I needed to place the Adapter_BackEnd.lib file in the design_pattern_examples_rust root directory <text:span text:style-name="T455">and I </text:span><text:span text:style-name="T456">manually</text:span><text:span text:style-name="T455"> placed the Adapter_BackEnd.dll in the targets\debug directory. <text:s/></text:span><text:span text:style-name="T457">I need to figure out how to create a build script for this.</text:span></text:p>
      <text:p text:style-name="P402">I also needed to add the following to adapter.rs, near the top:</text:p>
      <text:p text:style-name="P389">pub mod adapter_backend;</text:p>
      <text:p text:style-name="P402">Because the adapter_backend.rs is a module (an adapter to the C-style DLL).</text:p>
      <text:p text:style-name="P402"/>
      <text:p text:style-name="P393">The conversion of the BLOCK_NAME_0 extern was very complicated and I'm not sure I got it right.</text:p>
      <text:p text:style-name="P393">Because, when running:</text:p>
      <text:p text:style-name="P389">cargo run Adapter</text:p>
      <text:p text:style-name="P393">I get the following error:</text:p>
      <text:p text:style-name="P389">The given name is not a recognized memory block name</text:p>
      <text:p text:style-name="P393">Indicating the <text:span text:style-name="T458">DDR_OpenMemoryBlock() is returning invalid block name.</text:span></text:p>
      <text:p text:style-name="P403">This is how I convert the BLOCK_NAME_0 value to a String (in a match arm):</text:p>
      <text:p text:style-name="P389">{</text:p>
      <text:p text:style-name="P389"><text:s text:c="4"/>let var_name = unsafe { CStr::from_ptr(BLOCK_NAME_0) };</text:p>
      <text:p text:style-name="P389"><text:s text:c="4"/>var_name.to_str().unwrap().to_owned()</text:p>
      <text:p text:style-name="P389">}</text:p>
      <text:p text:style-name="P404">And this is how I convert that String to something to pass to DDR_OpenMemoryBlock():</text:p>
      <text:p text:style-name="P389"><text:s text:c="4"/>let name_ptr = block_name.as_ptr() as *const ::std::os::raw::c_char;</text:p>
      <text:p text:style-name="P389"><text:s text:c="3"/></text:p>
      <text:p text:style-name="P389"><text:s text:c="4"/>let error_code = unsafe {</text:p>
      <text:p text:style-name="P389"><text:s text:c="8"/>DDR_OpenMemoryBlock(name_ptr, &amp;mut data_handle)</text:p>
      <text:p text:style-name="P389"><text:s text:c="4"/>};</text:p>
      <text:p text:style-name="P405">If I run the code under the debugger – after right-clicking on Cargo.toml and selecting Add Debug Configuration, then adding an entry at the end:</text:p>
      <text:p text:style-name="P389">args: ["Adapter"]</text:p>
      <text:p text:style-name="P405">I was able to successfully run the code in the debugger and I got the expected output with no error. <text:s/>But if I run the code from the command line with cargo run, I get the error.</text:p>
      <text:p text:style-name="P406">Not so fast, buckaroo! <text:s/>If I start the debug session with a breakpoint after the call from adapter_open_memory() (in adapter_exercise()), I see the error returned. <text:s/>However, if I place the breakpoint <text:span text:style-name="T459">on </text:span>the call to adapter_open_memory() and step through the code, the error does not occur. <text:s/>That means a memory corruption error.</text:p>
      <text:h text:style-name="P774" text:outline-level="1" text:is-list-header="true"><text:soft-page-break/>May 23, 2023</text:h>
      <text:p text:style-name="P378"><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7">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7">The main trick is calling the C-style function from an "unsafe" block.</text:p>
      <text:p text:style-name="P379">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9">The "no_mangle" attribute tells the rust compiler to not mangle to name. <text:s/>The "extern "C"" part indicates the function needs a C-style ABI.</text:p>
      <text:p text:style-name="P380">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1">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soft-page-break/>}</text:p>
      <text:p text:style-name="P380"><text:span text:style-name="T430">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1">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text:soft-page-break/></text:p>
      <text:p text:style-name="Code">int32_t test_struct_trait_function(void* ptr) {</text:p>
      <text:p text:style-name="Code"><text:s text:c="2"/>return test_struct_trait_function_wrapper(ptr);</text:p>
      <text:p text:style-name="Code">}</text:p>
      <text:p text:style-name="P382">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1">This is overkill for what I'm doing, especially since they are trying their best to connect Rust to C++. <text:s/>They are using cbingen, a cargo that "automatically generates C/C++ header files based on the repr(C) structure and the extern "C" functions". <text:s/></text:span><text:span text:style-name="T432">To illustrate how much work these guys did, they wrote their own manual vtables for interfaces to get around the fact that rust Traits cannot be passed to C++.</text:span></text:p>
      <text:p text:style-name="P383">Here is the reference for <text:a xlink:type="simple" xlink:href="https://doc.rust-lang.org/reference/items/external-blocks.html" text:style-name="Internet_20_link" text:visited-style-name="Visited_20_Internet_20_Link">extern in rust</text:a>.</text:p>
      <text:p text:style-name="P384">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5"><text:span text:style-name="T433">I'm guessing</text:span> the linker is expecting to find the C-style rust code in its own static or dynamic library, instead of among the collection of objects already created from the modules. <text:s/><text:span text:style-name="T434">What I don't know is whether I have to create a rust workspace so as to have a separate library cargo specifically for the Adapter back-end functions and that cargo has to be in parallel with the design_pattern_examples cargo. <text:s/></text:span><text:span text:style-name="T435">Or can I just create a nested cargo? <text:s/></text:span><text:span text:style-name="T436">But then, when running the parent cargo, how does rust know to build the nested cargo? <text:s/></text:span><text:span text:style-name="T437">And if I created a nested cargo, the git repository for that cargo wouldn't be attached to the parent repository.</text:span></text:p>
      <text:p text:style-name="P386">So I must use a workspace approach, if I want to have a library. <text:span text:style-name="T438">VERIFIED </text:span><text:span text:style-name="T439">(c:\work\rust\practice_workspace).</text:span></text:p>
      <text:h text:style-name="P775" text:outline-level="1" text:is-list-header="true">May 22, 2023</text:h>
      <text:p text:style-name="P376">Started working on the Adapter pattern example in rust. <text:s/><text:span text:style-name="T428">Interesting question of how to deal with the back-end functions. <text:s/>Can I write them with a C-style declaration? <text:s/>I seem to remember reading something about that somewhere </text:span><text:span text:style-name="T429">(</text:span><text:a xlink:type="simple" xlink:href="https://doc.rust-lang.org/book/ch19-01-unsafe-rust.html#using-extern-functions-to-call-external-code" text:style-name="Internet_20_link" text:visited-style-name="Visited_20_Internet_20_Link"><text:span text:style-name="T429">here</text:span></text:a><text:span text:style-name="T429">).</text:span></text:p>
      <text:h text:style-name="P776" text:outline-level="1" text:is-list-header="true">May 19, 2023</text:h>
      <text:p text:style-name="P362">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2"><text:soft-page-break/>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3">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5">for exercise in exercise_list.iter().filter(</text:span></text:p>
      <text:p text:style-name="P359"><text:s text:c="12"/>|e| options.exercise_names.is_empty() ||</text:p>
      <text:p text:style-name="P359"><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4">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5">I experimented with replacing the test with a function (called _is_exercise_selected()). <text:s/>It looked shorter in the for loop but at the expense of defining a three line function, <text:span text:style-name="T416">so I threw out the experiment. <text:s/>I'm going with the first option above.</text:span></text:p>
      <text:h text:style-name="Heading_20_2" text:outline-level="2" text:is-list-header="true"><text:soft-page-break/>Modules</text:h>
      <text:p text:style-name="P366">Although I would like to have all patterns <text:span text:style-name="T418">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7">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1">src\</text:p>
      <text:p text:style-name="P361"><text:s text:c="2"/>adapter\</text:p>
      <text:p text:style-name="P361"><text:s text:c="4"/>backend.rs</text:p>
      <text:p text:style-name="P361"><text:s text:c="4"/>frontend.rs</text:p>
      <text:p text:style-name="P361"><text:s text:c="4"/><text:span text:style-name="T418">mod</text:span>.rs</text:p>
      <text:p text:style-name="P360"><text:s text:c="2"/>main.rs</text:p>
      <text:p text:style-name="P367">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8">Rust's built-in document builder uses /// as a lead-in and then pure <text:span text:style-name="T419">M</text:span>arkdown after that. <text:s/><text:span text:style-name="T419">Any code block surrounded by ``` is treated a document example and can be executed with cargo test, </text:span><text:span text:style-name="T420">so the examples need to be executable.</text:span></text:p>
      <text:p text:style-name="P369">The rust documentation does not support the doxygen format for C#, <text:span text:style-name="T421">the &lt;param&gt; tag and &lt;returns&gt; tag are not parsable. <text:s/>The &lt;summary&gt; and &lt;remarks&gt; tags are simply stripped out.</text:span></text:p>
      <text:p text:style-name="P370">I tried using doxygen on rust and doxygen can't parse the language, let alone the comments on each piece of the code. <text:s/>The only way I'm going to get this to work is if I manually build the doxygen comments for all the rust code but in a separate file <text:span text:style-name="T422">that is ignored by the rust compiler.</text:span></text:p>
      <text:p text:style-name="P371">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3">and this functionality was added.</text:span> <text:s/><text:span text:style-name="T423">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2">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text:soft-page-break/>main.rs to appear for that matter. <text:s/><text:span text:style-name="T424">It would appear that a lot of how Doxygen works is based on the structure of the code and if Doxygen cannot parse the code, the structure cannot be reproduced outside the code.</text:span></text:p>
      <text:p text:style-name="P373">At this point, I am going to abandon any attempt to use Doxygen for documenting the rust code and rely on rust-oriented code documentation. <text:s/><text:span text:style-name="T425">Maybe this will be resolved in the future.</text:span></text:p>
      <text:p text:style-name="P374">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6">Personally, I think it a bit haphazard but I'm used to verbose documentation.</text:span></text:p>
      <text:p text:style-name="P375">rust documentation relies <text:span text:style-name="T427">heavily</text:span> on examples of how to use something.</text:p>
      <text:p text:style-name="P368"/>
      <text:h text:style-name="P777" text:outline-level="1" text:is-list-header="true">May 18, 2023</text:h>
      <text:p text:style-name="P353">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2"><text:span text:style-name="T407">Next, i</text:span>n VS2022, <text:span text:style-name="T407">I </text:span>installed <text:span text:style-name="T407">the "</text:span>Folder <text:span text:style-name="T405">to </text:span>Solution <text:span text:style-name="T406">Folder</text:span><text:span text:style-name="T407">"</text:span> extension. <text:s/>This allows me to add a folder of stuff to an existing solution, which is the only way to add a rust project to an existing Visual Studio solution.</text:p>
      <text:p text:style-name="P35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4">Unfortunately, the SourceGear Rust extension is expecting a Rust view in Solution Explorer and that does not show up when adding just the folder to the solution. <text:s/>I can run tests from the context menu that appears on the src/main.rs file <text:span text:style-name="T408">but I have to switch to the Folder view in Solution Explorer first.</text:span></text:p>
      <text:p text:style-name="P355">All in all, not a very robust approach to including a rust crate into an existing Visual Studio solution.</text:p>
      <text:p text:style-name="P356">To add a rust project, use a Make file project.</text:p>
      <text:list xml:id="list2672975471" text:style-name="L6">
        <text:list-item>
          <text:p text:style-name="P837">In VS2022, add to the solution a Makefile C++ project.</text:p>
        </text:list-item>
        <text:list-item>
          <text:p text:style-name="P837">Use the name: design_pattern_examples_rust</text:p>
        </text:list-item>
        <text:list-item>
          <text:p text:style-name="P837">Location: c:\work\vs2022\DesignPatternExamples\rust</text:p>
        </text:list-item>
        <text:list-item>
          <text:p text:style-name="P837">Click Finish.</text:p>
        </text:list-item>
        <text:list-item>
          <text:p text:style-name="P837"><text:soft-page-break/>From the Command prompt, enter the following</text:p>
        </text:list-item>
      </text:list>
      <text:p text:style-name="P39">cd c:\work\vs2022\DesignPatternExamples\rust</text:p>
      <text:p text:style-name="P39">cargo <text:span text:style-name="T411">init</text:span> design_pattern_examples_rust</text:p>
      <text:list xml:id="list195524209637837" text:continue-numbering="true" text:style-name="L6">
        <text:list-item>
          <text:p text:style-name="P837">Back in VS2022<text:span text:style-name="T409">'s Solution Explorer,</text:span> <text:span text:style-name="T409">in </text:span>the design_pattern_examples_rust project,</text:p>
          <text:list>
            <text:list-item>
              <text:p text:style-name="P838"><text:span text:style-name="T410">Delete</text:span> the Header Files filter <text:span text:style-name="T410">(right-click on Header Files and select Delete)</text:span></text:p>
            </text:list-item>
            <text:list-item>
              <text:p text:style-name="P838"><text:span text:style-name="T410">Delete</text:span> the Resource Files filter</text:p>
            </text:list-item>
            <text:list-item>
              <text:p text:style-name="P838">Select the Source Files filter and press F4 to show filter properties</text:p>
              <text:list>
                <text:list-item>
                  <text:p text:style-name="P838">Rename the filter to src</text:p>
                </text:list-item>
                <text:list-item>
                  <text:p text:style-name="P838">Replace the filter list with rs</text:p>
                </text:list-item>
                <text:list-item>
                  <text:p text:style-name="P839">Close the properties window to accept the changes</text:p>
                </text:list-item>
              </text:list>
            </text:list-item>
          </text:list>
        </text:list-item>
        <text:list-item>
          <text:p text:style-name="P840">Right-click on the design_pattern_examples_rust project and select <text:span text:style-name="T412">Add &gt; existing item.</text:span></text:p>
        </text:list-item>
        <text:list-item>
          <text:p text:style-name="P840"><text:span text:style-name="T412">Select </text:span><text:span text:style-name="T411">src\main.rs and click Add.</text:span></text:p>
        </text:list-item>
        <text:list-item>
          <text:p text:style-name="P841">Right-click on the design_pattern_examples_rust project and select <text:span text:style-name="T412">Add &gt; Existing item.</text:span></text:p>
        </text:list-item>
        <text:list-item>
          <text:p text:style-name="P841"><text:span text:style-name="T412">Select </text:span>Cargo.toml and click Add.</text:p>
        </text:list-item>
        <text:list-item>
          <text:p text:style-name="P842">Right-click on the design_pattern_examples_rust project and select Properties.</text:p>
        </text:list-item>
        <text:list-item>
          <text:p text:style-name="P843">Select All Platforms in the Platform drop-down.</text:p>
        </text:list-item>
        <text:list-item>
          <text:p text:style-name="P843">Select Debug in the Configuration drop-down.</text:p>
        </text:list-item>
        <text:list-item>
          <text:p text:style-name="P843">Set Output directory to: $(ProjectDir)target\<text:span text:style-name="T413">debug</text:span>\</text:p>
        </text:list-item>
        <text:list-item>
          <text:p text:style-name="P845"><text:span text:style-name="T414">S</text:span>et Intermediate directory to: $(ProjectDir)target\debug\intermediate<text:span text:style-name="T414">\</text:span></text:p>
        </text:list-item>
        <text:list-item>
          <text:p text:style-name="P847">Click Apply.</text:p>
        </text:list-item>
        <text:list-item>
          <text:p text:style-name="P847">Change Configuration to Release.</text:p>
        </text:list-item>
        <text:list-item>
          <text:p text:style-name="P844">Set Output directory to: $(ProjectDir)target\<text:span text:style-name="T414">release</text:span>\</text:p>
        </text:list-item>
        <text:list-item>
          <text:p text:style-name="P846"><text:span text:style-name="T414">S</text:span>et Intermediate directory to: $(ProjectDir)target\<text:span text:style-name="T414">release</text:span>\intermediate<text:span text:style-name="T414">\</text:span></text:p>
        </text:list-item>
        <text:list-item>
          <text:p text:style-name="P847">Click Apply.</text:p>
        </text:list-item>
        <text:list-item>
          <text:p text:style-name="P848">Change Configuration to All Configurations.</text:p>
        </text:list-item>
        <text:list-item>
          <text:p text:style-name="P848">Click on NMake category.</text:p>
        </text:list-item>
        <text:list-item>
          <text:p text:style-name="P848">Change the Build command line to: cargo build</text:p>
        </text:list-item>
        <text:list-item>
          <text:p text:style-name="P848">Change the Build All command line to: cargo build</text:p>
        </text:list-item>
        <text:list-item>
          <text:p text:style-name="P848"><text:span text:style-name="T415">Edit</text:span> the Clean Command line to the following:</text:p>
        </text:list-item>
      </text:list>
      <text:p text:style-name="P39">pushd $(OutDir)</text:p>
      <text:p text:style-name="P39">echo Erasing deps directory...</text:p>
      <text:p text:style-name="P39"><text:soft-page-break/>pushd deps</text:p>
      <text:p text:style-name="P39">erase /q *.*</text:p>
      <text:p text:style-name="P39">popd</text:p>
      <text:p text:style-name="P39">echo Erasing examples directory...</text:p>
      <text:p text:style-name="P39">pushd examples</text:p>
      <text:p text:style-name="P39">erase /q *.*</text:p>
      <text:p text:style-name="P39">popd</text:p>
      <text:p text:style-name="P39">echo Deleting the incremental directory...</text:p>
      <text:p text:style-name="P39">rd /s /q incremental</text:p>
      <text:p text:style-name="P39">popd</text:p>
      <text:p text:style-name="P39">echo Erasing program files...</text:p>
      <text:p text:style-name="P39">erase $(TargetName).*</text:p>
      <text:p text:style-name="P350">popd</text:p>
      <text:list xml:id="list195525222408519" text:continue-numbering="true" text:style-name="L6">
        <text:list-item>
          <text:p text:style-name="P849">Click OK to close the Clean Command line edit dialog box.</text:p>
        </text:list-item>
        <text:list-item>
          <text:p text:style-name="P849">Select everything in the Preprocessor Definitions and press Delete.</text:p>
        </text:list-item>
        <text:list-item>
          <text:p text:style-name="P849">Click Apply.</text:p>
        </text:list-item>
        <text:list-item>
          <text:p text:style-name="P849">Change the Configuration to Release.</text:p>
        </text:list-item>
        <text:list-item>
          <text:p text:style-name="P849">Edit the Build command line to append " --release" to the command.</text:p>
        </text:list-item>
        <text:list-item>
          <text:p text:style-name="P849">Edit the Build All command line to append " --release" to the command.</text:p>
        </text:list-item>
        <text:list-item>
          <text:p text:style-name="P850">Select the Debugging category.</text:p>
        </text:list-item>
        <text:list-item>
          <text:p text:style-name="P850">Change Configuration to All Configurations.</text:p>
        </text:list-item>
        <text:list-item>
          <text:p text:style-name="P850">Change the Command to: $(OutputPath)$(TargetName)</text:p>
        </text:list-item>
        <text:list-item>
          <text:p text:style-name="P851">Click OK to close the Project Properties dialog box.</text:p>
        </text:list-item>
        <text:list-item>
          <text:p text:style-name="P852">In a Command Prompt window, delete the x64 output directory in the rust project (not needed but automatically created when the project was created) with the following:</text:p>
        </text:list-item>
      </text:list>
      <text:p text:style-name="P39">cd c:\work\vs2022\DesignPatternExamples\rust\design_pattern_examples_rust</text:p>
      <text:p text:style-name="P39">rd /s /q x64</text:p>
      <text:p text:style-name="P357">It is possible to debug rust code because of the SourceGear Rust extension. <text:s/>Do this:</text:p>
      <text:list text:style-name="L7">
        <text:list-item>
          <text:p text:style-name="P853">Open src\main.rs</text:p>
        </text:list-item>
        <text:list-item>
          <text:p text:style-name="P853">Put a breakpoint on a line</text:p>
        </text:list-item>
        <text:list-item>
          <text:p text:style-name="P853">Right-click the design_pattern_examples_rust project and select Debug &gt; Start New Instance</text:p>
        </text:list-item>
        <text:list-item>
          <text:p text:style-name="P853">The rust project will be loaded and the breakpoint will be hit.</text:p>
        </text:list-item>
      </text:list>
      <text:p text:style-name="P357"/>
      <text:p text:style-name="P358">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8"><text:soft-page-break/>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8">As such, it is not very productive using VS2022 to write rust code when that rust code is embedded with other language projects.</text:p>
      <text:p text:style-name="P351"/>
      <text:h text:style-name="P778" text:outline-level="1" text:is-list-header="true">May 15, 2023</text:h>
      <text:p text:style-name="P346">In VS2022, installed the SourceGear Rust extension, <text:span text:style-name="T398">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6">The SourceGear Rust extension takes advantage of VS2022's folders view instead of the projects/solutions approach. <text:s/>This means it's <text:span text:style-name="T403">a little</text:span> like Python, in that I load a folder into Source Explorer. <text:s/><text:span text:style-name="T403">However, there is an actual Python project file, .pyproj, which rust does not have.</text:span></text:p>
      <text:p text:style-name="P346">To debug Rust projects in this way, I need a launch.<text:span text:style-name="T397">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7">SourceGear document</text:span></text:a><text:span text:style-name="T397">,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7">this page</text:span></text:a><text:span text:style-name="T397">. <text:s/>The values in the launch.vs.json file are reflected in the launch/Debug toolbar. <text:s/></text:span><text:span text:style-name="T402">A few more options for launch.vs.json are described in the </text:span><text:a xlink:type="simple" xlink:href="https://learn.microsoft.com/en-us/cpp/build/configure-cmake-debugging-sessions?view=msvc-170" text:style-name="Internet_20_link" text:visited-style-name="Visited_20_Internet_20_Link"><text:span text:style-name="T402">CMake debugging section</text:span></text:a><text:span text:style-name="T402">.</text:span></text:p>
      <text:p text:style-name="P347">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8">The Rust language settings are in Tools &gt; Options &gt; Text Editor &gt; Rust. <text:s/>Under General, enable line numbers.</text:p>
      <text:p text:style-name="P349">SourceGear Rust extension v1.1 does not support brace completion <text:span text:style-name="T399">(the option is grayed out). <text:s/>However, other options, such as auto-list completion are grayed out but the functionality works in the editor. <text:s/>The brace completion does NOT work. <text:s/></text:span><text:span text:style-name="T400">VSCode, on the other hand, does have brace completion, as well as auto-completion; it's just not quite as intelligent as VS2022. <text:s/></text:span><text:span text:style-name="T401">Also, the color syntax highlighting in VS2022 is more thorough than in VSCode.</text:span></text:p>
      <text:h text:style-name="P779" text:outline-level="1" text:is-list-header="true">April 27, 2023</text:h>
      <text:p text:style-name="P344">Completed work on the Visitor pattern examp<text:span text:style-name="T404">l</text:span>e for C. <text:s/><text:span text:style-name="T395">Updated visitor write-up.</text:span></text:p>
      <text:p text:style-name="P344"><text:soft-page-break/>New helper: ConstStringList for handling strings that should not be duplicated or deleted. <text:s/><text:span text:style-name="T392">There seems to be a possible bug in StringList because when I added a hardcoded string to a StringList and later cleared the StringList, the hardcoded string was deleted. <text:s/></text:span><text:span text:style-name="T393">The reason I duplicated the strings in StringList was to not run into this particular problem. <text:s/></text:span><text:span text:style-name="T394">I probably should have root-caused the error before adding ConstStringList and replacing all uses of StringList in the Visitor pattern with ConstStringList.</text:span></text:p>
      <text:p text:style-name="P345">New helper: Map<text:span text:style-name="T396">Of</text:span>String<text:span text:style-name="T396">s</text:span> for creating a mapping of a string to a ConstStringList (was StringList). <text:s/>basically, a map or dictionary.</text:p>
      <text:p text:style-name="P345">New helper: Map<text:span text:style-name="T396">Of</text:span>Int for creating a mapping of a string to an integer value.</text:p>
      <text:h text:style-name="P780" text:outline-level="1" text:is-list-header="true">April 25, 2023</text:h>
      <text:p text:style-name="P341">While working on the State pattern example for C, found a bug in the C++, <text:span text:style-name="T390">C#, and Python</text:span> version<text:span text:style-name="T390">s</text:span>. <text:s/><text:span text:style-name="T390">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1">to prove it was fixed.</text:span></text:p>
      <text:p text:style-name="P342">Completed work on the State pattern example for C. <text:s/>Updated the state write-up.</text:p>
      <text:p text:style-name="P343">Completed work on the Strategy pattern example for C. <text:s/>Updated the strategy write-up.</text:p>
      <text:h text:style-name="P781" text:outline-level="1" text:is-list-header="true">April 24, 2023</text:h>
      <text:p text:style-name="P338">Completed work on the Proxy pattern example for C. <text:s/>Updated the proxy write-up.</text:p>
      <text:p text:style-name="P338">Updated helper: DynamicString_Append() and DynamicString_Set() now return true if successful, otherwise, returns false due to out of memory condition (or a NULL argument).</text:p>
      <text:p text:style-name="P339">Updated helper: U<text:span text:style-name="T389">I</text:span>ntArray_AddInt() <text:span text:style-name="T389">and UIntArray_Copy()</text:span> now return true if successful; otherwise, returns false due to out of memory condition (or a NULL argument).</text:p>
      <text:p text:style-name="P340">Modified all code in the C project that uses DynamicString_Append(), DynamicString_Set(), UIntArray_AddInt(), and UIntArray_Copy() so they handle the out of memory condition and report out on the problem.</text:p>
      <text:h text:style-name="P782" text:outline-level="1" text:is-list-header="true">April 23, 2023</text:h>
      <text:p text:style-name="P336">Completed work on the Null Object pattern example in C. <text:s/>Updated the null object write-up.</text:p>
      <text:p text:style-name="P337">Completed work on the Observer pattern example for C. <text:s/>Updated the observer write-up.</text:p>
      <text:p text:style-name="P337">Added new helper: uint32_to_binary(), to convert a 32-bit unsigned integer to a binary string. <text:s/>This is needed because C's printf() does not provide a converter for binary strings, <text:span text:style-name="T388">unlike C++, C#, or Python.</text:span></text:p>
      <text:h text:style-name="P783" text:outline-level="1" text:is-list-header="true"><text:soft-page-break/>April 22, 2023</text:h>
      <text:p text:style-name="P334">Modif<text:span text:style-name="T387">ied </text:span>Mediator_Exercise() to handle error codes from the Mediator functions. <text:s/><text:span text:style-name="T387">Completely changed the structure of the exercise to more effectively handle error reporting.</text:span></text:p>
      <text:p text:style-name="P335">Completed work on the Memento pattern example in C. <text:s/>Updated the memento write-up.</text:p>
      <text:h text:style-name="P784" text:outline-level="1" text:is-list-header="true">April 21, 2023</text:h>
      <text:p text:style-name="P331">Completed work on the Iterator pattern example in C. <text:s/>Updated the iterator write-up. <text:s/>Naturally I used functions for getting and using the iterator.</text:p>
      <text:p text:style-name="P332">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6">2 files for each (.c/.h).</text:span></text:p>
      <text:p text:style-name="P333">Updated helper: stringlist to add StringList_Remove() so as to support removing a string from the list, which required remembering the allocated space for the array.</text:p>
      <text:p text:style-name="P333">Updated helper: Fixed bug in UintArray_AddInt(), where the allocated space value was incorrect after reallocating the array space.</text:p>
      <text:h text:style-name="P785" text:outline-level="1" text:is-list-header="true">April 20, 2023</text:h>
      <text:p text:style-name="P329">Completed work on the Interpreter pattern example in C. <text:s/>Updated the interpreter write-up. <text:s/>I used a function to perform the interpretation.</text:p>
      <text:p text:style-name="P329">Added new helper: titlecase().</text:p>
      <text:h text:style-name="P786" text:outline-level="1" text:is-list-header="true">April 19, 2023</text:h>
      <text:p text:style-name="P327">Completed work on the HandlerChain pattern example in C. <text:s/>Updated the handler chain write-up. <text:s/><text:span text:style-name="T375">I ended up roughly duplicating how Windows handles windows and handlers.</text:span></text:p>
      <text:p text:style-name="P327">Added new helper: mutex</text:p>
      <text:p text:style-name="P327">Updated helper: UIntArray_Find(), UIntArray_Copy(), and UintArray_RemoveInt().</text:p>
      <text:p text:style-name="P327">Updated helper: enablevtmode() to provide the error code from GetLastError() in the error message.</text:p>
      <text:p text:style-name="P328">Updated helper: DynamicString_Append() had a bug in which it wasn't correctly handling appending to an empty string.</text:p>
      <text:h text:style-name="P787" text:outline-level="1" text:is-list-header="true">April 18, 2023</text:h>
      <text:p text:style-name="P325">Completed work on the Facade pattern example in C. <text:s/>Updated the facade write-up.</text:p>
      <text:p text:style-name="P325">Created new helper: UintArray, for a dynamically-sized array of 32-bit unsigned integers (uint32_t).</text:p>
      <text:p text:style-name="P326"><text:soft-page-break/>Completed work on the Flyweight pattern example in C. <text:s/>Updated the flyweight write-up.</text:p>
      <text:p text:style-name="P326">Added new helpers: checkforkey() and readkey().</text:p>
      <text:p text:style-name="P326">Added new helpers: getcursorposition() and setcursorposition(). <text:s/><text:span text:style-name="T384">Note: The code that reads the cursor from stdin uses a loop that calls getc() repeatedly, looking for 'R' and EOF. <text:s/></text:span><text:span text:style-name="T385">I didn't realize that this was the approach I had used in Python. <text:s/>Maybe I should look at the Python implementation a little more frequently.</text:span></text:p>
      <text:p text:style-name="P326">Added new helper: sleep().</text:p>
      <text:h text:style-name="P788" text:outline-level="1" text:is-list-header="true">April 15, 2023</text:h>
      <text:p text:style-name="P321"><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2">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2">The C++ version takes advantage of the fact that the std::string of the base text is copied from the Render() method and the temporary is deleted when no longer needed.</text:span></text:p>
      <text:p text:style-name="P323">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4">Created new helper: enableVTMode(), to set the console output mode on Windows. <text:s/>This uses an atexit() function to restore the mode on program exit.</text:p>
      <text:h text:style-name="P789" text:outline-level="1" text:is-list-header="true">April 14, 2023</text:h>
      <text:p text:style-name="P317">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8">This bug does not appear in the C# version (the found flag does not exist) or in the Python version (the found flag is fully utilized).</text:p>
      <text:p text:style-name="P319">Completed the work on the Composite example for C. <text:s/>Updated the composite write-up.</text:p>
      <text:p text:style-name="P319">Create new helpers:</text:p>
      <text:list text:style-name="L8">
        <text:list-item>
          <text:p text:style-name="P854">DynamicString structure and functions.</text:p>
        </text:list-item>
        <text:list-item>
          <text:p text:style-name="P854">datetime_to_string() and datetime_now() functions.</text:p>
        </text:list-item>
        <text:list-item>
          <text:p text:style-name="P854"><text:soft-page-break/>replace_chr(), replace_chri(), replace_str(), and replace_stri() functions</text:p>
        </text:list-item>
        <text:list-item>
          <text:p text:style-name="P855">SplitList structure along with split() and SplitList_Clear() functions</text:p>
        </text:list-item>
      </text:list>
      <text:p text:style-name="P320">I found out that anything that returns a void* can be automatically cast to a typed pointer on assignment. <text:s/>This means that the return values from malloc(), calloc(), and realloc() do not need to be cast.</text:p>
      <text:h text:style-name="P790" text:outline-level="1" text:is-list-header="true">April 13, 2023</text:h>
      <text:p text:style-name="P314">Completed the work on the Bridge example for C. <text:s/>Updated the bridge write-up.</text:p>
      <text:p text:style-name="P315">Created new helper: makelocaltime() for C.</text:p>
      <text:p text:style-name="P316">Converted the Command pattern example to C. <text:s/>Updated the command write-up.</text:p>
      <text:p text:style-name="P316">Created new helper: strstri() for C.</text:p>
      <text:p text:style-name="P316">Create new helpers: replace_chr(), replace_chri(), replace_str(), and replace_stri() for C.</text:p>
      <text:p text:style-name="P316">Create new helpers: struct StackEntry, Stack_Push(), Stack_Pop(), and Stack_IsEmpty().</text:p>
      <text:h text:style-name="P791" text:outline-level="1" text:is-list-header="true">April 12, 2023</text:h>
      <text:p text:style-name="P3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offset to a chunk offset and deal with non-aligned byte access in a chunk. <text:s/>This can then be used in all versions </text:span><text:span text:style-name="T370">of the Adapter design pattern.</text:span></text:p>
      <text:p text:style-name="P313">Completed the work on the Adapter example for C. <text:s/>Updated the adapter write-up.</text:p>
      <text:h text:style-name="P792" text:outline-level="1" text:is-list-header="true">April 11, 2023</text:h>
      <text:p text:style-name="P309">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10">And I noticed that I don't have the concept of an offset being passed to the data reader/writer, which would be required for the C functionality, as envisioned.</text:p>
      <text:p text:style-name="P311">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793" text:outline-level="1" text:is-list-header="true"><text:soft-page-break/>April 10, 2023</text:h>
      <text:p text:style-name="P301">Decided to see if I could translate the patterns into C. <text:s/>I'm using C17.</text:p>
      <text:p text:style-name="P301">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7">(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2">I am going to follow the C++ project as the basic architecture for the program, <text:span text:style-name="T360">right down to the source file names.</text:span></text:p>
      <text:p text:style-name="P303">Created c_add_exercise_files.py script and generated the skeleton files of all C-based exercises.</text:p>
      <text:p text:style-name="P304">Committed everything to version control.</text:p>
      <text:p text:style-name="P30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6">For example, the current Adapter exercise is to wrap a set of functions in a class so as to convert error codes to exceptions. <text:s/>In C, those functions would be more or less called directly.</text:p>
      <text:p text:style-name="P308">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794" text:outline-level="1" text:is-list-header="true">March 22, 2023</text:h>
      <text:p text:style-name="P298">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9">Noted a performance difference between C++ and C#, with C++ being <text:span text:style-name="T359">seemingly</text:span> faster in rendering the images.</text:p>
      <text:p text:style-name="P300">Added example of the "big image" to the write-up.</text:p>
      <text:h text:style-name="P795" text:outline-level="1" text:is-list-header="true">March 21, 2023</text:h>
      <text:p text:style-name="P289">Some thoughts on patterns.</text:p>
      <text:p text:style-name="P289">Iterators</text:p>
      <text:p text:style-name="P28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9">C++</text:p>
      <text:p text:style-name="Code">for (int number = 0; number &lt; 10; number++) { std::cout &lt;&lt; number &lt;&lt; std::endl; }</text:p>
      <text:p text:style-name="P289">C#</text:p>
      <text:p text:style-name="Code">for (int number = 0; number &lt; 10; number++) { Console.WriteLine(number); }</text:p>
      <text:p text:style-name="P289">Python</text:p>
      <text:p text:style-name="P280">for number in range(0, 10):</text:p>
      <text:p text:style-name="P280"><text:s text:c="4"/>print(number)</text:p>
      <text:p text:style-name="P289">A little more advanced is the for-each loop, which can iterate over the contents of a container that supports iteration. <text:s/>For example:</text:p>
      <text:p text:style-name="P289">C++</text:p>
      <text:p text:style-name="Code">std::vector&lt;int&gt; numbers<text:span text:style-name="T338">{0, 1, 2, 3, 4, 5, 6, 7, 8, 9}</text:span>;</text:p>
      <text:p text:style-name="Code">for (number : numbers) { std:: cout &lt;&lt; number &lt;&lt; std::endl; }</text:p>
      <text:p text:style-name="P289">C#</text:p>
      <text:p text:style-name="Code">List&lt;int&gt; numbers = new List&lt;int&gt;() <text:span text:style-name="T338">= {0, 1, 2, 3, 4, 5, 6, 7, 8, 9 }</text:span>;</text:p>
      <text:p text:style-name="Code">foreach (int number in numbers) { Console.WriteLine(number); }</text:p>
      <text:p text:style-name="P289">Python</text:p>
      <text:p text:style-name="Code">numbers = [<text:span text:style-name="T338">0, 1, 2, 3, 4, 5, 6, 7, 8, 9</text:span>]</text:p>
      <text:p text:style-name="P280">for number in numbers:</text:p>
      <text:p text:style-name="P280"><text:s text:c="4"/>print(number)</text:p>
      <text:p text:style-name="P290">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1">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1">DisposeItemIterator(iteritem)</text:p>
      <text:p text:style-name="P291">C#</text:p>
      <text:p text:style-name="Code">object iteritem = <text:span text:style-name="T341">CreateItemIterator</text:span>();</text:p>
      <text:p text:style-name="Code">while <text:span text:style-name="T341">(IsAnotherItem(iteritem)</text:span>)</text:p>
      <text:p text:style-name="Code">{</text:p>
      <text:p text:style-name="Code"><text:soft-page-break/><text:s text:c="5"/>int number = Get<text:span text:style-name="T341">NextItem</text:span>(iteritem);</text:p>
      <text:p text:style-name="Code"><text:s text:c="5"/>Console.WriteLine(number);</text:p>
      <text:p text:style-name="Code">}</text:p>
      <text:p text:style-name="P282">DisposeItemIterator(iteritem);</text:p>
      <text:p text:style-name="P292">Python</text:p>
      <text:p text:style-name="Code">iteritem = CreateItemIterator();</text:p>
      <text:p text:style-name="Code">while IsAnotherItem(iteritem):</text:p>
      <text:p text:style-name="Code"><text:s text:c="4"/>number = GetNextItem(iteritem)</text:p>
      <text:p text:style-name="Code"><text:s text:c="4"/>print(number)</text:p>
      <text:p text:style-name="P282">DisposeIterItem(iteritem)</text:p>
      <text:p text:style-name="P292">To avoid the bare naked "object" <text:span text:style-name="T344">and to better control the lifetime of the iterator object </text:span><text:span text:style-name="T346">in the face of exceptions</text:span>, move to an object-oriented approach:</text:p>
      <text:p text:style-name="P292">C++</text:p>
      <text:p text:style-name="P282">{</text:p>
      <text:p text:style-name="P283"><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2">}</text:p>
      <text:p text:style-name="P292">C#</text:p>
      <text:p text:style-name="Code"><text:span text:style-name="T344">using (</text:span>ItemIterator iteritem = CreateItemIterator()<text:span text:style-name="T344">)</text:span></text:p>
      <text:p text:style-name="P282">{</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2">}</text:p>
      <text:p text:style-name="P292">Python</text:p>
      <text:p text:style-name="P284"><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3">These latter two examples hide all details about how the numbers are stored or even how many numbers there are.</text:p>
      <text:p text:style-name="P294">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5">C++</text:p>
      <text:p text:style-name="Code">struct FindData</text:p>
      <text:p text:style-name="Code">{</text:p>
      <text:p text:style-name="Code"><text:s text:c="4"/>HANDLE findHandle;</text:p>
      <text:p text:style-name="Code"><text:s text:c="4"/><text:span text:style-name="T351">bool <text:s text:c="9"/>noMoreFiles;</text:span></text:p>
      <text:p text:style-name="Code"><text:soft-page-break/><text:s text:c="4"/><text:span text:style-name="T349">WIN32_FIND_DATA fileData;</text:span></text:p>
      <text:p text:style-name="P285"><text:s text:c="4"/></text:p>
      <text:p text:style-name="P285"><text:s text:c="4"/>FindData()</text:p>
      <text:p text:style-name="P285"><text:s text:c="8"/>: findHandle(INVALID_HANDLE<text:span text:style-name="T349">_VALUE</text:span>), <text:span text:style-name="T351">noMoreFile</text:span><text:span text:style-name="T355">s</text:span><text:span text:style-name="T351">(false),</text:span> <text:span text:style-name="T349">fileData{0}</text:span></text:p>
      <text:p text:style-name="P285"><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7">(Not sure where I'm going with this anymore. <text:s/>Am I documenting the evolution of iterators or trying to explain why an iterator class is useful by examining the differences between procedural and object-oriented programming?)</text:p>
      <text:p text:style-name="P296"/>
      <text:h text:style-name="P795" text:outline-level="1" text:is-list-header="true"><text:soft-page-break/>March 19, 2023 (some thoughts)</text:h>
      <text:p text:style-name="P288"><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7">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0">game elements that need to be focused and efficient but that should maintain a useful degree of decoupling from the algorithms that manipulate the elements.</text:span></text:p>
      <text:h text:style-name="P796" text:outline-level="1" text:is-list-header="true">March 19, 2023</text:h>
      <text:p text:style-name="P256">Tried running all the python design pattern examples. <text:s/>The Iterator example crashed.</text:p>
      <text:p text:style-name="Code">TypeError: &lt;class 'python.DesignPatternExamples_python.iterator.iterator_class.Iterator'&gt; is not a generic class</text:p>
      <text:p text:style-name="P256">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7">That means the Generic[T] concept needs to be explicitly added to every class that makes use of a the T variable as a type.</text:p>
      <text:p text:style-name="P258">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8"/>
      <text:p text:style-name="P259"><text:soft-page-break/>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60">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1">However, if I have to use these means to dance around a Doxygen limitation, I should probably not use the Generic[T] elements at all in the code and instead rely on documentation and some judicious type testing.</text:p>
      <text:p text:style-name="P262">Removed the use of typing.Generic from iterator_class.py. <text:s/>Code looks cleaner and the documentation is reasonably clear on the type of iterator being returned.</text:p>
      <text:p text:style-name="P286"/>
      <text:p text:style-name="P268">In the meantime, <text:span text:style-name="T336">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8"><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9">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4"><text:span text:style-name="T326"><text:s text:c="4"/></text:span><text:span text:style-name="T325">## @name Properties</text:span></text:p>
      <text:p text:style-name="P266"><text:s text:c="4"/># <text:s/>@{</text:p>
      <text:p text:style-name="P265"/>
      <text:p text:style-name="P265"><text:span text:style-name="T326"><text:s text:c="4"/></text:span><text:span text:style-name="T325">## Property getter for the text in this TextObject: `value = o.Text`</text:span></text:p>
      <text:p text:style-name="P263"><text:span text:style-name="T326"><text:s text:c="4"/>@</text:span><text:span text:style-name="T216">property</text:span></text:p>
      <text:p text:style-name="P263"><text:span text:style-name="T326"><text:s text:c="4"/></text:span><text:span text:style-name="T96">def</text:span><text:span text:style-name="T326"> </text:span><text:span text:style-name="T216">Text</text:span><text:span text:style-name="T326">(self) -&gt; </text:span><text:span text:style-name="T216">str</text:span><text:span text:style-name="T326">:</text:span></text:p>
      <text:p text:style-name="P263"><text:span text:style-name="T326"><text:s text:c="8"/></text:span><text:span text:style-name="T96">return</text:span><text:span text:style-name="T326"> </text:span><text:span text:style-name="T96">self.</text:span><text:span text:style-name="T326">_text</text:span></text:p>
      <text:p text:style-name="Code"/>
      <text:p text:style-name="P129"><text:span text:style-name="T79"><text:s text:c="4"/></text:span><text:span text:style-name="T324">## Property setter for the text in this TextObject: `o.Text = value`</text:span></text:p>
      <text:p text:style-name="P129"><text:span text:style-name="T79"><text:s text:c="4"/>@</text:span><text:span text:style-name="T214">Text.setter</text:span></text:p>
      <text:p text:style-name="P129"><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9"><text:span text:style-name="T79"><text:s text:c="8"/></text:span><text:span text:style-name="T95">self</text:span><text:span text:style-name="T79">._text = value</text:span></text:p>
      <text:p text:style-name="P129"/>
      <text:p text:style-name="Code"><text:span text:style-name="T81"><text:s text:c="4"/></text:span><text:span text:style-name="T325">## @}</text:span></text:p>
      <text:p text:style-name="Text_20_body">It shows up in HTML like this:</text:p>
      <text:p text:style-name="P277">Properties</text:p>
      <text:p text:style-name="P267"><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8"><text:s/></text:p>
      <text:p text:style-name="P267"><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70">Updated <text:span text:style-name="T329">Python </text:span>Facade IDeviceNetworkHighLevel.NumChains() method to be GetNumChains(), like in C#. <text:s/><text:span text:style-name="T328">I'm not sure why I renamed it in C++.</text:span></text:p>
      <text:p text:style-name="P271">Updated Python Flyweight pattern code to use above approach for properties.</text:p>
      <text:p text:style-name="P272">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3">Updated the Mediator pattern code to use the above approach for properties.</text:p>
      <text:p text:style-name="P273">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4">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5">Updated the Visitor pattern code to use the above approach for properties.</text:p>
      <text:p text:style-name="P276">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oft-page-break/><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6">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797" text:outline-level="1" text:is-list-header="true">March 18, 2023</text:h>
      <text:p text:style-name="P255">Finished translating the Visitor pattern code from C++ to Python. <text:s/><text:span text:style-name="T309">Updated the write-up to use a table form of the links to the </text:span>visitor<text:span text:style-name="T309"> class.</text:span></text:p>
      <text:p text:style-name="P255">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798" text:outline-level="1" text:is-list-header="true">March 17, 2023</text:h>
      <text:p text:style-name="P243">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StateContext_ClassImpl class into their own modules, so that each could pull in the interface classes from a third module.</text:span></text:p>
      <text:p text:style-name="P249">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9">Instead, the variable must be declared in such a way as to require a dotted notation, such as declaring it in a class:</text:p>
      <text:p text:style-name="Code">class SpecialCase:</text:p>
      <text:p text:style-name="Code"><text:s text:c="4"/>EOF_CHAR = 0xff</text:p>
      <text:p text:style-name="P249">And then it can be used in a match statement like this:</text:p>
      <text:p text:style-name="P250">match character:</text:p>
      <text:p text:style-name="P250"><text:s text:c="4"/>case <text:span text:style-name="T310">SpecialChar.</text:span>EOF_CHAR:</text:p>
      <text:p text:style-name="P248"><text:s text:c="8"/># THIS WILL NOT BE ACCEPTED</text:p>
      <text:p text:style-name="P244"><text:soft-page-break/></text:p>
      <text:p text:style-name="P244">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1">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1">However, I learned from the Python documentation that it is possible to specify a field of a structure class as the key:</text:p>
      <text:p text:style-name="Code">list.sort(key=EntryInformation.Age)</text:p>
      <text:p text:style-name="P251">Plus, list.sort() takes a "reverse=" parameter to reverse the sort. <text:s/>Cool!</text:p>
      <text:p text:style-name="P251"/>
      <text:p text:style-name="P252">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3">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4">I also still have to complete the implementation of the Village_Shop class.</text:p>
      <text:h text:style-name="P799" text:outline-level="1" text:is-list-header="true">March 16, 2023</text:h>
      <text:p text:style-name="P241">Translated the Memento pattern code from C++ to Python. <text:s/>Updated the write-up to use a table form of the links to the memento class.</text:p>
      <text:p text:style-name="P242">Translated the <text:span text:style-name="T307">Null Object</text:span> pattern code from C++ to Python. <text:s/>Updated the write-up to use a table form of the links to the <text:span text:style-name="T307">nullobject</text:span> class.</text:p>
      <text:p text:style-name="P245">Translated the Observer pattern code from C++ to Python.<text:span text:style-name="T309"> <text:s/>Updated the write-up to use a table form of the links to the </text:span>observer<text:span text:style-name="T309"> class.</text:span></text:p>
      <text:p text:style-name="P246">Translated the Proxy pattern code from C++ to Python.<text:span text:style-name="T309"> <text:s/>Updated the write-up to use a table form of the links to the </text:span><text:span text:style-name="T308">observer</text:span><text:span text:style-name="T309"> class.</text:span></text:p>
      <text:p text:style-name="P246"><text:soft-page-break/>Relearned how to control what can be imported from a module using the __all__ list. <text:s/>I added this to the proxy_class.py and proxy_class_real.py modules as an example, although I don't take advantage of it.</text:p>
      <text:p text:style-name="P247">Note: In Python, I added a Real_Classes_Container class to have a class factory for the Real_Class. <text:s/>I wanted to create as much separation as I could from the Proxy_Class (in C++ and C#, both know how to instantiate the Real_Class directly).</text:p>
      <text:h text:style-name="P800" text:outline-level="1" text:is-list-header="true">March 15, 2023</text:h>
      <text:p text:style-name="P238">Translated the Interpreter pattern code from C++ to Python. <text:s/>Updated the write-up to use a table form of the links to the interpreter class.</text:p>
      <text:p text:style-name="P239">Translated the Iterator pattern code from C++ to Python. <text:s/>Updated the write-up to use a table form of the links to the iterator class.</text:p>
      <text:p text:style-name="P239">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40">Translated the Mediator pattern code from C++ to Python.<text:span text:style-name="T306"> <text:s/>Updated the write-up to use a table form of the links to the </text:span>mediator<text:span text:style-name="T306"> class.</text:span></text:p>
      <text:h text:style-name="P801" text:outline-level="1" text:is-list-header="true">March 14, 2023</text:h>
      <text:p text:style-name="P235">Modified flyweight_classes.Helpers.readkey() to use sys.stdin.read(1) instead of relying on msvcrt.getch().</text:p>
      <text:p text:style-name="P235">Revi<text:span text:style-name="T303">e</text:span>wed and tweaked the comments throughout the Flyweight Python example code.</text:p>
      <text:p text:style-name="P236">Translated the HandlerChain pattern code from C++ to Python.</text:p>
      <text:p text:style-name="P236">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7">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802" text:outline-level="1" text:is-list-header="true"><text:soft-page-break/>March 13, 2023</text:h>
      <text:p text:style-name="P219">Translated the Decorator pattern code from C++ to Python.</text:p>
      <text:p text:style-name="P219">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20">Note: Windows Terminal and PowerShell both support colors automatically; <text:span text:style-name="T285">it's only the Windows Command Prompt that needs help.</text:span></text:p>
      <text:p text:style-name="P221">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2">In the registry:</text:p>
      <text:p text:style-name="Code">[HKEY_CURRENT_USER\Console]</text:p>
      <text:p text:style-name="P222">Create a new DWORD entry and set the value to 1:</text:p>
      <text:p text:style-name="Code">"VirtualTerminalLevel"=dword:00000001</text:p>
      <text:p text:style-name="P222">This works for all Command Prompts opened after the value is set.</text:p>
      <text:p text:style-name="P21">(I tried this out and it works quite nicely. <text:s/>However, to be considerate of those who don't have the hack, I deleted the registry value.)</text:p>
      <text:p text:style-name="P223">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8">Fixing the constants:</text:p>
      <text:p text:style-name="P209">STD_OUTPUT_HANDLE = -11</text:p>
      <text:p text:style-name="P209">ENABLE_VIRTUAL_TERMINAL_PROCESSING <text:span text:style-name="T286">= </text:span>0x0004</text:p>
      <text:p text:style-name="P209">ENABLE_WRAP_AT_EOL_OUTPUT <text:span text:style-name="T286">= </text:span>0x0002</text:p>
      <text:p text:style-name="P209">ENABLE_PROCESSED_OUTPUT <text:span text:style-name="T286">=</text:span> 0x0001</text:p>
      <text:p text:style-name="P209"/>
      <text:p text:style-name="P210">import ctypes</text:p>
      <text:p text:style-name="P210">kernel32 = ctypes.windll.kernel32</text:p>
      <text:p text:style-name="P211">kernel32.SetConsoleMode(kernel32.GetStdHandle(STD_OUTPUT_HANDLE),</text:p>
      <text:p text:style-name="P212"><text:s/><text:span text:style-name="T287">ENABLE_PROCESS_OUTPUT | ENABLE_WRAP_AT_EOL_OUTPUT | ENABLE_VIRTUAL_TERMINAL_PROCESSING</text:span>)</text:p>
      <text:p text:style-name="P224">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5">Translated the Facade pattern code from <text:span text:style-name="T290">C++ to Python.</text:span></text:p>
      <text:p text:style-name="P226">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6"><text:soft-page-break/></text:p>
      <text:p text:style-name="P227">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8">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9">Ah. <text:s/>The sys.stdin.read() needs the exact number of characters to fetch. <text:s/><text:span text:style-name="T297">Actually, it's worse than that. <text:s/>The request for the cursor position does not seem to return anything.</text:span></text:p>
      <text:p text:style-name="P230">I have verified that the STD_OUT mode is correctly set to enable virtual processing. <text:s/>I have also verified that the STD_IN mode is disabling echo and disabling need for full line input. <text:s/>The only difference is how I'm reading in the characters.</text:p>
      <text:p text:style-name="P231">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2">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3">Next step is to fix all the comments as needed.</text:p>
      <text:p text:style-name="P234">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03" text:outline-level="1" text:is-list-header="true">March 12, 2023</text:h>
      <text:p text:style-name="P214">Translated the Composite pattern code from C++ to Python.</text:p>
      <text:p text:style-name="P214">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9"><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9"><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5">Note: I probably should be using Python class properties instead of get/set methods.</text:p>
      <text:p text:style-name="P216">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9"><text:soft-page-break/>&lt;table&gt;</text:p>
      <text:p text:style-name="P209">&lt;caption&gt;Links to the Command classes&lt;/caption&gt;</text:p>
      <text:p text:style-name="P209">&lt;tr&gt;</text:p>
      <text:p text:style-name="P209"><text:s text:c="2"/>&lt;th&gt;C++</text:p>
      <text:p text:style-name="P209"><text:s text:c="2"/>&lt;th&gt;C#</text:p>
      <text:p text:style-name="P209"><text:s text:c="2"/>&lt;th&gt;Python</text:p>
      <text:p text:style-name="P209">&lt;tr&gt;</text:p>
      <text:p text:style-name="P209"><text:s text:c="2"/>&lt;td&gt;@ref DesignPatternExamples_cpp::Command_TextObject "Command_TextObject" class</text:p>
      <text:p text:style-name="P209"><text:s text:c="2"/>&lt;td&gt;@ref DesignPatternExamples_csharp.Command_TextObject "Command_TextObject" class</text:p>
      <text:p text:style-name="P209"><text:s text:c="2"/>&lt;td&gt;@ref DesignPatternExamples_python.command.command_classes.Command_TextObject "Command_TextObject" class</text:p>
      <text:p text:style-name="P209">&lt;tr&gt;</text:p>
      <text:p text:style-name="P209"><text:s text:c="2"/>&lt;td&gt;@ref DesignPatternExamples_cpp::Command "Command" class</text:p>
      <text:p text:style-name="P209"><text:s text:c="2"/>&lt;td&gt;@ref DesignPatternExamples_csharp.Command "Command" class</text:p>
      <text:p text:style-name="P209"><text:s text:c="2"/>&lt;td&gt;@ref DesignPatternExamples_python.command.command_classes.Command "Command" class</text:p>
      <text:p text:style-name="P209">&lt;/table&gt;</text:p>
      <text:p text:style-name="P217">Each column is dedicated to a language; only tricky part of that is remembering that two links in the same language go in different rows.</text:p>
      <text:p text:style-name="P217">Modified adapter.md, bridge.md, command.md, and composite.md to follow this approach. <text:s/><text:span text:style-name="T281">Will modify the others as I complete the Python code.</text:span></text:p>
      <text:h text:style-name="P804" text:outline-level="1" text:is-list-header="true">March 11, 2023</text:h>
      <text:p text:style-name="P203">Translated the Bridge pattern code from C++ to Python.</text:p>
      <text:p text:style-name="P204">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5">Then just use the interface like a base class.</text:p>
      <text:p text:style-name="Code">class Foo(IFoo):</text:p>
      <text:p text:style-name="Code"><text:s text:c="4"/>def Work(self):</text:p>
      <text:p text:style-name="Code"><text:s text:c="8"/>pass</text:p>
      <text:p text:style-name="P205"><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6">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6">In other words, use the @var special command <text:span text:style-name="T242">after</text:span> the __init__() method and its documentation.</text:p>
      <text:p text:style-name="P207"/>
      <text:p text:style-name="P207">Translated the Command pattern code from C++ to Python.</text:p>
      <text:p text:style-name="P208"><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8">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3">It is, unfortunately, quite long and complicated.</text:p>
      <text:h text:style-name="P805" text:outline-level="1" text:is-list-header="true">March 10, 2023</text:h>
      <text:p text:style-name="P187">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8">Each of the exercise functions still have the closing snippet marker as part of the function documentation. <text:s/><text:span text:style-name="T26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5">! [Using Command in Python] </text:span></text:p>
      <text:p text:style-name="P189">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90">None of these variations affect the presence of the highlighted text in the above description, however.</text:p>
      <text:p text:style-name="P190"><text:span text:style-name="T271">Hmm.</text:span> <text:s/><text:span text:style-name="T267">If I modify the closing C++ marker to from this:</text:span></text:p>
      <text:p text:style-name="Code">//! <text:span text:style-name="T267">[Using Command in C++]</text:span></text:p>
      <text:p text:style-name="P191">To this:</text:p>
      <text:p text:style-name="Code">// ! [Using Command in C++]</text:p>
      <text:p text:style-name="P191">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2">Fixed all snippet markers in C# to be "<text:span text:style-name="T25">// ! [marker text]</text:span>".</text:p>
      <text:p text:style-name="P193"><text:soft-page-break/>Fixed all snippet markers in C++ to be <text:span text:style-name="T270">"</text:span><text:span text:style-name="T29">// ! [marker text]</text:span><text:span text:style-name="T270">".</text:span></text:p>
      <text:p text:style-name="P194">Unfortunately, a<text:span text:style-name="T266">pparently, Doxygen treats comments in Python a little differently than in C++ or C#.</text:span></text:p>
      <text:p text:style-name="P195">As an experiment, I modified the snippet markers for the command_exercise.py file to this:</text:p>
      <text:p text:style-name="Code"># ! [Using Command in Python]1</text:p>
      <text:p text:style-name="Code"># ! [Using Command in Python]2</text:p>
      <text:p text:style-name="P195">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5">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6">## brief description</text:p>
      <text:p text:style-name="P186"># <text:s/>more descriptions</text:p>
      <text:p text:style-name="P186"># <text:s/>@param args <text:s/>Some arguments</text:p>
      <text:p text:style-name="P186"/>
      <text:p text:style-name="P186"># ! [snippet marker]</text:p>
      <text:p text:style-name="P196">The blank line terminates the Doxygen block and the snippet marker is no longer part of that block. <text:s/>This works to remove the snippet marker from the documentation!</text:p>
      <text:p text:style-name="P197">Fixed all snippet markers in Python to be "<text:span text:style-name="T25"># ! [marker text]</text:span>" and to add a blank line before the first marker.</text:p>
      <text:p text:style-name="P197">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8"/>
      <text:p text:style-name="P19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8">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9"><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9">Finally, the data is passed around in a bytearray, since it is ready-made for 8-bit values and can be written to, unlike a string. <text:s/>And it's a class so it also is passed by reference.</text:p>
      <text:p text:style-name="P200">Unfortunately, it appears the DataReadWriteFunctions class is not showing up in the Doxygen documentation. <text:s/><text:span text:style-name="T278">Ah. <text:s/>Needed file declarations in Doxygen-speak.</text:span></text:p>
      <text:p text:style-name="P201">I ended up structuring the DataReaderWriter front-end class to be used in a with statement:</text:p>
      <text:p text:style-name="Code">with DataReaderWriter("-target BXT") as dataReaderWriter:</text:p>
      <text:p text:style-name="Code"><text:s text:c="4"/># statements here</text:p>
      <text:p text:style-name="P201">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1">To Debug Python in Visual Studio 2022 (specifically, a python package):</text:p>
      <text:p text:style-name="P201">In the __main__.py file, as soon as possible execute the following code:</text:p>
      <text:p text:style-name="P139">__package__ = "python.DesignPatternExamples_python" if not __package__ else __package__</text:p>
      <text:p text:style-name="P202">Then in the project's General settings, set the working directory to ../../ and the Startup file to __main__.py.</text:p>
      <text:h text:style-name="P806" text:outline-level="1" text:is-list-header="true">March 9, 2023</text:h>
      <text:p text:style-name="P178">Started on Python. <text:s/>I downloaded and installed Python 3.11.2 (64-bit). <text:s/>Visual Studio 2022 recognized its presence even without restarting.</text:p>
      <text:p text:style-name="P178">The python project is in the DesignPatternExamples/python/DesignPatternExamples_python/ directory.</text:p>
      <text:p text:style-name="P178">The python program must be invoked as a module:</text:p>
      <text:p text:style-name="Code">py -m python.DesignPatternExamples_python</text:p>
      <text:p text:style-name="P179">I have set up the exercise framework in program.py, and added Help() and ParseOptions() that correspond to C# and C++. <text:s/>I even added Program class to program.py and created all the exercise methods, along with the Run() method.</text:p>
      <text:p text:style-name="P176">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5">def func(args):</text:p>
      <text:p text:style-name="P176">The problem is the snippe<text:span text:style-name="T257">t</text:span> marker at the end of the function/method: It gets set as the brief line in the following function/method. <text:s/><text:span text:style-name="T258">The weird part is JAVADOC_AUTOBRIEF variable in Doxygen is set to NO but it looks like Doyxgen ignores that for </text:span><text:span text:style-name="T259">Python.</text:span></text:p>
      <text:p text:style-name="P180">I tried using an explicit @brief tag on the subsequent functions but it didn't help.</text:p>
      <text:p text:style-name="P181">I tried following the closing snippet marker with</text:p>
      <text:p text:style-name="Code">## @if LABEL</text:p>
      <text:p text:style-name="Code">## @endif</text:p>
      <text:p text:style-name="P181">But that didn't interrupt the interpretation of the closing snippet marker as the first line of documentation of the following method.</text:p>
      <text:p text:style-name="P182">Hmm. <text:s/>I moved the closing snippet marker to the end of the last line of code. <text:s/>That worked! <text:s/><text:span text:style-name="T260">No, wait. <text:s/>The last line of the method on which the snippet marker is replaced is left out of the snippet. <text:s/></text:span><text:span text:style-name="T262">So the following method is not disturbed but the snippet is.</text:span><text:span text:style-name="T260"> <text:s/></text:span><text:span text:style-name="T262">So t</text:span><text:span text:style-name="T261">hat's not going to work.</text:span></text:p>
      <text:p text:style-name="P18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4">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3">It worked quite nicely.</text:span></text:p>
      <text:h text:style-name="P807" text:outline-level="1" text:is-list-header="true">March 8, 2023</text:h>
      <text:p text:style-name="P177">Translated the State pattern from C# to C++. <text:s/>Includes write-up and diagram image. <text:s/><text:span text:style-name="T256">I would like to add an actual state diagram as well, just to show that off.</text:span></text:p>
      <text:p text:style-name="P174">Translated the Strategy pattern from C# to C++. <text:s/>Includes diagram image and tweaks to write-up.</text:p>
      <text:h text:style-name="P808" text:outline-level="1" text:is-list-header="true">March 7, 2023</text:h>
      <text:p text:style-name="P166">Translated the Null Object pattern from C# to C++.</text:p>
      <text:p text:style-name="P166">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6">The problem is the second marker is included in the following method's doxygen documentation. <text:s/>Doxygen ignores all non-doxygen-based comments and expects to see code of some kind to signal a break in the doxygen comments.</text:p>
      <text:p text:style-name="P167">After extensive reading of the doxygen special commands and futilely searching online, I have come to the conclusion that is not possible to use the snippet markers in the way I'm using them and not have them show up in the documentation <text:span text:style-name="T252">due to the concatenation of doxygen comment blocks (even with intervening non-doxygen comments).</text:span></text:p>
      <text:p text:style-name="P168">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8">It worked in that the trailing snippet marker is no longer included at the beginning of the next exercise function's description. <text:s/>However, the last line shown in the neo-snippet looks like this:</text:p>
      <text:p text:style-name="Code">} // end NullObject_Exercise() </text:p>
      <text:p text:style-name="P169">So I can get rid of the snippet markers appearing in the method documentation, but I end up with a weird line in the snippet itself and it takes three lines to insert the snippet instead of one. <text:s/><text:span text:style-name="T253">On the other hand, I don't have any weird "[Using Command in C++]" in another exercise's method description.</text:span></text:p>
      <text:p text:style-name="P170">Hmm. <text:s/>I think I'm going to go back to the snippet approach for now as I prefer the cleaner one line approach (and I don't have to change everything right now). <text:s/><text:span text:style-name="T254">Done.</text:span></text:p>
      <text:p text:style-name="P171">Added Null Object diagram image. <text:s/>Added links to Null Object classes to the write-up.</text:p>
      <text:h text:style-name="P809" text:outline-level="1" text:is-list-header="true">March 6, 2023</text:h>
      <text:p text:style-name="P160">Added Mediator diagram image and updated the write-up. <text:s/>Tweaked the format of the Mediator_Exercise() methods to more directly reference the operation list in the write-up and make it a bit easier to parse.</text:p>
      <text:p text:style-name="P161">Translated the Memento pattern from C# to C++. <text:s/><text:span text:style-name="T251">Includes write-up and diagram image.</text:span></text:p>
      <text:p text:style-name="P161">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7">The Bridge pattern is the closest thing to what I was intending for the Private Pattern.</text:span></text:p>
      <text:p text:style-name="P162">However, the write-up for the Private Class Data pattern is specifically for isolating the data that a class stores internally so that must be altered through a narrow interface <text:span text:style-name="T248">or through an opaque pointer passed </text:span><text:soft-page-break/><text:span text:style-name="T248">to methods that know how to get access to the data through the opaque pointer. <text:s/>Even then, this is not covered in the Design Patterns book I have.</text:span></text:p>
      <text:p text:style-name="P163">Private Class Data Pattern: <text:a xlink:type="simple" xlink:href="https://sourcemaking.com/design_patterns/private_class_data" text:style-name="Internet_20_link" text:visited-style-name="Visited_20_Internet_20_Link">https://sourcemaking.com/design_patterns/private_class_data</text:a></text:p>
      <text:p text:style-name="P163">Private Class Data Pattern in Java: <text:a xlink:type="simple" xlink:href="https://java-design-patterns.com/patterns/private-class-data/" text:style-name="Internet_20_link" text:visited-style-name="Visited_20_Internet_20_Link">https://java-design-patterns.com/patterns/private-class-data/</text:a></text:p>
      <text:p text:style-name="P164">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9">in situations where the class data could not be declared "final" (immutable) for various reasons.</text:span></text:p>
      <text:p text:style-name="P165">Note: There is a whole hella lotta stuff about design patterns, for and against, on the Web. <text:s/><text:span text:style-name="T250">Most appears to be in the form of essays while a fair amount is in YouTube videos.</text:span> <text:s/>Keep that in mind as you continue forward with your presentation.</text:p>
      <text:h text:style-name="P810" text:outline-level="1" text:is-list-header="true">March 5, 2023</text:h>
      <text:p text:style-name="P155">Converting the Iterator pattern.</text:p>
      <text:p text:style-name="P155">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5">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6">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7">Completed the Iterator pattern and diagram image. <text:s/>Tweaked the write-up a little to match the implementation at little better.</text:p>
      <text:p text:style-name="P158">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9">Need to update the Mediator write-up and add a diagram image.</text:p>
      <text:h text:style-name="P811" text:outline-level="1" text:is-list-header="true"><text:soft-page-break/>March 4, 2023</text:h>
      <text:p text:style-name="P153">Translated the Interpreter pattern from C# to C++. <text:s/>Include diagram image. <text:s/>Rewrote the write-up to make it much shorter and to the point.</text:p>
      <text:p text:style-name="P154">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812" text:outline-level="1" text:is-list-header="true">March 3, 2023</text:h>
      <text:p text:style-name="P146">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7">Also had to learn how to use mutexes to guard portions of code execution. <text:s/><text:span text:style-name="T233">Define a mutex as a class member (or global, if classes aren't used):</text:span></text:p>
      <text:p text:style-name="P129"><text:span text:style-name="T234">#include</text:span><text:span text:style-name="T79"> </text:span><text:span text:style-name="T222">&lt;</text:span><text:span text:style-name="T223">mutex</text:span><text:span text:style-name="T222">&gt;</text:span></text:p>
      <text:p text:style-name="P129"><text:span text:style-name="T80">std::</text:span><text:span text:style-name="T215">mutex</text:span><text:span text:style-name="T80"> _messageHandlersLock;</text:span></text:p>
      <text:p text:style-name="P148">In the function or method that needs to be guarded by the mutex, do this:</text:p>
      <text:p text:style-name="P139">std::lock_guard&lt;std::mutex&gt; guard(_messageHandlersLock);</text:p>
      <text:p text:style-name="P149">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50">Added write-up and diagram for the Handler Chain pattern.</text:p>
      <text:p text:style-name="P151">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2">Note: The Private pattern was never implemented in C#. <text:s/>I should revisit that to make sure that is something that can be skipped.</text:p>
      <text:p text:style-name="P152">Note: the Template pattern was never implemented in C#. <text:s/>Not sure why. <text:s/>I'm also not sure why I started talking about C++ templates and C# generics, when I don't think that is what the Template pattern is all about.</text:p>
      <text:h text:style-name="P813" text:outline-level="1" text:is-list-header="true">March 2, 2023</text:h>
      <text:p text:style-name="P141">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2">The problem also crops up with the copy constructor:</text:p>
      <text:p text:style-name="P137">std::unique_ptr&lt;Base&gt; elementcopy<text:span text:style-name="T229">(</text:span>element<text:span text:style-name="T229">)</text:span>;</text:p>
      <text:p text:style-name="P142">Hmm. <text:s/>I always thought it was possible to move a std::unique_ptr&lt;&gt; around.</text:p>
      <text:p text:style-name="P138">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3">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5"/>
      <text:p text:style-name="P145"><text:span text:style-name="T230">C</text:span>onvert<text:span text:style-name="T230">ed</text:span> the Command pattern from C# to C++. <text:s/><text:span text:style-name="T230">Including write-up and diagram image.</text:span></text:p>
      <text:h text:style-name="P814" text:outline-level="1" text:is-list-header="true">March 1, 2023</text:h>
      <text:p text:style-name="P130">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2">The question then is how to resolve all the pending orders – assuming there are pending orders.</text:p>
      <text:p text:style-name="P133">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2"><text:soft-page-break/>bool DoesShopSellItem(string item)</text:p>
      <text:p text:style-name="P122">{</text:p>
      <text:p text:style-name="P122"><text:s text:c="4"/>return IngredientsForItems.ContainsKey(item);</text:p>
      <text:p text:style-name="P122">}</text:p>
      <text:p text:style-name="P122"/>
      <text:p text:style-name="P122">bool IsItemInStock(string item)</text:p>
      <text:p text:style-name="P122">{</text:p>
      <text:p text:style-name="P123"><text:s text:c="4"/><text:span text:style-name="T205">return Inventory.ContainsKey(item) </text:span><text:span text:style-name="T206">&amp;&amp;</text:span><text:span text:style-name="T205"> Inventory[item] &gt; 0;</text:span></text:p>
      <text:p text:style-name="P122">}</text:p>
      <text:p text:style-name="P122"/>
      <text:p text:style-name="P126">void AddItemToInventory(string item)</text:p>
      <text:p text:style-name="P126">{</text:p>
      <text:p text:style-name="P127"><text:s text:c="4"/>if (!Inventory.ContainsKey(<text:span text:style-name="T210">i</text:span>tem))</text:p>
      <text:p text:style-name="P127"><text:s text:c="4"/>{</text:p>
      <text:p text:style-name="P127"><text:s text:c="8"/>Inventory.Add(<text:span text:style-name="T210">i</text:span>tem, 1);</text:p>
      <text:p text:style-name="P127"><text:s text:c="4"/>}</text:p>
      <text:p text:style-name="P127"><text:s text:c="4"/>else</text:p>
      <text:p text:style-name="P127"><text:s text:c="4"/>{</text:p>
      <text:p text:style-name="P127"><text:s text:c="8"/>Inventory[<text:span text:style-name="T210">i</text:span>tem]++;</text:p>
      <text:p text:style-name="P127"><text:s text:c="4"/>}</text:p>
      <text:p text:style-name="P126">}</text:p>
      <text:p text:style-name="P126"/>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5"><text:s text:c="12"/>// <text:span text:style-name="T209">The ordered item has no ingredients </text:span><text:span text:style-name="T208">so </text:span><text:span text:style-name="T209">the</text:span></text:p>
      <text:p text:style-name="P125"><text:span text:style-name="T208"><text:s text:c="12"/>// ordered item </text:span><text:span text:style-name="T209">is </text:span><text:span text:style-name="T208">magically added to inventory</text:span></text:p>
      <text:p text:style-name="P124"><text:s text:c="8"/><text:span text:style-name="T207">}</text:span></text:p>
      <text:p text:style-name="P127"><text:s text:c="8"/><text:span text:style-name="T210">AddItemToInventory(orderItem);</text:span></text:p>
      <text:p text:style-name="P127"><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8"><text:s text:c="8"/>output.Append(item<text:span text:style-name="T212">ToBePickedUp</text:span>);</text:p>
      <text:p text:style-name="P128"><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5">Well, that worked! <text:s/>I'm using the Visitor pattern to order a hamburger and reusing the Visitor pattern from each shop that needs ingredients to make the item being requested.</text:p>
      <text:p text:style-name="P134">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4">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9"><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9"><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9"><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9"><text:span text:style-name="T219">shop</text:span><text:span text:style-name="T221">-&gt;</text:span><text:span text:style-name="T220">SetVillage</text:span><text:span text:style-name="T79">(</text:span><text:span text:style-name="T95">this</text:span><text:span text:style-name="T79">);</text:span></text:p>
      <text:p text:style-name="P129"><text:span text:style-name="T219">shop</text:span><text:span text:style-name="T221">-&gt;</text:span><text:span text:style-name="T220">SetIngredientsForItems</text:span><text:span text:style-name="T79">(</text:span><text:span text:style-name="T214">MapOfStrings</text:span><text:span text:style-name="T79">{</text:span></text:p>
      <text:p text:style-name="P129"><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9"><text:s text:c="4"/>});</text:p>
      <text:p text:style-name="P129"><text:span text:style-name="T79">shops.</text:span><text:span text:style-name="T220">push_back</text:span><text:span text:style-name="T79">(</text:span><text:span text:style-name="T219">shop</text:span><text:span text:style-name="T79">); <text:s text:c="2"/></text:span><text:span text:style-name="T148">&lt;===</text:span></text:p>
      <text:p text:style-name="P131"><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6">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15" text:outline-level="1" text:is-list-header="true">February 28, 2023</text:h>
      <text:p text:style-name="P11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4">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3">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5">The kinds of things that can appear in the Village of Self-Sufficiency would remain relatively unchanged over time, satisfying the requirement for the Visitor pattern that the classes that are visited <text:span text:style-name="T178">seldom </text:span>change.</text:p>
      <text:p text:style-name="P116">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7"><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8">Implemented the above, more or less, although I'm generating the Village and its shops in code not XML.</text:p>
      <text:p text:style-name="P118">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8">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9">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20">Wait, that won't work. <text:s/>If a shop has no inventory at the start, the items won't be found.</text:p>
      <text:p text:style-name="P121">I need to let this one stew awhile, as I'm getting caught up in the weeds.</text:p>
      <text:h text:style-name="P816" text:outline-level="1" text:is-list-header="true">February 27, 2023</text:h>
      <text:p text:style-name="P104">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6">ESC [ 6 n</text:p>
          </table:table-cell>
          <table:table-cell table:style-name="Table1.A1" office:value-type="string">
            <text:p text:style-name="P106">DECXCPR</text:p>
          </table:table-cell>
          <table:table-cell table:style-name="Table1.A1" office:value-type="string">
            <text:p text:style-name="P106">Report Cursor Position</text:p>
          </table:table-cell>
          <table:table-cell table:style-name="Table1.A1" office:value-type="string">
            <text:p text:style-name="P106">Emit the cursor position as: ESC [ &lt;r&gt; ; &lt;c&gt; R Where &lt;r&gt; = cursor row and &lt;c&gt; = cursor column</text:p>
          </table:table-cell>
        </table:table-row>
      </table:table>
      <text:p text:style-name="P104"/>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7">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1"><text:s text:c="8"/>::GetConsoleMode(hStdIn, &amp;inputMode);</text:p>
      <text:p text:style-name="P111"><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1"><text:s text:c="4"/><text:span text:style-name="T193">_init_console_mode();</text:span><text:span text:style-name="T78"/></text:p>
      <text:p text:style-name="P111"><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5">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8">Added Flyweight pattern image and writeup.</text:p>
      <text:p text:style-name="P109">Added Proxy pattern example, write-up, and image.</text:p>
      <text:p text:style-name="P110"><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1">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4">There are only two ways I know of to resolve this:</text:p>
      <text:list text:style-name="L9">
        <text:list-item>
          <text:p text:style-name="P856">Make sure the parameters are different so overloading allows both to exist.</text:p>
        </text:list-item>
        <text:list-item>
          <text:p text:style-name="P856">Make sure the methods on one interface do not collide with methods on the other interface (more or less the same as #1)</text:p>
        </text:list-item>
      </text:list>
      <text:p text:style-name="P95">Actually, it would be simpler if the high level interface was implemented on a dedicated class that wrapped the low level interface. <text:s/><text:span text:style-name="T150">That worked. <text:s/>The Facade example is now functional.</text:span></text:p>
      <text:p text:style-name="P96">[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7">I still would like a better example for the Facade pattern.</text:p>
      <text:p text:style-name="P97"/>
      <text:p text:style-name="P98"><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8"><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9"><text:span text:style-name="T161">To hide the cursor: "\x1b</text:span>[?25l<text:span text:style-name="T161">" </text:span><text:span text:style-name="T162">(lowercase el).</text:span></text:p>
      <text:p text:style-name="P99"><text:span text:style-name="T161">To show the cursor: "\x1b</text:span>[?25h <text:span text:style-name="T161">".</text:span></text:p>
      <text:p text:style-name="P100">Implemented cursor stuff (helpers/cursor.h/cursor.cpp).</text:p>
      <text:p text:style-name="P100">Implemented helpers::readkey() and helpers::checkforkey().</text:p>
      <text:p text:style-name="P100">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1">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2">Running the C++ version of the Flyweight pattern sort of worked. <text:s/>There are artifacts from rendering.</text:p>
      <text:p text:style-name="P103"><text:soft-page-break/>Ah. <text:s/>I needed to copy each character from a row to the output instead of trying to print the entire row – which is not possible since the row is a vector&lt;char&gt; and not a 0-terminated string.</text:p>
      <text:p text:style-name="P103">Another ah. <text:s/>I needed to pass the display array by reference in two cases.</text:p>
      <text:p text:style-name="P10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817" text:outline-level="1" text:is-list-header="true">February 25, 2023</text:h>
      <text:p text:style-name="P8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9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2">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3">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18" text:outline-level="1" text:is-list-header="true">February 24, 2023</text:h>
      <text:p text:style-name="P75">Translated Decorator pattern to C++. <text:s/>Created argumentnull_error exception in cplusplus/helpers. <text:s/>Modeled roughly after C#'s ArgumentNullException.</text:p>
      <text:p text:style-name="P75">Created compiler experiment area in c:\work\vs2022\compilertests. <text:s/>Using work.cpp as the place to do experiments. <text:s/>Added build.cmd to build work.cpp into an executable using /std:c++20 /Zc:__cplusplus parameters.</text:p>
      <text:p text:style-name="P7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7">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8">I also tried the more modern aliasing instead of typedef:</text:p>
      <text:p text:style-name="Code">using shared_ptr_t = std::shared_ptr&lt;IRenderElement&gt;;</text:p>
      <text:p text:style-name="P78">but I still got the &lt;atomic&gt; warning.</text:p>
      <text:p text:style-name="P79">The only other way I can see to fix this is to require &lt;memory&gt; to be included before including Decorator_Classes.h and remove &lt;memory&gt; from Decorator_Classes.h.</text:p>
      <text:p text:style-name="P80">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1">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2">But either way, I don't get that &lt;atomic&gt; warning, <text:span text:style-name="T133">which means the problem is somewhere else in the DesignPatternExamples_cpp project.</text:span></text:p>
      <text:p text:style-name="P83">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4"><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5">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6">I am not sure this is any easier to understand than the nested constructors.</text:p>
      <text:p text:style-name="P87">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8">Modified the C++ <text:span text:style-name="T137">and C#</text:span> Decorator example to use a Decorator base class for all decorators.</text:p>
      <text:h text:style-name="P819" text:outline-level="1" text:is-list-header="true">February 23, 2023</text:h>
      <text:p text:style-name="P64">I need to flesh out the description of each pattern to describe and, if possible, to show the specific example.</text:p>
      <text:p text:style-name="P64">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3">(note that the //! could also be ///)</text:span><text:span text:style-name="T102"><text:note text:id="ftn1" text:note-class="footnote"><text:note-citation>1</text:note-citation><text:note-body><text:p text:style-name="P330">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9"><text:soft-page-break/>Example snippet <text:span text:style-name="T108">(used in adapter.md):</text:span></text:p>
      <text:p text:style-name="Code">@snippet cplusplus/program.cpp Using Adapter in C++</text:p>
      <text:p text:style-name="P69">In program.cpp, I added the following to before and after <text:span text:style-name="T108">Adapter_Exercise() function to identify the snippet:</text:span></text:p>
      <text:p text:style-name="Code">//! [Using Adapter in C++]</text:p>
      <text:p text:style-name="P63">void Adapter_Exercise()</text:p>
      <text:p text:style-name="P63">{</text:p>
      <text:p text:style-name="P63">...</text:p>
      <text:p text:style-name="P63">}</text:p>
      <text:p text:style-name="P63">//! [Using Adapter in C++]</text:p>
      <text:p text:style-name="P65"/>
      <text:p text:style-name="P65">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6">However, in the actual page, the tag is just <text:span text:style-name="T25">&lt;div id="doc-content"&gt;</text:span>. <text:s/><text:span text:style-name="T105">However, I can't seem to determine how to fix the problem. <text:s/>I don't know where the 256px is coming from.</text:span></text:p>
      <text:p text:style-name="P67">I modified the &lt;body&gt; style in explain.css to set max-width = 1500, which allows at least one of the graphs to fully show. <text:s/><text:span text:style-name="T106">I'm going to leave this alone for now.</text:span></text:p>
      <text:p text:style-name="P68">I wanted to put in a link to the source file declaring the DataReaderWriter class but I can't find a way to do that in doxygen. <text:s/><text:span text:style-name="T107">Oh well, just live with linking to the descriptions.</text:span></text:p>
      <text:p text:style-name="P69">After finishing adapter.md, did the same to bridge.md, with code snippets as well.</text:p>
      <text:p text:style-name="P70">Worked on converting the Composite pattern. <text:s/>Since the IFileDirEntry interface makes use of DateTime, I thought it would be simpler and added DateTime helper class and modified Bridge_LoggerHelpers to make use of it.</text:p>
      <text:p text:style-name="P7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6">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3">And I eventually got it all to work! <text:s/><text:span text:style-name="T113">Committed my changes.</text:span></text:p>
      <text:p text:style-name="P74">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2">Removed the IFileDirEntry interface from both C++ and C#.</text:p>
      <text:p text:style-name="P173">Translated the Observer pattern from C# to C++. <text:s/><text:span text:style-name="T255">Added diagram image and updated the write-up. <text:s/>Also tweaked some cross references in ObserverSubject_NumberProducer class to the HandlerChain_Class methods about multi-threading locks.</text:span></text:p>
      <text:h text:style-name="P820" text:outline-level="1" text:is-list-header="true">February 22, 2023</text:h>
      <text:p text:style-name="P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8"><text:span text:style-name="T46">I already did the </text:span>same thing for the Bridge class, <text:span text:style-name="T46">so no changes needed there</text:span>.</text:p>
      <text:p text:style-name="P42">Updated testpage.html and testhighlight.html with the latest version of the Adapter example.</text:p>
      <text:p text:style-name="P4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3">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4">As the comment says, the build command line needs to add /Zc:__cplusplus to get the __cplusplus macro to be defined. <text:s/><text:span text:style-name="T47">This works like a charm and now the C++ code is even closer to the C# code.</text:span></text:p>
      <text:p text:style-name="P4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6">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7"><text:span text:style-name="T54">Installed</text:span> the latest version of doxygen (v1.9.6<text:span text:style-name="T53">) as I have v1.8.19 from 2019. <text:s text:c="2"/></text:span><text:span text:style-name="T54">Installed the latest version of Graphviz (v7.10) as I have v2.19 from 2014.</text:span></text:p>
      <text:p text:style-name="P48">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8">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8">Doxygen does not distinguish between C# namespaces and C++ namespaces. <text:s/>So renamed the C++ namespace, DesignPatternExamples, to be DesignPatternExamples_cpp.</text:p>
      <text:p text:style-name="P49">The resulting documentation, while plain, does seem to work more or less as I would like. <text:s/>Definitely need to spend some time with the explanation stuff. <text:s/><text:span text:style-name="T56">I can put the markdown files in the Docs directory.</text:span></text:p>
      <text:p text:style-name="P50">In C#, renamed DesignPatternExamples namespace to be DesignPatternExamples_csharp. <text:s/>Makes it easier to distinguish the different language in doxygen-generated files.</text:p>
      <text:p text:style-name="P51">Added mainpage.md and adapter.md to see how those work.</text:p>
      <text:p text:style-name="P52">Cross references to other sections:</text:p>
      <text:list text:style-name="L10">
        <text:list-item>
          <text:p text:style-name="P85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859">The disadvantage of markdown is the page name must be explicitly used and the link text must be explicitly given.</text:p>
            </text:list-item>
            <text:list-item>
              <text:p text:style-name="P86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858">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857"><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3">Images in markdown:</text:p>
      <text:list text:style-name="L11">
        <text:list-item>
          <text:p text:style-name="P86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862">Doxygen does not interpret this <text:span text:style-name="T62">the same way</text:span>. <text:s/>Doxygen ignores the alt text and converts the title into a caption under the image.</text:p>
            </text:list-item>
            <text:list-item>
              <text:p text:style-name="P863">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864">The "image" class centers the image.</text:p>
            </text:list-item>
          </text:list>
        </text:list-item>
        <text:list-item>
          <text:p text:style-name="P865">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866">Can also use a raw &lt;img&gt; tag, to provide ultimate control. <text:s/><text:span text:style-name="T73">For example:</text:span></text:p>
        </text:list-item>
      </text:list>
      <text:p text:style-name="P39">&lt;img class="explanation_image" src="adapter_diagram.png" title="Class view of the Adapter Pattern" alt="Class view of the Adapter Pattern"&gt;</text:p>
      <text:p text:style-name="P54">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5">Modifiy explain.css to define the "textblock" class as the same as the "explain" class:</text:p>
      <text:p text:style-name="Code">div.explain, .textblock { }</text:p>
      <text:p text:style-name="P55"><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6">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7">Then add *.html to the end of the FILE_PATTERNS list.</text:p>
      <text:p text:style-name="P57">Then in the .html file, add the following to the top:</text:p>
      <text:p text:style-name="Code">@page page_id Page Title</text:p>
      <text:p text:style-name="P57">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8">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9">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9">&lt;div class="explanation_text"&gt;</text:p>
      <text:p text:style-name="P139"><text:s text:c="4"/>&lt;img class="explanation_image" src="adapter_diagram.png" /&gt;</text:p>
      <text:p text:style-name="P139"><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9"><text:s text:c="4"/>&lt;/p&gt;</text:p>
      <text:p text:style-name="P139"><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9"><text:span text:style-name="T79"><text:s text:c="4"/></text:span><text:span text:style-name="T95">&lt;/</text:span><text:span text:style-name="T74">p</text:span><text:span text:style-name="T95">&gt;</text:span></text:p>
      <text:p text:style-name="P129"><text:span text:style-name="T95">&lt;/</text:span><text:span text:style-name="T74">div</text:span><text:span text:style-name="T95">&gt;</text:span></text:p>
      <text:p text:style-name="Code"/>
      <text:p text:style-name="Code">### See Also</text:p>
      <text:p text:style-name="Code"><text:soft-page-break/>- @ref mainpage "Main Page"</text:p>
      <text:p text:style-name="P41">However, Doxygen (or the markdown processor) insists on replacing &lt;p&gt; with &lt;div class="explanation_text"&gt;. <text:s/><text:span text:style-name="T99">which prevents a blank line from appearing between the paragraphs.</text:span></text:p>
      <text:p text:style-name="P40"/>
      <text:p text:style-name="P60">Nope, I'm going back to markdown only and live with the image at the top of the expl<text:span text:style-name="T100">a</text:span>nation.</text:p>
      <text:p text:style-name="P60"/>
      <text:p text:style-name="P61">Note: At the moment, the html folder containing the output of doxygen is 8.32 megabytes in size.</text:p>
      <text:p text:style-name="P62">Added bridge.md as the <text:span text:style-name="T101">discussion</text:span> of the bridge pattern.</text:p>
      <text:h text:style-name="P82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880" svg:width="2.3004in" svg:height="2.2189in" svg:x="0in" svg:y="0in"><text:p text:style-name="P879"><text:span text:style-name="T77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881" xml:id="id2" draw:id="id2" svg:width="1.1098in" svg:height="1.2713in" svg:x="3.7in" svg:y="0.4264in"><text:p text:style-name="P879"><text:span text:style-name="T775">External</text:span></text:p><text:p text:style-name="P879"><text:span text:style-name="T775">component</text:span></text:p><draw:enhanced-geometry svg:viewBox="0 0 21600 21600" draw:type="rectangle" draw:enhanced-path="M 0 0 L 21600 0 21600 21600 0 21600 0 0 Z N"/></draw:custom-shape><draw:custom-shape draw:name="Shape 11" draw:style-name="gr4" draw:text-style-name="P883" svg:width="0.5543in" svg:height="0.3307in" svg:x="0.3457in" svg:y="0.1634in"><text:p text:style-name="P882"><text:span text:style-name="T7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883" svg:width="0.5539in" svg:height="0.3307in" svg:x="1.4in" svg:y="0.1437in"><text:p text:style-name="P882"><text:span text:style-name="T7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885" xml:id="id1" draw:id="id1" svg:width="0.635in" svg:height="0.4335in" svg:x="1.4252in" svg:y="0.8437in"><text:p text:style-name="P884"><text:span text:style-name="T777">Adapter</text:span></text:p><text:p text:style-name="P884"><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883" svg:width="0.5543in" svg:height="0.3307in" svg:x="1.3709in" svg:y="1.4882in"><text:p text:style-name="P882"><text:span text:style-name="T7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883" svg:width="0.5543in" svg:height="0.3307in" svg:x="0.6209in" svg:y="1.7437in"><text:p text:style-name="P882"><text:span text:style-name="T7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883" svg:width="0.5539in" svg:height="0.3307in" svg:x="0.7in" svg:y="1.3382in"><text:p text:style-name="P882"><text:span text:style-name="T7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883" svg:width="0.5543in" svg:height="0.3303in" svg:x="0.7957in" svg:y="0.5189in"><text:p text:style-name="P882"><text:span text:style-name="T7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886" draw:type="line" svg:x1="2.0598in" svg:y1="1.0602in" svg:x2="3.7in" svg:y2="1.0614in" draw:start-shape="id1" draw:start-glue-point="1" draw:end-shape="id2" draw:end-glue-point="3" svg:d="M5232-126l4166 3" svg:viewBox="0 0 4168 5"><text:p/></draw:connector></draw:g></text:p>
      <text:p text:style-name="P24">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5"><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6">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7">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1">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9">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8"><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30"><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2">Either I commit to using some<text:span text:style-name="T39">thing</text:span> in the page such as highlight.js or Prism.js or I use Prism.js locally as part of <text:span text:style-name="T40">a</text:span> build process to generate the static HTML pages.</text:p>
      <text:p text:style-name="P33">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3">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3">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4">Finally, modified onload() function to add the following as the last line:</text:p>
      <text:p text:style-name="Code">highlightCode();</text:p>
      <text:p text:style-name="P34">In testhighlight.html, removed the &lt;pre&gt; tags and content and replaced them with:</text:p>
      <text:p text:style-name="Code">&lt;pre&gt;&lt;code class="language-csharp"&gt;&lt;/code&gt;&lt;/pre&gt;</text:p>
      <text:p text:style-name="Code">&lt;pre&gt;&lt;code class="language-cpp"&gt;&lt;/code&gt;&lt;/pre&gt;</text:p>
      <text:p text:style-name="P34">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6">Note: The unpacked files are 2.7 megabytes in size. <text:s/>Yikes!</text:p>
      <text:h text:style-name="Heading_20_2" text:outline-level="2" text:is-list-header="true">Code Cleanup</text:h>
      <text:p text:style-name="P35">Moved the styles for explanations to explain.c<text:span text:style-name="T377">s</text:span>s and the styles for the multipanel tabs to multipanel.css. <text:s/>Modified testpage.html and testhighlight.html to <text:span text:style-name="T44">load</text:span> these style sheets.</text:p>
      <text:h text:style-name="P822"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2">
        <text:list-item>
          <text:p text:style-name="P86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86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86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86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82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824"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19T19:55:23.613000000</dc:date>
    <dc:creator>Stephen P Lepisto</dc:creator>
    <meta:editing-duration>P13DT9H43M50S</meta:editing-duration>
    <meta:editing-cycles>1068</meta:editing-cycles>
    <meta:generator>LibreOffice/7.5.3.2$Windows_X86_64 LibreOffice_project/9f56dff12ba03b9acd7730a5a481eea045e468f3</meta:generator>
    <meta:document-statistic meta:table-count="1" meta:image-count="0" meta:object-count="0" meta:page-count="114" meta:paragraph-count="2786" meta:word-count="37329" meta:character-count="266129" meta:non-whitespace-character-count="224236"/>
  </office:meta>
</office:document-meta>
</file>